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automatic-styles>
    <style:style style:name="Table1" style:family="table">
      <style:table-properties style:width="7.2701in" table:align="margins" style:writing-mode="lr-tb"/>
    </style:style>
    <style:style style:name="Table1.A" style:family="table-column">
      <style:table-column-properties style:column-width="3.6347in" style:rel-column-width="32767*"/>
    </style:style>
    <style:style style:name="Table1.B" style:family="table-column">
      <style:table-column-properties style:column-width="3.6354in" style:rel-column-width="32768*"/>
    </style:style>
    <style:style style:name="Table1.A1" style:family="table-cell">
      <style:table-cell-properties style:writing-mode="page"/>
    </style:style>
    <style:style style:name="P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0000ff"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 style:family="paragraph" style:parent-style-name="Standard">
      <style:paragraph-properties fo:margin-left="0in" fo:margin-right="0in" fo:margin-top="0in" fo:margin-bottom="0.0402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6"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7" style:family="paragraph" style:parent-style-name="Standard">
      <style:paragraph-properties fo:margin-left="0in" fo:margin-right="0in" fo:margin-top="0in" fo:margin-bottom="0.0799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8" style:family="paragraph" style:parent-style-name="Standard">
      <style:paragraph-properties fo:margin-left="0in" fo:margin-right="0in" fo:margin-top="0in" fo:margin-bottom="0.1201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0" style:family="paragraph" style:parent-style-name="Text_20_body">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1"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3" style:family="paragraph" style:parent-style-name="Standard">
      <style:paragraph-properties fo:margin-left="0in" fo:margin-right="0in" fo:margin-top="0in" fo:margin-bottom="0.0799in" style:contextual-spacing="false" fo:text-align="start" style:justify-single-word="false" fo:orphans="2" fo:widows="2"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6" style:family="paragraph" style:parent-style-name="Standard">
      <style:paragraph-properties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7" style:family="paragraph" style:parent-style-name="Standard">
      <style:paragraph-properties fo:margin-top="0in" fo:margin-bottom="0.0799in" style:contextual-spacing="false" style:line-height-at-least="0.198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19"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0"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1" style:family="paragraph" style:parent-style-name="Standard">
      <style:paragraph-properties fo:margin-top="0in" fo:margin-bottom="0.1575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2" style:family="paragraph" style:parent-style-name="Standard">
      <style:paragraph-properties fo:margin-top="0in" fo:margin-bottom="0.2756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in" loext:border="none"/>
    </style:style>
    <style:style style:name="P23" style:family="paragraph" style:parent-style-name="Standard">
      <style:paragraph-properties fo:margin-top="0in" fo:margin-bottom="0.0783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24" style:family="paragraph" style:parent-style-name="Standard">
      <style:paragraph-properties fo:margin-top="0in" fo:margin-bottom="0in" style:contextual-spacing="false" style:line-height-at-least="0.2083in"/>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in" loext:border="none"/>
    </style:style>
    <style:style style:name="P25"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style:style>
    <style:style style:name="P26" style:family="paragraph" style:parent-style-name="Standard">
      <style:paragraph-properties fo:margin-top="0in" fo:margin-bottom="0.0783in" style:contextual-spacing="false" style:line-height-at-least="0.2083in"/>
      <style:text-properties fo:font-variant="normal" fo:text-transform="none" fo:color="#0000ff" loext:opacity="100%" fo:letter-spacing="normal" fo:font-style="normal" fo:font-weight="normal" officeooo:paragraph-rsid="018f3729"/>
    </style:style>
    <style:style style:name="P2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202bb1"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2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1"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2"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3f4a6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4"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6"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7"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19a1067" officeooo:paragraph-rsid="02284d5b"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3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ff0000" loext:opacity="100%" style:font-name="Lato"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0000" loext:opacity="100%" style:font-name="Consolas1" fo:font-size="11.25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4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2" style:family="paragraph" style:parent-style-name="Standard">
      <style:paragraph-properties fo:margin-left="0in" fo:margin-right="0in" fo:margin-top="0in" fo:margin-bottom="0.1965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5"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49"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205bee3" fo:background-color="#ffffff" style:font-size-asian="10pt" style:font-weight-asian="normal" style:font-name-complex="Consolas2" style:font-size-complex="10pt" style:font-weight-complex="normal"/>
    </style:style>
    <style:style style:name="P5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1" fo:font-size="10pt" fo:letter-spacing="normal" fo:font-style="normal" fo:font-weight="normal" officeooo:rsid="01c1da3c" officeooo:paragraph-rsid="01c20d31" fo:background-color="#ffffff" style:font-size-asian="10pt" style:font-weight-asian="normal" style:font-name-complex="Consolas2" style:font-size-complex="10pt" style:font-weight-complex="normal"/>
    </style:style>
    <style:style style:name="P5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fo:color="#333333" loext:opacity="100%" style:font-name="Consolas1" fo:font-size="10pt" fo:letter-spacing="-0.0138in"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Lato"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5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Lato" fo:font-size="11pt" fo:letter-spacing="normal" fo:font-style="normal" fo:font-weight="normal" officeooo:paragraph-rsid="01af787a" fo:background-color="#ffffff" style:font-size-asian="11pt" style:font-size-complex="11pt"/>
    </style:style>
    <style:style style:name="P55"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5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Sans" fo:font-size="12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5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Sans" fo:font-size="11pt" fo:letter-spacing="normal" fo:font-style="normal" fo:font-weight="normal" officeooo:paragraph-rsid="01af787a" fo:background-color="#ffffff" style:font-size-asian="11pt" style:font-size-complex="11pt"/>
    </style:style>
    <style:style style:name="P58" style:family="paragraph" style:parent-style-name="Preformatted_20_Text">
      <style:paragraph-properties fo:margin-top="0in" fo:margin-bottom="0in" style:contextual-spacing="false" fo:orphans="2" fo:widows="2"/>
      <style:text-properties fo:font-variant="normal" fo:text-transform="none" fo:color="#333333" loext:opacity="100%" fo:font-size="12pt" fo:letter-spacing="normal" fo:font-style="normal" fo:font-weight="normal"/>
    </style:style>
    <style:style style:name="P59"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eeea7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1f5d2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3"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4" style:family="paragraph" style:parent-style-name="Preformatted_20_Text">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250268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6"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7" style:family="paragraph" style:parent-style-name="Table_20_Contents">
      <style:paragraph-properties fo:text-align="start" style:justify-single-word="false"/>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68"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6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style:font-size-asian="11pt" style:font-weight-asian="normal" style:font-size-complex="11pt" style:font-weight-complex="normal"/>
    </style:style>
    <style:style style:name="P70" style:family="paragraph" style:parent-style-name="Preformatted_20_Text">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71" style:family="paragraph" style:parent-style-name="Preformatted_20_Text">
      <style:paragraph-properties fo:margin-top="0in" fo:margin-bottom="0in" style:contextual-spacing="false" fo:orphans="2" fo:widows="2"/>
      <style:text-properties fo:font-variant="normal" fo:text-transform="none" fo:color="#333333" loext:opacity="100%" style:font-name="Consolas" fo:font-size="11pt" fo:letter-spacing="normal" fo:font-style="normal" fo:font-weight="normal" fo:background-color="#ffffff"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333333" loext:opacity="100%" style:font-name="Fira Mono" fo:font-size="10.5pt" fo:letter-spacing="normal" fo:language="en" fo:country="GB" fo:font-style="normal" style:text-underline-style="none" fo:font-weight="normal" officeooo:rsid="005e9f9c" officeooo:paragraph-rsid="0240c4d2"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4"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5"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6"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7"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8"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79" style:family="paragraph" style:parent-style-name="Standard">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0.0055in"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0"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1"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f9c66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2"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3"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8" style:family="paragraph" style:parent-style-name="Standard">
      <style:paragraph-properties fo:margin-left="0in" fo:margin-right="0in" fo:margin-top="0in" fo:margin-bottom="0.1575in" style:contextual-spacing="false"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89"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0"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1" style:family="paragraph" style:parent-style-name="Standard">
      <style:paragraph-properties fo:margin-left="0in" fo:margin-right="0in" fo:line-height="115%"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92"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23daf70"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94"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9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1f4b26c" fo:background-color="transparent" style:font-size-asian="11pt" style:font-weight-asian="normal" style:font-size-complex="11pt" style:font-weight-complex="normal"/>
    </style:style>
    <style:style style:name="P9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in" loext:border="none"/>
    </style:style>
    <style:style style:name="P9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9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in" loext:border="none"/>
    </style:style>
    <style:style style:name="P99"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in" loext:border="none"/>
    </style:style>
    <style:style style:name="P10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3"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4"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5"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6" style:family="paragraph" style:parent-style-name="Standard">
      <style:paragraph-properties fo:margin-left="0in" fo:margin-right="0in" fo:margin-top="0in" fo:margin-bottom="0.1402in" style:contextual-spacing="false" style:line-height-at-least="0.2083in"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7"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8"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0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10"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240c4d2" style:font-size-asian="11pt" style:font-size-complex="11pt"/>
    </style:style>
    <style:style style:name="P11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P112"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P11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rsid="024b14a2" officeooo:paragraph-rsid="024b14a2" fo:background-color="#ffffff" style:font-size-asian="11pt" style:font-size-complex="11pt"/>
    </style:style>
    <style:style style:name="P11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weight-asian="bold" style:font-size-complex="11pt" style:font-weight-complex="bold"/>
    </style:style>
    <style:style style:name="P115" style:family="paragraph" style:parent-style-name="Heading_20_1">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bold" officeooo:paragraph-rsid="01af787a" fo:background-color="#ffffff" style:font-size-asian="11pt" style:font-weight-asian="bold" style:font-size-complex="11pt" style:font-weight-complex="bold"/>
    </style:style>
    <style:style style:name="P11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bold" officeooo:paragraph-rsid="01af787a" fo:background-color="#ffffff" style:font-size-asian="11pt" style:font-weight-asian="bold" style:font-size-complex="11pt" style:font-weight-complex="bold"/>
    </style:style>
    <style:style style:name="P117"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19" style:family="paragraph" style:parent-style-name="Standard">
      <style:paragraph-properties fo:margin-left="0in" fo:margin-right="0in" fo:margin-top="0in" fo:margin-bottom="0.0783in" style:contextual-spacing="false" fo:text-align="start" style:justify-single-word="false" fo:orphans="2" fo:widows="2"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0"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2"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3"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5"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21f5d28"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6"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e26ce3"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in" loext:border="none"/>
    </style:style>
    <style:style style:name="P12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2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in" loext:border="none"/>
    </style:style>
    <style:style style:name="P130"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31" style:family="paragraph" style:parent-style-name="Standard">
      <style:paragraph-properties fo:margin-left="0in" fo:margin-right="0in" fo:margin-top="0in" fo:margin-bottom="0in" style:contextual-spacing="false" style:line-height-at-least="0.2083in"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normal" officeooo:rsid="005e9f9c" officeooo:paragraph-rsid="02284d5b"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3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0.5pt" fo:letter-spacing="normal" fo:language="en" fo:country="GB" fo:font-style="normal" style:text-underline-style="none" fo:font-weight="normal" officeooo:rsid="0005e96b" officeooo:paragraph-rsid="01868fa7" fo:background-color="transparent" style:font-size-asian="10.5pt" style:font-weight-asian="normal" style:font-size-complex="10.5pt" style:font-weight-complex="normal"/>
    </style:style>
    <style:style style:name="P13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0.5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34"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35"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36"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37"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1"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38"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1" fo:font-size="11pt" fo:letter-spacing="normal" fo:font-style="normal" fo:font-weight="normal" officeooo:paragraph-rsid="01b5b11d" fo:background-color="#ffffff" style:font-size-asian="11pt" style:font-size-complex="11pt"/>
    </style:style>
    <style:style style:name="P139"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normal" officeooo:rsid="01f687eb" officeooo:paragraph-rsid="01eeea7e" fo:background-color="transparent"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P14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font-style="normal" style:text-underline-style="solid" style:text-underline-width="auto" style:text-underline-color="font-color" fo:font-weight="normal" style:font-size-asian="11pt" style:font-size-complex="11pt"/>
    </style:style>
    <style:style style:name="P141" style:family="paragraph" style:parent-style-name="Text_20_body">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42"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officeooo:paragraph-rsid="01eeea7e"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4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Consolas" fo:font-size="11pt" fo:letter-spacing="normal" fo:language="en" fo:country="GB" fo:font-style="normal" style:text-underline-style="solid" style:text-underline-width="auto" style:text-underline-color="font-color" fo:font-weight="normal" officeooo:rsid="005e9f9c"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P14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P145"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146"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officeooo:paragraph-rsid="0247a1a3"/>
    </style:style>
    <style:style style:name="P14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0.5pt" fo:letter-spacing="-0.0102in"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P14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669933" loext:opacity="100%" style:font-name="Consolas" fo:font-size="11pt" fo:letter-spacing="-0.0102in"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P149" style:family="paragraph" style:parent-style-name="Text_20_body">
      <style:paragraph-properties fo:margin-left="0in" fo:margin-right="0in"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669933" loext:opacity="100%" style:font-name="Consolas" fo:font-size="11pt" fo:font-style="normal" fo:font-weight="normal" fo:background-color="#ffffff" style:font-size-asian="11pt" style:font-size-complex="11pt" loext:padding="0in" loext:border="none"/>
    </style:style>
    <style:style style:name="P151"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fo:color="#669933" loext:opacity="100%" style:font-name="Fira Mono" fo:font-size="12pt" fo:letter-spacing="-0.0102in" fo:font-style="normal" fo:font-weight="normal" officeooo:rsid="01d42584" officeooo:paragraph-rsid="01d42584" fo:background-color="#ffffff" style:font-size-asian="10.5pt" style:font-size-complex="10.5pt"/>
    </style:style>
    <style:style style:name="P152"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3" style:family="paragraph" style:parent-style-name="Preformatted_20_Text">
      <style:paragraph-properties fo:margin-left="0in" fo:margin-right="0in" style:line-height-at-least="0.198in"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4"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89f1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5"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92563"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6"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db3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1f5d28"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8"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daf70"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59"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3f4a6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0"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0c4d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1"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4b14a2"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2502689"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P163" style:family="paragraph" style:parent-style-name="Standard">
      <style:paragraph-properties fo:margin-top="0in" fo:margin-bottom="0.0783in" style:contextual-spacing="false" style:line-height-at-least="0.2083in"/>
      <style:text-properties fo:font-variant="normal" fo:text-transform="none" fo:color="#069a2e" loext:opacity="100%" style:font-name="Consolas1"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in" loext:border="none"/>
    </style:style>
    <style:style style:name="P164" style:family="paragraph" style:parent-style-name="Preformatted_20_Text">
      <style:paragraph-properties fo:margin-top="0in" fo:margin-bottom="0in" style:contextual-spacing="false" fo:orphans="2" fo:widows="2"/>
      <style:text-properties fo:font-variant="normal" fo:text-transform="none" fo:color="#168253" loext:opacity="100%" style:font-name="Consolas1" fo:font-size="11pt" fo:letter-spacing="normal" fo:font-style="normal" fo:font-weight="normal" style:font-size-asian="11pt" style:font-size-complex="11pt"/>
    </style:style>
    <style:style style:name="P165" style:family="paragraph" style:parent-style-name="Standard">
      <loext:graphic-properties draw:fill="solid" draw:fill-color="#ffffff"/>
      <style:paragraph-properties fo:margin-left="0in" fo:margin-right="0in" fo:margin-top="0in" fo:margin-bottom="0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66" style:family="paragraph" style:parent-style-name="Standard">
      <loext:graphic-properties draw:fill="solid" draw:fill-color="#ffffff"/>
      <style:paragraph-properties fo:margin-left="0in" fo:margin-right="0in" fo:margin-top="0in" fo:margin-bottom="0.1575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language-asian="en" style:country-asian="GB" style:font-name-complex="Courier New1" style:font-size-complex="10.5pt"/>
    </style:style>
    <style:style style:name="P167" style:family="paragraph" style:parent-style-name="HTML_20_Preformatted">
      <loext:graphic-properties draw:fill="solid" draw:fill-color="#ffffff"/>
      <style:paragraph-properties fo:margin-left="0in" fo:margin-right="0in" fo:margin-top="0in" fo:margin-bottom="0.0783in" style:contextual-spacing="false"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68" style:family="paragraph" style:parent-style-name="HTML_20_Preformatted">
      <loext:graphic-properties draw:fill="solid" draw:fill-color="#ffffff"/>
      <style:paragraph-properties fo:margin-left="0in" fo:margin-right="0in"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nsolas1" fo:font-size="10.5pt" style:font-size-asian="10.5pt" style:font-size-complex="10.5pt"/>
    </style:style>
    <style:style style:name="P16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333333" loext:opacity="100%" style:font-name="Consolas1" fo:font-size="10pt" officeooo:paragraph-rsid="0205bee3" fo:background-color="#ffffff" style:font-size-asian="10pt" style:font-size-complex="10pt"/>
    </style:style>
    <style:style style:name="P17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paragraph-rsid="01c1da3c" fo:background-color="#ffffff" style:font-size-asian="10pt" style:font-weight-asian="normal" style:font-name-complex="Consolas2" style:font-size-complex="10pt" style:font-weight-complex="normal"/>
    </style:style>
    <style:style style:name="P17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333333" loext:opacity="100%" style:font-name="Consolas1" fo:font-size="10pt" fo:font-weight="normal" officeooo:rsid="01c1da3c" officeooo:paragraph-rsid="01c1da3c" fo:background-color="#ffffff" style:font-size-asian="10pt" style:font-weight-asian="normal" style:font-name-complex="Consolas2" style:font-size-complex="10pt" style:font-weight-complex="normal"/>
    </style:style>
    <style:style style:name="P172" style:family="paragraph" style:parent-style-name="Preformatted_20_Text">
      <style:paragraph-properties fo:margin-top="0in" fo:margin-bottom="0.0783in" style:contextual-spacing="false" fo:orphans="2" fo:widows="2"/>
      <style:text-properties fo:color="#333333" loext:opacity="100%" fo:font-size="12pt"/>
    </style:style>
    <style:style style:name="P173" style:family="paragraph" style:parent-style-name="Standard">
      <style:paragraph-properties style:line-height-at-least="0.2083in"/>
      <style:text-properties fo:color="#cccccc" loext:opacity="100%" style:font-name="Fira Code" fo:font-size="11.25pt" fo:font-weight="normal" fo:background-color="#1c1c1c"/>
    </style:style>
    <style:style style:name="P174" style:family="paragraph" style:parent-style-name="Standard">
      <style:paragraph-properties style:line-height-at-least="0.2083in"/>
      <style:text-properties fo:color="#cccccc" loext:opacity="100%" style:font-name="Fira Code" fo:font-size="11.25pt" fo:font-weight="normal" officeooo:paragraph-rsid="0208d95b" fo:background-color="#1c1c1c"/>
    </style:style>
    <style:style style:name="P175" style:family="paragraph" style:parent-style-name="Standard">
      <style:paragraph-properties style:line-height-at-least="0.2083in"/>
      <style:text-properties fo:color="#cccccc" loext:opacity="100%" style:font-name="Fira Code" fo:font-size="11.25pt" fo:font-weight="normal" officeooo:paragraph-rsid="02310fa3" fo:background-color="#1c1c1c"/>
    </style:style>
    <style:style style:name="P176" style:family="paragraph" style:parent-style-name="Standard">
      <style:paragraph-properties fo:margin-top="0in" fo:margin-bottom="0.0598in" style:contextual-spacing="false" style:line-height-at-least="0.2083in"/>
      <style:text-properties fo:color="#cccccc" loext:opacity="100%" style:font-name="Fira Code" fo:font-size="11.25pt" fo:font-weight="normal" fo:background-color="#1c1c1c"/>
    </style:style>
    <style:style style:name="P177" style:family="paragraph" style:parent-style-name="Standard">
      <style:paragraph-properties style:line-height-at-least="0.2083in"/>
      <style:text-properties fo:color="#cccccc" loext:opacity="100%" style:font-name="Fira Code" fo:font-size="11.25pt" fo:font-weight="normal" officeooo:paragraph-rsid="024d9798" fo:background-color="#1c1c1c"/>
    </style:style>
    <style:style style:name="P178" style:family="paragraph" style:parent-style-name="Standard">
      <style:paragraph-properties fo:margin-top="0in" fo:margin-bottom="0.0799in" style:contextual-spacing="false" style:line-height-at-least="0.2083in"/>
      <style:text-properties fo:color="#cccccc" loext:opacity="100%" style:font-name="Fira Code" fo:font-size="11.25pt" fo:font-weight="normal" fo:background-color="#1c1c1c"/>
    </style:style>
    <style:style style:name="P17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1.25pt" officeooo:paragraph-rsid="01af787a" fo:background-color="#1c1c1c"/>
    </style:style>
    <style:style style:name="P18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81"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fo:font-weight="normal" officeooo:paragraph-rsid="01e3fe27" fo:background-color="#1c1c1c" style:font-size-asian="10.5pt" style:font-size-complex="10.5pt"/>
    </style:style>
    <style:style style:name="P182" style:family="paragraph" style:parent-style-name="Standard">
      <style:paragraph-properties style:line-height-at-least="0.198in"/>
      <style:text-properties fo:color="#cccccc" loext:opacity="100%" style:font-name="Fira code" fo:font-size="10.5pt" fo:font-weight="normal" fo:background-color="#1c1c1c"/>
    </style:style>
    <style:style style:name="P183" style:family="paragraph" style:parent-style-name="Standard">
      <style:paragraph-properties style:line-height-at-least="0.198in"/>
      <style:text-properties fo:color="#cccccc" loext:opacity="100%" style:font-name="Fira code" fo:font-size="10.5pt" fo:font-weight="normal" officeooo:paragraph-rsid="01d4ac06" fo:background-color="#1c1c1c"/>
    </style:style>
    <style:style style:name="P184" style:family="paragraph" style:parent-style-name="Standard">
      <style:paragraph-properties style:line-height-at-least="0.198in"/>
      <style:text-properties fo:color="#cccccc" loext:opacity="100%" style:font-name="Fira code" fo:font-size="10.5pt" fo:font-weight="normal" officeooo:paragraph-rsid="01ead154" fo:background-color="#1c1c1c"/>
    </style:style>
    <style:style style:name="P185"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ead154" fo:background-color="#1c1c1c"/>
    </style:style>
    <style:style style:name="P186"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187"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d039e" fo:background-color="#1c1c1c"/>
    </style:style>
    <style:style style:name="P188" style:family="paragraph" style:parent-style-name="Standard">
      <style:paragraph-properties fo:margin-top="0in" fo:margin-bottom="0in" style:contextual-spacing="false" style:line-height-at-least="0.198in"/>
      <style:text-properties fo:color="#cccccc" loext:opacity="100%" style:font-name="Fira code" fo:font-size="10.5pt" fo:font-weight="normal" officeooo:paragraph-rsid="01de07ff" fo:background-color="#1c1c1c"/>
    </style:style>
    <style:style style:name="P189" style:family="paragraph" style:parent-style-name="Standard">
      <style:paragraph-properties fo:margin-top="0in" fo:margin-bottom="0.1in" style:contextual-spacing="false" style:line-height-at-least="0.198in"/>
      <style:text-properties fo:color="#cccccc" loext:opacity="100%" style:font-name="Fira code" fo:font-size="10.5pt" fo:font-weight="normal" fo:background-color="#1c1c1c"/>
    </style:style>
    <style:style style:name="P190" style:family="paragraph" style:parent-style-name="Standard">
      <style:paragraph-properties fo:margin-top="0in" fo:margin-bottom="0.1402in" style:contextual-spacing="false" style:line-height-at-least="0.198in"/>
      <style:text-properties fo:color="#cccccc" loext:opacity="100%" style:font-name="Fira code" fo:font-size="10.5pt" fo:font-weight="normal" fo:background-color="#1c1c1c"/>
    </style:style>
    <style:style style:name="P191"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fo:color="#cccccc" loext:opacity="100%" style:font-name="Fira code" fo:font-size="10.5pt" officeooo:paragraph-rsid="01e3fe27" fo:background-color="#1c1c1c" style:font-size-asian="10.5pt" style:font-size-complex="10.5pt"/>
    </style:style>
    <style:style style:name="P192" style:family="paragraph" style:parent-style-name="Standard">
      <style:paragraph-properties fo:margin-top="0in" fo:margin-bottom="0in" style:contextual-spacing="false" style:line-height-at-least="0.198in"/>
      <style:text-properties fo:color="#cccccc" loext:opacity="100%" style:font-name="Fira code" fo:font-size="10.5pt" officeooo:paragraph-rsid="01de07ff" fo:background-color="#1c1c1c"/>
    </style:style>
    <style:style style:name="P19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4"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5"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6"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7"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8"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9"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0"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1" style:family="paragraph" style:parent-style-name="Standard">
      <style:paragraph-properties fo:margin-left="0in" fo:margin-right="0in" fo:margin-top="0in" fo:margin-bottom="0.354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0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608b4" fo:background-color="#ffffff" style:font-size-asian="10.5pt" style:font-size-complex="10.5pt"/>
    </style:style>
    <style:style style:name="P20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204"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708a3" fo:background-color="#ffffff" style:font-size-asian="10.5pt" style:font-size-complex="10.5pt"/>
    </style:style>
    <style:style style:name="P20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3fe27" fo:background-color="#ffffff" style:font-size-asian="10.5pt" style:font-size-complex="10.5pt"/>
    </style:style>
    <style:style style:name="P206"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20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ead154" fo:background-color="#ffffff" style:font-size-asian="10.5pt" style:font-size-complex="10.5pt"/>
    </style:style>
    <style:style style:name="P208"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82eb9" fo:background-color="#ffffff" style:font-size-asian="10.5pt" style:font-size-complex="10.5pt"/>
    </style:style>
    <style:style style:name="P209"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d44ec8" fo:background-color="#ffffff" style:font-size-asian="10.5pt" style:font-size-complex="10.5pt"/>
    </style:style>
    <style:style style:name="P21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4ac06" fo:background-color="#ffffff" style:font-size-asian="10.5pt" style:font-size-complex="10.5pt"/>
    </style:style>
    <style:style style:name="P211" style:family="paragraph" style:parent-style-name="Standard">
      <loext:graphic-properties draw:fill="solid" draw:fill-color="#333333" draw:opacity="100%"/>
      <style:paragraph-properties fo:margin-left="0in" fo:margin-right="0in" fo:margin-top="0in" fo:margin-bottom="0.2in" style:contextual-spacing="false" fo:line-height="115%" fo:text-align="start" style:justify-single-word="false" fo:orphans="2" fo:widows="2" fo:text-indent="0in"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212"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c4ea98" fo:background-color="#ffffff" style:font-size-asian="10.5pt" style:font-size-complex="10.5pt"/>
    </style:style>
    <style:style style:name="P21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24d9798" fo:background-color="#ffffff" style:font-size-asian="10.5pt" style:font-size-complex="10.5pt"/>
    </style:style>
    <style:style style:name="P214"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fo:color="#0000bb" loext:opacity="100%" style:font-name="Source Code Pro" fo:font-size="10.5pt" officeooo:paragraph-rsid="01c67afe" fo:background-color="#ffffff" style:font-size-asian="10.5pt" style:font-size-complex="10.5pt"/>
    </style:style>
    <style:style style:name="P21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21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21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218"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21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20"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Source Code Pro" fo:font-size="10.5pt" officeooo:paragraph-rsid="01af787a"/>
    </style:style>
    <style:style style:name="P22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608b4"/>
    </style:style>
    <style:style style:name="P22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0.5pt" officeooo:paragraph-rsid="01d708a3"/>
    </style:style>
    <style:style style:name="P22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af787a" fo:background-color="#ffffff" style:font-size-asian="11pt" style:font-size-complex="11pt"/>
    </style:style>
    <style:style style:name="P22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Source Code Pro" fo:font-size="11pt" officeooo:paragraph-rsid="01cc0743" fo:background-color="#ffffff" style:font-size-asian="11pt" style:font-size-complex="11pt"/>
    </style:style>
    <style:style style:name="P225"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226" style:family="paragraph" style:parent-style-name="Standard">
      <style:paragraph-properties fo:margin-left="0in" fo:margin-right="0in" fo:margin-top="0in" fo:margin-bottom="0.3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af787a" fo:background-color="#ffffff" style:font-size-asian="11pt" style:font-size-complex="11pt"/>
    </style:style>
    <style:style style:name="P227"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fo:color="#0000bb" loext:opacity="100%" style:font-name="Lato" fo:font-size="11pt" officeooo:paragraph-rsid="01d82eb9" fo:background-color="#ffffff" style:font-size-asian="11pt" style:font-size-complex="11pt"/>
    </style:style>
    <style:style style:name="P228"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29"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02733" fo:background-color="#ffffff" style:font-size-asian="10pt" style:font-size-complex="10pt"/>
    </style:style>
    <style:style style:name="P23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31"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fo:color="#0000bb" loext:opacity="100%" style:font-name="Consolas1" fo:font-size="10pt" officeooo:paragraph-rsid="0205bee3" fo:background-color="#ffffff" style:font-size-asian="10pt" style:font-size-complex="10pt"/>
    </style:style>
    <style:style style:name="P232"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pt" officeooo:paragraph-rsid="01c20d31" fo:background-color="#ffffff" style:font-size-asian="10pt" style:font-size-complex="10pt"/>
    </style:style>
    <style:style style:name="P233" style:family="paragraph" style:parent-style-name="Standard">
      <style:paragraph-properties fo:margin-left="0in" fo:margin-right="0in" fo:line-height="115%" fo:text-indent="0in" style:auto-text-indent="false" style:writing-mode="lr-tb"/>
      <style:text-properties fo:color="#0000bb" loext:opacity="100%" style:font-name="Consolas1" fo:font-size="10.5pt" fo:background-color="#ffffff" style:font-size-asian="10.5pt" style:font-size-complex="10.5pt"/>
    </style:style>
    <style:style style:name="P234"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0.5pt" officeooo:paragraph-rsid="01af787a" fo:background-color="#ffffff" style:font-size-asian="10.5pt" style:font-size-complex="10.5pt"/>
    </style:style>
    <style:style style:name="P23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36"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0000bb" loext:opacity="100%" style:font-name="Consolas1" fo:font-size="11pt" officeooo:paragraph-rsid="01af787a" fo:background-color="#ffffff" style:font-size-asian="11pt" style:font-size-complex="11pt"/>
    </style:style>
    <style:style style:name="P23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1" fo:font-size="11pt" officeooo:rsid="01c960d5" officeooo:paragraph-rsid="01c960d5" fo:background-color="#ffffff" style:font-size-asian="11pt" style:font-size-complex="11pt"/>
    </style:style>
    <style:style style:name="P23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39"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0000bb" loext:opacity="100%" style:font-name="Consolas1" fo:font-size="11pt" officeooo:rsid="01c960d5" officeooo:paragraph-rsid="0215ce8c" fo:background-color="#ffffff" style:font-size-asian="11pt" style:font-size-complex="11pt"/>
    </style:style>
    <style:style style:name="P240"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Lato1" fo:font-size="11pt" officeooo:paragraph-rsid="01bf330b" fo:background-color="#ffffff" style:font-size-asian="11pt" style:font-size-complex="11pt"/>
    </style:style>
    <style:style style:name="P241"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00bb" loext:opacity="100%" style:font-name="Consolas" fo:font-size="10.5pt" officeooo:paragraph-rsid="01af787a" fo:background-color="#ffffff" style:font-size-asian="10.5pt" style:font-size-complex="10.5pt"/>
    </style:style>
    <style:style style:name="P24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4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44" style:family="paragraph" style:parent-style-name="Text_20_body">
      <loext:graphic-properties draw:fill-gradient-name="gradient" draw:fill-hatch-name="hatch"/>
      <style:paragraph-properties fo:margin-left="0in" fo:margin-right="0in" fo:margin-top="0in" fo:margin-bottom="0in" style:contextual-spacing="false" fo:orphans="2" fo:widows="2" fo:text-indent="0in" style:auto-text-indent="false" fo:padding="0.1in" fo:border="0.06pt solid #000000"/>
    </style:style>
    <style:style style:name="P245" style:family="paragraph" style:parent-style-name="Text_20_body">
      <style:paragraph-properties fo:margin-left="0in" fo:margin-right="0in" fo:margin-top="0in" fo:margin-bottom="0in" style:contextual-spacing="false" fo:orphans="2" fo:widows="2" fo:text-indent="0in" style:auto-text-indent="false"/>
    </style:style>
    <style:style style:name="P246" style:family="paragraph" style:parent-style-name="Standard">
      <style:paragraph-properties fo:margin-left="0in" fo:margin-right="0in" fo:margin-top="0in" fo:margin-bottom="0.0783in" style:contextual-spacing="false" fo:orphans="2" fo:widows="2" fo:text-indent="0in" style:auto-text-indent="false" style:writing-mode="lr-tb"/>
    </style:style>
    <style:style style:name="P247" style:family="paragraph" style:parent-style-name="Text_20_body">
      <style:paragraph-properties fo:margin-left="0in" fo:margin-right="0in" fo:margin-top="0in" fo:margin-bottom="0.2799in" style:contextual-spacing="false" fo:orphans="2" fo:widows="2" fo:text-indent="0in" style:auto-text-indent="false"/>
    </style:style>
    <style:style style:name="P248" style:family="paragraph" style:parent-style-name="Standard">
      <style:paragraph-properties fo:margin-left="0in" fo:margin-right="0in" fo:margin-top="0in" fo:margin-bottom="0.2402in" style:contextual-spacing="false" fo:orphans="2" fo:widows="2" fo:text-indent="0in" style:auto-text-indent="false" style:writing-mode="lr-tb"/>
    </style:style>
    <style:style style:name="P249" style:family="paragraph" style:parent-style-name="Text_20_body">
      <style:paragraph-properties fo:margin-left="0in" fo:margin-right="0in" fo:orphans="2" fo:widows="2" fo:text-indent="0in" style:auto-text-indent="false"/>
    </style:style>
    <style:style style:name="P250" style:family="paragraph" style:parent-style-name="Text_20_body">
      <style:paragraph-properties fo:margin-top="0in" fo:margin-bottom="0in" style:contextual-spacing="false" fo:orphans="2" fo:widows="2" fo:padding="0in" fo:border="none"/>
    </style:style>
    <style:style style:name="P251" style:family="paragraph" style:parent-style-name="Standard">
      <style:paragraph-properties fo:margin-left="0in" fo:margin-right="0in" fo:margin-top="0in" fo:margin-bottom="0.0783in" style:contextual-spacing="false" fo:orphans="2" fo:widows="2" fo:text-indent="0in" style:auto-text-indent="false" style:writing-mode="lr-tb"/>
      <style:text-properties officeooo:paragraph-rsid="0215ce8c"/>
    </style:style>
    <style:style style:name="P252" style:family="paragraph" style:parent-style-name="Standard">
      <style:paragraph-properties fo:margin-left="0in" fo:margin-right="0in" fo:margin-top="0in" fo:margin-bottom="0.2402in" style:contextual-spacing="false" fo:orphans="2" fo:widows="2" fo:text-indent="0in" style:auto-text-indent="false" style:writing-mode="lr-tb"/>
      <style:text-properties officeooo:paragraph-rsid="0215ce8c"/>
    </style:style>
    <style:style style:name="P253" style:family="paragraph" style:parent-style-name="Text_20_body">
      <style:paragraph-properties fo:margin-left="0in" fo:margin-right="0in" fo:margin-top="0in" fo:margin-bottom="0.1201in" style:contextual-spacing="false" fo:orphans="2" fo:widows="2" fo:text-indent="0in" style:auto-text-indent="false"/>
      <style:text-properties officeooo:paragraph-rsid="023daf70"/>
    </style:style>
    <style:style style:name="P254" style:family="paragraph" style:parent-style-name="Text_20_body">
      <style:paragraph-properties fo:margin-left="0in" fo:margin-right="0in" fo:margin-top="0in" fo:margin-bottom="0.0799in" style:contextual-spacing="false" fo:orphans="2" fo:widows="2" fo:text-indent="0in" style:auto-text-indent="false"/>
      <style:text-properties officeooo:paragraph-rsid="023daf70"/>
    </style:style>
    <style:style style:name="P25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8" style:family="paragraph" style:parent-style-name="Standard">
      <style:paragraph-properties fo:margin-left="0in" fo:margin-right="0in" fo:margin-top="0in" fo:margin-bottom="0.196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59" style:family="paragraph" style:parent-style-name="Standard">
      <style:paragraph-properties fo:margin-left="0in" fo:margin-right="0in" fo:margin-top="0in" fo:margin-bottom="0.1575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60"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6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262"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paragraph-rsid="0173d9e3" style:font-size-asian="11pt" style:font-weight-asian="normal" style:font-size-complex="11pt" style:font-weight-complex="normal"/>
    </style:style>
    <style:style style:name="P263"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1pt" fo:language="en" fo:country="GB" style:text-underline-style="none" fo:font-weight="normal" officeooo:rsid="01720c9a" officeooo:paragraph-rsid="01720c9a" style:font-size-asian="11pt" style:font-weight-asian="normal" style:font-size-complex="11pt" style:font-weight-complex="normal"/>
    </style:style>
    <style:style style:name="P264" style:family="paragraph" style:parent-style-name="Standard">
      <style:paragraph-properties style:line-height-at-least="0.198in"/>
      <style:text-properties style:font-name="Lato" fo:font-size="11pt" fo:language="en" fo:country="GB" style:text-underline-style="none" fo:font-weight="normal" officeooo:rsid="01761ca0" style:font-size-asian="11pt" style:font-weight-asian="normal" style:font-size-complex="11pt" style:font-weight-complex="normal"/>
    </style:style>
    <style:style style:name="P26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26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paragraph-rsid="0173d9e3" style:font-size-asian="11pt" style:font-weight-asian="normal" style:font-size-complex="11pt" style:font-weight-complex="normal"/>
    </style:style>
    <style:style style:name="P26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font-name="Lato"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268" style:family="paragraph" style:parent-style-name="Standard">
      <style:paragraph-properties fo:margin-left="0in" fo:margin-right="0in" fo:margin-top="0in" fo:margin-bottom="0.2756in" style:contextual-spacing="false" fo:text-align="start" style:justify-single-word="false" fo:text-indent="0in" style:auto-text-indent="false"/>
      <style:text-properties style:font-name="Lato"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269" style:family="paragraph" style:parent-style-name="Standard">
      <style:text-properties style:font-name="Lato"/>
    </style:style>
    <style:style style:name="P27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5"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6"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7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27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80"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8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82"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83" style:family="paragraph" style:parent-style-name="Standard">
      <style:paragraph-properties fo:margin-top="0in" fo:margin-bottom="0.0201in" style:contextual-spacing="false" style:line-height-at-least="0.198in"/>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8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85"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86" style:family="paragraph" style:parent-style-name="Standard">
      <style:paragraph-properties fo:margin-left="0in" fo:margin-right="0in" fo:margin-top="0in" fo:margin-bottom="0.0398in" style:contextual-spacing="false" fo:text-align="start" style:justify-single-word="false" fo:text-indent="0in" style:auto-text-indent="false"/>
      <style:text-properties fo:color="#0000ff" loext:opacity="100%" style:font-name="DejaVu Sans Mono" fo:font-size="10pt" fo:language="en" fo:country="US" style:text-underline-style="none" fo:font-weight="normal" officeooo:rsid="0180e900" officeooo:paragraph-rsid="01f2f0f0" fo:background-color="transparent" style:font-size-asian="10pt" style:font-weight-asian="normal" style:font-size-complex="10pt" style:font-weight-complex="normal"/>
    </style:style>
    <style:style style:name="P287"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288" style:family="paragraph" style:parent-style-name="Standard">
      <style:paragraph-properties fo:margin-top="0in" fo:margin-bottom="0.1201in" style:contextual-spacing="false" style:line-height-at-least="0.198in"/>
      <style:text-properties fo:color="#0000ff" loext:opacity="100%" style:font-name="DejaVu Sans Mono" fo:font-size="10pt" fo:font-weight="normal"/>
    </style:style>
    <style:style style:name="P28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color="#0000ff" loext:opacity="100%" style:font-name="Lato"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29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9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9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29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29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29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96" style:family="paragraph" style:parent-style-name="Standard">
      <style:paragraph-properties fo:margin-left="0in" fo:margin-right="0in" fo:margin-top="0in" fo:margin-bottom="0.2598in" style:contextual-spacing="false" fo:text-align="start" style:justify-single-word="false" fo:text-indent="0in" style:auto-text-indent="false"/>
      <style:text-properties style:use-window-font-color="true" loext:opacity="0%" style:font-name="Lato"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97" style:family="paragraph" style:parent-style-name="Standard">
      <loext:graphic-properties draw:fill="solid" draw:fill-color="#333333" draw:opacity="100%"/>
      <style:paragraph-properties fo:margin-left="0in" fo:margin-right="0in" fo:margin-top="0in" fo:margin-bottom="0.1201in" style:contextual-spacing="false" fo:text-align="start" style:justify-single-word="false" fo:text-indent="0in" style:auto-text-indent="false" fo:background-color="#333333"/>
      <style:text-properties style:use-window-font-color="true" loext:opacity="0%" style:font-name="Lato" fo:font-size="11pt" fo:language="en" fo:country="GB" fo:text-shadow="none" style:text-underline-style="none" fo:font-weight="bold" officeooo:rsid="012986e1" officeooo:paragraph-rsid="0005e96b" style:font-size-asian="11pt" style:font-weight-asian="bold" style:font-size-complex="11pt" style:font-weight-complex="bold" loext:padding="0in" loext:border="none"/>
    </style:style>
    <style:style style:name="P298"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d244d4" fo:background-color="transparent" style:font-size-asian="11pt" style:font-size-complex="11pt"/>
    </style:style>
    <style:style style:name="P299"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960d5" fo:background-color="transparent" style:font-size-asian="11pt" style:font-size-complex="11pt"/>
    </style:style>
    <style:style style:name="P300" style:family="paragraph" style:parent-style-name="Standard">
      <style:paragraph-properties fo:margin-left="0in" fo:margin-right="0in" fo:margin-top="0in" fo:margin-bottom="0.118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e7127" fo:background-color="transparent" style:font-size-asian="11pt" style:font-size-complex="11pt"/>
    </style:style>
    <style:style style:name="P301"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cd2c27" fo:background-color="transparent" style:font-size-asian="11pt" style:font-size-complex="11pt"/>
    </style:style>
    <style:style style:name="P302"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1af787a" fo:background-color="transparent" style:font-size-asian="11pt" style:font-size-complex="11pt"/>
    </style:style>
    <style:style style:name="P30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style:use-window-font-color="true" loext:opacity="0%" style:font-name="Lato" fo:font-size="11pt" officeooo:paragraph-rsid="023daf70" fo:background-color="transparent" style:font-size-asian="11pt" style:font-size-complex="11pt"/>
    </style:style>
    <style:style style:name="P304"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officeooo:paragraph-rsid="023f4a62" fo:background-color="#ffffff" style:font-size-asian="11pt" style:font-size-complex="11pt"/>
    </style:style>
    <style:style style:name="P305"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officeooo:paragraph-rsid="0240c4d2" fo:background-color="#ffffff" style:font-size-asian="11pt" style:font-size-complex="11pt"/>
    </style:style>
    <style:style style:name="P306"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1pt" officeooo:paragraph-rsid="01af787a" fo:background-color="#ffffff" style:font-size-asian="11pt" style:font-size-complex="11pt"/>
    </style:style>
    <style:style style:name="P307"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1pt" officeooo:paragraph-rsid="0252def2" fo:background-color="#ffffff" style:font-size-asian="11pt" style:font-size-complex="11pt"/>
    </style:style>
    <style:style style:name="P308"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1pt" officeooo:paragraph-rsid="0253b6fd" fo:background-color="#ffffff" style:font-size-asian="11pt" style:font-size-complex="11pt"/>
    </style:style>
    <style:style style:name="P309" style:family="paragraph" style:parent-style-name="Standard">
      <loext:graphic-properties draw:fill-hatch-name="hatch"/>
      <style:paragraph-properties fo:margin-left="0in" fo:margin-right="0in" fo:line-height="115%" fo:text-align="start" style:justify-single-word="false" fo:orphans="2" fo:widows="2" fo:text-indent="0in" style:auto-text-indent="false" fo:padding="0.0598in" fo:border="0.06pt solid #c9211e" style:writing-mode="lr-tb"/>
      <style:text-properties style:use-window-font-color="true" loext:opacity="0%" style:font-name="Lato" fo:font-size="11pt" fo:font-weight="bold" officeooo:paragraph-rsid="01af787a" fo:background-color="#ffffff" style:font-size-asian="11pt" style:font-weight-asian="bold" style:font-size-complex="11pt" style:font-weight-complex="bold"/>
    </style:style>
    <style:style style:name="P31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005e96b" fo:background-color="transparent" style:font-size-asian="10.5pt" style:font-weight-asian="normal" style:font-size-complex="10.5pt" style:font-weight-complex="normal"/>
    </style:style>
    <style:style style:name="P31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style:use-window-font-color="true" loext:opacity="0%" style:font-name="Lato" fo:font-size="10.5pt" fo:language="en" fo:country="GB" style:text-underline-style="none" fo:font-weight="normal" officeooo:rsid="0005e96b" officeooo:paragraph-rsid="01868fa7" fo:background-color="transparent" style:font-size-asian="10.5pt" style:font-weight-asian="normal" style:font-size-complex="10.5pt" style:font-weight-complex="normal"/>
    </style:style>
    <style:style style:name="P312"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Lato" fo:font-size="14pt" officeooo:paragraph-rsid="01af787a" fo:background-color="transparent" style:font-size-asian="14pt" style:font-size-complex="14pt"/>
    </style:style>
    <style:style style:name="P313" style:family="paragraph" style:parent-style-name="Standard">
      <style:paragraph-properties fo:margin-left="0in" fo:margin-right="0in" fo:line-height="115%" fo:text-align="start" style:justify-single-word="false" fo:orphans="2" fo:widows="2" fo:text-indent="0in" style:auto-text-indent="false" style:writing-mode="lr-tb"/>
      <style:text-properties style:use-window-font-color="true" loext:opacity="0%" style:font-name="Chilanka" fo:font-size="14pt" officeooo:paragraph-rsid="01eeea7e" fo:background-color="transparent" style:font-size-asian="14pt" style:font-size-complex="14pt"/>
    </style:style>
    <style:style style:name="P314"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31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837709"/>
    </style:style>
    <style:style style:name="P31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1f2f0f0"/>
    </style:style>
    <style:style style:name="P317"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officeooo:paragraph-rsid="01f4b26c"/>
    </style:style>
    <style:style style:name="P318" style:family="paragraph" style:parent-style-name="Standard">
      <style:paragraph-properties fo:margin-left="0in" fo:margin-right="0in" fo:text-align="start" style:justify-single-word="false" fo:orphans="2" fo:widows="2" fo:text-indent="0in" style:auto-text-indent="false"/>
      <style:text-properties officeooo:paragraph-rsid="01a79803"/>
    </style:style>
    <style:style style:name="P319" style:family="paragraph" style:parent-style-name="Standard">
      <style:paragraph-properties fo:margin-left="0in" fo:margin-right="0in" fo:text-align="start" style:justify-single-word="false" fo:orphans="2" fo:widows="2" fo:text-indent="0in" style:auto-text-indent="false"/>
      <style:text-properties officeooo:paragraph-rsid="01af787a"/>
    </style:style>
    <style:style style:name="P320"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2192563"/>
    </style:style>
    <style:style style:name="P321" style:family="paragraph" style:parent-style-name="Heading_20_1">
      <style:paragraph-properties fo:margin-left="0in" fo:margin-right="0in" fo:margin-top="0in" fo:margin-bottom="0.0783in" style:contextual-spacing="false" fo:text-align="start" style:justify-single-word="false" fo:text-indent="0in" style:auto-text-indent="false"/>
      <style:text-properties officeooo:paragraph-rsid="0005e96b"/>
    </style:style>
    <style:style style:name="P322" style:family="paragraph" style:parent-style-name="Standard">
      <style:paragraph-properties fo:margin-left="0in" fo:margin-right="0in" fo:margin-top="0in" fo:margin-bottom="0.1181in" style:contextual-spacing="false" fo:text-align="start" style:justify-single-word="false" fo:text-indent="0in" style:auto-text-indent="false"/>
      <style:text-properties officeooo:paragraph-rsid="018c8a0e"/>
    </style:style>
    <style:style style:name="P323" style:family="paragraph" style:parent-style-name="Standard">
      <style:paragraph-properties fo:margin-left="0in" fo:margin-right="0in" fo:margin-top="0in" fo:margin-bottom="0.3543in" style:contextual-spacing="false" fo:text-align="start" style:justify-single-word="false" fo:text-indent="0in" style:auto-text-indent="false"/>
      <style:text-properties officeooo:paragraph-rsid="020d178e"/>
    </style:style>
    <style:style style:name="P324" style:family="paragraph" style:parent-style-name="Standard">
      <style:paragraph-properties fo:margin-left="0in" fo:margin-right="0in" fo:margin-top="0in" fo:margin-bottom="0.2902in" style:contextual-spacing="false" fo:text-align="start" style:justify-single-word="false" fo:text-indent="0in" style:auto-text-indent="false"/>
      <style:text-properties officeooo:paragraph-rsid="020d178e"/>
    </style:style>
    <style:style style:name="P325" style:family="paragraph" style:parent-style-name="Standard">
      <style:paragraph-properties fo:text-align="start" style:justify-single-word="false"/>
    </style:style>
    <style:style style:name="P326" style:family="paragraph" style:parent-style-name="Standard">
      <style:paragraph-properties fo:margin-top="0in" fo:margin-bottom="0.0398in" style:contextual-spacing="false" fo:text-align="start" style:justify-single-word="false"/>
    </style:style>
    <style:style style:name="P32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size="10.5pt" officeooo:paragraph-rsid="01868fa7" style:font-size-asian="10.5pt" style:font-size-complex="10.5pt"/>
    </style:style>
    <style:style style:name="P328" style:family="paragraph" style:parent-style-name="Standard">
      <style:paragraph-properties style:line-height-at-least="0.198in"/>
      <style:text-properties fo:font-size="10.5pt" style:font-size-asian="10.5pt" style:font-size-complex="10.5pt"/>
    </style:style>
    <style:style style:name="P329"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00ec3"/>
    </style:style>
    <style:style style:name="P330"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5b11d"/>
    </style:style>
    <style:style style:name="P331"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aa594"/>
    </style:style>
    <style:style style:name="P332" style:family="paragraph" style:parent-style-name="Standard">
      <style:paragraph-properties fo:margin-left="0in" fo:margin-right="0in" fo:margin-top="0in" fo:margin-bottom="0.1402in" style:contextual-spacing="false" style:line-height-at-least="0.2083in" fo:text-align="start" style:justify-single-word="false" fo:orphans="2" fo:widows="2" fo:text-indent="0in" style:auto-text-indent="false" style:writing-mode="lr-tb"/>
      <style:text-properties officeooo:paragraph-rsid="01bf3e3a"/>
    </style:style>
    <style:style style:name="P333" style:family="paragraph" style:parent-style-name="Text_20_body">
      <style:paragraph-properties fo:margin-left="0in" fo:margin-right="0in" fo:margin-top="0in" fo:margin-bottom="0.0598in" style:contextual-spacing="false" style:line-height-at-least="0.2083in" fo:text-align="start" style:justify-single-word="false" fo:text-indent="0in" style:auto-text-indent="false"/>
      <style:text-properties officeooo:paragraph-rsid="01f9c66f"/>
    </style:style>
    <style:style style:name="P334" style:family="paragraph" style:parent-style-name="Standard">
      <style:paragraph-properties fo:margin-left="0in" fo:margin-right="0in" fo:margin-top="0in" fo:margin-bottom="0.1181in" style:contextual-spacing="false" style:line-height-at-least="0.2083in" fo:text-align="start" style:justify-single-word="false" fo:text-indent="0in" style:auto-text-indent="false"/>
      <style:text-properties officeooo:paragraph-rsid="01f9c66f"/>
    </style:style>
    <style:style style:name="P335" style:family="paragraph" style:parent-style-name="Standard">
      <style:paragraph-properties fo:margin-left="0in" fo:margin-right="0in" fo:margin-top="0in" fo:margin-bottom="0.1in" style:contextual-spacing="false" style:line-height-at-least="0.2083in" fo:text-align="start" style:justify-single-word="false" fo:text-indent="0in" style:auto-text-indent="false"/>
      <style:text-properties officeooo:paragraph-rsid="01a6f2eb"/>
    </style:style>
    <style:style style:name="P336" style:family="paragraph" style:parent-style-name="Standard">
      <style:paragraph-properties fo:margin-left="0in" fo:margin-right="0in" fo:margin-top="0in" fo:margin-bottom="0.2201in" style:contextual-spacing="false" style:line-height-at-least="0.2083in" fo:text-align="start" style:justify-single-word="false" fo:text-indent="0in" style:auto-text-indent="false"/>
      <style:text-properties officeooo:paragraph-rsid="022adb6d"/>
    </style:style>
    <style:style style:name="P337" style:family="paragraph" style:parent-style-name="Standard">
      <style:paragraph-properties style:line-height-at-least="0.2083in"/>
    </style:style>
    <style:style style:name="P338" style:family="paragraph" style:parent-style-name="Standard">
      <style:paragraph-properties fo:margin-top="0in" fo:margin-bottom="0.0783in" style:contextual-spacing="false" style:line-height-at-least="0.2083in"/>
    </style:style>
    <style:style style:name="P339" style:family="paragraph" style:parent-style-name="Standard">
      <style:paragraph-properties fo:margin-top="0in" fo:margin-bottom="0.0799in" style:contextual-spacing="false" style:line-height-at-least="0.2083in"/>
    </style:style>
    <style:style style:name="P340" style:family="paragraph" style:parent-style-name="Standard">
      <style:paragraph-properties fo:margin-top="0in" fo:margin-bottom="0.0799in" style:contextual-spacing="false" style:line-height-at-least="0.2083in"/>
      <style:text-properties officeooo:paragraph-rsid="024d9798"/>
    </style:style>
    <style:style style:name="P341" style:family="paragraph" style:parent-style-name="Standard">
      <style:paragraph-properties fo:margin-top="0in" fo:margin-bottom="0in" style:contextual-spacing="false" style:line-height-at-least="0.2083in"/>
    </style:style>
    <style:style style:name="P342"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1de07ff"/>
    </style:style>
    <style:style style:name="P343" style:family="paragraph" style:parent-style-name="Standard">
      <style:paragraph-properties fo:margin-left="0in" fo:margin-right="0in" fo:margin-top="0in" fo:margin-bottom="0.1402in" style:contextual-spacing="false" fo:line-height="115%" fo:text-align="start" style:justify-single-word="false" fo:orphans="2" fo:widows="2" fo:text-indent="0in" style:auto-text-indent="false" style:writing-mode="lr-tb"/>
      <style:text-properties officeooo:paragraph-rsid="02003a5b"/>
    </style:style>
    <style:style style:name="P344" style:family="paragraph" style:parent-style-name="Standard">
      <style:paragraph-properties fo:margin-left="0in" fo:margin-right="0in" fo:margin-top="0in" fo:margin-bottom="0.0402in" style:contextual-spacing="false" fo:line-height="115%" fo:text-align="start" style:justify-single-word="false" fo:orphans="2" fo:widows="2" fo:text-indent="0in" style:auto-text-indent="false" style:writing-mode="lr-tb"/>
      <style:text-properties officeooo:paragraph-rsid="01af787a"/>
    </style:style>
    <style:style style:name="P345"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af787a"/>
    </style:style>
    <style:style style:name="P34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af787a"/>
    </style:style>
    <style:style style:name="P347" style:family="paragraph" style:parent-style-name="Standard">
      <style:paragraph-properties fo:margin-left="0in" fo:margin-right="0in" fo:margin-top="0in" fo:margin-bottom="0.1575in" style:contextual-spacing="false" fo:line-height="115%" fo:text-align="start" style:justify-single-word="false" fo:orphans="2" fo:widows="2" fo:text-indent="0in" style:auto-text-indent="false" style:writing-mode="lr-tb"/>
      <style:text-properties officeooo:paragraph-rsid="01af787a"/>
    </style:style>
    <style:style style:name="P348" style:family="paragraph" style:parent-style-name="Standard">
      <style:paragraph-properties fo:margin-left="0in" fo:margin-right="0in" fo:margin-top="0in" fo:margin-bottom="0.0398in" style:contextual-spacing="false" fo:line-height="115%" fo:text-align="start" style:justify-single-word="false" fo:orphans="2" fo:widows="2" fo:text-indent="0in" style:auto-text-indent="false" style:writing-mode="lr-tb"/>
      <style:text-properties officeooo:paragraph-rsid="01af787a"/>
    </style:style>
    <style:style style:name="P349"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5b11d"/>
    </style:style>
    <style:style style:name="P350"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5b11d"/>
    </style:style>
    <style:style style:name="P351"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c20d31"/>
    </style:style>
    <style:style style:name="P352" style:family="paragraph" style:parent-style-name="Standard">
      <style:paragraph-properties fo:margin-left="0in" fo:margin-right="0in" fo:margin-top="0in" fo:margin-bottom="0.1965in" style:contextual-spacing="false" fo:line-height="115%" fo:text-align="start" style:justify-single-word="false" fo:orphans="2" fo:widows="2" fo:text-indent="0in" style:auto-text-indent="false" style:writing-mode="lr-tb"/>
      <style:text-properties officeooo:paragraph-rsid="01c20d31"/>
    </style:style>
    <style:style style:name="P353" style:family="paragraph" style:parent-style-name="Standard">
      <style:paragraph-properties fo:margin-left="0in" fo:margin-right="0in" fo:margin-top="0in" fo:margin-bottom="0.0783in" style:contextual-spacing="false" fo:line-height="115%" fo:text-align="start" style:justify-single-word="false" fo:orphans="2" fo:widows="2" fo:text-indent="0in" style:auto-text-indent="false" style:writing-mode="lr-tb"/>
      <style:text-properties officeooo:paragraph-rsid="01bf330b"/>
    </style:style>
    <style:style style:name="P35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f330b"/>
    </style:style>
    <style:style style:name="P35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b8da7c"/>
    </style:style>
    <style:style style:name="P35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cab5af"/>
    </style:style>
    <style:style style:name="P357"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244d4"/>
    </style:style>
    <style:style style:name="P35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d608b4"/>
    </style:style>
    <style:style style:name="P35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5bee3"/>
    </style:style>
    <style:style style:name="P360" style:family="paragraph" style:parent-style-name="List_20_Heading">
      <style:paragraph-properties fo:margin-left="0in" fo:margin-right="0in" fo:line-height="115%" fo:text-align="start" style:justify-single-word="false" fo:orphans="2" fo:widows="2" fo:text-indent="0in" style:auto-text-indent="false" style:writing-mode="lr-tb"/>
      <style:text-properties officeooo:paragraph-rsid="01d03234"/>
    </style:style>
    <style:style style:name="P361"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1d9bd10"/>
    </style:style>
    <style:style style:name="P362" style:family="paragraph" style:parent-style-name="Heading_20_5">
      <style:paragraph-properties fo:margin-left="0in" fo:margin-right="0in" fo:margin-top="0.0799in" fo:margin-bottom="0.0799in" style:contextual-spacing="false" fo:line-height="115%" fo:text-align="start" style:justify-single-word="false" fo:orphans="2" fo:widows="2" fo:text-indent="0in" style:auto-text-indent="false" style:writing-mode="lr-tb"/>
      <style:text-properties officeooo:paragraph-rsid="01d44ec8"/>
    </style:style>
    <style:style style:name="P363" style:family="paragraph" style:parent-style-name="List_20_Heading">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64"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2106e04"/>
    </style:style>
    <style:style style:name="P365" style:family="paragraph" style:parent-style-name="Standard">
      <loext:graphic-properties draw:fill="solid" draw:fill-color="#333333" draw:fill-gradient-name="Gradient_20_1" draw:fill-hatch-name="hatch" draw:opacity="100%"/>
      <style:paragraph-properties fo:margin-left="0in" fo:margin-right="0in" fo:margin-top="0in" fo:margin-bottom="0.0799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66"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06e04"/>
    </style:style>
    <style:style style:name="P367"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06e04"/>
    </style:style>
    <style:style style:name="P368" style:family="paragraph" style:parent-style-name="Standard">
      <loext:graphic-properties draw:fill="solid" draw:fill-color="#333333" draw:fill-gradient-name="Gradient_20_2" draw:fill-hatch-name="hatch" draw:opacity="100%"/>
      <style:paragraph-properties fo:margin-left="0in" fo:margin-right="0in" fo:margin-top="0in" fo:margin-bottom="0.1in" style:contextual-spacing="false" fo:line-height="115%" fo:text-align="start" style:justify-single-word="false" fo:orphans="2" fo:widows="2" fo:text-indent="0in" style:auto-text-indent="false" fo:background-color="#333333" fo:padding="0.0201in" fo:border="none" style:writing-mode="lr-tb"/>
      <style:text-properties officeooo:paragraph-rsid="02106e04"/>
    </style:style>
    <style:style style:name="P369"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officeooo:paragraph-rsid="02106e04"/>
    </style:style>
    <style:style style:name="P370"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0799in" fo:border="0.06pt solid #000000" style:writing-mode="lr-tb"/>
      <style:text-properties officeooo:paragraph-rsid="02106e04"/>
    </style:style>
    <style:style style:name="P371" style:family="paragraph" style:parent-style-name="Standard">
      <style:paragraph-properties fo:margin-left="0in" fo:margin-right="0in" fo:margin-top="0.0402in" fo:margin-bottom="0in" style:contextual-spacing="false" fo:line-height="115%" fo:text-align="start" style:justify-single-word="false" fo:orphans="2" fo:widows="2" fo:text-indent="0in" style:auto-text-indent="false" style:writing-mode="lr-tb"/>
      <style:text-properties officeooo:paragraph-rsid="02106e04"/>
    </style:style>
    <style:style style:name="P372"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1eeea7e"/>
    </style:style>
    <style:style style:name="P373"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officeooo:paragraph-rsid="01eeea7e"/>
    </style:style>
    <style:style style:name="P374"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1238a"/>
    </style:style>
    <style:style style:name="P375"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13b842"/>
    </style:style>
    <style:style style:name="P376"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officeooo:paragraph-rsid="0213b842"/>
    </style:style>
    <style:style style:name="P377"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officeooo:paragraph-rsid="01c960d5"/>
    </style:style>
    <style:style style:name="P37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0aff12"/>
    </style:style>
    <style:style style:name="P379"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paragraph-rsid="02502689"/>
    </style:style>
    <style:style style:name="P380" style:family="paragraph" style:parent-style-name="Text_20_body">
      <style:paragraph-properties fo:margin-left="0in" fo:margin-right="0in" fo:line-height="115%" fo:text-align="start" style:justify-single-word="false" fo:orphans="2" fo:widows="2" fo:text-indent="0in" style:auto-text-indent="false" style:writing-mode="lr-tb"/>
      <style:text-properties officeooo:paragraph-rsid="0251c7e1"/>
    </style:style>
    <style:style style:name="P381" style:family="paragraph" style:parent-style-name="Standard">
      <style:paragraph-properties fo:margin-left="0in" fo:margin-right="0in" fo:line-height="115%" fo:text-indent="0in" style:auto-text-indent="false" style:writing-mode="lr-tb"/>
    </style:style>
    <style:style style:name="P382" style:family="paragraph" style:parent-style-name="Standard">
      <style:paragraph-properties fo:margin-left="0in" fo:margin-right="0in" fo:margin-top="0in" fo:margin-bottom="0.0398in" style:contextual-spacing="false" fo:line-height="115%" fo:text-indent="0in" style:auto-text-indent="false" style:writing-mode="lr-tb"/>
      <style:text-properties officeooo:paragraph-rsid="01ffd6a9"/>
    </style:style>
    <style:style style:name="P383" style:family="paragraph" style:parent-style-name="Standard">
      <loext:graphic-properties draw:fill="none" draw:fill-color="#ffffff" draw:fill-gradient-name="gradient" draw:fill-hatch-name="hatch" draw:opacity="100%"/>
      <style:paragraph-properties fo:margin-left="0in" fo:margin-right="0in" fo:margin-top="0in" fo:margin-bottom="0.0402in" style:contextual-spacing="false"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84"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385" style:family="paragraph" style:parent-style-name="Standard">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6" style:family="paragraph" style:parent-style-name="Standard">
      <style:paragraph-properties fo:margin-left="0in" fo:margin-right="0in" fo:margin-top="0in" fo:margin-bottom="0.0598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8"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89" style:family="paragraph" style:parent-style-name="Standard">
      <style:paragraph-properties fo:margin-left="0in" fo:margin-right="0in" fo:margin-top="0in" fo:margin-bottom="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0"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1"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2"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93" style:family="paragraph" style:parent-style-name="Standard">
      <style:paragraph-properties fo:margin-left="0in" fo:margin-right="0in" fo:margin-top="0in" fo:margin-bottom="0.2402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af787a" fo:background-color="#ffffff" style:font-size-asian="10.5pt" style:font-size-complex="10.5pt"/>
    </style:style>
    <style:style style:name="P394" style:family="paragraph" style:parent-style-name="Standard">
      <loext:graphic-properties draw:fill-gradient-name="gradient" draw:fill-hatch-name="hatch"/>
      <style:paragraph-properties fo:margin-left="0in" fo:margin-right="0in" fo:line-height="115%" fo:text-align="start" style:justify-single-word="false" fo:orphans="2" fo:widows="2" fo:text-indent="0in" style:auto-text-indent="false" fo:padding="0.1in"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395" style:family="paragraph" style:parent-style-name="Text_20_body">
      <style:paragraph-properties fo:margin-left="0in" fo:margin-right="0in" fo:margin-top="0in" fo:margin-bottom="0.0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db9ccd" fo:background-color="#ffffff" style:font-size-asian="10.5pt" style:font-size-complex="10.5pt"/>
    </style:style>
    <style:style style:name="P396"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97"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1eb24c0" fo:background-color="#ffffff" style:font-size-asian="10.5pt" style:font-size-complex="10.5pt"/>
    </style:style>
    <style:style style:name="P398" style:family="paragraph" style:parent-style-name="Standard">
      <loext:graphic-properties draw:fill="none" draw:fill-color="#ffffff" draw:fill-gradient-name="gradient" draw:fill-hatch-name="hatch" draw:opacity="100%"/>
      <style:paragraph-properties fo:margin-left="0in" fo:margin-right="0in" fo:line-height="115%" fo:text-align="start" style:justify-single-word="false" fo:orphans="2" fo:widows="2" fo:text-indent="0in" style:auto-text-indent="false" fo:background-color="transparent" fo:padding="0.1201in" fo:border="0.06pt solid #000000" style:writing-mode="lr-tb"/>
      <style:text-properties fo:color="#813709" loext:opacity="100%" style:font-name="Source Code Pro" fo:font-size="10.5pt" officeooo:paragraph-rsid="01dc769d" fo:background-color="#ffffff" style:font-size-asian="10.5pt" style:font-size-complex="10.5pt"/>
    </style:style>
    <style:style style:name="P399" style:family="paragraph" style:parent-style-name="Standard">
      <style:paragraph-properties fo:margin-left="0in" fo:margin-right="0in" fo:margin-top="0in" fo:margin-bottom="0.1799in" style:contextual-spacing="false" fo:line-height="115%" fo:text-align="start" style:justify-single-word="false" fo:orphans="2" fo:widows="2" fo:text-indent="0in" style:auto-text-indent="false" style:writing-mode="lr-tb"/>
      <style:text-properties fo:color="#813709" loext:opacity="100%" style:font-name="Source Code Pro" fo:font-size="10.5pt" officeooo:paragraph-rsid="02142bf6" fo:background-color="#ffffff" style:font-size-asian="10.5pt" style:font-size-complex="10.5pt"/>
    </style:style>
    <style:style style:name="P400" style:family="paragraph" style:parent-style-name="Standard">
      <style:paragraph-properties fo:margin-left="0in" fo:margin-right="0in" fo:margin-top="0in" fo:margin-bottom="0.1598in" style:contextual-spacing="false" fo:line-height="115%" fo:text-align="start" style:justify-single-word="false" fo:orphans="2" fo:widows="2" fo:text-indent="0in" style:auto-text-indent="false" style:writing-mode="lr-tb"/>
      <style:text-properties fo:color="#813709" loext:opacity="100%" officeooo:paragraph-rsid="01dd039e"/>
    </style:style>
    <style:style style:name="P401"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style:font-name="Consolas" fo:font-size="11pt" officeooo:paragraph-rsid="01a79803" style:font-size-asian="11pt" style:font-size-complex="11pt"/>
    </style:style>
    <style:style style:name="P40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color="#127622" loext:opacity="100%" style:font-name="Lato" fo:font-size="11pt" fo:language="en" fo:country="GB" style:text-underline-style="none" fo:font-weight="normal" officeooo:paragraph-rsid="0005e96b" style:font-size-asian="11pt" style:font-weight-asian="normal" style:font-size-complex="11pt" style:font-weight-complex="normal"/>
    </style:style>
    <style:style style:name="P403"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paragraph-rsid="01af787a" style:font-size-asian="11pt" style:font-size-complex="11pt"/>
    </style:style>
    <style:style style:name="P404" style:family="paragraph" style:parent-style-name="Standard">
      <style:paragraph-properties fo:margin-left="0in" fo:margin-right="0in" fo:text-align="start" style:justify-single-word="false" fo:orphans="2" fo:widows="2" fo:text-indent="0in" style:auto-text-indent="false"/>
      <style:text-properties fo:color="#c9211e" loext:opacity="100%" style:font-name="Consolas" fo:font-size="11pt" officeooo:rsid="01eeea7e" officeooo:paragraph-rsid="01eeea7e" style:font-size-asian="11pt" style:font-size-complex="11pt"/>
    </style:style>
    <style:style style:name="P40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406" style:family="paragraph" style:parent-style-name="Standard">
      <style:paragraph-properties fo:margin-left="0in" fo:margin-right="0in" fo:margin-top="0in" fo:margin-bottom="0.1201in" style:contextual-spacing="false" fo:line-height="115%" fo:text-align="start" style:justify-single-word="false" fo:orphans="2" fo:widows="2" fo:text-indent="0in" style:auto-text-indent="false" style:writing-mode="lr-tb"/>
      <style:text-properties fo:color="#c9211e" loext:opacity="100%" style:font-name="Consolas" fo:font-size="11pt" officeooo:paragraph-rsid="01af787a" fo:background-color="#ffffff" style:font-size-asian="11pt" style:font-size-complex="11pt"/>
    </style:style>
    <style:style style:name="P40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c9211e" loext:opacity="100%" style:font-name="Consolas" fo:font-size="11pt" officeooo:rsid="024b14a2" officeooo:paragraph-rsid="024b14a2" fo:background-color="#ffffff" style:font-size-asian="11pt" style:font-size-complex="11pt"/>
    </style:style>
    <style:style style:name="P408" style:family="paragraph" style:parent-style-name="Preformatted_20_Text">
      <style:paragraph-properties fo:margin-left="0in" fo:margin-right="0in" fo:text-align="start" style:justify-single-word="false" fo:orphans="2" fo:widows="2" fo:text-indent="0in" style:auto-text-indent="false"/>
      <style:text-properties fo:color="#c9211e" loext:opacity="100%" officeooo:rsid="01eeea7e" officeooo:paragraph-rsid="01eeea7e"/>
    </style:style>
    <style:style style:name="P409" style:family="paragraph" style:parent-style-name="Standard">
      <style:paragraph-properties fo:margin-left="0in" fo:margin-right="0in" fo:line-height="115%" fo:text-indent="0in" style:auto-text-indent="false" style:writing-mode="lr-tb"/>
      <style:text-properties style:font-name="Consolas1" fo:font-size="10.5pt" style:font-size-asian="10.5pt" style:font-size-complex="10.5pt"/>
    </style:style>
    <style:style style:name="P410"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Consolas1" fo:font-size="10.5pt" officeooo:paragraph-rsid="01af787a" style:font-size-asian="10.5pt" style:font-size-complex="10.5pt"/>
    </style:style>
    <style:style style:name="P411" style:family="paragraph" style:parent-style-name="Standard">
      <loext:graphic-properties draw:fill="solid" draw:fill-color="#ffffff"/>
      <style:paragraph-properties fo:margin-left="0in" fo:margin-right="0in" fo:line-height="115%" fo:text-indent="0in" style:auto-text-indent="false"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nsolas1" fo:font-size="10.5pt" officeooo:paragraph-rsid="01b00ec3" style:font-size-asian="10.5pt" style:font-size-complex="10.5pt"/>
    </style:style>
    <style:style style:name="P412" style:family="paragraph" style:parent-style-name="Standard">
      <style:paragraph-properties fo:margin-left="0in" fo:margin-right="0in" fo:line-height="115%" fo:text-indent="0in" style:auto-text-indent="false" style:writing-mode="lr-tb"/>
      <style:text-properties fo:color="#069a2e" loext:opacity="100%" style:font-name="Consolas1" fo:font-size="10.5pt" fo:background-color="#ffffff" style:font-size-asian="10.5pt" style:font-name-complex="Consolas2" style:font-size-complex="10.5pt"/>
    </style:style>
    <style:style style:name="P413"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007700" loext:opacity="100%" style:font-name="Consolas1" fo:font-size="10pt" officeooo:paragraph-rsid="01c02733" fo:background-color="#ffffff" style:font-size-asian="10pt" style:font-size-complex="10pt"/>
    </style:style>
    <style:style style:name="P41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size="11pt" officeooo:paragraph-rsid="01c960d5" style:font-size-asian="11pt" style:font-size-complex="11pt"/>
    </style:style>
    <style:style style:name="P415"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68253" loext:opacity="100%" style:font-name="Consolas1" fo:font-size="11pt" officeooo:rsid="01c960d5" officeooo:paragraph-rsid="01c960d5" fo:background-color="#ffffff" style:font-size-asian="11pt" style:font-size-complex="11pt"/>
    </style:style>
    <style:style style:name="P416" style:family="paragraph" style:parent-style-name="Preformatted_20_Text">
      <style:paragraph-properties fo:margin-top="0in" fo:margin-bottom="0.0402in" style:contextual-spacing="false" fo:orphans="2" fo:widows="2"/>
      <style:text-properties fo:color="#168253" loext:opacity="100%" style:font-name="Consolas1" fo:font-size="11pt" style:font-size-asian="11pt" style:font-size-complex="11pt"/>
    </style:style>
    <style:style style:name="P417" style:family="paragraph" style:parent-style-name="Standard">
      <style:paragraph-properties fo:margin-left="0in" fo:margin-right="0in" fo:line-height="115%" fo:text-align="start" style:justify-single-word="false" fo:orphans="2" fo:widows="2" fo:text-indent="0in" style:auto-text-indent="false" style:writing-mode="lr-tb"/>
      <style:text-properties fo:color="#1e6a39" loext:opacity="100%" style:font-name="Source Code Pro" fo:font-size="10.5pt" officeooo:paragraph-rsid="01af787a" fo:background-color="#ffffff" style:font-size-asian="10.5pt" style:font-size-complex="10.5pt"/>
    </style:style>
    <style:style style:name="P418" style:family="paragraph" style:parent-style-name="Standard">
      <style:paragraph-properties fo:margin-left="0in" fo:margin-right="0in" fo:margin-top="0in" fo:margin-bottom="0.2in" style:contextual-spacing="false" fo:line-height="115%" fo:text-align="start" style:justify-single-word="false" fo:orphans="2" fo:widows="2" fo:text-indent="0in" style:auto-text-indent="false" style:writing-mode="lr-tb"/>
      <style:text-properties fo:color="#000000" loext:opacity="100%" style:font-name="Verdana" fo:font-size="11.25pt" officeooo:paragraph-rsid="01db9ccd" fo:background-color="#ffffff" style:font-size-asian="10.5pt" style:font-size-complex="10.5pt"/>
    </style:style>
    <style:style style:name="P419" style:family="paragraph" style:parent-style-name="Text_20_body" style:master-page-name="">
      <style:paragraph-properties fo:margin-left="0in" fo:margin-right="0in" fo:line-height="115%" fo:text-align="start" style:justify-single-word="false" fo:orphans="2" fo:widows="2" fo:text-indent="0in"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420" style:family="paragraph" style:parent-style-name="Standard">
      <style:paragraph-properties style:line-height-at-least="0.198in"/>
    </style:style>
    <style:style style:name="P421" style:family="paragraph" style:parent-style-name="Standard">
      <style:paragraph-properties style:line-height-at-least="0.198in"/>
      <style:text-properties officeooo:paragraph-rsid="01d244d4"/>
    </style:style>
    <style:style style:name="P422" style:family="paragraph" style:parent-style-name="Standard">
      <style:paragraph-properties style:line-height-at-least="0.198in"/>
      <style:text-properties officeooo:paragraph-rsid="01ead154"/>
    </style:style>
    <style:style style:name="P423" style:family="paragraph" style:parent-style-name="Standard">
      <style:paragraph-properties fo:margin-top="0in" fo:margin-bottom="0in" style:contextual-spacing="false" style:line-height-at-least="0.198in"/>
      <style:text-properties officeooo:paragraph-rsid="01ead154"/>
    </style:style>
    <style:style style:name="P424" style:family="paragraph" style:parent-style-name="Standard">
      <style:paragraph-properties fo:margin-top="0in" fo:margin-bottom="0in" style:contextual-spacing="false" style:line-height-at-least="0.198in"/>
    </style:style>
    <style:style style:name="P425" style:family="paragraph" style:parent-style-name="Standard">
      <style:paragraph-properties fo:margin-top="0in" fo:margin-bottom="0in" style:contextual-spacing="false" style:line-height-at-least="0.198in"/>
      <style:text-properties officeooo:paragraph-rsid="01dd039e"/>
    </style:style>
    <style:style style:name="P426" style:family="paragraph" style:parent-style-name="Standard">
      <style:paragraph-properties fo:margin-top="0in" fo:margin-bottom="0.0201in" style:contextual-spacing="false" style:line-height-at-least="0.198in"/>
    </style:style>
    <style:style style:name="P427" style:family="paragraph" style:parent-style-name="Standard">
      <style:paragraph-properties fo:margin-top="0in" fo:margin-bottom="0.0598in" style:contextual-spacing="false" style:line-height-at-least="0.198in"/>
      <style:text-properties officeooo:paragraph-rsid="0213b842"/>
    </style:style>
    <style:style style:name="P428"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29"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1f687eb"/>
    </style:style>
    <style:style style:name="P430" style:family="paragraph" style:parent-style-name="Text_20_body">
      <loext:graphic-properties draw:fill-gradient-name="gradient" draw:fill-hatch-name="hatch"/>
      <style:paragraph-properties fo:margin-left="0in" fo:margin-right="0in" style:line-height-at-least="0.198in" fo:text-align="start" style:justify-single-word="false" fo:orphans="2" fo:widows="2" fo:text-indent="0in" style:auto-text-indent="false" fo:padding="0.0598in" fo:border="0.06pt solid #000000" style:writing-mode="lr-tb"/>
      <style:text-properties officeooo:paragraph-rsid="01f687eb"/>
    </style:style>
    <style:style style:name="P431" style:family="paragraph" style:parent-style-name="Standard">
      <style:paragraph-properties fo:margin-left="0in" fo:margin-right="0in" fo:margin-top="0in" fo:margin-bottom="0.1598in" style:contextual-spacing="false" style:line-height-at-least="0.198in" fo:text-align="start" style:justify-single-word="false" fo:orphans="2" fo:widows="2" fo:text-indent="0in" style:auto-text-indent="false" style:writing-mode="lr-tb"/>
      <style:text-properties officeooo:paragraph-rsid="01f687eb"/>
    </style:style>
    <style:style style:name="P432" style:family="paragraph" style:parent-style-name="List_20_Contents">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33" style:family="paragraph" style:parent-style-name="List_20_Heading">
      <style:paragraph-properties fo:margin-left="0in" fo:margin-right="0in" style:line-height-at-least="0.198in" fo:text-align="start" style:justify-single-word="false" fo:orphans="2" fo:widows="2" fo:text-indent="0in" style:auto-text-indent="false" style:writing-mode="lr-tb"/>
      <style:text-properties officeooo:paragraph-rsid="02192563"/>
    </style:style>
    <style:style style:name="P434" style:family="paragraph" style:parent-style-name="Standard">
      <style:paragraph-properties fo:margin-left="0in" fo:margin-right="0in" style:line-height-at-least="0.198in" fo:text-align="start" style:justify-single-word="false" fo:orphans="2" fo:widows="2" fo:text-indent="0in" style:auto-text-indent="false" style:writing-mode="lr-tb"/>
      <style:text-properties officeooo:paragraph-rsid="021f5d28"/>
    </style:style>
    <style:style style:name="P435" style:family="paragraph" style:parent-style-name="Standard">
      <style:paragraph-properties fo:margin-left="0in" fo:margin-right="0in" fo:margin-top="0in" fo:margin-bottom="0.0402in" style:contextual-spacing="false" style:line-height-at-least="0.198in" fo:text-align="start" style:justify-single-word="false" fo:orphans="2" fo:widows="2" fo:text-indent="0in" style:auto-text-indent="false" style:writing-mode="lr-tb"/>
      <style:text-properties officeooo:paragraph-rsid="021f5d28"/>
    </style:style>
    <style:style style:name="P436" style:family="paragraph" style:parent-style-name="Standard">
      <style:text-properties officeooo:paragraph-rsid="01ceae81"/>
    </style:style>
    <style:style style:name="P437" style:family="paragraph" style:parent-style-name="Standard">
      <style:paragraph-properties style:line-height-at-least="0.198in"/>
      <style:text-properties fo:color="#696d70" loext:opacity="100%" style:font-name="Fira code" fo:font-size="10.5pt" fo:font-weight="normal" officeooo:paragraph-rsid="01e3fe27" fo:background-color="#1c1c1c"/>
    </style:style>
    <style:style style:name="P438" style:family="paragraph" style:parent-style-name="Standard">
      <style:paragraph-properties fo:margin-top="0in" fo:margin-bottom="0in" style:contextual-spacing="false" style:line-height-at-least="0.198in"/>
      <style:text-properties fo:color="#696d70" loext:opacity="100%" style:font-name="Fira code" fo:font-size="10.5pt" fo:font-weight="normal" fo:background-color="#1c1c1c"/>
    </style:style>
    <style:style style:name="P439" style:family="paragraph" style:parent-style-name="Text_20_body">
      <style:paragraph-properties fo:margin-top="0in" fo:margin-bottom="0.0799in" style:contextual-spacing="false"/>
    </style:style>
    <style:style style:name="P440" style:family="paragraph" style:parent-style-name="Text_20_body">
      <style:paragraph-properties fo:margin-top="0in" fo:margin-bottom="0.0799in" style:contextual-spacing="false"/>
      <style:text-properties officeooo:paragraph-rsid="01dbf31f"/>
    </style:style>
    <style:style style:name="P441" style:family="paragraph" style:parent-style-name="Text_20_body">
      <style:paragraph-properties fo:margin-top="0in" fo:margin-bottom="0.1402in" style:contextual-spacing="false"/>
      <style:text-properties officeooo:paragraph-rsid="01dbf31f"/>
    </style:style>
    <style:style style:name="P442" style:family="paragraph" style:parent-style-name="Text_20_body">
      <style:paragraph-properties fo:margin-top="0in" fo:margin-bottom="0.2598in" style:contextual-spacing="false"/>
      <style:text-properties officeooo:paragraph-rsid="01dbf31f"/>
    </style:style>
    <style:style style:name="P443" style:family="paragraph" style:parent-style-name="Text_20_body">
      <style:paragraph-properties fo:margin-top="0in" fo:margin-bottom="0.3in" style:contextual-spacing="false"/>
      <style:text-properties officeooo:paragraph-rsid="01dbf31f"/>
    </style:style>
    <style:style style:name="P444" style:family="paragraph" style:parent-style-name="Text_20_body">
      <style:paragraph-properties fo:margin-top="0in" fo:margin-bottom="0.0402in" style:contextual-spacing="false"/>
      <style:text-properties officeooo:paragraph-rsid="01dbf31f"/>
    </style:style>
    <style:style style:name="P445" style:family="paragraph" style:parent-style-name="Standard">
      <style:paragraph-properties fo:margin-top="0in" fo:margin-bottom="0.1402in" style:contextual-spacing="false"/>
      <style:text-properties officeooo:paragraph-rsid="01ead154"/>
    </style:style>
    <style:style style:name="P446" style:family="paragraph" style:parent-style-name="Text_20_body">
      <style:paragraph-properties fo:margin-top="0in" fo:margin-bottom="0.1402in" style:contextual-spacing="false"/>
      <style:text-properties officeooo:paragraph-rsid="01ead154"/>
    </style:style>
    <style:style style:name="P447" style:family="paragraph" style:parent-style-name="Text_20_body">
      <style:paragraph-properties fo:margin-top="0in" fo:margin-bottom="0.0598in" style:contextual-spacing="false"/>
      <style:text-properties officeooo:paragraph-rsid="01ead154"/>
    </style:style>
    <style:style style:name="P448" style:family="paragraph" style:parent-style-name="Text_20_body">
      <style:paragraph-properties fo:margin-top="0in" fo:margin-bottom="0.0598in" style:contextual-spacing="false"/>
      <style:text-properties officeooo:paragraph-rsid="01e89e89"/>
    </style:style>
    <style:style style:name="P449" style:family="paragraph" style:parent-style-name="Standard">
      <style:paragraph-properties fo:margin-top="0in" fo:margin-bottom="0.1181in" style:contextual-spacing="false"/>
    </style:style>
    <style:style style:name="P450" style:family="paragraph" style:parent-style-name="Standard">
      <style:paragraph-properties style:writing-mode="lr-tb"/>
    </style:style>
    <style:style style:name="P451" style:family="paragraph" style:parent-style-name="Text_20_body">
      <style:text-properties officeooo:paragraph-rsid="01e9e322"/>
    </style:style>
    <style:style style:name="P452" style:family="paragraph" style:parent-style-name="Text_20_body">
      <style:paragraph-properties fo:margin-top="0in" fo:margin-bottom="0.1799in" style:contextual-spacing="false"/>
      <style:text-properties officeooo:paragraph-rsid="01e9e322"/>
    </style:style>
    <style:style style:name="P453" style:family="paragraph" style:parent-style-name="Standard">
      <style:paragraph-properties fo:margin-top="0in" fo:margin-bottom="0.2402in" style:contextual-spacing="false"/>
    </style:style>
    <style:style style:name="P454" style:family="paragraph" style:parent-style-name="Text_20_body">
      <style:paragraph-properties fo:margin-left="0in" fo:margin-right="0in" fo:margin-top="0in" fo:margin-bottom="0in" style:contextual-spacing="false" fo:text-indent="0in" style:auto-text-indent="false"/>
    </style:style>
    <style:style style:name="P45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45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color="#780373" loext:opacity="100%" style:font-name="DejaVu Sans Mono" fo:font-size="10pt" fo:language="en" fo:country="US" style:text-underline-style="none" fo:font-weight="normal" officeooo:rsid="0005e96b" officeooo:paragraph-rsid="0223b106" fo:background-color="transparent" style:font-size-asian="10pt" style:font-weight-asian="normal" style:font-size-complex="10pt" style:font-weight-complex="normal"/>
    </style:style>
    <style:style style:name="P457" style:family="paragraph" style:parent-style-name="Standard">
      <style:paragraph-properties fo:margin-top="0.1in" fo:margin-bottom="0in" style:contextual-spacing="false" style:line-height-at-least="0.198in"/>
      <style:text-properties fo:color="#f10d0c" loext:opacity="100%" style:font-name="DejaVu Sans Mono" fo:font-size="10pt" fo:font-weight="normal" officeooo:rsid="02257c3e" officeooo:paragraph-rsid="02257c3e"/>
    </style:style>
    <style:style style:name="P458" style:family="paragraph" style:parent-style-name="Standard">
      <style:paragraph-properties fo:margin-left="0in" fo:margin-right="0in" fo:line-height="115%" fo:text-align="start" style:justify-single-word="false" fo:orphans="2" fo:widows="2" fo:text-indent="0in" style:auto-text-indent="false" style:writing-mode="lr-tb"/>
      <style:text-properties officeooo:rsid="023c41dd" officeooo:paragraph-rsid="023c41dd"/>
    </style:style>
    <style:style style:name="P459" style:family="paragraph" style:parent-style-name="Standard">
      <style:paragraph-properties fo:margin-top="0in" fo:margin-bottom="0in" style:contextual-spacing="false"/>
      <style:text-properties officeooo:paragraph-rsid="024d9798"/>
    </style:style>
    <style:style style:name="P460"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461" style:family="paragraph" style:parent-style-name="Standard" style:list-style-name="L1">
      <style:paragraph-properties fo:margin-top="0in" fo:margin-bottom="0.0398in" style:contextual-spacing="false" fo:line-height="115%" fo:text-align="start" style:justify-single-word="false" fo:orphans="2" fo:widows="2" style:writing-mode="lr-tb"/>
      <style:text-properties officeooo:paragraph-rsid="01af787a"/>
    </style:style>
    <style:style style:name="P462" style:family="paragraph" style:parent-style-name="Standard" style:list-style-name="L1">
      <style:paragraph-properties fo:margin-top="0in" fo:margin-bottom="0.0598in" style:contextual-spacing="false" fo:text-align="start" style:justify-single-word="false"/>
    </style:style>
    <style:style style:name="P463"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P464"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P465" style:family="paragraph" style:parent-style-name="Standard">
      <style:paragraph-properties fo:margin-left="0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P466" style:family="paragraph" style:parent-style-name="Standard">
      <style:paragraph-properties fo:margin-left="0in" fo:margin-right="0in" fo:line-height="115%" fo:text-align="start" style:justify-single-word="false" fo:orphans="2" fo:widows="2" fo:text-indent="0in" style:auto-text-indent="false" style:writing-mode="lr-tb"/>
      <style:text-properties fo:font-variant="normal" fo:text-transform="none" style:use-window-font-color="true" loext:opacity="0%" style:font-name="Consolas" fo:font-size="11pt" fo:letter-spacing="normal" fo:font-style="normal" fo:font-weight="normal" officeooo:paragraph-rsid="01af787a" fo:background-color="#ffffff" style:font-size-asian="11pt" style:font-size-complex="11pt"/>
    </style:style>
    <style:style style:name="P467" style:family="paragraph" style:parent-style-name="Text_20_body" style:list-style-name="L3">
      <style:paragraph-properties fo:margin-top="0in" fo:margin-bottom="0.1598in"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468" style:family="paragraph" style:parent-style-name="Text_20_body" style:list-style-name="L3">
      <style:paragraph-properties fo:margin-top="0in" fo:margin-bottom="0.1598in" style:contextual-spacing="false" fo:orphans="2" fo:widows="2" fo:padding="0in" fo:border="none"/>
    </style:style>
    <style:style style:name="P469" style:family="paragraph" style:parent-style-name="Text_20_body" style:list-style-name="L3">
      <style:paragraph-properties fo:margin-top="0in" fo:margin-bottom="0.2201in" style:contextual-spacing="false" fo:orphans="2" fo:widows="2" fo:padding="0in" fo:border="none"/>
    </style:style>
    <style:style style:name="P470" style:family="paragraph" style:parent-style-name="Text_20_body">
      <style:paragraph-properties fo:margin-left="0.4925in" fo:margin-right="0in" fo:margin-top="0in" fo:margin-bottom="0.0201in" style:contextual-spacing="false" fo:orphans="2" fo:widows="2" fo:text-indent="0in" style:auto-text-indent="false" fo:padding="0in" fo:border="none"/>
    </style:style>
    <style:style style:name="P471" style:family="paragraph" style:parent-style-name="Text_20_body" style:list-style-name="L4">
      <style:paragraph-properties fo:margin-top="0in" fo:margin-bottom="0.0799in" style:contextual-spacing="false"/>
    </style:style>
    <style:style style:name="P472" style:family="paragraph" style:parent-style-name="Text_20_body" style:list-style-name="L4">
      <style:paragraph-properties fo:margin-top="0in" fo:margin-bottom="0.0799in" style:contextual-spacing="false"/>
      <style:text-properties officeooo:paragraph-rsid="01dbf31f"/>
    </style:style>
    <style:style style:name="P473" style:family="paragraph" style:parent-style-name="Text_20_body">
      <style:paragraph-properties fo:margin-left="0.4925in" fo:margin-right="0in" fo:margin-top="0in" fo:margin-bottom="0.0201in" style:contextual-spacing="false" fo:line-height="115%" fo:text-align="start" style:justify-single-word="false" fo:orphans="2" fo:widows="2" fo:text-indent="0in" style:auto-text-indent="false" style:writing-mode="lr-tb"/>
      <style:text-properties fo:font-variant="normal" fo:text-transform="none" style:use-window-font-color="true" loext:opacity="0%" style:font-name="Lato" fo:font-size="11pt" fo:letter-spacing="normal" fo:font-style="normal" fo:font-weight="normal" officeooo:paragraph-rsid="01af787a" fo:background-color="#ffffff" style:font-size-asian="11pt" style:font-size-complex="11pt"/>
    </style:style>
    <style:style style:name="P474" style:family="paragraph" style:parent-style-name="Text_20_body">
      <style:paragraph-properties fo:margin-left="0.4925in" fo:margin-right="0in" fo:margin-top="0in" fo:margin-bottom="0.0201in" style:contextual-spacing="false" fo:orphans="2" fo:widows="2" fo:text-indent="0in" style:auto-text-indent="false" fo:padding="0in" fo:border="none"/>
      <style:text-properties fo:font-variant="normal" fo:text-transform="none" style:use-window-font-color="true" loext:opacity="0%" style:font-name="Lato" fo:font-size="11pt" fo:letter-spacing="normal" fo:font-style="normal" fo:font-weight="normal" style:font-size-asian="11pt" style:font-size-complex="11pt"/>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1"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1"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1"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1"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 style:family="text">
      <style:text-properties fo:color="#0000ff" loext:opacity="100%" style:font-name="Consolas1" fo:font-size="10pt" fo:letter-spacing="normal" style:font-size-asian="10pt" style:font-size-complex="10pt"/>
    </style:style>
    <style:style style:name="T13" style:family="text">
      <style:text-properties fo:color="#0000ff" loext:opacity="100%" style:font-name="Consolas1" fo:font-size="10pt" fo:letter-spacing="normal" officeooo:rsid="01917444" style:font-size-asian="10pt" style:font-size-complex="10pt"/>
    </style:style>
    <style:style style:name="T14" style:family="text">
      <style:text-properties fo:color="#0000ff" loext:opacity="100%" style:font-name="Consolas1" fo:font-size="10pt" fo:letter-spacing="normal" officeooo:rsid="0005e96b" style:font-size-asian="10pt" style:font-size-complex="10pt"/>
    </style:style>
    <style:style style:name="T15" style:family="text">
      <style:text-properties fo:color="#0000ff" loext:opacity="100%" style:font-name="Consolas1" officeooo:rsid="0005e96b" style:font-name-asian="Noto Serif CJK SC" style:font-name-complex="Lohit Devanagari"/>
    </style:style>
    <style:style style:name="T16" style:family="text">
      <style:text-properties fo:color="#0000ff" loext:opacity="100%" style:font-name="Consolas1" officeooo:rsid="01ab3a78" style:font-name-asian="Noto Serif CJK SC" style:font-name-complex="Lohit Devanagari"/>
    </style:style>
    <style:style style:name="T17" style:family="text">
      <style:text-properties fo:color="#0000ff" loext:opacity="100%" style:font-name="Consolas1" officeooo:rsid="01ac6ed6" style:font-name-asian="Noto Serif CJK SC" style:font-name-complex="Lohit Devanagari"/>
    </style:style>
    <style:style style:name="T18" style:family="text">
      <style:text-properties fo:color="#0000ff" loext:opacity="100%" style:font-name="Consolas1" fo:font-size="11pt" officeooo:rsid="0005e96b" style:font-name-asian="Noto Serif CJK SC" style:font-size-asian="11pt" style:font-name-complex="Lohit Devanagari" style:font-size-complex="11pt"/>
    </style:style>
    <style:style style:name="T19" style:family="text">
      <style:text-properties fo:color="#0000ff" loext:opacity="100%" style:font-name="Consolas1" loext:padding="0in" loext:border="none"/>
    </style:style>
    <style:style style:name="T20" style:family="text">
      <style:text-properties fo:color="#0000ff" loext:opacity="100%" fo:letter-spacing="normal" fo:font-weight="bold" style:font-weight-asian="bold" style:font-weight-complex="bold"/>
    </style:style>
    <style:style style:name="T21" style:family="text">
      <style:text-properties fo:color="#0000ff" loext:opacity="100%" fo:font-weight="normal"/>
    </style:style>
    <style:style style:name="T22" style:family="text">
      <style:text-properties fo:color="#0000ff" loext:opacity="100%" fo:font-weight="normal" officeooo:rsid="01c20d31"/>
    </style:style>
    <style:style style:name="T23" style:family="text">
      <style:text-properties fo:color="#0000ff" loext:opacity="100%" fo:font-weight="normal" officeooo:rsid="0205bee3"/>
    </style:style>
    <style:style style:name="T24" style:family="text">
      <style:text-properties fo:color="#0000ff" loext:opacity="100%" style:font-name="Consolas" style:text-underline-style="none" fo:font-weight="normal" officeooo:rsid="01dd039e" style:font-weight-asian="normal" style:font-weight-complex="normal"/>
    </style:style>
    <style:style style:name="T25" style:family="text">
      <style:text-properties fo:color="#0000ff" loext:opacity="100%" style:font-name="Consolas" fo:font-size="11pt" style:text-underline-style="none" fo:font-weight="normal" style:font-size-asian="11pt" style:font-size-complex="11pt"/>
    </style:style>
    <style:style style:name="T26" style:family="text">
      <style:text-properties fo:color="#0000ff" loext:opacity="100%" style:font-name="Consolas" fo:font-size="11pt" fo:font-style="normal" style:text-underline-style="none" fo:font-weight="normal" style:font-size-asian="11pt" style:font-style-asian="normal" style:font-size-complex="11pt" style:font-style-complex="normal"/>
    </style:style>
    <style:style style:name="T27" style:family="text">
      <style:text-properties fo:color="#0000ff" loext:opacity="100%" style:font-name="Consolas" fo:background-color="#ffffff" loext:char-shading-value="0"/>
    </style:style>
    <style:style style:name="T28" style:family="text">
      <style:text-properties fo:font-variant="normal" fo:text-transform="none" fo:color="#737373" loext:opacity="100%" style:font-name="Consolas1" fo:letter-spacing="-0.011in" fo:font-style="normal"/>
    </style:style>
    <style:style style:name="T29" style:family="text">
      <style:text-properties fo:font-variant="normal" fo:text-transform="none" fo:color="#73737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 style:family="text">
      <style:text-properties fo:font-variant="normal" fo:text-transform="none" fo:color="#737373" loext:opacity="100%" style:font-name="Consolas1" fo:font-size="10.5pt" fo:letter-spacing="-0.0102in" fo:font-style="normal" fo:font-weight="normal" fo:background-color="#ffffff" loext:char-shading-value="0" style:font-size-asian="10.5pt" style:font-size-complex="10.5pt"/>
    </style:style>
    <style:style style:name="T31" style:family="text">
      <style:text-properties fo:font-variant="normal" fo:text-transform="none" fo:color="#737373" loext:opacity="100%" style:font-name="Consolas1" fo:font-size="10.5pt" fo:letter-spacing="-0.0102in" fo:background-color="#ffffff" loext:char-shading-value="0" style:font-size-asian="10.5pt" style:font-size-complex="10.5pt"/>
    </style:style>
    <style:style style:name="T32" style:family="text">
      <style:text-properties fo:font-variant="normal" fo:text-transform="none" fo:color="#737373" loext:opacity="100%" style:font-name="Consolas1" fo:letter-spacing="-0.0102in" fo:font-style="normal" fo:font-weight="normal"/>
    </style:style>
    <style:style style:name="T33"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34" style:family="text">
      <style:text-properties fo:font-variant="normal" fo:text-transform="none" fo:color="#73737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5" style:family="text">
      <style:text-properties fo:font-variant="normal" fo:text-transform="none" fo:color="#737373" loext:opacity="100%" style:font-name="Consolas1" fo:font-size="11pt" fo:letter-spacing="-0.0102in" style:font-size-asian="11pt" style:font-size-complex="11pt"/>
    </style:style>
    <style:style style:name="T36" style:family="text">
      <style:text-properties fo:font-variant="normal" fo:text-transform="none" fo:color="#73737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7" style:family="text">
      <style:text-properties fo:font-variant="normal" fo:text-transform="none" fo:color="#73737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8" style:family="text">
      <style:text-properties fo:font-variant="normal" fo:text-transform="none" fo:color="#73737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9" style:family="text">
      <style:text-properties fo:font-variant="normal" fo:text-transform="none" fo:color="#73737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 style:family="text">
      <style:text-properties fo:font-variant="normal" fo:text-transform="none" fo:color="#73737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1" style:family="text">
      <style:text-properties fo:font-variant="normal" fo:text-transform="none" fo:color="#73737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 style:family="text">
      <style:text-properties fo:font-variant="normal" fo:text-transform="none" fo:color="#73737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 style:family="text">
      <style:text-properties fo:font-variant="normal" fo:text-transform="none" fo:color="#737373"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4" style:family="text">
      <style:text-properties fo:font-variant="normal" fo:text-transform="none" fo:color="#73737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5" style:family="text">
      <style:text-properties fo:font-variant="normal" fo:text-transform="none" fo:color="#73737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 style:family="text">
      <style:text-properties fo:font-variant="normal" fo:text-transform="none" fo:color="#737373" loext:opacity="100%" style:font-name="Consolas" fo:font-size="11pt" fo:letter-spacing="-0.0102in" fo:font-style="normal" fo:font-weight="normal" officeooo:rsid="01d42584" fo:background-color="#ffffff" loext:char-shading-value="0" style:font-size-asian="11pt" style:font-size-complex="11pt"/>
    </style:style>
    <style:style style:name="T47" style:family="text">
      <style:text-properties fo:font-variant="normal" fo:text-transform="none" fo:color="#737373" loext:opacity="100%" style:font-name="Consolas" fo:font-size="11pt" fo:letter-spacing="-0.0102in" fo:font-style="normal" fo:font-weight="normal" fo:background-color="#ffffff" loext:char-shading-value="0" style:font-size-asian="11pt" style:font-weight-asian="bold" style:font-size-complex="11pt" style:font-weight-complex="bold"/>
    </style:style>
    <style:style style:name="T48"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49" style:family="text">
      <style:text-properties fo:font-variant="normal" fo:text-transform="none" fo:color="#737373" loext:opacity="100%" style:font-name="Consolas" fo:font-size="11pt" fo:letter-spacing="-0.0102in" style:font-size-asian="11pt" style:font-size-complex="11pt"/>
    </style:style>
    <style:style style:name="T50" style:family="text">
      <style:text-properties fo:font-variant="normal" fo:text-transform="none" fo:color="#73737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1" style:family="text">
      <style:text-properties fo:font-variant="normal" fo:text-transform="none" fo:color="#737373" loext:opacity="100%" style:font-name="Consolas" fo:font-size="11pt" fo:letter-spacing="normal" fo:font-style="normal" fo:font-weight="normal" style:font-size-asian="11pt" style:font-weight-asian="normal" style:font-size-complex="11pt" style:font-weight-complex="normal"/>
    </style:style>
    <style:style style:name="T52" style:family="text">
      <style:text-properties fo:font-variant="normal" fo:text-transform="none" fo:color="#737373" loext:opacity="100%" style:font-name="Consolas" fo:font-size="11pt" fo:letter-spacing="normal" fo:font-weight="normal" style:font-size-asian="11pt" style:font-weight-asian="normal" style:font-size-complex="11pt" style:font-weight-complex="normal"/>
    </style:style>
    <style:style style:name="T53" style:family="text">
      <style:text-properties fo:font-variant="normal" fo:text-transform="none" fo:color="#737373" loext:opacity="100%" style:font-name="Consolas" fo:font-size="11pt" fo:font-style="normal" fo:font-weight="normal" fo:background-color="#ffffff" loext:char-shading-value="0" style:font-size-asian="11pt" style:font-size-complex="11pt" loext:padding="0in" loext:border="none"/>
    </style:style>
    <style:style style:name="T54" style:family="text">
      <style:text-properties fo:font-variant="normal" fo:text-transform="none" fo:color="#737373" loext:opacity="100%" style:font-name="Consolas" fo:letter-spacing="-0.0102in" fo:font-style="normal" fo:font-weight="normal"/>
    </style:style>
    <style:style style:name="T55" style:family="text">
      <style:text-properties fo:font-variant="normal" fo:text-transform="none" fo:color="#737373" loext:opacity="100%" style:font-name="Consolas" fo:letter-spacing="-0.0102in" fo:font-style="normal" fo:font-weight="normal" style:font-weight-asian="normal" style:font-weight-complex="normal"/>
    </style:style>
    <style:style style:name="T56"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 style:family="text">
      <style:text-properties fo:font-variant="normal" fo:text-transform="none" fo:color="#336699" loext:opacity="100%" style:font-name="Consolas1" fo:letter-spacing="-0.011in" fo:font-style="normal"/>
    </style:style>
    <style:style style:name="T58" style:family="text">
      <style:text-properties fo:font-variant="normal" fo:text-transform="none" fo:color="#336699" loext:opacity="100%" style:font-name="Consolas1" fo:letter-spacing="-0.011in" fo:font-style="normal" fo:font-weight="normal"/>
    </style:style>
    <style:style style:name="T59" style:family="text">
      <style:text-properties fo:font-variant="normal" fo:text-transform="none" fo:color="#336699" loext:opacity="100%" style:font-name="Consolas1"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60" style:family="text">
      <style:text-properties fo:font-variant="normal" fo:text-transform="none" fo:color="#336699" loext:opacity="100%" style:font-name="Consolas1"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61" style:family="text">
      <style:text-properties fo:font-variant="normal" fo:text-transform="none" fo:color="#336699" loext:opacity="100%" style:font-name="Consolas1"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62" style:family="text">
      <style:text-properties fo:font-variant="normal" fo:text-transform="none" fo:color="#336699" loext:opacity="100%" style:font-name="Consolas1" fo:font-size="10.5pt" fo:letter-spacing="-0.0102in" fo:font-style="normal" fo:font-weight="normal" fo:background-color="#ffffff" loext:char-shading-value="0" style:font-size-asian="10.5pt" style:font-size-complex="10.5pt"/>
    </style:style>
    <style:style style:name="T63" style:family="text">
      <style:text-properties fo:font-variant="normal" fo:text-transform="none" fo:color="#336699" loext:opacity="100%" style:font-name="Consolas1" fo:font-size="10.5pt" fo:letter-spacing="-0.0028in" fo:font-style="normal" fo:font-weight="normal" officeooo:rsid="01c20d31" fo:background-color="#ffffff" loext:char-shading-value="0" style:font-size-asian="10.5pt" style:font-size-complex="10.5pt"/>
    </style:style>
    <style:style style:name="T64"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size-complex="11pt"/>
    </style:style>
    <style:style style:name="T65" style:family="text">
      <style:text-properties fo:font-variant="normal" fo:text-transform="none" fo:color="#336699" loext:opacity="100%" style:font-name="Consolas1" fo:font-size="11pt" fo:letter-spacing="-0.0102in" fo:font-style="normal" fo:font-weight="normal" officeooo:rsid="0215ce8c" fo:background-color="#ffffff" loext:char-shading-value="0" style:font-size-asian="11pt" style:font-size-complex="11pt"/>
    </style:style>
    <style:style style:name="T66" style:family="text">
      <style:text-properties fo:font-variant="normal" fo:text-transform="none" fo:color="#336699"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67"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68" style:family="text">
      <style:text-properties fo:font-variant="normal" fo:text-transform="none" fo:color="#336699" loext:opacity="100%" style:font-name="Consolas1" fo:letter-spacing="-0.0102in" fo:font-style="normal" fo:font-weight="normal"/>
    </style:style>
    <style:style style:name="T69"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0" style:family="text">
      <style:text-properties fo:font-variant="normal" fo:text-transform="none" fo:color="#336699" loext:opacity="100%" style:font-name="Consolas1" fo:font-size="10pt" fo:letter-spacing="-0.0102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1"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name-complex="Lohit Devanagari" style:font-size-complex="10pt" style:language-complex="zxx" style:country-complex="none" style:font-style-complex="normal" loext:padding="0in" loext:border="none"/>
    </style:style>
    <style:style style:name="T72" style:family="text">
      <style:text-properties fo:font-variant="normal" fo:text-transform="none" fo:color="#336699" loext:opacity="100%" style:font-name="Consolas1" fo:font-size="10pt" fo:letter-spacing="-0.0138in" fo:language="en" fo:country="GB" fo:font-style="normal" style:text-underline-style="none" fo:font-weight="normal" officeooo:rsid="012986e1"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73" style:family="text">
      <style:text-properties fo:font-variant="normal" fo:text-transform="none" fo:color="#336699" loext:opacity="100%" style:font-name="Consolas" fo:font-size="10.5pt" fo:letter-spacing="-0.0102in"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4"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5"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6" style:family="text">
      <style:text-properties fo:font-variant="normal" fo:text-transform="none" fo:color="#336699" loext:opacity="100%" style:font-name="Consolas" fo:font-size="10.5pt" fo:letter-spacing="-0.0102in" fo:language="en" fo:country="GB" fo:font-style="normal" style:text-underline-style="none" fo:font-weight="normal" officeooo:rsid="01d608b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7" style:family="text">
      <style:text-properties fo:font-variant="normal" fo:text-transform="none" fo:color="#336699" loext:opacity="100%" style:font-name="Consolas" fo:font-size="10.5pt" fo:letter-spacing="-0.0102in"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78"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79" style:family="text">
      <style:text-properties fo:font-variant="normal" fo:text-transform="none" fo:color="#336699"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80"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81"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82" style:family="text">
      <style:text-properties fo:font-variant="normal" fo:text-transform="none" fo:color="#336699" loext:opacity="100%" style:font-name="Consolas" fo:font-size="11pt" fo:letter-spacing="-0.0102in"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3"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4" style:family="text">
      <style:text-properties fo:font-variant="normal" fo:text-transform="none" fo:color="#336699"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5"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86" style:family="text">
      <style:text-properties fo:font-variant="normal" fo:text-transform="none" fo:color="#336699"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87" style:family="text">
      <style:text-properties fo:font-variant="normal" fo:text-transform="none" fo:color="#336699" loext:opacity="100%" style:font-name="Consolas" fo:font-size="11pt" fo:letter-spacing="-0.0102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88"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size-complex="11pt"/>
    </style:style>
    <style:style style:name="T89" style:family="text">
      <style:text-properties fo:font-variant="normal" fo:text-transform="none" fo:color="#336699" loext:opacity="100%" style:font-name="Consolas" fo:font-size="11pt" fo:letter-spacing="-0.0102in" fo:font-style="normal" fo:font-weight="normal" officeooo:rsid="01d42584" fo:background-color="#ffffff" loext:char-shading-value="0" style:font-size-asian="11pt" style:font-size-complex="11pt"/>
    </style:style>
    <style:style style:name="T90" style:family="text">
      <style:text-properties fo:font-variant="normal" fo:text-transform="none" fo:color="#336699" loext:opacity="100%" style:font-name="Consolas" fo:font-size="11pt" fo:letter-spacing="-0.0102in" fo:font-style="normal" fo:font-weight="normal" fo:background-color="#ffffff" loext:char-shading-value="0" style:font-size-asian="11pt" style:font-weight-asian="bold" style:font-size-complex="11pt" style:font-weight-complex="bold"/>
    </style:style>
    <style:style style:name="T91" style:family="text">
      <style:text-properties fo:font-variant="normal" fo:text-transform="none" fo:color="#336699" loext:opacity="100%" style:font-name="Consolas" fo:font-size="11pt" fo:letter-spacing="-0.0102in" fo:font-style="normal" fo:font-weight="normal" officeooo:rsid="0251c7e1" fo:background-color="#ffffff" loext:char-shading-value="0" style:font-size-asian="11pt" style:font-weight-asian="bold" style:font-size-complex="11pt" style:font-weight-complex="bold"/>
    </style:style>
    <style:style style:name="T92"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93"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94" style:family="text">
      <style:text-properties fo:font-variant="normal" fo:text-transform="none" fo:color="#336699"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95"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96" style:family="text">
      <style:text-properties fo:font-variant="normal" fo:text-transform="none" fo:color="#336699" loext:opacity="100%" style:font-name="Consolas" fo:font-size="11pt" fo:font-style="normal" fo:font-weight="normal" fo:background-color="#ffffff" loext:char-shading-value="0" style:font-size-asian="11pt" style:font-size-complex="11pt" loext:padding="0in" loext:border="none"/>
    </style:style>
    <style:style style:name="T97" style:family="text">
      <style:text-properties fo:font-variant="normal" fo:text-transform="none" fo:color="#336699" loext:opacity="100%" style:font-name="Consolas" fo:letter-spacing="-0.0102in" fo:font-style="normal" fo:font-weight="normal"/>
    </style:style>
    <style:style style:name="T98" style:family="text">
      <style:text-properties fo:font-variant="normal" fo:text-transform="none" fo:color="#336699" loext:opacity="100%" style:font-name="Consolas" fo:letter-spacing="-0.0102in" fo:font-style="normal" fo:font-weight="normal" style:font-weight-asian="normal" style:font-weight-complex="normal"/>
    </style:style>
    <style:style style:name="T99"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00"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01" style:family="text">
      <style:text-properties fo:font-variant="normal" fo:text-transform="none" fo:color="#669933" loext:opacity="100%" style:font-name="Consolas1" fo:letter-spacing="-0.011in" fo:font-style="normal"/>
    </style:style>
    <style:style style:name="T102" style:family="text">
      <style:text-properties fo:font-variant="normal" fo:text-transform="none" fo:color="#669933" loext:opacity="100%" style:font-name="Consolas1"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03" style:family="text">
      <style:text-properties fo:font-variant="normal" fo:text-transform="none" fo:color="#669933" loext:opacity="100%" style:font-name="Consolas1" fo:font-size="10.5pt" fo:letter-spacing="-0.0102in" fo:font-style="normal" fo:font-weight="normal" fo:background-color="#ffffff" loext:char-shading-value="0" style:font-size-asian="10.5pt" style:font-size-complex="10.5pt"/>
    </style:style>
    <style:style style:name="T104" style:family="text">
      <style:text-properties fo:font-variant="normal" fo:text-transform="none" fo:color="#669933" loext:opacity="100%" style:font-name="Consolas1" fo:letter-spacing="-0.0102in" fo:font-style="normal" fo:font-weight="normal"/>
    </style:style>
    <style:style style:name="T105"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06" style:family="text">
      <style:text-properties fo:font-variant="normal" fo:text-transform="none" fo:color="#669933"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107" style:family="text">
      <style:text-properties fo:font-variant="normal" fo:text-transform="none" fo:color="#669933"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08" style:family="text">
      <style:text-properties fo:font-variant="normal" fo:text-transform="none" fo:color="#6699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09" style:family="text">
      <style:text-properties fo:font-variant="normal" fo:text-transform="none" fo:color="#669933" loext:opacity="100%" style:font-name="Consolas" fo:font-size="10.5pt" fo:letter-spacing="-0.0102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0" style:family="text">
      <style:text-properties fo:font-variant="normal" fo:text-transform="none" fo:color="#669933" loext:opacity="100%" style:font-name="Consolas" fo:font-size="10.5pt" fo:letter-spacing="-0.0102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1" style:family="text">
      <style:text-properties fo:font-variant="normal" fo:text-transform="none" fo:color="#669933" loext:opacity="100%" style:font-name="Consolas" fo:font-size="10.5pt" fo:letter-spacing="-0.0102in"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2" style:family="text">
      <style:text-properties fo:font-variant="normal" fo:text-transform="none" fo:color="#6699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13" style:family="text">
      <style:text-properties fo:font-variant="normal" fo:text-transform="none" fo:color="#669933"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4" style:family="text">
      <style:text-properties fo:font-variant="normal" fo:text-transform="none" fo:color="#669933"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5" style:family="text">
      <style:text-properties fo:font-variant="normal" fo:text-transform="none" fo:color="#669933"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6" style:family="text">
      <style:text-properties fo:font-variant="normal" fo:text-transform="none" fo:color="#669933"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17" style:family="text">
      <style:text-properties fo:font-variant="normal" fo:text-transform="none" fo:color="#669933" loext:opacity="100%" style:font-name="Consolas" fo:font-size="11pt" fo:letter-spacing="-0.0102in" fo:font-style="normal" fo:font-weight="normal" officeooo:rsid="01d42584" fo:background-color="#ffffff" loext:char-shading-value="0" style:font-size-asian="11pt" style:font-size-complex="11pt"/>
    </style:style>
    <style:style style:name="T118" style:family="text">
      <style:text-properties fo:font-variant="normal" fo:text-transform="none" fo:color="#669933" loext:opacity="100%" style:font-name="Consolas" fo:font-size="11pt" fo:letter-spacing="-0.0102in" fo:font-style="normal" fo:font-weight="normal" fo:background-color="#ffffff" loext:char-shading-value="0" style:font-size-asian="11pt" style:font-weight-asian="bold" style:font-size-complex="11pt" style:font-weight-complex="bold"/>
    </style:style>
    <style:style style:name="T119"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20" style:family="text">
      <style:text-properties fo:font-variant="normal" fo:text-transform="none" fo:color="#669933"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1" style:family="text">
      <style:text-properties fo:font-variant="normal" fo:text-transform="none" fo:color="#669933" loext:opacity="100%" style:font-name="Consolas" fo:font-size="11pt" fo:letter-spacing="normal" fo:font-style="normal" fo:font-weight="normal" style:font-size-asian="11pt" style:font-weight-asian="normal" style:font-size-complex="11pt" style:font-weight-complex="normal"/>
    </style:style>
    <style:style style:name="T122" style:family="text">
      <style:text-properties fo:font-variant="normal" fo:text-transform="none" fo:color="#669933" loext:opacity="100%" style:font-name="Consolas" fo:font-size="11pt" fo:font-style="normal" fo:font-weight="normal" fo:background-color="#ffffff" loext:char-shading-value="0" style:font-size-asian="11pt" style:font-size-complex="11pt" loext:padding="0in" loext:border="none"/>
    </style:style>
    <style:style style:name="T123" style:family="text">
      <style:text-properties fo:font-variant="normal" fo:text-transform="none" fo:color="#669933" loext:opacity="100%" style:font-name="Consolas" fo:letter-spacing="-0.0102in" fo:font-style="normal" fo:font-weight="normal"/>
    </style:style>
    <style:style style:name="T124" style:family="text">
      <style:text-properties fo:font-variant="normal" fo:text-transform="none" fo:color="#669933" loext:opacity="100%" style:font-name="Consolas" fo:letter-spacing="-0.0102in" fo:font-style="normal" fo:font-weight="normal" style:font-weight-asian="normal" style:font-weight-complex="normal"/>
    </style:style>
    <style:style style:name="T125" style:family="text">
      <style:text-properties fo:font-variant="normal" fo:text-transform="none" fo:color="#669933" loext:opacity="100%" fo:letter-spacing="-0.0102in"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26"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27" style:family="text">
      <style:text-properties fo:font-variant="normal" fo:text-transform="none" fo:color="#669933" loext:opacity="100%" style:font-name="Fira Mono" fo:font-size="12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28" style:family="text">
      <style:text-properties fo:font-variant="normal" fo:text-transform="none" fo:color="#0000ff" loext:opacity="100%" style:font-name="Lato"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129" style:family="text">
      <style:text-properties fo:font-variant="normal" fo:text-transform="none" fo:color="#0000ff" loext:opacity="10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0"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131"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2" style:family="text">
      <style:text-properties fo:font-variant="normal" fo:text-transform="none" fo:color="#0000ff" loext:opacity="100%" style:font-name="Consolas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34"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135" style:family="text">
      <style:text-properties fo:font-variant="normal" fo:text-transform="none" fo:color="#0000ff" loext:opacity="100%" style:font-name="Consolas1"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136" style:family="text">
      <style:text-properties fo:font-variant="normal" fo:text-transform="none" fo:color="#0000ff" loext:opacity="100%" style:font-name="Consolas1"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137" style:family="text">
      <style:text-properties fo:font-variant="normal" fo:text-transform="none" fo:color="#0000ff" loext:opacity="100%" style:font-name="Consolas1" fo:font-size="11pt" fo:letter-spacing="normal" fo:font-style="normal" fo:font-weight="normal" style:font-size-asian="11pt" style:font-weight-asian="normal" style:font-size-complex="11pt" style:font-weight-complex="normal"/>
    </style:style>
    <style:style style:name="T138" style:family="text">
      <style:text-properties fo:font-variant="normal" fo:text-transform="none" fo:color="#0000ff" loext:opacity="100%" style:font-name="Consolas1" fo:font-size="11pt" fo:letter-spacing="normal" fo:font-style="normal" fo:font-weight="normal" officeooo:rsid="01d244d4" style:font-size-asian="11pt" style:font-weight-asian="normal" style:font-size-complex="11pt" style:font-weight-complex="normal"/>
    </style:style>
    <style:style style:name="T139" style:family="text">
      <style:text-properties fo:font-variant="normal" fo:text-transform="none" fo:color="#0000ff" loext:opacity="100%" style:font-name="Consolas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40" style:family="text">
      <style:text-properties fo:font-variant="normal" fo:text-transform="none" fo:color="#0000ff" loext:opacity="100%" style:font-name="Consolas1" fo:font-size="10.5pt" fo:letter-spacing="-0.0102in" fo:font-style="normal" fo:font-weight="normal" officeooo:rsid="01c20d31" fo:background-color="#ffffff" loext:char-shading-value="0" style:font-size-asian="10.5pt" style:font-size-complex="10.5pt"/>
    </style:style>
    <style:style style:name="T141" style:family="text">
      <style:text-properties fo:font-variant="normal" fo:text-transform="none" fo:color="#0000ff" loext:opacity="100%" style:font-name="Consolas1" fo:font-size="10.5pt" fo:letter-spacing="-0.0028in" fo:font-style="normal" fo:font-weight="normal" officeooo:rsid="01c20d31" fo:background-color="#ffffff" loext:char-shading-value="0" style:font-size-asian="10.5pt" style:font-size-complex="10.5pt"/>
    </style:style>
    <style:style style:name="T142" style:family="text">
      <style:text-properties fo:font-variant="normal" fo:text-transform="none" fo:color="#0000ff"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143" style:family="text">
      <style:text-properties fo:font-variant="normal" fo:text-transform="none" fo:color="#0000ff"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144" style:family="text">
      <style:text-properties fo:font-variant="normal" fo:text-transform="none" fo:color="#0000ff"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145" style:family="text">
      <style:text-properties fo:font-variant="normal" fo:text-transform="none" fo:color="#0000ff" loext:opacity="100%" style:font-name="Consolas1"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6" style:family="text">
      <style:text-properties fo:font-variant="normal" fo:text-transform="none" fo:color="#0000ff"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47" style:family="text">
      <style:text-properties fo:font-variant="normal" fo:text-transform="none" fo:color="#0000ff" loext:opacity="100%" style:font-name="Consolas1" fo:letter-spacing="normal" fo:font-style="normal" fo:font-weight="normal" style:font-weight-asian="normal" style:font-weight-complex="normal"/>
    </style:style>
    <style:style style:name="T148" style:family="text">
      <style:text-properties fo:font-variant="normal" fo:text-transform="none" fo:color="#0000ff" loext:opacity="100%" style:font-name="Consolas1" fo:letter-spacing="normal" fo:font-style="normal" fo:font-weight="normal" officeooo:rsid="01dd039e" style:font-weight-asian="normal" style:font-weight-complex="normal"/>
    </style:style>
    <style:style style:name="T149" style:family="text">
      <style:text-properties fo:font-variant="normal" fo:text-transform="none" fo:color="#0000ff" loext:opacity="100%" style:font-name="Consolas1" fo:letter-spacing="normal" fo:font-style="normal" fo:font-weight="normal" fo:background-color="#ffffff" loext:char-shading-value="0" style:font-weight-asian="normal" style:font-weight-complex="normal"/>
    </style:style>
    <style:style style:name="T150" style:family="text">
      <style:text-properties fo:font-variant="normal" fo:text-transform="none" fo:color="#0000ff" loext:opacity="100%" style:font-name="Consolas1" fo:letter-spacing="normal" fo:font-style="normal" fo:font-weight="normal" officeooo:rsid="01dd039e" fo:background-color="#ffffff" loext:char-shading-value="0" style:font-weight-asian="normal" style:font-weight-complex="normal"/>
    </style:style>
    <style:style style:name="T151" style:family="text">
      <style:text-properties fo:font-variant="normal" fo:text-transform="none" fo:color="#0000ff"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152" style:family="text">
      <style:text-properties fo:font-variant="normal" fo:text-transform="none" fo:color="#0000ff"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153" style:family="text">
      <style:text-properties fo:font-variant="normal" fo:text-transform="none" fo:color="#0000ff" loext:opacity="100%" style:font-name="Consolas1" fo:letter-spacing="normal" fo:font-style="normal" fo:font-weight="normal" officeooo:rsid="0235dd0c" fo:background-color="#ffffff" loext:char-shading-value="0" style:font-size-asian="10.5pt" style:font-weight-asian="normal" style:font-size-complex="10.5pt" style:font-weight-complex="normal"/>
    </style:style>
    <style:style style:name="T154" style:family="text">
      <style:text-properties fo:font-variant="normal" fo:text-transform="none" fo:color="#0000ff"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55" style:family="text">
      <style:text-properties fo:font-variant="normal" fo:text-transform="none" fo:color="#0000ff"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56" style:family="text">
      <style:text-properties fo:font-variant="normal" fo:text-transform="none" fo:color="#0000ff"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157" style:family="text">
      <style:text-properties fo:font-variant="normal" fo:text-transform="none" fo:color="#0000ff" loext:opacity="100%" style:font-name="Consolas1"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in" loext:border="none"/>
    </style:style>
    <style:style style:name="T158" style:family="text">
      <style:text-properties fo:font-variant="normal" fo:text-transform="none" fo:color="#0000ff" loext:opacity="100%" style:font-name="Lato1"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59" style:family="text">
      <style:text-properties fo:font-variant="normal" fo:text-transform="none" fo:color="#0000ff" loext:opacity="10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0" style:family="text">
      <style:text-properties fo:font-variant="normal" fo:text-transform="none" fo:color="#0000ff" loext:opacity="10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61" style:family="text">
      <style:text-properties fo:font-variant="normal" fo:text-transform="none" fo:color="#0000ff" loext:opacity="10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2" style:family="text">
      <style:text-properties fo:font-variant="normal" fo:text-transform="none" fo:color="#0000ff" loext:opacity="10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63" style:family="text">
      <style:text-properties fo:font-variant="normal" fo:text-transform="none" fo:color="#0000ff" loext:opacity="100%" style:font-name="Lato1" fo:letter-spacing="-0.0055in" fo:font-style="normal" fo:font-weight="normal" officeooo:rsid="01c20d31"/>
    </style:style>
    <style:style style:name="T164" style:family="text">
      <style:text-properties fo:font-variant="normal" fo:text-transform="none" fo:color="#0000ff" loext:opacity="100%" style:font-name="Lato1" fo:letter-spacing="-0.0071in" fo:font-style="normal" fo:font-weight="normal" style:font-weight-asian="normal" style:font-weight-complex="normal"/>
    </style:style>
    <style:style style:name="T165" style:family="text">
      <style:text-properties fo:font-variant="normal" fo:text-transform="none" fo:color="#0000ff"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6" style:family="text">
      <style:text-properties fo:font-variant="normal" fo:text-transform="none" fo:color="#0000ff"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7" style:family="text">
      <style:text-properties fo:font-variant="normal" fo:text-transform="none" fo:color="#0000ff" loext:opacity="100%" style:font-name="Consolas"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8" style:family="text">
      <style:text-properties fo:font-variant="normal" fo:text-transform="none" fo:color="#0000ff" loext:opacity="100%" style:font-name="Consolas" fo:letter-spacing="normal" fo:language="en" fo:country="GB" fo:font-style="normal" style:text-underline-style="none" fo:font-weight="normal" officeooo:rsid="023f4a6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69" style:family="text">
      <style:text-properties fo:font-variant="normal" fo:text-transform="none" fo:color="#0000ff" loext:opacity="100%" style:font-name="Consolas" fo:letter-spacing="normal" fo:language="en" fo:country="GB" fo:font-style="normal" style:text-underline-style="none" fo:font-weight="normal" officeooo:rsid="0240c4d2"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170" style:family="text">
      <style:text-properties fo:font-variant="normal" fo:text-transform="none" fo:color="#0000ff" loext:opacity="100%" style:font-name="Consolas" fo:letter-spacing="normal" fo:language="en" fo:country="GB" fo:font-style="normal" style:text-underline-style="none" fo:font-weight="normal" officeooo:rsid="005e9f9c" style:language-asian="zxx" style:country-asian="none" style:font-style-asian="normal" style:font-weight-asian="normal" style:language-complex="zxx" style:country-complex="none" style:font-style-complex="normal" style:font-weight-complex="normal" loext:padding="0in" loext:border="none"/>
    </style:style>
    <style:style style:name="T171" style:family="text">
      <style:text-properties fo:font-variant="normal" fo:text-transform="none" fo:color="#0000ff" loext:opacity="100%" style:font-name="Consolas" fo:letter-spacing="normal" fo:language="en" fo:country="GB" fo:font-style="normal" style:text-underline-style="none" fo:font-weight="normal" officeooo:rsid="02502689" style:language-asian="zxx" style:country-asian="none" style:font-style-asian="normal" style:font-weight-asian="normal" style:language-complex="zxx" style:country-complex="none" style:font-style-complex="normal" style:font-weight-complex="normal" loext:padding="0in" loext:border="none"/>
    </style:style>
    <style:style style:name="T172" style:family="text">
      <style:text-properties fo:font-variant="normal" fo:text-transform="none" fo:color="#0000ff" loext:opacity="100%" style:font-name="Consolas"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3"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174"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5"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608b4"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6"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17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78" style:family="text">
      <style:text-properties fo:font-variant="normal" fo:text-transform="none" fo:color="#0000ff" loext:opacity="100%" style:font-name="Fira Mono" fo:font-size="10.5pt" fo:letter-spacing="normal" fo:font-style="normal" fo:font-weight="normal" fo:background-color="#ffffff" loext:char-shading-value="0" style:font-size-asian="11pt" style:font-weight-asian="normal" style:font-size-complex="11pt" style:font-weight-complex="normal"/>
    </style:style>
    <style:style style:name="T179"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0"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1"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2" style:family="text">
      <style:text-properties fo:font-variant="normal" fo:text-transform="none" style:use-window-font-color="true" loext:opacity="0%" style:font-name="Lato" fo:font-size="11pt" fo:letter-spacing="normal" fo:language="en" fo:country="GB" fo:font-style="normal" style:text-underline-style="none" fo:font-weight="normal" officeooo:rsid="01f9c66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3" style:family="text">
      <style:text-properties fo:font-variant="normal" fo:text-transform="none" style:use-window-font-color="true" loext:opacity="0%" style:font-name="Lato" fo:font-size="11pt" fo:letter-spacing="normal" fo:language="en" fo:country="GB" fo:font-style="normal" style:text-underline-style="none" fo:font-weight="normal" officeooo:rsid="01a6f2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4" style:family="text">
      <style:text-properties fo:font-variant="normal" fo:text-transform="none" style:use-window-font-color="true" loext:opacity="0%" style:font-name="Lato" fo:font-size="11pt" fo:letter-spacing="normal" fo:language="en" fo:country="GB" fo:font-style="normal" style:text-underline-style="none" fo:font-weight="normal" officeooo:rsid="022adb6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7"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188" style:family="text">
      <style:text-properties fo:font-variant="normal" fo:text-transform="none" style:use-window-font-color="true" loext:opacity="0%" style:font-name="Lato"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89" style:family="text">
      <style:text-properties fo:font-variant="normal" fo:text-transform="none" style:use-window-font-color="true" loext:opacity="0%" style:font-name="Lato"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0" style:family="text">
      <style:text-properties fo:font-variant="normal" fo:text-transform="none" style:use-window-font-color="true" loext:opacity="0%" style:font-name="Lato"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1" style:family="text">
      <style:text-properties fo:font-variant="normal" fo:text-transform="none" style:use-window-font-color="true" loext:opacity="0%" style:font-name="Lato" fo:font-size="11pt" fo:letter-spacing="normal" fo:language="en" fo:country="GB" fo:font-style="normal" style:text-underline-style="none" fo:font-weight="bold" officeooo:rsid="01f9c66f"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2" style:family="text">
      <style:text-properties fo:font-variant="normal" fo:text-transform="none" style:use-window-font-color="true" loext:opacity="0%" style:font-name="Lato" fo:font-size="11pt" fo:letter-spacing="normal"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3" style:family="text">
      <style:text-properties fo:font-variant="normal" fo:text-transform="none" style:use-window-font-color="true" loext:opacity="0%" style:font-name="Lato"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4" style:family="text">
      <style:text-properties fo:font-variant="normal" fo:text-transform="none" style:use-window-font-color="true" loext:opacity="0%" style:font-name="Lato" fo:font-size="11pt" fo:letter-spacing="normal" fo:language="en" fo:country="GB" fo:font-style="normal" style:text-underline-style="none" fo:font-weight="bold" officeooo:rsid="0213b842"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195" style:family="text">
      <style:text-properties fo:font-variant="normal" fo:text-transform="none" style:use-window-font-color="true" loext:opacity="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6" style:family="text">
      <style:text-properties fo:font-variant="normal" fo:text-transform="none" style:use-window-font-color="true" loext:opacity="0%" style:font-name="Lato" fo:font-size="11pt" fo:letter-spacing="normal" fo:language="en" fo:country="GB" fo:font-style="normal" style:text-underline-style="none" officeooo:rsid="01e9e32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7" style:family="text">
      <style:text-properties fo:font-variant="normal" fo:text-transform="none" style:use-window-font-color="true" loext:opacity="0%" style:font-name="Lato" fo:font-size="11pt" fo:letter-spacing="normal" fo:language="en" fo:country="GB" fo:font-style="normal" style:text-underline-style="none" officeooo:rsid="01dd039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8" style:family="text">
      <style:text-properties fo:font-variant="normal" fo:text-transform="none" style:use-window-font-color="true" loext:opacity="0%" style:font-name="Lato" fo:font-size="11pt" fo:letter-spacing="normal" fo:language="en" fo:country="GB" fo:font-style="normal" style:text-underline-style="none" officeooo:rsid="0213b84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19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3fe2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0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8f04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eb24c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2142bf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2"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style:style>
    <style:style style:name="T213" style:family="text">
      <style:text-properties fo:font-variant="normal" fo:text-transform="none" style:use-window-font-color="true" loext:opacity="0%" style:font-name="Lato" fo:font-size="11pt" fo:letter-spacing="normal" fo:font-style="normal" fo:font-weight="normal" officeooo:rsid="024b14a2" fo:background-color="#ffffff" loext:char-shading-value="0" style:font-size-asian="11pt" style:font-size-complex="11pt"/>
    </style:style>
    <style:style style:name="T214"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in" loext:border="none"/>
    </style:style>
    <style:style style:name="T215" style:family="text">
      <style:text-properties fo:font-variant="normal" fo:text-transform="none" style:use-window-font-color="true" loext:opacity="0%" style:font-name="Lato" fo:font-size="11pt" fo:letter-spacing="-0.0055in"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16" style:family="text">
      <style:text-properties fo:font-variant="normal" fo:text-transform="none" style:use-window-font-color="true" loext:opacity="0%" style:font-name="Lato" fo:font-size="11pt" fo:letter-spacing="-0.0055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17"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in" loext:border="none"/>
    </style:style>
    <style:style style:name="T218" style:family="text">
      <style:text-properties fo:font-variant="normal" fo:text-transform="none" style:use-window-font-color="true" loext:opacity="0%" style:font-name="Lato" fo:font-size="11pt" fo:letter-spacing="-0.0055in"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19"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0" style:family="text">
      <style:text-properties fo:font-variant="normal" fo:text-transform="none" style:use-window-font-color="true" loext:opacity="0%" style:font-name="Lato" fo:font-size="11pt" fo:letter-spacing="-0.0055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1"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2" style:family="text">
      <style:text-properties fo:font-variant="normal" fo:text-transform="none" style:use-window-font-color="true" loext:opacity="0%" style:font-name="Lato" fo:font-size="11pt" fo:letter-spacing="-0.0016in"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23" style:family="text">
      <style:text-properties fo:font-variant="normal" fo:text-transform="none" style:use-window-font-color="true" loext:opacity="0%" style:font-name="Lato" fo:font-size="10.5pt" fo:letter-spacing="-0.0055in"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24" style:family="text">
      <style:text-properties fo:font-variant="normal" fo:text-transform="none" style:use-window-font-color="true" loext:opacity="0%" style:font-name="Lato"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5"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6" style:family="text">
      <style:text-properties fo:font-variant="normal" fo:text-transform="none" style:use-window-font-color="true" loext:opacity="0%" style:font-name="Lato"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27" style:family="text">
      <style:text-properties fo:font-variant="normal" fo:text-transform="none" style:use-window-font-color="true" loext:opacity="0%" style:font-name="Lato" fo:letter-spacing="normal" fo:language="en" fo:country="GB" fo:font-style="normal" style:text-underline-style="none" fo:font-weight="normal" officeooo:rsid="0005e96b" fo:background-color="transparent" loext:char-shading-value="0" style:font-weight-asian="normal" style:font-weight-complex="normal"/>
    </style:style>
    <style:style style:name="T228" style:family="text">
      <style:text-properties fo:font-variant="normal" fo:text-transform="none" style:use-window-font-color="true" loext:opacity="0%" style:font-name="Lato" fo:letter-spacing="normal" fo:language="en" fo:country="GB" fo:font-style="normal" style:text-underline-style="none" fo:font-weight="normal" officeooo:rsid="01868fa7" fo:background-color="transparent" loext:char-shading-value="0" style:font-weight-asian="normal" style:font-weight-complex="normal"/>
    </style:style>
    <style:style style:name="T229" style:family="text">
      <style:text-properties fo:font-variant="normal" fo:text-transform="none" style:use-window-font-color="true" loext:opacity="0%" style:font-name="Lato" fo:letter-spacing="normal" fo:font-style="normal" fo:font-weight="normal"/>
    </style:style>
    <style:style style:name="T230" style:family="text">
      <style:text-properties fo:font-variant="normal" fo:text-transform="none" style:use-window-font-color="true" loext:opacity="0%" style:font-name="Lato" fo:letter-spacing="normal" fo:font-style="normal" fo:font-weight="bold"/>
    </style:style>
    <style:style style:name="T231" style:family="text">
      <style:text-properties fo:font-variant="normal" fo:text-transform="none" style:use-window-font-color="true" loext:opacity="0%" fo:letter-spacing="normal" fo:font-style="normal" officeooo:rsid="005e9f9c" fo:background-color="transparent" loext:char-shading-value="0" loext:padding="0in" loext:border="none"/>
    </style:style>
    <style:style style:name="T232" style:family="text">
      <style:text-properties fo:font-variant="normal" fo:text-transform="none" style:use-window-font-color="true" loext:opacity="0%" fo:letter-spacing="normal" fo:font-style="normal" officeooo:rsid="01720c9a" fo:background-color="transparent" loext:char-shading-value="0" loext:padding="0in" loext:border="none"/>
    </style:style>
    <style:style style:name="T233" style:family="text">
      <style:text-properties fo:font-variant="normal" fo:text-transform="none" style:use-window-font-color="true" loext:opacity="0%" fo:letter-spacing="normal" fo:font-style="normal" officeooo:rsid="012986e1" fo:background-color="transparent" loext:char-shading-value="0" loext:padding="0in" loext:border="none"/>
    </style:style>
    <style:style style:name="T234" style:family="text">
      <style:text-properties fo:font-variant="normal" fo:text-transform="none" style:use-window-font-color="true" loext:opacity="0%" fo:letter-spacing="normal" fo:font-style="normal" officeooo:rsid="0173d9e3" fo:background-color="transparent" loext:char-shading-value="0" loext:padding="0in" loext:border="none"/>
    </style:style>
    <style:style style:name="T235" style:family="text">
      <style:text-properties fo:font-variant="normal" fo:text-transform="none" style:use-window-font-color="true" loext:opacity="0%" style:font-name="Consolas1" fo:font-size="10.5pt" fo:letter-spacing="-0.0055in"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6" style:family="text">
      <style:text-properties fo:font-variant="normal" fo:text-transform="none" style:use-window-font-color="true" loext:opacity="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37" style:family="text">
      <style:text-properties fo:font-variant="normal" fo:text-transform="none" style:use-window-font-color="true" loext:opacity="0%" style:font-name="Consolas1" fo:font-size="10.5pt" fo:letter-spacing="normal" fo:language="en" fo:country="GB" fo:font-style="normal" style:text-underline-style="none" officeooo:rsid="01dd039e"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38" style:family="text">
      <style:text-properties fo:font-variant="normal" fo:text-transform="none" style:use-window-font-color="true" loext:opacity="0%" style:font-name="Consolas1" fo:font-size="10.5pt" fo:letter-spacing="normal" fo:language="en" fo:country="GB" fo:font-style="normal" style:text-underline-style="none" officeooo:rsid="0212199c"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in" loext:border="none"/>
    </style:style>
    <style:style style:name="T239" style:family="text">
      <style:text-properties fo:font-variant="normal" fo:text-transform="none" style:use-window-font-color="true" loext:opacity="0%" style:font-name="Consolas1" fo:font-size="10.5pt" fo:letter-spacing="normal" fo:language="en" fo:country="GB" fo:font-style="normal" style:text-underline-style="none" fo:font-weight="bold" officeooo:rsid="01dd039e"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in" loext:border="none"/>
    </style:style>
    <style:style style:name="T240" style:family="text">
      <style:text-properties fo:font-variant="normal" fo:text-transform="none" style:use-window-font-color="true" loext:opacity="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241"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1dd039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2"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236da06"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3" style:family="text">
      <style:text-properties fo:font-variant="normal" fo:text-transform="none" style:use-window-font-color="true" loext:opacity="0%" style:font-name="Consolas1" fo:font-size="11pt" fo:letter-spacing="normal" fo:language="en" fo:country="GB" fo:font-style="normal" style:text-underline-style="none" fo:font-weight="bold" officeooo:rsid="01dd039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44"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5" style:family="text">
      <style:text-properties fo:font-variant="normal" fo:text-transform="none" style:use-window-font-color="true" loext:opacity="0%" style:font-name="Consolas"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6" style:family="text">
      <style:text-properties fo:font-variant="normal" fo:text-transform="none" style:use-window-font-color="true" loext:opacity="0%" style:font-name="Lato1" fo:font-size="11pt" fo:letter-spacing="-0.0016in"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47"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49" style:family="text">
      <style:text-properties fo:font-variant="normal" fo:text-transform="none" style:use-window-font-color="true" loext:opacity="0%" style:font-name="Lato1"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250" style:family="text">
      <style:text-properties fo:font-variant="normal" fo:text-transform="none" style:use-window-font-color="true" loext:opacity="0%" style:font-name="Lato1"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251" style:family="text">
      <style:text-properties fo:font-variant="normal" fo:text-transform="none" style:use-window-font-color="true" loext:opacity="0%" style:font-name="Lato1" fo:font-size="11pt" fo:letter-spacing="normal" fo:language="en" fo:country="GB" fo:font-style="normal" fo:font-weight="normal" officeooo:rsid="0202327d" fo:background-color="#ffffff" loext:char-shading-value="0" style:font-size-asian="11pt" style:language-asian="en" style:country-asian="US" style:font-name-complex="Consolas2" style:font-size-complex="11pt" style:language-complex="ar" style:country-complex="SA"/>
    </style:style>
    <style:style style:name="T252"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size-complex="11pt"/>
    </style:style>
    <style:style style:name="T253" style:family="text">
      <style:text-properties fo:font-variant="normal" fo:text-transform="none" style:use-window-font-color="true" loext:opacity="0%" style:font-name="Lato1" fo:font-size="11pt" fo:letter-spacing="normal" fo:font-style="normal" fo:font-weight="normal" officeooo:rsid="01b5b11d" fo:background-color="#ffffff" loext:char-shading-value="0" style:font-size-asian="11pt" style:font-size-complex="11pt"/>
    </style:style>
    <style:style style:name="T254" style:family="text">
      <style:text-properties fo:font-variant="normal" fo:text-transform="none" style:use-window-font-color="true" loext:opacity="0%" style:font-name="Lato1" fo:font-size="11pt" fo:letter-spacing="normal" fo:font-style="normal" fo:font-weight="normal" officeooo:rsid="01b8da7c" fo:background-color="#ffffff" loext:char-shading-value="0" style:font-size-asian="11pt" style:font-size-complex="11pt"/>
    </style:style>
    <style:style style:name="T255" style:family="text">
      <style:text-properties fo:font-variant="normal" fo:text-transform="none" style:use-window-font-color="true" loext:opacity="0%" style:font-name="Lato1" fo:font-size="11pt" fo:letter-spacing="normal" fo:font-style="normal" fo:font-weight="normal" officeooo:rsid="01baa594" fo:background-color="#ffffff" loext:char-shading-value="0" style:font-size-asian="11pt" style:font-size-complex="11pt"/>
    </style:style>
    <style:style style:name="T256" style:family="text">
      <style:text-properties fo:font-variant="normal" fo:text-transform="none" style:use-window-font-color="true" loext:opacity="0%" style:font-name="Lato1" fo:font-size="11pt" fo:letter-spacing="normal" fo:font-style="normal" fo:font-weight="normal" officeooo:rsid="01c20d31" fo:background-color="#ffffff" loext:char-shading-value="0" style:font-size-asian="11pt" style:font-size-complex="11pt"/>
    </style:style>
    <style:style style:name="T257" style:family="text">
      <style:text-properties fo:font-variant="normal" fo:text-transform="none" style:use-window-font-color="true" loext:opacity="0%" style:font-name="Lato1" fo:font-size="11pt" fo:letter-spacing="normal" fo:font-style="normal" fo:font-weight="normal" officeooo:rsid="02003a5b" fo:background-color="#ffffff" loext:char-shading-value="0" style:font-size-asian="11pt" style:font-size-complex="11pt"/>
    </style:style>
    <style:style style:name="T258"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bold" style:font-size-complex="11pt"/>
    </style:style>
    <style:style style:name="T259" style:family="text">
      <style:text-properties fo:font-variant="normal" fo:text-transform="none" style:use-window-font-color="true" loext:opacity="0%" style:font-name="Lato1" fo:font-size="11pt" fo:letter-spacing="normal" fo:font-style="normal" fo:font-weight="normal" fo:background-color="#ffffff" loext:char-shading-value="0" style:font-size-asian="11pt" style:font-weight-asian="normal" style:font-size-complex="11pt" style:font-weight-complex="normal"/>
    </style:style>
    <style:style style:name="T260" style:family="text">
      <style:text-properties fo:font-variant="normal" fo:text-transform="none" style:use-window-font-color="true" loext:opacity="0%" style:font-name="Lato1"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261" style:family="text">
      <style:text-properties fo:font-variant="normal" fo:text-transform="none" style:use-window-font-color="true" loext:opacity="0%" style:font-name="Lato1"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262" style:family="text">
      <style:text-properties fo:font-variant="normal" fo:text-transform="none" style:use-window-font-color="true" loext:opacity="0%" style:font-name="Lato1"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263" style:family="text">
      <style:text-properties fo:font-variant="normal" fo:text-transform="none" style:use-window-font-color="true" loext:opacity="0%" style:font-name="Lato1" fo:font-size="11pt" fo:letter-spacing="normal" fo:font-style="normal" fo:font-weight="normal" officeooo:rsid="022dd647" fo:background-color="#ffffff" loext:char-shading-value="0" style:font-name-asian="Noto Sans Mono CJK SC" style:font-size-asian="11pt" style:font-name-complex="Liberation Mono" style:font-size-complex="11pt"/>
    </style:style>
    <style:style style:name="T264" style:family="text">
      <style:text-properties fo:font-variant="normal" fo:text-transform="none" style:use-window-font-color="true" loext:opacity="0%" style:font-name="Lato1" fo:font-size="11pt" fo:letter-spacing="normal" fo:font-style="normal" fo:font-weight="normal" style:font-size-asian="11pt" style:font-weight-asian="normal" style:font-size-complex="11pt" style:font-weight-complex="normal"/>
    </style:style>
    <style:style style:name="T265" style:family="text">
      <style:text-properties fo:font-variant="normal" fo:text-transform="none" style:use-window-font-color="true" loext:opacity="0%" style:font-name="Lato1" fo:font-size="11pt" fo:letter-spacing="normal" fo:font-style="normal" fo:font-weight="normal" style:font-size-asian="11pt" style:font-size-complex="11pt"/>
    </style:style>
    <style:style style:name="T266"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weight-asian="bold" style:font-size-complex="11pt" style:font-weight-complex="bold"/>
    </style:style>
    <style:style style:name="T267"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weight-asian="bold" style:font-size-complex="11pt" style:font-weight-complex="bold"/>
    </style:style>
    <style:style style:name="T268" style:family="text">
      <style:text-properties fo:font-variant="normal" fo:text-transform="none" style:use-window-font-color="true" loext:opacity="0%" style:font-name="Lato1"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269" style:family="text">
      <style:text-properties fo:font-variant="normal" fo:text-transform="none" style:use-window-font-color="true" loext:opacity="0%" style:font-name="Lato1" fo:font-size="11pt" fo:letter-spacing="normal" fo:font-style="normal" fo:font-weight="bold" fo:background-color="#ffffff" loext:char-shading-value="0" style:font-size-asian="11pt" style:font-size-complex="11pt"/>
    </style:style>
    <style:style style:name="T270" style:family="text">
      <style:text-properties fo:font-variant="normal" fo:text-transform="none" style:use-window-font-color="true" loext:opacity="0%" style:font-name="Lato1" fo:font-size="11pt" fo:letter-spacing="normal" fo:font-style="normal" fo:font-weight="bold" officeooo:rsid="01d244d4" style:font-size-asian="11pt" style:font-weight-asian="bold" style:font-size-complex="11pt" style:font-weight-complex="bold"/>
    </style:style>
    <style:style style:name="T271" style:family="text">
      <style:text-properties fo:font-variant="normal" fo:text-transform="none" style:use-window-font-color="true" loext:opacity="0%" style:font-name="Lato1" fo:font-size="11pt" fo:letter-spacing="normal" fo:font-style="normal" fo:background-color="#ffffff" loext:char-shading-value="0" style:font-size-asian="11pt" style:font-size-complex="11pt"/>
    </style:style>
    <style:style style:name="T272" style:family="text">
      <style:text-properties fo:font-variant="normal" fo:text-transform="none" style:use-window-font-color="true" loext:opacity="0%" style:font-name="Lato1" fo:font-size="11pt" fo:letter-spacing="normal" fo:font-style="normal" officeooo:rsid="01c74157" fo:background-color="#ffffff" loext:char-shading-value="0" style:font-size-asian="11pt" style:font-size-complex="11pt"/>
    </style:style>
    <style:style style:name="T273" style:family="text">
      <style:text-properties fo:font-variant="normal" fo:text-transform="none" style:use-window-font-color="true" loext:opacity="0%" style:font-name="Lato1" fo:font-size="11pt" fo:letter-spacing="normal" fo:font-style="normal" officeooo:rsid="01c7b94e" fo:background-color="#ffffff" loext:char-shading-value="0" style:font-size-asian="11pt" style:font-size-complex="11pt"/>
    </style:style>
    <style:style style:name="T274" style:family="text">
      <style:text-properties fo:font-variant="normal" fo:text-transform="none" style:use-window-font-color="true" loext:opacity="0%" style:font-name="Lato1" fo:font-size="11pt" fo:letter-spacing="normal" fo:font-style="normal" officeooo:rsid="0215ce8c" fo:background-color="#ffffff" loext:char-shading-value="0" style:font-size-asian="11pt" style:font-size-complex="11pt"/>
    </style:style>
    <style:style style:name="T275" style:family="text">
      <style:text-properties fo:font-variant="normal" fo:text-transform="none" style:use-window-font-color="true" loext:opacity="0%" style:font-name="Lato1" fo:font-size="11pt" fo:letter-spacing="normal" fo:background-color="#ffffff" loext:char-shading-value="0" style:font-size-asian="11pt" style:font-size-complex="11pt"/>
    </style:style>
    <style:style style:name="T276" style:family="text">
      <style:text-properties fo:font-variant="normal" fo:text-transform="none" style:use-window-font-color="true" loext:opacity="0%" style:font-name="Lato1" fo:font-size="11pt" fo:letter-spacing="-0.0071in" fo:font-style="normal" fo:font-weight="normal" fo:background-color="#ffffff" loext:char-shading-value="0" style:font-size-asian="11pt" style:font-weight-asian="normal" style:font-size-complex="11pt" style:font-weight-complex="normal"/>
    </style:style>
    <style:style style:name="T277" style:family="text">
      <style:text-properties fo:font-variant="normal" fo:text-transform="none" style:use-window-font-color="true" loext:opacity="0%" style:font-name="Lato1" fo:font-size="11pt" fo:letter-spacing="-0.0071in" fo:font-style="normal" fo:font-weight="normal" officeooo:rsid="01d244d4" fo:background-color="#ffffff" loext:char-shading-value="0" style:font-size-asian="11pt" style:font-weight-asian="normal" style:font-size-complex="11pt" style:font-weight-complex="normal"/>
    </style:style>
    <style:style style:name="T278" style:family="text">
      <style:text-properties fo:font-variant="normal" fo:text-transform="none" style:use-window-font-color="true" loext:opacity="0%" style:font-name="Lato1" fo:font-size="11pt" fo:letter-spacing="-0.0071in" fo:font-style="normal" fo:font-weight="normal" style:font-size-asian="11pt" style:font-weight-asian="normal" style:font-size-complex="11pt" style:font-weight-complex="normal"/>
    </style:style>
    <style:style style:name="T279"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0" style:family="text">
      <style:text-properties fo:font-variant="normal" fo:text-transform="none" style:use-window-font-color="true" loext:opacity="0%" style:font-name="Lato1" fo:font-size="11pt" fo:letter-spacing="-0.0071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1"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2"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3"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26ce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4"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232c861"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5"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6"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7" style:family="text">
      <style:text-properties fo:font-variant="normal" fo:text-transform="none" style:use-window-font-color="true" loext:opacity="0%" style:font-name="Lato1" fo:font-size="11pt" fo:letter-spacing="-0.0028in" fo:language="en" fo:country="GB" fo:font-style="normal" style:text-underline-style="none" fo:font-weight="normal" officeooo:rsid="01ed929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8" style:family="text">
      <style:text-properties fo:font-variant="normal" fo:text-transform="none" style:use-window-font-color="true" loext:opacity="0%" style:font-name="Lato1"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289"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0"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d9293"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1" style:family="text">
      <style:text-properties fo:font-variant="normal" fo:text-transform="none" style:use-window-font-color="true" loext:opacity="0%" style:font-name="Lato1" fo:font-size="11pt" fo:letter-spacing="-0.0028in"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2" style:family="text">
      <style:text-properties fo:font-variant="normal" fo:text-transform="none" style:use-window-font-color="true" loext:opacity="0%" style:font-name="Lato1" fo:font-size="11pt" fo:letter-spacing="-0.0028in" fo:language="en" fo:country="GB" fo:font-style="normal" style:text-underline-style="none" fo:font-weight="bold" officeooo:rsid="01e26ce3"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3" style:family="text">
      <style:text-properties fo:font-variant="normal" fo:text-transform="none" style:use-window-font-color="true" loext:opacity="0%" style:font-name="Lato1" fo:font-size="11pt" fo:letter-spacing="-0.0028in" fo:language="en" fo:country="GB" fo:font-style="normal" style:text-underline-style="none" fo:font-weight="bold" officeooo:rsid="020f57d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294" style:family="text">
      <style:text-properties fo:font-variant="normal" fo:text-transform="none" style:use-window-font-color="true" loext:opacity="0%" style:font-name="Lato1" fo:font-size="11pt" fo:letter-spacing="-0.0028in" fo:language="en" fo:country="GB" fo:font-style="normal" style:text-underline-style="none" officeooo:rsid="020f57d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295" style:family="text">
      <style:text-properties fo:font-variant="normal" fo:text-transform="none" style:use-window-font-color="true" loext:opacity="0%" style:font-name="Lato1" fo:font-size="10.5pt" fo:letter-spacing="-0.0028in" fo:font-style="normal" fo:font-weight="normal" fo:background-color="#ffffff" loext:char-shading-value="0" style:font-size-asian="10.5pt" style:font-size-complex="10.5pt"/>
    </style:style>
    <style:style style:name="T296"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size-asian="10.5pt" style:font-size-complex="10.5pt"/>
    </style:style>
    <style:style style:name="T297" style:family="text">
      <style:text-properties fo:font-variant="normal" fo:text-transform="none" style:use-window-font-color="true" loext:opacity="0%" style:font-name="Lato1" fo:font-size="10.5pt" fo:letter-spacing="-0.0028in" fo:font-style="normal" fo:font-weight="normal" officeooo:rsid="01c20d31" fo:background-color="#ffffff" loext:char-shading-value="0" style:font-name-asian="Noto Sans Mono CJK SC" style:font-size-asian="10.5pt" style:font-name-complex="Liberation Mono" style:font-size-complex="10.5pt"/>
    </style:style>
    <style:style style:name="T298"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299" style:family="text">
      <style:text-properties fo:font-variant="normal" fo:text-transform="none" style:use-window-font-color="true" loext:opacity="0%" style:font-name="Lato1" fo:font-size="10.5pt" fo:letter-spacing="-0.0028in" fo:language="en" fo:country="GB" fo:font-style="normal" style:text-underline-style="none" fo:font-weight="normal" officeooo:rsid="01dbf31f"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00" style:family="text">
      <style:text-properties fo:font-variant="normal" fo:text-transform="none" style:use-window-font-color="true" loext:opacity="0%" style:font-name="Lato1" fo:font-size="10.5pt" fo:letter-spacing="-0.0055in" fo:font-style="normal" fo:font-weight="normal" fo:background-color="#ffffff" loext:char-shading-value="0" style:font-size-asian="10.5pt" style:font-size-complex="10.5pt"/>
    </style:style>
    <style:style style:name="T301" style:family="text">
      <style:text-properties fo:font-variant="normal" fo:text-transform="none" style:use-window-font-color="true" loext:opacity="0%" style:font-name="Lato1" fo:letter-spacing="-0.0028in" fo:font-style="normal" fo:font-weight="normal"/>
    </style:style>
    <style:style style:name="T302" style:family="text">
      <style:text-properties fo:font-variant="normal" fo:text-transform="none" style:use-window-font-color="true" loext:opacity="0%" style:font-name="Lato1" fo:letter-spacing="-0.0028in" fo:font-style="normal" fo:font-weight="bold" style:font-weight-asian="bold" style:font-weight-complex="bold"/>
    </style:style>
    <style:style style:name="T303" style:family="text">
      <style:text-properties fo:font-variant="normal" fo:text-transform="none" style:use-window-font-color="true" loext:opacity="0%" style:font-name="Lato1" fo:letter-spacing="-0.0028in" fo:font-style="normal" fo:font-weight="bold" officeooo:rsid="01c4ea98" style:font-weight-asian="bold" style:font-weight-complex="bold"/>
    </style:style>
    <style:style style:name="T304" style:family="text">
      <style:text-properties fo:font-variant="normal" fo:text-transform="none" style:use-window-font-color="true" loext:opacity="0%" style:font-name="Lato1" fo:letter-spacing="-0.0055in" fo:font-style="normal" fo:font-weight="normal"/>
    </style:style>
    <style:style style:name="T305" style:family="text">
      <style:text-properties fo:font-variant="normal" fo:text-transform="none" style:use-window-font-color="true" loext:opacity="0%" style:font-name="Lato1" fo:letter-spacing="-0.0071in"/>
    </style:style>
    <style:style style:name="T306" style:family="text">
      <style:text-properties fo:font-variant="normal" fo:text-transform="none" style:use-window-font-color="true" loext:opacity="0%" style:font-name="Lato1" fo:letter-spacing="-0.0071in" fo:font-style="normal" fo:font-weight="bold"/>
    </style:style>
    <style:style style:name="T307" style:family="text">
      <style:text-properties fo:font-variant="normal" fo:text-transform="none" style:use-window-font-color="true" loext:opacity="0%" style:font-name="Lato1" fo:letter-spacing="-0.0071in" fo:font-style="normal" fo:font-weight="normal"/>
    </style:style>
    <style:style style:name="T308"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22c4ff"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09"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bold" officeooo:rsid="01e26ce3"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in" loext:border="none"/>
    </style:style>
    <style:style style:name="T310" style:family="text">
      <style:text-properties fo:font-variant="normal" fo:text-transform="none" style:use-window-font-color="true" loext:opacity="0%" style:font-name="Chilanka" fo:font-size="13pt" fo:letter-spacing="-0.0028in" fo:language="en" fo:country="GB" fo:font-style="normal" style:text-underline-style="solid" style:text-underline-width="auto" style:text-underline-color="font-color" fo:font-weight="normal" officeooo:rsid="0122c4ff" fo:background-color="transparent" loext:char-shading-value="0" style:font-name-asian="Noto Serif CJK SC" style:font-size-asian="13pt" style:language-asian="zxx" style:country-asian="none" style:font-style-asian="normal" style:font-weight-asian="normal" style:font-name-complex="Lohit Devanagari" style:font-size-complex="13pt" style:language-complex="zxx" style:country-complex="none" style:font-style-complex="normal" style:font-weight-complex="normal" loext:padding="0in" loext:border="none"/>
    </style:style>
    <style:style style:name="T311"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2"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normal" officeooo:rsid="01e9e322"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3" style:family="text">
      <style:text-properties fo:font-variant="normal" fo:text-transform="none" style:use-window-font-color="true" loext:opacity="0%" style:text-line-through-style="none" style:text-line-through-type="none" style:font-name="Lato1" fo:font-size="11pt" fo:letter-spacing="-0.0028in" fo:language="en" fo:country="GB" fo:font-style="normal" style:text-underline-style="none" fo:font-weight="bold" officeooo:rsid="01e9e322"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31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ac6ed6"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8f04c"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1ead154"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17" style:family="text">
      <style:text-properties fo:font-variant="normal" fo:text-transform="none" style:use-window-font-color="true" loext:opacity="0%" style:font-name="Consolas" fo:font-size="11pt" fo:letter-spacing="normal" fo:font-style="normal" fo:font-weight="normal" style:font-size-asian="11pt" style:font-size-complex="11pt"/>
    </style:style>
    <style:style style:name="T318" style:family="text">
      <style:text-properties fo:font-variant="normal" fo:text-transform="none" style:use-window-font-color="true" loext:opacity="0%" fo:font-size="11pt" fo:letter-spacing="normal" fo:font-style="normal" fo:font-weight="normal" style:font-size-asian="11pt" style:font-size-complex="11pt"/>
    </style:style>
    <style:style style:name="T319"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20" style:family="text">
      <style:text-properties fo:font-variant="normal" fo:text-transform="none" fo:letter-spacing="normal"/>
    </style:style>
    <style:style style:name="T321" style:family="text">
      <style:text-properties fo:font-variant="normal" fo:text-transform="none" fo:letter-spacing="normal" fo:font-style="normal"/>
    </style:style>
    <style:style style:name="T322" style:family="text">
      <style:text-properties fo:font-variant="normal" fo:text-transform="none" fo:letter-spacing="normal" fo:font-style="normal" officeooo:rsid="01868fa7"/>
    </style:style>
    <style:style style:name="T323" style:family="text">
      <style:text-properties fo:font-variant="normal" fo:text-transform="none" fo:letter-spacing="normal" fo:font-style="normal" fo:font-weight="normal"/>
    </style:style>
    <style:style style:name="T324" style:family="text">
      <style:text-properties fo:font-variant="normal" fo:text-transform="none" fo:letter-spacing="normal" fo:font-style="normal" officeooo:rsid="01f4b26c"/>
    </style:style>
    <style:style style:name="T325" style:family="text">
      <style:text-properties fo:font-variant="normal" fo:text-transform="none" fo:letter-spacing="normal" fo:font-style="normal" fo:font-weight="bold" style:font-weight-asian="bold" style:font-weight-complex="bold"/>
    </style:style>
    <style:style style:name="T326" style:family="text">
      <style:text-properties fo:font-variant="normal" fo:text-transform="none" fo:letter-spacing="normal" fo:font-style="normal" fo:font-weight="bold" officeooo:rsid="024b14a2" style:font-weight-asian="bold" style:font-weight-complex="bold"/>
    </style:style>
    <style:style style:name="T327"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8"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29"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0"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1"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2" style:family="text">
      <style:text-properties fo:font-variant="normal" fo:text-transform="none" fo:letter-spacing="normal" fo:language="en" fo:country="GB" fo:font-style="normal" style:text-underline-style="solid" style:text-underline-width="auto" style:text-underline-color="font-color" fo:font-weight="normal" officeooo:rsid="01f687eb"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3" style:family="text">
      <style:text-properties fo:font-variant="normal" fo:text-transform="none" fo:letter-spacing="normal" fo:language="en" fo:country="GB" fo:font-style="normal" style:text-underline-style="solid" style:text-underline-width="auto" style:text-underline-color="font-color" fo:font-weight="normal" officeooo:rsid="01eeea7e"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4"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35" style:family="text">
      <style:text-properties fo:font-variant="normal" fo:text-transform="none"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36" style:family="text">
      <style:text-properties fo:font-variant="normal" fo:text-transform="none" fo:letter-spacing="normal" fo:language="en" fo:country="GB" fo:font-style="normal" style:text-underline-style="none" fo:font-weight="normal" officeooo:rsid="023f4a62"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7" style:family="text">
      <style:text-properties fo:font-variant="normal" fo:text-transform="none" fo:letter-spacing="normal" fo:language="en" fo:country="GB" fo:font-style="normal" style:text-underline-style="none" fo:font-weight="normal"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38" style:family="text">
      <style:text-properties fo:font-variant="normal" fo:text-transform="none" fo:letter-spacing="normal" fo:language="en" fo:country="GB" fo:font-style="normal" style:text-underline-style="none"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339" style:family="text">
      <style:text-properties fo:font-variant="normal" fo:text-transform="none" fo:letter-spacing="normal" fo:language="en" fo:country="US" fo:font-style="normal" style:text-underline-style="none" fo:background-color="transparent" loext:char-shading-value="0" style:font-size-asian="10pt" style:font-weight-asian="normal" style:font-size-complex="10pt" style:font-weight-complex="normal"/>
    </style:style>
    <style:style style:name="T340" style:family="text">
      <style:text-properties fo:font-variant="normal" fo:text-transform="none"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41" style:family="text">
      <style:text-properties fo:font-variant="normal" fo:text-transform="none" fo:color="#993366" loext:opacity="100%" style:font-name="Consolas1" fo:letter-spacing="-0.011in" fo:font-style="normal"/>
    </style:style>
    <style:style style:name="T342" style:family="text">
      <style:text-properties fo:font-variant="normal" fo:text-transform="none" fo:color="#993366" loext:opacity="100%" style:font-name="Consolas1" fo:letter-spacing="-0.011in" fo:font-style="normal" officeooo:rsid="018ada90"/>
    </style:style>
    <style:style style:name="T343"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size-complex="10.5pt"/>
    </style:style>
    <style:style style:name="T344" style:family="text">
      <style:text-properties fo:font-variant="normal" fo:text-transform="none" fo:color="#993366"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345" style:family="text">
      <style:text-properties fo:font-variant="normal" fo:text-transform="none" fo:color="#993366" loext:opacity="100%" style:font-name="Consolas1" fo:font-size="10.5pt" fo:letter-spacing="-0.0102in" fo:font-style="normal" fo:font-weight="bold" fo:background-color="#ffffff" loext:char-shading-value="0" style:font-size-asian="10.5pt" style:font-size-complex="10.5pt"/>
    </style:style>
    <style:style style:name="T346" style:family="text">
      <style:text-properties fo:font-variant="normal" fo:text-transform="none" fo:color="#993366" loext:opacity="100%" style:font-name="Consolas1" fo:letter-spacing="-0.0102in" fo:font-style="normal" fo:font-weight="normal"/>
    </style:style>
    <style:style style:name="T347" style:family="text">
      <style:text-properties fo:font-variant="normal" fo:text-transform="none" fo:color="#993366" loext:opacity="100%" style:font-name="Consolas1" fo:letter-spacing="-0.0102in" fo:font-style="normal" fo:font-weight="normal" style:font-weight-asian="normal" style:font-weight-complex="normal"/>
    </style:style>
    <style:style style:name="T348"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349"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350" style:family="text">
      <style:text-properties fo:font-variant="normal" fo:text-transform="none" fo:color="#993366" loext:opacity="100%" style:font-name="Consolas1" fo:font-size="11pt" fo:letter-spacing="-0.0102in" fo:font-style="normal" fo:font-weight="normal" fo:background-color="#ffffff" loext:char-shading-value="0" style:font-size-asian="11pt" style:font-weight-asian="normal" style:font-size-complex="11pt" style:font-weight-complex="normal"/>
    </style:style>
    <style:style style:name="T351" style:family="text">
      <style:text-properties fo:font-variant="normal" fo:text-transform="none" fo:color="#993366" loext:opacity="100%" style:font-name="Consolas1" fo:font-size="10pt" fo:letter-spacing="-0.0102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52" style:family="text">
      <style:text-properties fo:font-variant="normal" fo:text-transform="none" fo:color="#993366" loext:opacity="100%" style:font-name="Consolas1" fo:font-size="10pt" fo:letter-spacing="-0.011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53" style:family="text">
      <style:text-properties fo:font-variant="normal" fo:text-transform="none" fo:color="#993366"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354" style:family="text">
      <style:text-properties fo:font-variant="normal" fo:text-transform="none" fo:color="#993366" loext:opacity="100%" style:font-name="Consolas1" fo:font-size="10pt" fo:letter-spacing="-0.0138in" fo:language="en" fo:country="US" fo:font-style="normal" style:text-underline-style="none" fo:font-weight="normal"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55" style:family="text">
      <style:text-properties fo:font-variant="normal" fo:text-transform="none" fo:color="#993366" loext:opacity="100%" style:font-name="Consolas1" fo:font-size="10pt" fo:letter-spacing="-0.0138in" fo:language="en" fo:country="US" fo:font-style="normal" style:text-underline-style="none" fo:font-weight="bold" officeooo:rsid="018ada90"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56" style:family="text">
      <style:text-properties fo:font-variant="normal" fo:text-transform="none" fo:color="#993366" loext:opacity="100%" style:font-name="Consolas" fo:font-size="11pt" fo:letter-spacing="-0.0102in"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7" style:family="text">
      <style:text-properties fo:font-variant="normal" fo:text-transform="none" fo:color="#993366"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8" style:family="text">
      <style:text-properties fo:font-variant="normal" fo:text-transform="none" fo:color="#993366" loext:opacity="100%" style:font-name="Consolas" fo:font-size="11pt" fo:letter-spacing="-0.0102in" fo:language="en" fo:country="GB" fo:font-style="normal" style:text-underline-style="none" fo:font-weight="normal" officeooo:rsid="024b14a2"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59"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0"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1" style:family="text">
      <style:text-properties fo:font-variant="normal" fo:text-transform="none" fo:color="#993366" loext:opacity="100%" style:font-name="Consolas" fo:font-size="11pt" fo:letter-spacing="-0.0102in"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2" style:family="text">
      <style:text-properties fo:font-variant="normal" fo:text-transform="none" fo:color="#993366" loext:opacity="100%" style:font-name="Consolas" fo:font-size="11pt" fo:letter-spacing="-0.0102in" fo:language="en" fo:country="GB" fo:font-style="normal" style:text-underline-style="none" fo:font-weight="normal" officeooo:rsid="01f687eb"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3"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364"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65" style:family="text">
      <style:text-properties fo:font-variant="normal" fo:text-transform="none" fo:color="#993366" loext:opacity="100%" style:font-name="Consolas"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66" style:family="text">
      <style:text-properties fo:font-variant="normal" fo:text-transform="none" fo:color="#993366" loext:opacity="100%" style:font-name="Consolas" fo:font-size="11pt" fo:letter-spacing="normal" fo:font-style="normal" fo:font-weight="normal" style:font-size-asian="11pt" style:font-weight-asian="normal" style:font-size-complex="11pt" style:font-weight-complex="normal"/>
    </style:style>
    <style:style style:name="T367" style:family="text">
      <style:text-properties fo:font-variant="normal" fo:text-transform="none" fo:color="#993366" loext:opacity="100%" style:font-name="Consolas" fo:font-size="11pt" fo:font-style="normal" fo:font-weight="normal" fo:background-color="#ffffff" loext:char-shading-value="0" style:font-size-asian="11pt" style:font-size-complex="11pt" loext:padding="0in" loext:border="none"/>
    </style:style>
    <style:style style:name="T368"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369" style:family="text">
      <style:text-properties fo:font-variant="normal" fo:text-transform="none" fo:color="#993366" loext:opacity="100%" style:font-name="Consolas" fo:font-size="10.5pt" fo:letter-spacing="normal" fo:language="en" fo:country="GB" fo:font-style="normal" style:text-underline-style="none" fo:font-weight="normal" officeooo:rsid="01dd039e"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0" style:family="text">
      <style:text-properties fo:font-variant="normal" fo:text-transform="none" fo:color="#993366" loext:opacity="100%" style:font-name="Consolas" fo:letter-spacing="-0.0102in" fo:font-style="normal" fo:font-weight="normal"/>
    </style:style>
    <style:style style:name="T371"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2" style:family="text">
      <style:text-properties fo:font-variant="normal" fo:text-transform="none" fo:color="#993366" loext:opacity="100%" style:text-line-through-style="none" style:text-line-through-type="none" style:font-name="Consolas" fo:font-size="11pt" fo:letter-spacing="-0.0102in"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in" loext:border="none"/>
    </style:style>
    <style:style style:name="T373" style:family="text">
      <style:text-properties fo:font-variant="normal" fo:text-transform="none" fo:color="#c9211e" loext:opacity="100%" fo:letter-spacing="normal" fo:font-style="normal"/>
    </style:style>
    <style:style style:name="T374" style:family="text">
      <style:text-properties fo:font-variant="normal" fo:text-transform="none" fo:color="#c9211e" loext:opacity="100%" style:font-name="Consolas1"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5" style:family="text">
      <style:text-properties fo:font-variant="normal" fo:text-transform="none" fo:color="#c9211e" loext:opacity="100%" style:font-name="Consolas1"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76" style:family="text">
      <style:text-properties fo:font-variant="normal" fo:text-transform="none" fo:color="#c9211e"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377" style:family="text">
      <style:text-properties fo:font-variant="normal" fo:text-transform="none" fo:color="#c9211e" loext:opacity="100%" style:font-name="Consolas1"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378" style:family="text">
      <style:text-properties fo:font-variant="normal" fo:text-transform="none" fo:color="#c9211e"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379" style:family="text">
      <style:text-properties fo:font-variant="normal" fo:text-transform="none" fo:color="#c9211e" loext:opacity="100%" style:font-name="Consolas1" fo:letter-spacing="normal" fo:font-style="normal" fo:font-weight="normal" officeooo:rsid="01d4ac06" fo:background-color="#ffffff" loext:char-shading-value="0" style:font-size-asian="10.5pt" style:font-weight-asian="normal" style:font-size-complex="10.5pt" style:font-weight-complex="normal"/>
    </style:style>
    <style:style style:name="T380" style:family="text">
      <style:text-properties fo:font-variant="normal" fo:text-transform="none" fo:color="#c9211e"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381" style:family="text">
      <style:text-properties fo:font-variant="normal" fo:text-transform="none" fo:color="#c9211e" loext:opacity="100%" style:font-name="Consolas1" fo:letter-spacing="normal" fo:font-style="normal" fo:font-weight="normal" officeooo:rsid="01ead154" fo:background-color="#ffffff" loext:char-shading-value="0" style:font-size-asian="10.5pt" style:font-weight-asian="normal" style:font-size-complex="10.5pt" style:font-weight-complex="normal"/>
    </style:style>
    <style:style style:name="T382" style:family="text">
      <style:text-properties fo:font-variant="normal" fo:text-transform="none" fo:color="#c9211e" loext:opacity="100%" style:font-name="Consolas1" fo:letter-spacing="normal" fo:font-style="normal" fo:font-weight="normal" fo:background-color="#ffffff" loext:char-shading-value="0" style:font-weight-asian="normal" style:font-weight-complex="normal"/>
    </style:style>
    <style:style style:name="T383" style:family="text">
      <style:text-properties fo:font-variant="normal" fo:text-transform="none" fo:color="#c9211e" loext:opacity="100%" style:font-name="Consolas1" fo:letter-spacing="normal" fo:font-style="normal" fo:font-weight="normal" style:font-weight-asian="normal" style:font-weight-complex="normal"/>
    </style:style>
    <style:style style:name="T384" style:family="text">
      <style:text-properties fo:font-variant="normal" fo:text-transform="none" fo:color="#c9211e"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385" style:family="text">
      <style:text-properties fo:font-variant="normal" fo:text-transform="none" fo:color="#c9211e"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386" style:family="text">
      <style:text-properties fo:font-variant="normal" fo:text-transform="none" fo:color="#c9211e"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387" style:family="text">
      <style:text-properties fo:font-variant="normal" fo:text-transform="none" fo:color="#c9211e" loext:opacity="100%" style:font-name="Consolas1"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88" style:family="text">
      <style:text-properties fo:font-variant="normal" fo:text-transform="none" fo:color="#c9211e" loext:opacity="100%" style:font-name="Consolas1"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in" loext:border="none"/>
    </style:style>
    <style:style style:name="T389" style:family="text">
      <style:text-properties fo:font-variant="normal" fo:text-transform="none" fo:color="#c9211e" loext:opacity="10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0" style:family="text">
      <style:text-properties fo:font-variant="normal" fo:text-transform="none" fo:color="#c9211e" loext:opacity="100%" style:font-name="Consolas" fo:font-size="11pt" fo:letter-spacing="normal" fo:language="en" fo:country="GB" fo:font-style="normal" style:text-underline-style="none" fo:font-weight="normal" officeooo:rsid="01f687e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1"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1dd039e"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392"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393" style:family="text">
      <style:text-properties fo:font-variant="normal" fo:text-transform="none" fo:color="#127622" loext:opacity="100%" fo:letter-spacing="normal" fo:font-style="normal"/>
    </style:style>
    <style:style style:name="T394" style:family="text">
      <style:text-properties fo:font-variant="normal" fo:text-transform="none" fo:color="#cccccc" loext:opacity="100%" fo:letter-spacing="normal"/>
    </style:style>
    <style:style style:name="T395" style:family="text">
      <style:text-properties fo:font-variant="normal" fo:text-transform="none" fo:color="#cccccc" loext:opacity="100%" style:font-name="Fira Code" fo:font-size="11.25pt" fo:letter-spacing="normal" fo:font-style="normal" fo:font-weight="normal" fo:background-color="#1c1c1c" loext:char-shading-value="0" style:font-size-asian="11pt" style:font-weight-asian="normal" style:font-size-complex="11pt" style:font-weight-complex="normal"/>
    </style:style>
    <style:style style:name="T396" style:family="text">
      <style:text-properties fo:font-variant="normal" fo:text-transform="none" style:text-line-through-style="none" style:text-line-through-type="none" fo:letter-spacing="normal" fo:font-style="normal" style:text-blinking="false"/>
    </style:style>
    <style:style style:name="T397" style:family="text">
      <style:text-properties fo:font-variant="normal" fo:text-transform="none" fo:color="#ff0000"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in" loext:border="none"/>
    </style:style>
    <style:style style:name="T398"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399" style:family="text">
      <style:text-properties fo:font-variant="normal" fo:text-transform="none" fo:color="#333333" loext:opacity="100%" style:font-name="Lato"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00" style:family="text">
      <style:text-properties fo:font-variant="normal" fo:text-transform="none" fo:color="#333333" loext:opacity="100%" style:font-name="Lato"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in" loext:border="none"/>
    </style:style>
    <style:style style:name="T401" style:family="text">
      <style:text-properties fo:font-variant="normal" fo:text-transform="none" fo:color="#333333" loext:opacity="100%" style:font-name="Lato"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style:style>
    <style:style style:name="T402" style:family="text">
      <style:text-properties fo:font-variant="normal" fo:text-transform="none" fo:color="#333333" loext:opacity="100%" style:font-name="Fira Sans" fo:font-size="12pt" fo:letter-spacing="normal" fo:font-style="normal" fo:font-weight="normal"/>
    </style:style>
    <style:style style:name="T403"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404" style:family="text">
      <style:text-properties fo:font-variant="normal" fo:text-transform="none" fo:color="#333333" loext:opacity="100%" style:font-name="Fira Sans" fo:font-size="11pt" fo:letter-spacing="-0.0028in"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05" style:family="text">
      <style:text-properties fo:font-variant="normal" fo:text-transform="none" fo:color="#333333" loext:opacity="100%" style:font-name="Fira Sans" fo:font-size="11pt" fo:letter-spacing="normal" fo:font-style="normal" fo:font-weight="normal" style:font-size-asian="11pt" style:font-size-complex="11pt"/>
    </style:style>
    <style:style style:name="T406" style:family="text">
      <style:text-properties fo:font-variant="normal" fo:text-transform="none" fo:color="#333333" loext:opacity="100%" style:font-name="Fira Sans" fo:letter-spacing="normal" fo:font-style="normal" fo:font-weight="normal"/>
    </style:style>
    <style:style style:name="T407" style:family="text">
      <style:text-properties fo:font-variant="normal" fo:text-transform="none" fo:color="#333333" loext:opacity="100%" style:font-name="Lato1" fo:font-size="11pt" fo:letter-spacing="normal" fo:font-style="normal" fo:font-weight="normal" fo:background-color="#ffffff" loext:char-shading-value="0" style:font-size-asian="11pt" style:font-size-complex="11pt"/>
    </style:style>
    <style:style style:name="T408" style:family="text">
      <style:text-properties fo:font-variant="normal" fo:text-transform="none" fo:color="#333333" loext:opacity="100%" style:font-name="Lato1" fo:font-size="11pt" fo:letter-spacing="normal" fo:background-color="#ffffff" loext:char-shading-value="0" style:font-size-asian="11pt" style:font-size-complex="11pt"/>
    </style:style>
    <style:style style:name="T409" style:family="text">
      <style:text-properties fo:font-variant="normal" fo:text-transform="none" fo:color="#333333" loext:opacity="100%" style:font-name="Lato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10" style:family="text">
      <style:text-properties fo:font-variant="normal" fo:text-transform="none" fo:color="#333333" loext:opacity="100%" style:font-name="Lato1" fo:letter-spacing="-0.0071in"/>
    </style:style>
    <style:style style:name="T411" style:family="text">
      <style:text-properties fo:font-variant="normal" fo:text-transform="none" fo:color="#333333" loext:opacity="100%" style:font-name="Lato1" fo:letter-spacing="-0.0071in" fo:font-style="normal" fo:font-weight="normal"/>
    </style:style>
    <style:style style:name="T412" style:family="text">
      <style:text-properties fo:font-variant="normal" fo:text-transform="none" fo:color="#333333" loext:opacity="100%" style:font-name="Lato1" fo:font-size="12pt" fo:letter-spacing="normal" fo:font-style="normal" style:font-size-asian="12pt" style:font-size-complex="12pt"/>
    </style:style>
    <style:style style:name="T413" style:family="text">
      <style:text-properties fo:font-variant="normal" fo:text-transform="none" fo:color="#333333" loext:opacity="100%" style:font-name="Consolas1" fo:font-size="11pt" fo:letter-spacing="normal" fo:font-style="normal" fo:font-weight="normal" fo:background-color="#ffffff" loext:char-shading-value="0" style:font-size-asian="11pt" style:font-weight-asian="normal" style:font-size-complex="11pt" style:font-weight-complex="normal"/>
    </style:style>
    <style:style style:name="T414" style:family="text">
      <style:text-properties fo:font-variant="normal" fo:text-transform="none" fo:color="#333333" loext:opacity="100%" style:font-name="Consolas1" fo:font-size="11pt" fo:letter-spacing="normal" fo:font-style="normal" fo:font-weight="normal" officeooo:rsid="024d9798" fo:background-color="#ffffff" loext:char-shading-value="0" style:font-size-asian="11pt" style:font-weight-asian="normal" style:font-size-complex="11pt" style:font-weight-complex="normal"/>
    </style:style>
    <style:style style:name="T415" style:family="text">
      <style:text-properties fo:font-variant="normal" fo:text-transform="none" fo:color="#333333" loext:opacity="100%" style:font-name="Consolas1"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416" style:family="text">
      <style:text-properties fo:font-variant="normal" fo:text-transform="none" fo:color="#333333" loext:opacity="100%" style:font-name="Consolas1" fo:font-size="11pt" fo:letter-spacing="normal" fo:font-style="normal" fo:font-weight="normal" officeooo:rsid="02310fa3" fo:background-color="#ffffff" loext:char-shading-value="0" style:font-name-asian="Noto Sans Mono CJK SC" style:font-size-asian="11pt" style:font-weight-asian="normal" style:font-name-complex="Liberation Mono" style:font-size-complex="11pt" style:font-weight-complex="normal"/>
    </style:style>
    <style:style style:name="T417" style:family="text">
      <style:text-properties fo:font-variant="normal" fo:text-transform="none" fo:color="#333333" loext:opacity="100%" style:font-name="Consolas1" fo:font-size="11pt" fo:letter-spacing="normal" fo:font-style="normal" fo:font-weight="normal" officeooo:rsid="024d9798" fo:background-color="#ffffff" loext:char-shading-value="0" style:font-name-asian="Noto Sans Mono CJK SC" style:font-size-asian="11pt" style:font-weight-asian="normal" style:font-name-complex="Liberation Mono" style:font-size-complex="11pt" style:font-weight-complex="normal"/>
    </style:style>
    <style:style style:name="T418" style:family="text">
      <style:text-properties fo:font-variant="normal" fo:text-transform="none" fo:color="#333333" loext:opacity="100%" style:font-name="Consolas1" fo:letter-spacing="normal" fo:font-style="normal" fo:font-weight="normal" style:font-weight-asian="normal" style:font-weight-complex="normal"/>
    </style:style>
    <style:style style:name="T419" style:family="text">
      <style:text-properties fo:font-variant="normal" fo:text-transform="none" fo:color="#333333" loext:opacity="100%" style:font-name="Consolas1" fo:letter-spacing="normal" fo:font-style="normal" fo:font-weight="normal" officeooo:rsid="01d4ac06" style:font-weight-asian="normal" style:font-weight-complex="normal"/>
    </style:style>
    <style:style style:name="T420" style:family="text">
      <style:text-properties fo:font-variant="normal" fo:text-transform="none" fo:color="#333333" loext:opacity="100%" style:font-name="Consolas1"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21" style:family="text">
      <style:text-properties fo:font-variant="normal" fo:text-transform="none" fo:color="#333333" loext:opacity="100%" style:font-name="Consolas1" fo:letter-spacing="normal" fo:font-style="normal" fo:font-weight="normal" officeooo:rsid="01dd039e" fo:background-color="#ffffff" loext:char-shading-value="0" style:font-name-asian="Noto Sans Mono CJK SC" style:font-weight-asian="normal" style:font-name-complex="Liberation Mono" style:font-weight-complex="normal"/>
    </style:style>
    <style:style style:name="T422" style:family="text">
      <style:text-properties fo:font-variant="normal" fo:text-transform="none" fo:color="#333333"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23" style:family="text">
      <style:text-properties fo:font-variant="normal" fo:text-transform="none" fo:color="#333333" loext:opacity="100%" style:font-name="Consolas1" fo:letter-spacing="normal" fo:font-style="normal" fo:font-weight="normal" officeooo:rsid="01dd039e" style:font-name-asian="Noto Sans Mono CJK SC" style:font-weight-asian="normal" style:font-name-complex="Liberation Mono" style:font-weight-complex="normal"/>
    </style:style>
    <style:style style:name="T424" style:family="text">
      <style:text-properties fo:font-variant="normal" fo:text-transform="none" fo:color="#333333" loext:opacity="100%" style:font-name="Consolas1" fo:letter-spacing="normal" fo:language="en" fo:country="GB" fo:font-style="normal" style:text-underline-style="none" fo:font-weight="normal" officeooo:rsid="01e89e89"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5" style:family="text">
      <style:text-properties fo:font-variant="normal" fo:text-transform="none" fo:color="#333333" loext:opacity="100%" style:font-name="Consolas1"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6" style:family="text">
      <style:text-properties fo:font-variant="normal" fo:text-transform="none" fo:color="#333333" loext:opacity="100%" style:font-name="Consolas1" fo:letter-spacing="normal" fo:language="en" fo:country="GB" fo:font-style="normal" style:text-underline-style="none" fo:font-weight="normal" officeooo:rsid="0235dd0c"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7" style:family="text">
      <style:text-properties fo:font-variant="normal" fo:text-transform="none" fo:color="#333333" loext:opacity="100%" style:font-name="Consolas1"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428" style:family="text">
      <style:text-properties fo:font-variant="normal" fo:text-transform="none" fo:color="#333333" loext:opacity="100%" style:font-name="Consolas1"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29" style:family="text">
      <style:text-properties fo:font-variant="normal" fo:text-transform="none" fo:color="#333333" loext:opacity="100%" style:font-name="Consolas1" fo:font-size="10pt" fo:letter-spacing="normal"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30" style:family="text">
      <style:text-properties fo:font-variant="normal" fo:text-transform="none" fo:color="#333333" loext:opacity="100%" style:font-name="Consolas1" fo:font-size="10pt" fo:letter-spacing="-0.0138in" fo:language="en" fo:country="GB" fo:font-style="normal" style:text-underline-style="none" fo:font-weight="normal" officeooo:rsid="012986e1"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in" loext:border="none"/>
    </style:style>
    <style:style style:name="T431" style:family="text">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2" style:family="text">
      <style:text-properties fo:font-variant="normal" fo:text-transform="none" fo:color="#333333" loext:opacity="100%" fo:font-size="10.5pt" fo:letter-spacing="normal" fo:font-style="normal" style:font-size-asian="10.5pt" style:font-size-complex="10.5pt"/>
    </style:style>
    <style:style style:name="T433" style:family="text">
      <style:text-properties fo:font-variant="normal" fo:text-transform="none" fo:color="#3333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34" style:family="text">
      <style:text-properties fo:font-variant="normal" fo:text-transform="none" fo:color="#333333" loext:opacity="100%" style:font-name="Consolas" fo:font-size="11pt" fo:letter-spacing="normal"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35" style:family="text">
      <style:text-properties fo:font-variant="normal" fo:text-transform="none" fo:color="#333333" loext:opacity="100%" fo:font-size="11pt" fo:letter-spacing="normal" fo:font-style="normal" fo:font-weight="normal" style:font-size-asian="11pt" style:font-size-complex="11pt"/>
    </style:style>
    <style:style style:name="T436" style:family="text">
      <style:text-properties fo:font-variant="normal" fo:text-transform="none" fo:color="#333333" loext:opacity="100%" style:font-name="Consolas" fo:font-size="11pt" fo:letter-spacing="normal" fo:font-style="normal" fo:font-weight="normal" style:font-size-asian="11pt" style:font-size-complex="11pt"/>
    </style:style>
    <style:style style:name="T437"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38" style:family="text">
      <style:text-properties fo:font-variant="normal" fo:text-transform="none" fo:color="#0000cd" loext:opacity="100%" style:font-name="Consolas1"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439" style:family="text">
      <style:text-properties fo:font-variant="normal" fo:text-transform="none" fo:color="#0000cd" loext:opacity="100%" style:font-name="Consolas1" fo:font-size="10.5pt" fo:letter-spacing="normal" fo:language="en" fo:country="GB" fo:font-style="normal" fo:font-weight="bold" fo:background-color="#ffffff" loext:char-shading-value="0" style:font-size-asian="10.5pt" style:language-asian="en" style:country-asian="US" style:font-weight-asian="bold" style:font-name-complex="Consolas2" style:font-size-complex="10.5pt" style:language-complex="ar" style:country-complex="SA" style:font-weight-complex="bold"/>
    </style:style>
    <style:style style:name="T440" style:family="text">
      <style:text-properties fo:font-variant="normal" fo:text-transform="none" fo:color="#0000cd" loext:opacity="100%" style:font-name="Consolas1"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441"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42" style:family="text">
      <style:text-properties fo:font-variant="normal" fo:text-transform="none" fo:color="#000000"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43" style:family="text">
      <style:text-properties fo:font-variant="normal" fo:text-transform="none" fo:color="#000000" loext:opacity="100%" style:font-name="Consolas1" fo:letter-spacing="normal" fo:font-style="normal" fo:font-weight="normal" fo:background-color="#ffffff" loext:char-shading-value="0" style:font-weight-asian="normal" style:font-weight-complex="normal"/>
    </style:style>
    <style:style style:name="T444"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45"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446"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447"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448" style:family="text">
      <style:text-properties fo:font-variant="normal" fo:text-transform="none" fo:color="#0000bb" loext:opacity="100%" style:font-name="Consolas1" fo:font-size="10.5pt" fo:letter-spacing="-0.0102in" fo:font-style="normal" fo:font-weight="normal" fo:background-color="#ffffff" loext:char-shading-value="0" style:font-size-asian="10.5pt" style:font-weight-asian="normal" style:font-size-complex="10.5pt" style:font-weight-complex="normal"/>
    </style:style>
    <style:style style:name="T449" style:family="text">
      <style:text-properties fo:font-variant="normal" fo:text-transform="none" fo:color="#007700" loext:opacity="100%" style:font-name="Consolas1" fo:letter-spacing="normal" fo:font-style="normal" fo:font-weight="normal"/>
    </style:style>
    <style:style style:name="T450" style:family="text">
      <style:text-properties fo:font-variant="normal" fo:text-transform="none" fo:color="#007700" loext:opacity="100%" style:font-name="Consolas1" fo:letter-spacing="normal" fo:font-style="normal" fo:font-weight="normal" fo:background-color="#ffffff" loext:char-shading-value="0"/>
    </style:style>
    <style:style style:name="T451" style:family="text">
      <style:text-properties fo:font-variant="normal" fo:text-transform="none" fo:color="#168253" loext:opacity="100%" style:font-name="Consolas1" fo:letter-spacing="normal" fo:font-style="normal" fo:font-weight="normal" style:font-name-asian="Noto Sans Mono CJK SC" style:font-name-complex="Liberation Mono"/>
    </style:style>
    <style:style style:name="T452" style:family="text">
      <style:text-properties fo:font-variant="normal" fo:text-transform="none" fo:color="#168253" loext:opacity="100%" style:font-name="Consolas1" fo:letter-spacing="normal" fo:font-style="normal" fo:font-weight="normal" fo:background-color="#ffffff" loext:char-shading-value="0" style:font-name-asian="Noto Sans Mono CJK SC" style:font-name-complex="Liberation Mono"/>
    </style:style>
    <style:style style:name="T453" style:family="text">
      <style:text-properties fo:font-variant="normal" fo:text-transform="none" fo:color="#168253" loext:opacity="100%"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54" style:family="text">
      <style:text-properties fo:font-variant="normal" fo:text-transform="none" fo:color="#1e6a39"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55" style:family="text">
      <style:text-properties fo:font-variant="normal" fo:text-transform="none" fo:color="#1e6a39" loext:opacity="100%" style:font-name="Consolas1" fo:letter-spacing="normal" fo:font-style="normal" fo:font-weight="normal" style:font-weight-asian="normal" style:font-weight-complex="normal"/>
    </style:style>
    <style:style style:name="T456" style:family="text">
      <style:text-properties fo:font-variant="normal" fo:text-transform="none" fo:color="#1e6a39" loext:opacity="100%" style:font-name="Consolas1" fo:letter-spacing="normal" fo:font-style="normal" fo:font-weight="normal" officeooo:rsid="01dd039e" style:font-weight-asian="normal" style:font-weight-complex="normal"/>
    </style:style>
    <style:style style:name="T457" style:family="text">
      <style:text-properties fo:font-variant="normal" fo:text-transform="none" fo:color="#1e6a39" loext:opacity="100%" style:font-name="Consolas1" fo:letter-spacing="normal" fo:language="en" fo:country="GB" fo:font-style="normal" style:text-underline-style="none" fo:font-weight="normal" officeooo:rsid="0232c861"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58" style:family="text">
      <style:text-properties fo:font-variant="normal" fo:text-transform="none" fo:color="#1e6a39" loext:opacity="100%"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59" style:family="text">
      <style:text-properties fo:font-variant="normal" fo:text-transform="none" fo:color="#1e6a39" loext:opacity="100%" style:font-name="Consolas1"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460" style:family="text">
      <style:text-properties fo:font-variant="normal" fo:text-transform="none" fo:color="#1e6a39" loext:opacity="100%" style:font-name="Consolas1"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461" style:family="text">
      <style:text-properties fo:font-variant="normal" fo:text-transform="none" fo:color="#1e6a39" loext:opacity="100%" style:font-name="Consolas" fo:font-size="11pt" fo:letter-spacing="-0.0028in" fo:language="en" fo:country="GB" fo:font-style="normal" style:text-underline-style="none" fo:font-weight="normal" officeooo:rsid="01d608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2" style:family="text">
      <style:text-properties fo:font-variant="normal" fo:text-transform="none" fo:color="#1e6a39" loext:opacity="100%" style:font-name="Consolas" fo:font-size="11pt" fo:letter-spacing="-0.0028in"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3" style:family="text">
      <style:text-properties fo:font-variant="normal" fo:text-transform="none" fo:color="#1e6a39" loext:opacity="100%" style:font-name="Consolas" fo:font-size="11pt" fo:letter-spacing="-0.0028in" fo:language="en" fo:country="GB" fo:font-style="normal" style:text-underline-style="none" fo:font-weight="normal" officeooo:rsid="01dc769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64" style:family="text">
      <style:text-properties fo:font-variant="normal" fo:text-transform="none" fo:color="#1e6a39" loext:opacity="100%" style:font-name="Consolas"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65" style:family="text">
      <style:text-properties fo:font-variant="normal" fo:text-transform="none" fo:color="#1e6a39" loext:opacity="100%" style:font-name="Consolas"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466" style:family="text">
      <style:text-properties fo:font-variant="normal" fo:text-transform="none" fo:color="#1e6a39" loext:opacity="100%" style:text-line-through-style="none" style:text-line-through-type="none" style:font-name="Consolas1"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67" style:family="text">
      <style:text-properties fo:font-variant="normal" fo:text-transform="none" fo:color="#1c1c1c" loext:opacity="100%" style:font-name="Consolas1" fo:letter-spacing="normal" fo:font-style="normal" fo:font-weight="normal" fo:background-color="#ffffff" loext:char-shading-value="0" style:font-size-asian="10.5pt" style:font-weight-asian="normal" style:font-size-complex="10.5pt" style:font-weight-complex="normal"/>
    </style:style>
    <style:style style:name="T468" style:family="text">
      <style:text-properties fo:font-variant="normal" fo:text-transform="none" fo:color="#1c1c1c" loext:opacity="100%" style:font-name="Consolas1" fo:letter-spacing="normal" fo:font-style="normal" fo:font-weight="normal" officeooo:rsid="01dd039e" fo:background-color="#ffffff" loext:char-shading-value="0" style:font-size-asian="10.5pt" style:font-weight-asian="normal" style:font-size-complex="10.5pt" style:font-weight-complex="normal"/>
    </style:style>
    <style:style style:name="T469" style:family="text">
      <style:text-properties fo:font-variant="normal" fo:text-transform="none" fo:color="#1c1c1c" loext:opacity="100%" style:font-name="Consolas1" fo:letter-spacing="normal" fo:font-style="normal" fo:font-weight="normal" fo:background-color="#ffffff" loext:char-shading-value="0" style:font-weight-asian="normal" style:font-weight-complex="normal"/>
    </style:style>
    <style:style style:name="T470" style:family="text">
      <style:text-properties fo:font-variant="normal" fo:text-transform="none" style:font-name="Consolas1" fo:font-size="10.5pt" fo:letter-spacing="normal" fo:font-style="normal" fo:font-weight="normal" fo:background-color="#ffffff" loext:char-shading-value="0" style:font-size-asian="10.5pt" style:font-weight-asian="normal" style:font-size-complex="10.5pt" style:font-weight-complex="normal"/>
    </style:style>
    <style:style style:name="T471" style:family="text">
      <style:text-properties fo:font-variant="normal" fo:text-transform="none" fo:color="#55215b" loext:opacity="100%" style:font-name="Lato" fo:font-size="11pt" fo:letter-spacing="normal" fo:language="en" fo:country="GB" fo:font-style="normal" style:text-underline-style="none" fo:font-weight="normal" officeooo:rsid="01e26ce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2" style:family="text">
      <style:text-properties fo:font-variant="normal" fo:text-transform="none" style:font-name="Consolas" fo:font-size="11pt" fo:letter-spacing="normal" fo:font-style="normal" fo:font-weight="normal" style:font-size-asian="11pt" style:font-size-complex="11pt"/>
    </style:style>
    <style:style style:name="T473" style:family="text">
      <style:text-properties fo:font-variant="normal" fo:text-transform="none" style:font-name="Consolas" fo:font-size="11pt" fo:letter-spacing="normal" fo:font-style="normal" style:text-underline-style="none" fo:font-weight="normal" style:font-size-asian="11pt" style:font-size-complex="11pt"/>
    </style:style>
    <style:style style:name="T474" style:family="text">
      <style:text-properties fo:font-variant="normal" fo:text-transform="none" fo:color="#468a1a"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75" style:family="text">
      <style:text-properties fo:font-variant="normal" fo:text-transform="none" fo:color="#f10d0c" loext:opacity="100%" style:font-name="DejaVu Sans Mono" fo:font-size="10pt" fo:letter-spacing="normal" fo:language="en" fo:country="US" fo:font-style="normal" style:text-underline-style="none" fo:font-weight="normal" officeooo:rsid="02257c3e" fo:background-color="transparent" loext:char-shading-value="0" style:font-size-asian="10pt" style:font-weight-asian="normal" style:font-size-complex="10pt" style:font-weight-complex="normal"/>
    </style:style>
    <style:style style:name="T476" style:family="text">
      <style:text-properties fo:font-variant="normal" fo:text-transform="none" fo:color="#5b277d" loext:opacity="100%" fo:letter-spacing="normal" fo:font-style="italic" fo:font-weight="normal" officeooo:rsid="01d608b4" fo:background-color="#ffffff" loext:char-shading-value="0" style:font-size-asian="10.5pt" style:font-style-asian="italic" style:font-size-complex="10.5pt" style:font-style-complex="italic"/>
    </style:style>
    <style:style style:name="T477" style:family="text">
      <style:text-properties fo:font-variant="normal" fo:text-transform="none" style:font-name="Lato" fo:letter-spacing="normal" fo:language="en" fo:country="GB" fo:font-style="normal" style:text-underline-style="none" fo:font-weight="normal"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478" style:family="text">
      <style:text-properties fo:font-variant="normal" fo:text-transform="none" fo:color="#ff6d6d" loext:opacity="100%" style:font-name="Consolas" fo:font-size="11pt" fo:letter-spacing="-0.0102in" fo:language="en" fo:country="GB" fo:font-style="normal" style:text-underline-style="none" fo:font-weight="normal" officeooo:rsid="005e9f9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479"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1ac6ed6"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80"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21f5d28"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81"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252def2"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82" style:family="text">
      <style:text-properties fo:font-variant="normal" fo:text-transform="none" fo:font-size="10.5pt" fo:letter-spacing="normal" fo:language="en" fo:country="GB" fo:font-style="normal" style:text-underline-style="solid" style:text-underline-width="auto" style:text-underline-color="font-color" fo:font-weight="normal" officeooo:rsid="0253b6fd"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483" style:family="text">
      <style:text-properties fo:font-variant="normal" fo:text-transform="none" fo:color="#666666" loext:opacity="100%" style:font-name="Consolas" fo:letter-spacing="normal" fo:language="en" fo:country="GB" fo:font-style="normal" style:text-underline-style="none" fo:font-weight="normal" officeooo:rsid="005e9f9c" style:language-asian="zxx" style:country-asian="none" style:font-style-asian="normal" style:font-weight-asian="normal" style:language-complex="zxx" style:country-complex="none" style:font-style-complex="normal" style:font-weight-complex="normal" loext:padding="0in" loext:border="none"/>
    </style:style>
    <style:style style:name="T484" style:family="text">
      <style:text-properties fo:font-variant="normal" fo:text-transform="none" style:font-name="Consolas" fo:font-size="11pt" fo:letter-spacing="normal" fo:font-style="normal" fo:font-weight="normal" style:font-size-asian="11pt" style:font-size-complex="11pt"/>
    </style:style>
    <style:style style:name="T485" style:family="text">
      <style:text-properties fo:color="#737373" loext:opacity="100%" style:font-name="Consolas1" fo:font-size="10.5pt" fo:letter-spacing="-0.0102in" officeooo:rsid="019c2afa" style:font-size-asian="10.5pt" style:font-weight-asian="bold" style:font-size-complex="10.5pt" style:font-weight-complex="bold"/>
    </style:style>
    <style:style style:name="T486" style:family="text">
      <style:text-properties fo:color="#737373" loext:opacity="100%" style:font-name="Consolas1" fo:font-size="10.5pt" fo:letter-spacing="-0.0102in" style:font-size-asian="10.5pt" style:font-size-complex="10.5pt"/>
    </style:style>
    <style:style style:name="T487" style:family="text">
      <style:text-properties fo:color="#737373" loext:opacity="100%" style:font-name="Consolas" fo:font-size="10.5pt" fo:letter-spacing="-0.0102in" style:font-size-asian="10.5pt" style:font-size-complex="10.5pt"/>
    </style:style>
    <style:style style:name="T488" style:family="text">
      <style:text-properties fo:color="#737373" loext:opacity="100%" style:font-name="Consolas" fo:font-size="11pt" fo:letter-spacing="-0.0102in" officeooo:rsid="019a1067" style:font-size-asian="11pt" style:font-size-complex="11pt"/>
    </style:style>
    <style:style style:name="T489" style:family="text">
      <style:text-properties fo:color="#73737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490" style:family="text">
      <style:text-properties fo:color="#737373" loext:opacity="100%" style:font-name="Fira Mono" fo:font-size="12pt" fo:letter-spacing="-0.0102in"/>
    </style:style>
    <style:style style:name="T491" style:family="text">
      <style:text-properties fo:color="#737373" loext:opacity="100%" style:font-name="Fira Mono" fo:letter-spacing="-0.0102in"/>
    </style:style>
    <style:style style:name="T492" style:family="text">
      <style:text-properties fo:color="#737373" loext:opacity="100%" fo:letter-spacing="-0.0102in"/>
    </style:style>
    <style:style style:name="T493" style:family="text">
      <style:text-properties fo:color="#737373" loext:opacity="100%" style:font-name="Lato" fo:letter-spacing="-0.0102in"/>
    </style:style>
    <style:style style:name="T494" style:family="text">
      <style:text-properties fo:color="#737373" loext:opacity="100%" style:font-name="Consolas" fo:letter-spacing="-0.0102in"/>
    </style:style>
    <style:style style:name="T495" style:family="text">
      <style:text-properties fo:color="#336699" loext:opacity="100%" style:font-name="Consolas1" fo:font-size="10.5pt" fo:letter-spacing="-0.0102in" officeooo:rsid="019c2afa" style:font-size-asian="10.5pt" style:font-weight-asian="bold" style:font-size-complex="10.5pt" style:font-weight-complex="bold"/>
    </style:style>
    <style:style style:name="T496" style:family="text">
      <style:text-properties fo:color="#336699" loext:opacity="100%" style:font-name="Consolas1" fo:font-size="10.5pt" fo:letter-spacing="-0.0102in" style:font-size-asian="10.5pt" style:font-size-complex="10.5pt"/>
    </style:style>
    <style:style style:name="T497" style:family="text">
      <style:text-properties fo:color="#336699" loext:opacity="100%" style:font-name="Consolas1" fo:font-size="10.5pt" fo:letter-spacing="-0.0102in" fo:font-weight="bold" style:font-size-asian="10.5pt" style:font-weight-asian="bold" style:font-size-complex="10.5pt" style:font-weight-complex="bold"/>
    </style:style>
    <style:style style:name="T498" style:family="text">
      <style:text-properties fo:color="#336699" loext:opacity="100%" style:font-name="Consolas1" fo:font-size="10.5pt" fo:letter-spacing="-0.0102in" fo:font-weight="normal" style:font-size-asian="10.5pt" style:font-size-complex="10.5pt"/>
    </style:style>
    <style:style style:name="T499" style:family="text">
      <style:text-properties fo:color="#336699" loext:opacity="100%" style:font-name="Consolas1" fo:font-size="10.5pt" fo:letter-spacing="normal" style:font-size-asian="10.5pt" style:font-size-complex="10.5pt"/>
    </style:style>
    <style:style style:name="T500" style:family="text">
      <style:text-properties fo:color="#336699" loext:opacity="100%" style:font-name="Consolas" fo:font-size="10.5pt" fo:letter-spacing="-0.0102in" style:font-size-asian="10.5pt" style:font-size-complex="10.5pt"/>
    </style:style>
    <style:style style:name="T501" style:family="text">
      <style:text-properties fo:color="#336699" loext:opacity="100%" style:font-name="Consolas" fo:font-size="10.5pt" fo:letter-spacing="-0.0102in" fo:font-weight="bold" style:font-size-asian="10.5pt" style:font-weight-asian="bold" style:font-size-complex="10.5pt" style:font-weight-complex="bold"/>
    </style:style>
    <style:style style:name="T502" style:family="text">
      <style:text-properties fo:color="#336699" loext:opacity="100%" style:font-name="Consolas" fo:font-size="11pt" fo:letter-spacing="-0.0102in" fo:font-weight="normal" officeooo:rsid="019a1067" style:font-size-asian="11pt" style:font-size-complex="11pt"/>
    </style:style>
    <style:style style:name="T503" style:family="text">
      <style:text-properties fo:color="#336699" loext:opacity="100%" style:font-name="Consolas" fo:font-size="11pt" fo:letter-spacing="-0.0102in" officeooo:rsid="019a1067" style:font-size-asian="11pt" style:font-size-complex="11pt"/>
    </style:style>
    <style:style style:name="T504" style:family="text">
      <style:text-properties fo:color="#336699" loext:opacity="100%" style:font-name="Consolas" fo:font-size="11pt" fo:letter-spacing="-0.0102in" style:text-underline-style="none" fo:font-weight="normal" officeooo:rsid="01f687eb" style:font-size-asian="11pt" style:font-size-complex="11pt"/>
    </style:style>
    <style:style style:name="T505" style:family="text">
      <style:text-properties fo:color="#336699"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06" style:family="text">
      <style:text-properties fo:color="#336699" loext:opacity="100%" style:font-name="Fira Mono" fo:font-size="12pt" fo:letter-spacing="-0.0102in"/>
    </style:style>
    <style:style style:name="T507" style:family="text">
      <style:text-properties fo:color="#336699" loext:opacity="100%" style:font-name="Fira Mono" fo:font-size="12pt" fo:letter-spacing="-0.0102in" fo:font-weight="normal"/>
    </style:style>
    <style:style style:name="T508" style:family="text">
      <style:text-properties fo:color="#336699" loext:opacity="100%" style:font-name="Fira Mono" fo:letter-spacing="-0.0102in"/>
    </style:style>
    <style:style style:name="T509" style:family="text">
      <style:text-properties fo:color="#336699" loext:opacity="100%" style:font-name="Fira Mono" fo:letter-spacing="-0.0102in" fo:font-weight="normal"/>
    </style:style>
    <style:style style:name="T510" style:family="text">
      <style:text-properties fo:color="#336699" loext:opacity="100%" style:font-name="rem" fo:font-size="12pt" fo:font-weight="bold"/>
    </style:style>
    <style:style style:name="T511" style:family="text">
      <style:text-properties fo:color="#336699" loext:opacity="100%" style:font-name="rem" fo:font-weight="bold"/>
    </style:style>
    <style:style style:name="T512" style:family="text">
      <style:text-properties fo:color="#336699" loext:opacity="100%" fo:letter-spacing="-0.0102in"/>
    </style:style>
    <style:style style:name="T513" style:family="text">
      <style:text-properties fo:color="#336699" loext:opacity="100%" fo:letter-spacing="-0.0102in" fo:font-weight="normal"/>
    </style:style>
    <style:style style:name="T514" style:family="text">
      <style:text-properties fo:color="#336699" loext:opacity="100%" fo:font-weight="bold"/>
    </style:style>
    <style:style style:name="T515" style:family="text">
      <style:text-properties fo:color="#336699" loext:opacity="100%" style:font-name="Lato" fo:letter-spacing="-0.0102in"/>
    </style:style>
    <style:style style:name="T516" style:family="text">
      <style:text-properties fo:color="#336699" loext:opacity="100%" style:font-name="Lato" fo:letter-spacing="-0.0102in" fo:font-weight="normal"/>
    </style:style>
    <style:style style:name="T517" style:family="text">
      <style:text-properties fo:color="#336699" loext:opacity="100%" style:font-name="Lato" fo:font-weight="bold"/>
    </style:style>
    <style:style style:name="T518" style:family="text">
      <style:text-properties fo:color="#336699" loext:opacity="100%" style:font-name="Consolas" fo:letter-spacing="-0.0102in"/>
    </style:style>
    <style:style style:name="T519" style:family="text">
      <style:text-properties fo:color="#336699" loext:opacity="100%" style:font-name="Consolas" fo:letter-spacing="-0.0102in" fo:font-weight="normal"/>
    </style:style>
    <style:style style:name="T520" style:family="text">
      <style:text-properties fo:color="#669933" loext:opacity="100%" style:font-name="Consolas1" fo:font-size="10.5pt" fo:letter-spacing="-0.0102in" officeooo:rsid="019c2afa" style:font-size-asian="10.5pt" style:font-weight-asian="bold" style:font-size-complex="10.5pt" style:font-weight-complex="bold"/>
    </style:style>
    <style:style style:name="T521" style:family="text">
      <style:text-properties fo:color="#669933" loext:opacity="100%" style:font-name="Consolas1" fo:font-size="10.5pt" fo:letter-spacing="-0.0102in" style:font-size-asian="10.5pt" style:font-size-complex="10.5pt"/>
    </style:style>
    <style:style style:name="T522" style:family="text">
      <style:text-properties fo:color="#669933" loext:opacity="100%" style:font-name="Consolas" fo:font-size="10.5pt" fo:letter-spacing="-0.0102in" style:font-size-asian="10.5pt" style:font-size-complex="10.5pt"/>
    </style:style>
    <style:style style:name="T523" style:family="text">
      <style:text-properties fo:color="#669933" loext:opacity="100%" style:font-name="Consolas" fo:font-size="11pt" fo:letter-spacing="-0.0102in" officeooo:rsid="019a1067" style:font-size-asian="11pt" style:font-size-complex="11pt"/>
    </style:style>
    <style:style style:name="T524" style:family="text">
      <style:text-properties fo:color="#669933"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25" style:family="text">
      <style:text-properties fo:color="#669933" loext:opacity="100%" style:font-name="Fira Mono" fo:font-size="12pt" fo:letter-spacing="-0.0102in"/>
    </style:style>
    <style:style style:name="T526" style:family="text">
      <style:text-properties fo:color="#669933" loext:opacity="100%" style:font-name="Fira Mono" fo:letter-spacing="-0.0102in"/>
    </style:style>
    <style:style style:name="T527" style:family="text">
      <style:text-properties fo:color="#669933" loext:opacity="100%" fo:letter-spacing="-0.0102in"/>
    </style:style>
    <style:style style:name="T528" style:family="text">
      <style:text-properties fo:color="#669933" loext:opacity="100%" style:font-name="Lato" fo:letter-spacing="-0.0102in"/>
    </style:style>
    <style:style style:name="T529" style:family="text">
      <style:text-properties fo:color="#669933" loext:opacity="100%" style:font-name="Consolas" fo:letter-spacing="-0.0102in"/>
    </style:style>
    <style:style style:name="T530" style:family="text">
      <style:text-properties fo:font-weight="bold" style:font-weight-asian="bold" style:font-weight-complex="bold"/>
    </style:style>
    <style:style style:name="T531" style:family="text">
      <style:text-properties fo:font-weight="bold" officeooo:rsid="01917444" style:font-weight-asian="bold" style:font-weight-complex="bold"/>
    </style:style>
    <style:style style:name="T532" style:family="text">
      <style:text-properties fo:font-weight="bold" officeooo:rsid="021f5d28" style:font-weight-asian="bold" style:font-weight-complex="bold"/>
    </style:style>
    <style:style style:name="T533" style:family="text">
      <style:text-properties fo:font-weight="bold" officeooo:rsid="022b9376" style:font-weight-asian="bold" style:font-weight-complex="bold"/>
    </style:style>
    <style:style style:name="T534" style:family="text">
      <style:text-properties fo:font-weight="bold" officeooo:rsid="02595560" style:font-weight-asian="bold" style:font-weight-complex="bold"/>
    </style:style>
    <style:style style:name="T535" style:family="text">
      <style:text-properties fo:font-weight="bold" officeooo:rsid="025a17f9" style:font-weight-asian="bold" style:font-weight-complex="bold"/>
    </style:style>
    <style:style style:name="T536" style:family="text">
      <style:text-properties style:use-window-font-color="true" loext:opacity="0%" style:font-name="Lato"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537" style:family="text">
      <style:text-properties style:use-window-font-color="true" loext:opacity="0%" style:font-name="Lato"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538" style:family="text">
      <style:text-properties style:use-window-font-color="true" loext:opacity="0%" style:font-name="Lato"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539" style:family="text">
      <style:text-properties style:use-window-font-color="true" loext:opacity="0%" style:font-name="Lato"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540" style:family="text">
      <style:text-properties style:use-window-font-color="true" loext:opacity="0%" style:font-name="Lato" fo:font-size="11pt" fo:font-weight="normal" officeooo:rsid="019a1067" style:font-size-asian="11pt" style:font-weight-asian="normal" style:font-size-complex="11pt" style:font-weight-complex="normal"/>
    </style:style>
    <style:style style:name="T541" style:family="text">
      <style:text-properties style:use-window-font-color="true" loext:opacity="0%" style:font-name="Lato" fo:font-size="11pt" fo:font-weight="normal" officeooo:rsid="01a9f686" style:font-size-asian="11pt" style:font-weight-asian="normal" style:font-size-complex="11pt" style:font-weight-complex="normal"/>
    </style:style>
    <style:style style:name="T542" style:family="text">
      <style:text-properties style:use-window-font-color="true" loext:opacity="0%" style:font-name="Lato" fo:font-size="11pt" fo:font-weight="normal" officeooo:rsid="01ac6ed6" fo:background-color="transparent" loext:char-shading-value="0" style:font-size-asian="11pt" style:font-weight-asian="normal" style:font-size-complex="11pt" style:font-weight-complex="normal"/>
    </style:style>
    <style:style style:name="T543" style:family="text">
      <style:text-properties style:use-window-font-color="true" loext:opacity="0%" style:font-name="Lato" fo:font-size="11pt" fo:font-weight="normal" officeooo:rsid="01eb24c0" fo:background-color="transparent" loext:char-shading-value="0" style:font-size-asian="11pt" style:font-weight-asian="normal" style:font-size-complex="11pt" style:font-weight-complex="normal"/>
    </style:style>
    <style:style style:name="T544" style:family="text">
      <style:text-properties style:use-window-font-color="true" loext:opacity="0%" style:font-name="Lato" fo:font-size="11pt" fo:font-weight="normal" officeooo:rsid="02189f1b" fo:background-color="transparent" loext:char-shading-value="0" style:font-size-asian="11pt" style:font-weight-asian="normal" style:font-size-complex="11pt" style:font-weight-complex="normal"/>
    </style:style>
    <style:style style:name="T545" style:family="text">
      <style:text-properties style:use-window-font-color="true" loext:opacity="0%" style:font-name="Lato" fo:font-size="11pt" fo:font-weight="normal" officeooo:rsid="02192563" fo:background-color="transparent" loext:char-shading-value="0" style:font-size-asian="11pt" style:font-weight-asian="normal" style:font-size-complex="11pt" style:font-weight-complex="normal"/>
    </style:style>
    <style:style style:name="T546" style:family="text">
      <style:text-properties style:use-window-font-color="true" loext:opacity="0%" style:font-name="Lato" fo:font-size="11pt" fo:font-weight="normal" officeooo:rsid="021db370" fo:background-color="transparent" loext:char-shading-value="0" style:font-size-asian="11pt" style:font-weight-asian="normal" style:font-size-complex="11pt" style:font-weight-complex="normal"/>
    </style:style>
    <style:style style:name="T547" style:family="text">
      <style:text-properties style:use-window-font-color="true" loext:opacity="0%" style:font-name="Lato" fo:font-size="11pt" fo:font-weight="normal" officeooo:rsid="021f5d28" fo:background-color="transparent" loext:char-shading-value="0" style:font-size-asian="11pt" style:font-weight-asian="normal" style:font-size-complex="11pt" style:font-weight-complex="normal"/>
    </style:style>
    <style:style style:name="T548" style:family="text">
      <style:text-properties style:use-window-font-color="true" loext:opacity="0%" style:font-name="Lato" fo:font-size="11pt" fo:font-weight="normal" officeooo:rsid="023daf70" fo:background-color="transparent" loext:char-shading-value="0" style:font-size-asian="11pt" style:font-weight-asian="normal" style:font-size-complex="11pt" style:font-weight-complex="normal"/>
    </style:style>
    <style:style style:name="T549" style:family="text">
      <style:text-properties style:use-window-font-color="true" loext:opacity="0%" style:font-name="Lato" fo:font-size="11pt" officeooo:rsid="019a1067" style:font-size-asian="11pt" style:font-size-complex="11pt"/>
    </style:style>
    <style:style style:name="T550" style:family="text">
      <style:text-properties style:use-window-font-color="true" loext:opacity="0%" style:font-name="Lato" fo:font-size="11pt" fo:font-weight="bold" officeooo:rsid="019a1067" style:font-size-asian="11pt" style:font-weight-asian="bold" style:font-size-complex="11pt" style:font-weight-complex="bold"/>
    </style:style>
    <style:style style:name="T551" style:family="text">
      <style:text-properties style:use-window-font-color="true" loext:opacity="0%" style:font-name="Lato" fo:font-size="11pt" style:text-underline-style="none" officeooo:rsid="0213b842" style:font-size-asian="11pt" style:font-size-complex="11pt"/>
    </style:style>
    <style:style style:name="T552" style:family="text">
      <style:text-properties style:use-window-font-color="true" loext:opacity="0%" style:font-name="Lato" fo:font-size="11pt" style:text-underline-style="none" fo:font-weight="normal" officeooo:rsid="01dd039e" style:font-size-asian="11pt" style:font-weight-asian="normal" style:font-size-complex="11pt" style:font-weight-complex="normal"/>
    </style:style>
    <style:style style:name="T553" style:family="text">
      <style:text-properties style:use-window-font-color="true" loext:opacity="0%" style:font-name="Lato" fo:font-weight="normal" officeooo:rsid="01ac6ed6" style:font-weight-asian="normal" style:font-weight-complex="normal"/>
    </style:style>
    <style:style style:name="T554" style:family="text">
      <style:text-properties style:use-window-font-color="true" loext:opacity="0%" style:font-name="Lato" fo:font-weight="normal" officeooo:rsid="023f4a62" style:font-weight-asian="normal" style:font-weight-complex="normal"/>
    </style:style>
    <style:style style:name="T555" style:family="text">
      <style:text-properties style:use-window-font-color="true" loext:opacity="0%" style:font-name="Lato" fo:font-weight="normal" officeooo:rsid="021f5d28" style:font-weight-asian="normal" style:font-weight-complex="normal"/>
    </style:style>
    <style:style style:name="T556" style:family="text">
      <style:text-properties style:use-window-font-color="true" loext:opacity="0%" style:font-name="Lato" fo:font-weight="normal" officeooo:rsid="0240c4d2" style:font-weight-asian="normal" style:font-weight-complex="normal"/>
    </style:style>
    <style:style style:name="T557" style:family="text">
      <style:text-properties style:use-window-font-color="true" loext:opacity="0%" style:font-name="Lato" fo:font-weight="normal" officeooo:rsid="024b14a2" style:font-weight-asian="normal" style:font-weight-complex="normal"/>
    </style:style>
    <style:style style:name="T558" style:family="text">
      <style:text-properties style:use-window-font-color="true" loext:opacity="0%" style:font-name="Lato" fo:font-weight="normal" officeooo:rsid="02502689" style:font-weight-asian="normal" style:font-weight-complex="normal"/>
    </style:style>
    <style:style style:name="T559" style:family="text">
      <style:text-properties style:use-window-font-color="true" loext:opacity="0%" style:font-name="Lato" style:text-underline-style="solid" style:text-underline-width="auto" style:text-underline-color="font-color" fo:font-weight="normal" officeooo:rsid="01ac6ed6" style:font-weight-asian="normal" style:font-weight-complex="normal"/>
    </style:style>
    <style:style style:name="T560" style:family="text">
      <style:text-properties style:use-window-font-color="true" loext:opacity="0%" style:font-name="Lato" style:text-underline-style="solid" style:text-underline-width="auto" style:text-underline-color="font-color" fo:font-weight="normal" officeooo:rsid="021f5d28" style:font-weight-asian="normal" style:font-weight-complex="normal"/>
    </style:style>
    <style:style style:name="T561" style:family="text">
      <style:text-properties style:use-window-font-color="true" loext:opacity="0%" style:text-line-through-style="none" style:text-line-through-type="none" style:font-name="Lato"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562" style:family="text">
      <style:text-properties style:use-window-font-color="true" loext:opacity="0%" style:font-name="Consolas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63" style:family="text">
      <style:text-properties style:use-window-font-color="true" loext:opacity="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64" style:family="text">
      <style:text-properties style:use-window-font-color="true" loext:opacity="0%" style:font-name="Consolas" fo:font-size="11pt" officeooo:rsid="019a1067" style:font-size-asian="11pt" style:font-size-complex="11pt"/>
    </style:style>
    <style:style style:name="T565" style:family="text">
      <style:text-properties style:use-window-font-color="true" loext:opacity="0%" style:font-name="Lato1" fo:font-size="11pt" fo:letter-spacing="-0.0071in" fo:font-weight="normal" fo:background-color="#ffffff" loext:char-shading-value="0" style:font-size-asian="11pt" style:font-weight-asian="normal" style:font-size-complex="11pt" style:font-weight-complex="normal"/>
    </style:style>
    <style:style style:name="T566" style:family="text">
      <style:text-properties style:use-window-font-color="true" loext:opacity="0%" style:font-name="Lato1" fo:font-size="11pt" fo:letter-spacing="-0.0028in"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67" style:family="text">
      <style:text-properties style:use-window-font-color="true" loext:opacity="0%" style:font-name="Lato1" fo:font-size="11pt" fo:letter-spacing="-0.0028in"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68" style:family="text">
      <style:text-properties style:use-window-font-color="true" loext:opacity="0%" style:font-name="Lato1"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69" style:family="text">
      <style:text-properties style:use-window-font-color="true" loext:opacity="0%" style:font-name="Lato1"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570" style:family="text">
      <style:text-properties style:use-window-font-color="true" loext:opacity="0%" style:font-name="Lato1" fo:font-size="11pt" fo:letter-spacing="-0.0028in"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in" loext:border="none"/>
    </style:style>
    <style:style style:name="T571" style:family="text">
      <style:text-properties style:use-window-font-color="true" loext:opacity="0%" style:font-name="Lato1" fo:font-size="11pt" fo:background-color="#ffffff" loext:char-shading-value="0" style:font-size-asian="11pt" style:font-size-complex="11pt"/>
    </style:style>
    <style:style style:name="T572" style:family="text">
      <style:text-properties fo:color="#c9211e" loext:opacity="100%"/>
    </style:style>
    <style:style style:name="T573"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574" style:family="text">
      <style:text-properties fo:color="#c9211e" loext:opacity="100%" style:text-underline-style="none"/>
    </style:style>
    <style:style style:name="T575" style:family="text">
      <style:text-properties fo:color="#c9211e" loext:opacity="100%" style:text-underline-style="none" officeooo:rsid="017d7b3d"/>
    </style:style>
    <style:style style:name="T576" style:family="text">
      <style:text-properties fo:color="#c9211e" loext:opacity="100%" style:font-name="Consolas" fo:font-size="11pt" officeooo:rsid="01eeea7e" style:font-size-asian="11pt" style:font-size-complex="11pt"/>
    </style:style>
    <style:style style:name="T577" style:family="text">
      <style:text-properties fo:color="#c9211e" loext:opacity="100%" style:font-name="Consolas" fo:font-size="11pt" style:text-underline-style="none" fo:font-weight="normal" officeooo:rsid="01f687eb" style:font-size-asian="11pt" style:font-weight-asian="normal" style:font-size-complex="11pt" style:font-weight-complex="normal"/>
    </style:style>
    <style:style style:name="T578" style:family="text">
      <style:text-properties fo:color="#c9211e" loext:opacity="100%" style:font-name="Consolas" fo:font-size="11pt" fo:letter-spacing="-0.0102in" style:text-underline-style="none" fo:font-weight="normal" officeooo:rsid="01f687eb" style:font-size-asian="11pt" style:font-weight-asian="normal" style:font-size-complex="11pt" style:font-weight-complex="normal"/>
    </style:style>
    <style:style style:name="T579" style:family="text">
      <style:text-properties fo:color="#c9211e" loext:opacity="100%" style:font-name="Consolas" fo:background-color="#ffffff" loext:char-shading-value="0"/>
    </style:style>
    <style:style style:name="T580" style:family="text">
      <style:text-properties fo:color="#c9211e"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581" style:family="text">
      <style:text-properties officeooo:rsid="0122c4ff" loext:padding="0in" loext:border="none"/>
    </style:style>
    <style:style style:name="T582" style:family="text">
      <style:text-properties fo:color="#ff0000" loext:opacity="100%"/>
    </style:style>
    <style:style style:name="T583" style:family="text">
      <style:text-properties fo:color="#ff0000"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84" style:family="text">
      <style:text-properties fo:color="#ff0000"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85" style:family="text">
      <style:text-properties fo:color="#ff0000" loext:opacity="100%" style:font-name="Consolas1"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586" style:family="text">
      <style:text-properties fo:color="#ff0000"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587" style:family="text">
      <style:text-properties fo:color="#ff0000" loext:opacity="100%" fo:font-size="11.25pt"/>
    </style:style>
    <style:style style:name="T588" style:family="text">
      <style:text-properties fo:color="#333333" loext:opacity="100%"/>
    </style:style>
    <style:style style:name="T589"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590" style:family="text">
      <style:text-properties fo:color="#333333" loext:opacity="100%" style:font-name="Consolas1" fo:font-size="10.5pt" style:font-size-asian="10.5pt" style:font-size-complex="10.5pt"/>
    </style:style>
    <style:style style:name="T591" style:family="text">
      <style:text-properties fo:color="#333333" loext:opacity="100%" style:font-name="Consolas1" fo:font-size="10.5pt" fo:background-color="#ffffff" loext:char-shading-value="0" style:font-size-asian="10.5pt" style:font-name-complex="Consolas2" style:font-size-complex="10.5pt"/>
    </style:style>
    <style:style style:name="T592" style:family="text">
      <style:text-properties fo:color="#333333" loext:opacity="100%" style:font-name="Consolas1" fo:font-size="10.5pt" officeooo:rsid="01ffd6a9" fo:background-color="#ffffff" loext:char-shading-value="0" style:font-size-asian="10.5pt" style:font-name-complex="Consolas2" style:font-size-complex="10.5pt"/>
    </style:style>
    <style:style style:name="T593" style:family="text">
      <style:text-properties fo:color="#333333" loext:opacity="100%" officeooo:rsid="0199073c"/>
    </style:style>
    <style:style style:name="T594" style:family="text">
      <style:text-properties fo:color="#333333" loext:opacity="100%" style:font-name="Lato"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595" style:family="text">
      <style:text-properties fo:color="#333333" loext:opacity="100%" style:font-name="Consolas" style:text-underline-style="none" fo:font-weight="normal" officeooo:rsid="01dd039e" style:font-weight-asian="normal" style:font-weight-complex="normal"/>
    </style:style>
    <style:style style:name="T596" style:family="text">
      <style:text-properties fo:color="#333333" loext:opacity="100%" style:font-name="Fira Sans"/>
    </style:style>
    <style:style style:name="T597" style:family="text">
      <style:text-properties fo:color="#333333" loext:opacity="100%" style:font-name="Fira Sans" fo:font-size="12pt"/>
    </style:style>
    <style:style style:name="T598" style:family="text">
      <style:text-properties fo:color="#333333" loext:opacity="100%" style:font-name="Fira Sans" fo:font-size="12pt" fo:letter-spacing="-0.0102in"/>
    </style:style>
    <style:style style:name="T599" style:family="text">
      <style:text-properties fo:color="#333333" loext:opacity="100%" style:font-name="Fira Sans" fo:letter-spacing="-0.0102in"/>
    </style:style>
    <style:style style:name="T600" style:family="text">
      <style:text-properties fo:color="#333333" loext:opacity="100%" fo:font-size="12pt"/>
    </style:style>
    <style:style style:name="T601" style:family="text">
      <style:text-properties fo:color="#333333" loext:opacity="100%" style:font-name="Fira Mono"/>
    </style:style>
    <style:style style:name="T602" style:family="text">
      <style:text-properties fo:color="#333333" loext:opacity="100%" style:font-name="Fira Mono" fo:font-size="12pt"/>
    </style:style>
    <style:style style:name="T603" style:family="text">
      <style:text-properties fo:color="#333333" loext:opacity="100%" fo:letter-spacing="-0.0102in"/>
    </style:style>
    <style:style style:name="T604" style:family="text">
      <style:text-properties fo:color="#333333" loext:opacity="100%" style:font-name="Lato"/>
    </style:style>
    <style:style style:name="T605" style:family="text">
      <style:text-properties fo:color="#333333" loext:opacity="100%" style:font-name="Consolas"/>
    </style:style>
    <style:style style:name="T606" style:family="text">
      <style:text-properties officeooo:rsid="01708a7b"/>
    </style:style>
    <style:style style:name="T607" style:family="text">
      <style:text-properties officeooo:rsid="01708a7b" loext:padding="0in" loext:border="none"/>
    </style:style>
    <style:style style:name="T608" style:family="text">
      <style:text-properties fo:color="#127622" loext:opacity="100%"/>
    </style:style>
    <style:style style:name="T609"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610" style:family="text">
      <style:text-properties officeooo:rsid="01720c9a"/>
    </style:style>
    <style:style style:name="T611" style:family="text">
      <style:text-properties officeooo:rsid="0173d9e3"/>
    </style:style>
    <style:style style:name="T612"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613" style:family="text">
      <style:text-properties officeooo:rsid="01787672"/>
    </style:style>
    <style:style style:name="T614" style:family="text">
      <style:text-properties officeooo:rsid="017d7b3d"/>
    </style:style>
    <style:style style:name="T615" style:family="text">
      <style:text-properties style:text-underline-style="none"/>
    </style:style>
    <style:style style:name="T616" style:family="text">
      <style:text-properties style:text-underline-style="none" officeooo:rsid="0180e900"/>
    </style:style>
    <style:style style:name="T617" style:family="text">
      <style:text-properties officeooo:rsid="0180540d"/>
    </style:style>
    <style:style style:name="T618" style:family="text">
      <style:text-properties officeooo:rsid="0180e900"/>
    </style:style>
    <style:style style:name="T619" style:family="text">
      <style:text-properties fo:color="#069a2e" loext:opacity="100%"/>
    </style:style>
    <style:style style:name="T620" style:family="text">
      <style:text-properties fo:color="#069a2e" loext:opacity="100%" officeooo:rsid="0005e96b"/>
    </style:style>
    <style:style style:name="T621" style:family="text">
      <style:text-properties fo:color="#069a2e"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622" style:family="text">
      <style:text-properties fo:color="#069a2e" loext:opacity="100%" style:font-name="Consolas1" fo:font-size="10.5pt" fo:background-color="#ffffff" loext:char-shading-value="0" style:font-size-asian="10.5pt" style:font-name-complex="Consolas2" style:font-size-complex="10.5pt"/>
    </style:style>
    <style:style style:name="T623" style:family="text">
      <style:text-properties fo:color="#993366" loext:opacity="100%" style:font-name="Consolas1" fo:font-size="10.5pt" fo:letter-spacing="-0.0102in" style:font-size-asian="10.5pt" style:font-size-complex="10.5pt"/>
    </style:style>
    <style:style style:name="T624" style:family="text">
      <style:text-properties fo:color="#993366" loext:opacity="100%" style:font-name="Consolas" fo:font-size="10.5pt" fo:letter-spacing="-0.0102in" style:font-size-asian="10.5pt" style:font-size-complex="10.5pt"/>
    </style:style>
    <style:style style:name="T625" style:family="text">
      <style:text-properties fo:color="#993366" loext:opacity="100%" style:font-name="Consolas" fo:font-size="10.5pt" fo:letter-spacing="-0.0102in" fo:font-weight="bold" style:font-size-asian="10.5pt" style:font-size-complex="10.5pt"/>
    </style:style>
    <style:style style:name="T626" style:family="text">
      <style:text-properties fo:color="#993366" loext:opacity="100%" style:font-name="Consolas" fo:font-size="11pt" fo:letter-spacing="-0.0102in" officeooo:rsid="019a1067" style:font-size-asian="11pt" style:font-size-complex="11pt"/>
    </style:style>
    <style:style style:name="T627" style:family="text">
      <style:text-properties fo:color="#993366" loext:opacity="100%" style:font-name="Consolas" fo:font-size="11pt" fo:letter-spacing="-0.0102in" officeooo:rsid="01a9f686" style:font-size-asian="11pt" style:font-size-complex="11pt"/>
    </style:style>
    <style:style style:name="T628" style:family="text">
      <style:text-properties style:font-name="Consolas1"/>
    </style:style>
    <style:style style:name="T629" style:family="text">
      <style:text-properties style:font-name="Consolas1" fo:letter-spacing="-0.011in"/>
    </style:style>
    <style:style style:name="T630" style:family="text">
      <style:text-properties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in" loext:border="none"/>
    </style:style>
    <style:style style:name="T631" style:family="text">
      <style:text-properties style:font-name="Consolas1" fo:font-size="10.5pt" fo:font-weight="bold" officeooo:rsid="019c2afa" style:font-size-asian="10.5pt" style:font-weight-asian="bold" style:font-size-complex="10.5pt" style:font-weight-complex="bold"/>
    </style:style>
    <style:style style:name="T632" style:family="text">
      <style:text-properties style:font-name="Consolas1" fo:font-size="10.5pt" style:font-size-asian="10.5pt" style:font-size-complex="10.5pt"/>
    </style:style>
    <style:style style:name="T633" style:family="text">
      <style:text-properties style:font-name="Consolas1" fo:font-size="10.5pt" fo:font-weight="normal" fo:background-color="#ffffff" loext:char-shading-value="0" style:font-size-asian="10.5pt" style:font-weight-asian="normal" style:font-size-complex="10.5pt" style:font-weight-complex="normal"/>
    </style:style>
    <style:style style:name="T634" style:family="text">
      <style:text-properties style:font-name="Consolas1" fo:font-size="11pt" style:font-size-asian="11pt" style:font-size-complex="11pt"/>
    </style:style>
    <style:style style:name="T635" style:family="text">
      <style:text-properties fo:letter-spacing="-0.0055in"/>
    </style:style>
    <style:style style:name="T636" style:family="text">
      <style:text-properties fo:letter-spacing="-0.0055in" style:text-underline-style="none" officeooo:rsid="0005e96b"/>
    </style:style>
    <style:style style:name="T637" style:family="text">
      <style:text-properties fo:letter-spacing="-0.0055in" style:text-underline-style="none" officeooo:rsid="01f82e24"/>
    </style:style>
    <style:style style:name="T638" style:family="text">
      <style:text-properties fo:letter-spacing="-0.0055in" style:text-underline-style="none" officeooo:rsid="0244b8cf"/>
    </style:style>
    <style:style style:name="T639" style:family="text">
      <style:text-properties fo:letter-spacing="-0.0055in" fo:font-weight="bold" style:font-weight-asian="bold" style:font-weight-complex="bold"/>
    </style:style>
    <style:style style:name="T640" style:family="text">
      <style:text-properties fo:letter-spacing="-0.0055in" fo:font-weight="bold" officeooo:rsid="02595560" style:font-weight-asian="bold" style:font-weight-complex="bold"/>
    </style:style>
    <style:style style:name="T641" style:family="text">
      <style:text-properties fo:letter-spacing="-0.0138in"/>
    </style:style>
    <style:style style:name="T642" style:family="text">
      <style:text-properties fo:letter-spacing="-0.0138in" officeooo:rsid="0180e900"/>
    </style:style>
    <style:style style:name="T643" style:family="text">
      <style:text-properties fo:letter-spacing="-0.0138in" style:text-underline-style="none"/>
    </style:style>
    <style:style style:name="T644" style:family="text">
      <style:text-properties fo:letter-spacing="-0.0138in" officeooo:rsid="01ac6ed6"/>
    </style:style>
    <style:style style:name="T645" style:family="text">
      <style:text-properties officeooo:rsid="01917444"/>
    </style:style>
    <style:style style:name="T646" style:family="text">
      <style:text-properties officeooo:rsid="01982d07"/>
    </style:style>
    <style:style style:name="T647" style:family="text">
      <style:text-properties officeooo:rsid="0199073c"/>
    </style:style>
    <style:style style:name="T648" style:family="text">
      <style:text-properties officeooo:rsid="019ba28e"/>
    </style:style>
    <style:style style:name="T649" style:family="text">
      <style:text-properties fo:letter-spacing="normal"/>
    </style:style>
    <style:style style:name="T650" style:family="text">
      <style:text-properties fo:letter-spacing="normal" fo:font-weight="bold" style:font-weight-asian="bold" style:font-weight-complex="bold"/>
    </style:style>
    <style:style style:name="T651" style:family="text">
      <style:text-properties fo:letter-spacing="normal" fo:font-weight="bold" officeooo:rsid="019c2afa" style:font-weight-asian="bold" style:font-weight-complex="bold"/>
    </style:style>
    <style:style style:name="T652" style:family="text">
      <style:text-properties fo:letter-spacing="normal" fo:font-weight="bold" officeooo:rsid="0234eb2a" style:font-weight-asian="bold" style:font-weight-complex="bold"/>
    </style:style>
    <style:style style:name="T653" style:family="text">
      <style:text-properties fo:color="#0000cd" loext:opacity="100%" fo:font-size="11.25pt"/>
    </style:style>
    <style:style style:name="T654" style:family="text">
      <style:text-properties fo:color="#0000cd"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55" style:family="text">
      <style:text-properties fo:color="#0000cd"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656" style:family="text">
      <style:text-properties fo:color="#000000" loext:opacity="100%"/>
    </style:style>
    <style:style style:name="T657" style:family="text">
      <style:text-properties fo:color="#000000" loext:opacity="100%" style:font-name="Consolas1" fo:font-size="10.5pt" fo:background-color="#ffffff" loext:char-shading-value="0" style:font-size-asian="10.5pt" style:font-name-complex="Consolas2" style:font-size-complex="10.5pt"/>
    </style:style>
    <style:style style:name="T658" style:family="text">
      <style:text-properties fo:color="#000000" loext:opacity="100%" fo:font-size="11.25pt"/>
    </style:style>
    <style:style style:name="T659" style:family="text">
      <style:text-properties fo:color="#000000" loext:opacity="100%" fo:font-size="11.25pt" officeooo:rsid="01ab3a78"/>
    </style:style>
    <style:style style:name="T660" style:family="text">
      <style:text-properties fo:color="#000000" loext:opacity="100%" fo:font-size="11.25pt" officeooo:rsid="01ac6ed6"/>
    </style:style>
    <style:style style:name="T661" style:family="text">
      <style:text-properties fo:color="#000000" loext:opacity="100%" fo:font-size="11.25pt" fo:font-weight="bold" style:font-weight-asian="bold" style:font-weight-complex="bold"/>
    </style:style>
    <style:style style:name="T662" style:family="text">
      <style:text-properties fo:color="#000000" loext:opacity="100%" fo:font-size="11.25pt" fo:font-weight="bold" officeooo:rsid="01ab3a78" style:font-weight-asian="bold" style:font-weight-complex="bold"/>
    </style:style>
    <style:style style:name="T663" style:family="text">
      <style:text-properties fo:color="#a52a2a" loext:opacity="100%" fo:font-size="11.25pt"/>
    </style:style>
    <style:style style:name="T664" style:family="text">
      <style:text-properties fo:color="#a52a2a"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665" style:family="text">
      <style:text-properties officeooo:rsid="01ac6ed6"/>
    </style:style>
    <style:style style:name="T666" style:family="text">
      <style:text-properties officeooo:rsid="01ade08a"/>
    </style:style>
    <style:style style:name="T667" style:family="text">
      <style:text-properties fo:font-weight="normal"/>
    </style:style>
    <style:style style:name="T668" style:family="text">
      <style:text-properties fo:font-weight="normal" style:font-weight-asian="normal" style:font-weight-complex="normal"/>
    </style:style>
    <style:style style:name="T669" style:family="text">
      <style:text-properties fo:font-weight="normal" style:font-weight-asian="normal" style:font-name-complex="Consolas2" style:font-weight-complex="normal"/>
    </style:style>
    <style:style style:name="T670" style:family="text">
      <style:text-properties fo:font-weight="normal" officeooo:rsid="01c20d31" style:font-weight-asian="normal" style:font-name-complex="Consolas2" style:font-weight-complex="normal"/>
    </style:style>
    <style:style style:name="T671" style:family="text">
      <style:text-properties style:font-name="Lato" style:font-name-asian="Noto Serif CJK SC" style:font-name-complex="Lohit Devanagari"/>
    </style:style>
    <style:style style:name="T672" style:family="text">
      <style:text-properties style:font-name="Lato" fo:font-size="11pt" fo:language="en" fo:country="GB" style:font-size-asian="11pt" style:language-asian="zxx" style:country-asian="none" style:font-size-complex="11pt" style:language-complex="zxx" style:country-complex="none"/>
    </style:style>
    <style:style style:name="T673" style:family="text">
      <style:text-properties style:font-name="Lato" fo:font-size="11pt" style:text-underline-style="none" fo:font-weight="normal" style:font-size-asian="11pt" style:font-size-complex="11pt"/>
    </style:style>
    <style:style style:name="T674" style:family="text">
      <style:text-properties style:font-name="Lato" fo:language="en" fo:country="GB" fo:font-weight="bold" style:language-asian="zxx" style:country-asian="none" style:font-weight-asian="bold" style:language-complex="zxx" style:country-complex="none" style:font-weight-complex="bold"/>
    </style:style>
    <style:style style:name="T675" style:family="text">
      <style:text-properties style:font-name="Lato" fo:language="en" fo:country="GB" fo:font-weight="normal" style:language-asian="zxx" style:country-asian="none" style:font-weight-asian="normal" style:language-complex="zxx" style:country-complex="none" style:font-weight-complex="normal"/>
    </style:style>
    <style:style style:name="T676" style:family="text">
      <style:text-properties style:font-name="Lato" fo:language="en" fo:country="GB" fo:font-weight="normal" officeooo:rsid="021db370" style:language-asian="zxx" style:country-asian="none" style:font-weight-asian="normal" style:language-complex="zxx" style:country-complex="none" style:font-weight-complex="normal"/>
    </style:style>
    <style:style style:name="T677" style:family="text">
      <style:text-properties fo:color="#0000bb" loext:opacity="100%" style:font-name="Source Code Pro" fo:font-size="10.5pt" fo:background-color="#ffffff" loext:char-shading-value="0" style:font-size-asian="10.5pt" style:font-size-complex="10.5pt"/>
    </style:style>
    <style:style style:name="T678" style:family="text">
      <style:text-properties fo:color="#0000bb" loext:opacity="100%" style:font-name="Source Code Pro" fo:font-size="10.5pt" officeooo:rsid="01d608b4" fo:background-color="#ffffff" loext:char-shading-value="0" style:font-size-asian="10.5pt" style:font-size-complex="10.5pt"/>
    </style:style>
    <style:style style:name="T679" style:family="text">
      <style:text-properties fo:color="#0000bb" loext:opacity="100%" style:font-name="Source Code Pro" fo:font-size="10.5pt" officeooo:rsid="01d9bd10" fo:background-color="#ffffff" loext:char-shading-value="0" style:font-size-asian="10.5pt" style:font-size-complex="10.5pt"/>
    </style:style>
    <style:style style:name="T680"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681" style:family="text">
      <style:text-properties fo:color="#0000bb" loext:opacity="100%" fo:background-color="#ffffff" loext:char-shading-value="0"/>
    </style:style>
    <style:style style:name="T682" style:family="text">
      <style:text-properties fo:color="#0000bb" loext:opacity="100%" style:font-name="Consolas1" fo:font-size="10.5pt" fo:background-color="#ffffff" loext:char-shading-value="0" style:font-size-asian="10.5pt" style:font-size-complex="10.5pt"/>
    </style:style>
    <style:style style:name="T683" style:family="text">
      <style:text-properties fo:color="#0000bb" loext:opacity="100%" style:font-name="Consolas1" fo:background-color="#ffffff" loext:char-shading-value="0"/>
    </style:style>
    <style:style style:name="T684" style:family="text">
      <style:text-properties fo:color="#0000bb" loext:opacity="100%" style:font-name="Consolas1" officeooo:rsid="01c960d5" fo:background-color="#ffffff" loext:char-shading-value="0"/>
    </style:style>
    <style:style style:name="T685" style:family="text">
      <style:text-properties fo:color="#007700" loext:opacity="100%"/>
    </style:style>
    <style:style style:name="T686" style:family="text">
      <style:text-properties fo:color="#007700" loext:opacity="100%" fo:background-color="#ffffff" loext:char-shading-value="0"/>
    </style:style>
    <style:style style:name="T687" style:family="text">
      <style:text-properties fo:color="#007700" loext:opacity="100%" fo:font-weight="normal"/>
    </style:style>
    <style:style style:name="T688" style:family="text">
      <style:text-properties fo:color="#007700" loext:opacity="100%" style:font-name="Consolas1"/>
    </style:style>
    <style:style style:name="T689" style:family="text">
      <style:text-properties fo:color="#007700" loext:opacity="100%" style:font-name="Consolas1" fo:background-color="#ffffff" loext:char-shading-value="0"/>
    </style:style>
    <style:style style:name="T690" style:family="text">
      <style:text-properties fo:color="#007700" loext:opacity="100%" style:font-name="Consolas1" officeooo:rsid="01c960d5" fo:background-color="#ffffff" loext:char-shading-value="0"/>
    </style:style>
    <style:style style:name="T691" style:family="text">
      <style:text-properties fo:color="#dd0000" loext:opacity="100%"/>
    </style:style>
    <style:style style:name="T692" style:family="text">
      <style:text-properties fo:color="#dd0000" loext:opacity="100%" fo:background-color="#ffffff" loext:char-shading-value="0"/>
    </style:style>
    <style:style style:name="T693" style:family="text">
      <style:text-properties fo:color="#dd0000" loext:opacity="100%" fo:font-weight="normal"/>
    </style:style>
    <style:style style:name="T694" style:family="text">
      <style:text-properties fo:color="#dd0000" loext:opacity="100%" style:font-name="Consolas1" fo:background-color="#ffffff" loext:char-shading-value="0"/>
    </style:style>
    <style:style style:name="T695" style:family="text">
      <style:text-properties officeooo:rsid="01b00ec3"/>
    </style:style>
    <style:style style:name="T696" style:family="text">
      <style:text-properties fo:color="#ff8000" loext:opacity="100%" fo:background-color="#ffffff" loext:char-shading-value="0"/>
    </style:style>
    <style:style style:name="T697" style:family="text">
      <style:text-properties style:font-name="Lato1" fo:letter-spacing="normal"/>
    </style:style>
    <style:style style:name="T698" style:family="text">
      <style:text-properties style:font-name="Lato1" fo:letter-spacing="-0.0055in"/>
    </style:style>
    <style:style style:name="T699" style:family="text">
      <style:text-properties style:font-name="Lato1" fo:font-size="11pt" fo:font-weight="bold" style:font-size-asian="11pt" style:font-weight-asian="bold" style:font-size-complex="11pt" style:font-weight-complex="bold"/>
    </style:style>
    <style:style style:name="T700" style:family="text">
      <style:text-properties style:font-name="Lato1" fo:font-size="11pt" fo:font-weight="normal" style:font-size-asian="11pt" style:font-weight-asian="normal" style:font-size-complex="11pt" style:font-weight-complex="normal"/>
    </style:style>
    <style:style style:name="T701" style:family="text">
      <style:text-properties style:font-name="Lato1" fo:font-size="11pt" fo:letter-spacing="-0.0071in" fo:font-weight="normal" style:font-size-asian="11pt" style:font-weight-asian="normal" style:font-size-complex="11pt" style:font-weight-complex="normal"/>
    </style:style>
    <style:style style:name="T702" style:family="text">
      <style:text-properties style:font-name="Lato1" fo:font-size="11pt" fo:letter-spacing="-0.0071in" style:text-underline-style="none" fo:font-weight="normal" fo:background-color="#ffffff" loext:char-shading-value="0" style:font-size-asian="11pt" style:font-weight-asian="normal" style:font-size-complex="11pt" style:font-weight-complex="normal"/>
    </style:style>
    <style:style style:name="T703" style:family="text">
      <style:text-properties style:font-name="Lato1" fo:font-size="11pt" fo:letter-spacing="-0.0083in" fo:font-weight="bold" style:font-size-asian="11pt" style:font-weight-asian="bold" style:font-size-complex="11pt" style:font-weight-complex="bold"/>
    </style:style>
    <style:style style:name="T704" style:family="text">
      <style:text-properties style:font-name="Lato1" fo:font-size="11pt" fo:letter-spacing="-0.0083in" fo:font-weight="bold" officeooo:rsid="01ceae81" style:font-size-asian="11pt" style:font-weight-asian="bold" style:font-size-complex="11pt" style:font-weight-complex="bold"/>
    </style:style>
    <style:style style:name="T705" style:family="text">
      <style:text-properties style:font-name="Lato1" fo:font-size="11pt" fo:letter-spacing="-0.0083in" fo:font-weight="normal" style:font-size-asian="11pt" style:font-weight-asian="normal" style:font-size-complex="11pt" style:font-weight-complex="normal"/>
    </style:style>
    <style:style style:name="T706" style:family="text">
      <style:text-properties style:font-name="Lato1" fo:font-size="11pt" fo:letter-spacing="-0.0083in" fo:font-weight="normal" officeooo:rsid="01ceae81" style:font-size-asian="11pt" style:font-weight-asian="normal" style:font-size-complex="11pt" style:font-weight-complex="normal"/>
    </style:style>
    <style:style style:name="T707" style:family="text">
      <style:text-properties style:font-name="Lato1" fo:font-size="11pt" style:text-underline-style="none" officeooo:rsid="01d244d4" fo:background-color="#ffffff" loext:char-shading-value="0" style:font-size-asian="11pt" style:font-size-complex="11pt"/>
    </style:style>
    <style:style style:name="T708" style:family="text">
      <style:text-properties style:font-name="Lato1" fo:letter-spacing="-0.0071in"/>
    </style:style>
    <style:style style:name="T709" style:family="text">
      <style:text-properties officeooo:rsid="005e9f9c"/>
    </style:style>
    <style:style style:name="T710" style:family="text">
      <style:text-properties officeooo:rsid="01bc2de3"/>
    </style:style>
    <style:style style:name="T711" style:family="text">
      <style:text-properties fo:color="#666666" loext:opacity="100%"/>
    </style:style>
    <style:style style:name="T712" style:family="text">
      <style:text-properties officeooo:rsid="01c1da3c"/>
    </style:style>
    <style:style style:name="T713" style:family="text">
      <style:text-properties officeooo:rsid="01c960d5" fo:background-color="#ffffff" loext:char-shading-value="0"/>
    </style:style>
    <style:style style:name="T714" style:family="text">
      <style:text-properties fo:background-color="#ffffff" loext:char-shading-value="0" style:font-size-asian="10.5pt" style:font-size-complex="10.5pt"/>
    </style:style>
    <style:style style:name="T715" style:family="text">
      <style:text-properties officeooo:rsid="01d608b4" fo:background-color="#ffffff" loext:char-shading-value="0" style:font-size-asian="10.5pt" style:font-size-complex="10.5pt"/>
    </style:style>
    <style:style style:name="T716" style:family="text">
      <style:text-properties fo:font-size="11pt" style:font-size-asian="11pt" style:font-size-complex="11pt"/>
    </style:style>
    <style:style style:name="T717" style:family="text">
      <style:text-properties style:font-name="Source Code Pro" fo:letter-spacing="normal" officeooo:rsid="01d608b4" fo:background-color="#ffffff" loext:char-shading-value="0" style:font-size-asian="10.5pt" style:font-size-complex="10.5pt"/>
    </style:style>
    <style:style style:name="T718" style:family="text">
      <style:text-properties style:font-name="Consolas" fo:font-size="11pt" style:font-size-asian="11pt" style:font-size-complex="11pt"/>
    </style:style>
    <style:style style:name="T719" style:family="text">
      <style:text-properties style:font-name="Consolas" fo:font-size="11pt" fo:letter-spacing="normal" fo:font-weight="normal" style:font-size-asian="11pt" style:font-weight-asian="normal" style:font-size-complex="11pt" style:font-weight-complex="normal"/>
    </style:style>
    <style:style style:name="T720" style:family="text">
      <style:text-properties style:font-name="Consolas" fo:background-color="#ffffff" loext:char-shading-value="0" style:font-name-asian="Noto Sans Mono CJK SC" style:font-name-complex="Liberation Mono"/>
    </style:style>
    <style:style style:name="T721" style:family="text">
      <style:text-properties officeooo:rsid="01b16974"/>
    </style:style>
    <style:style style:name="T722" style:family="text">
      <style:text-properties officeooo:rsid="01efc38b"/>
    </style:style>
    <style:style style:name="T723" style:family="text">
      <style:text-properties fo:color="#1c1c1c"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724" style:family="text">
      <style:text-properties fo:color="#1c1c1c" loext:opacity="100%" style:font-name="Consolas1"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725" style:family="text">
      <style:text-properties fo:color="#1c1c1c" loext:opacity="100%" style:font-name="Consolas1"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726" style:family="text">
      <style:text-properties fo:color="#468a1a" loext:opacity="100%"/>
    </style:style>
    <style:style style:name="T727" style:family="text">
      <style:text-properties officeooo:rsid="021f5d28"/>
    </style:style>
    <style:style style:name="T728" style:family="text">
      <style:text-properties fo:color="#780373" loext:opacity="100%"/>
    </style:style>
    <style:style style:name="T729" style:family="text">
      <style:text-properties fo:color="#224b12" loext:opacity="100%"/>
    </style:style>
    <style:style style:name="T730" style:family="text">
      <style:text-properties fo:color="#5b277d" loext:opacity="100%" fo:font-style="italic" fo:background-color="#ffffff" loext:char-shading-value="0" style:font-size-asian="10.5pt" style:font-style-asian="italic" style:font-size-complex="10.5pt" style:font-style-complex="italic"/>
    </style:style>
    <style:style style:name="T731" style:family="text">
      <style:text-properties fo:color="#5b277d" loext:opacity="100%" style:font-name="Lato1" fo:font-size="11pt" fo:letter-spacing="-0.0028in" fo:language="en" fo:country="GB" style:text-underline-style="none" fo:font-weight="normal" officeooo:rsid="0247a1a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2" style:family="text">
      <style:text-properties fo:color="#5b277d" loext:opacity="100%" style:font-name="Lato1" fo:font-size="11pt" fo:letter-spacing="-0.0028in" fo:language="en" fo:country="GB" style:text-underline-style="none" fo:font-weight="normal" officeooo:rsid="0249134b"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in" loext:border="none"/>
    </style:style>
    <style:style style:name="T733" style:family="text">
      <style:text-properties fo:color="#5b277d" loext:opacity="100%" style:font-name="Consolas1" fo:font-size="10.5pt"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734" style:family="text">
      <style:text-properties fo:color="#5b277d" loext:opacity="100%" style:font-name="Consolas1" fo:font-size="10.5pt" fo:letter-spacing="-0.0028in" fo:language="en" fo:country="GB" style:text-underline-style="none" fo:font-weight="normal" officeooo:rsid="0247a1a3"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in" loext:border="none"/>
    </style:style>
    <style:style style:name="T735" style:family="text">
      <style:text-properties fo:font-size="10pt" style:font-size-asian="10pt" style:font-size-complex="10pt"/>
    </style:style>
    <style:style style:name="T736" style:family="text">
      <style:text-properties fo:color="#168253" loext:opacity="100%"/>
    </style:style>
    <style:style style:name="T737" style:family="text">
      <style:text-properties fo:color="#168253" loext:opacity="100%" style:font-name="Consolas"/>
    </style:style>
    <style:style style:name="T738" style:family="text">
      <style:text-properties officeooo:rsid="023f4a62"/>
    </style:style>
    <style:style style:name="T739" style:family="text">
      <style:text-properties officeooo:rsid="0240c4d2"/>
    </style:style>
    <style:style style:name="T740" style:family="text">
      <style:text-properties fo:language="en" fo:country="GB" style:text-underline-style="none" officeooo:rsid="005e9f9c"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in" loext:border="none"/>
    </style:style>
    <style:style style:name="T741" style:family="text">
      <style:text-properties fo:language="en" fo:country="GB" style:text-underline-style="none" fo:font-weight="bold" officeooo:rsid="005e9f9c"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742" style:family="text">
      <style:text-properties fo:language="en" fo:country="GB" style:text-underline-style="none" fo:font-weight="bold" officeooo:rsid="024b14a2" fo:background-color="transparent" loext:char-shading-value="0"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in" loext:border="none"/>
    </style:style>
    <style:style style:name="T743" style:family="text">
      <style:text-properties officeooo:rsid="0251c7e1"/>
    </style:style>
    <style:style style:name="T744" style:family="text">
      <style:text-properties fo:letter-spacing="-0.0102in"/>
    </style:style>
    <style:style style:name="T745" style:family="text">
      <style:text-properties fo:letter-spacing="-0.0102in" officeooo:rsid="02595560"/>
    </style:style>
    <style:style style:name="T746" style:family="text">
      <style:text-properties fo:letter-spacing="-0.0102in" fo:font-weight="bold" style:font-weight-asian="bold" style:font-weight-complex="bold"/>
    </style:style>
    <style:style style:name="T747" style:family="text">
      <style:text-properties fo:letter-spacing="-0.0102in" fo:font-weight="bold" officeooo:rsid="02595560" style:font-weight-asian="bold" style:font-weight-complex="bold"/>
    </style:style>
    <style:style style:name="T748" style:family="text">
      <style:text-properties style:font-name="Lato"/>
    </style:style>
    <style:style style:name="T749" style:family="text">
      <style:text-properties style:font-name="Lato" fo:font-weight="bold"/>
    </style:style>
    <style:style style:name="T750" style:family="text">
      <style:text-properties style:font-name="Consolas"/>
    </style:style>
    <style:style style:name="T751" style:family="text">
      <style:text-properties officeooo:rsid="02595560"/>
    </style:style>
    <style:style style:name="T752" style:family="text">
      <style:text-properties fo:letter-spacing="-0.0098in"/>
    </style:style>
    <style:style style:name="T753" style:family="text">
      <style:text-properties fo:letter-spacing="-0.0098in" fo:font-weight="bold" style:font-weight-asian="bold" style:font-weight-complex="bold"/>
    </style:style>
    <style:style style:name="T754" style:family="text">
      <style:text-properties fo:letter-spacing="-0.0098in" fo:font-weight="bold" officeooo:rsid="02595560" style:font-weight-asian="bold" style:font-weight-complex="bold"/>
    </style:style>
    <style:style style:name="T755" style:family="text">
      <style:text-properties fo:letter-spacing="-0.0083in"/>
    </style:style>
    <style:style style:name="T756" style:family="text">
      <style:text-properties fo:letter-spacing="-0.0083in" fo:font-weight="bold" style:font-weight-asian="bold" style:font-weight-complex="bold"/>
    </style:style>
    <style:style style:name="T757" style:family="text">
      <style:text-properties fo:letter-spacing="-0.0083in" fo:font-weight="bold" officeooo:rsid="02595560" style:font-weight-asian="bold" style:font-weight-complex="bold"/>
    </style:style>
    <style:style style:name="T758" style:family="text">
      <style:text-properties fo:letter-spacing="-0.0071in"/>
    </style:style>
    <style:style style:name="T759" style:family="text">
      <style:text-properties fo:letter-spacing="-0.0071in" fo:font-weight="bold" style:font-weight-asian="bold" style:font-weight-complex="bold"/>
    </style:style>
    <style:style style:name="T760" style:family="text">
      <style:text-properties fo:letter-spacing="-0.0071in" fo:font-weight="bold" officeooo:rsid="02595560" style:font-weight-asian="bold" style:font-weight-complex="bold"/>
    </style:style>
    <style:style style:name="T761" style:family="text">
      <style:text-properties fo:letter-spacing="-0.0043in"/>
    </style:style>
    <style:style style:name="T762" style:family="text">
      <style:text-properties fo:letter-spacing="-0.0043in" fo:font-weight="bold" style:font-weight-asian="bold" style:font-weight-complex="bold"/>
    </style:style>
    <style:style style:name="T763" style:family="text">
      <style:text-properties fo:letter-spacing="-0.0043in" fo:font-weight="bold" officeooo:rsid="02595560" style:font-weight-asian="bold" style:font-weight-complex="bold"/>
    </style:style>
    <style:style style:name="T764" style:family="text">
      <style:text-properties fo:letter-spacing="-0.0028in"/>
    </style:style>
    <style:style style:name="T765" style:family="text">
      <style:text-properties fo:letter-spacing="-0.0028in" fo:font-weight="bold" style:font-weight-asian="bold" style:font-weight-complex="bold"/>
    </style:style>
    <style:style style:name="T766" style:family="text">
      <style:text-properties fo:letter-spacing="-0.0028in" fo:font-weight="bold" officeooo:rsid="02595560" style:font-weight-asian="bold" style:font-weight-complex="bold"/>
    </style:style>
    <style:style style:name="T767" style:family="text">
      <style:text-properties fo:letter-spacing="-0.0016in"/>
    </style:style>
    <style:style style:name="T768" style:family="text">
      <style:text-properties fo:letter-spacing="-0.0016in" fo:font-weight="bold" style:font-weight-asian="bold" style:font-weight-complex="bold"/>
    </style:style>
    <style:style style:name="T769" style:family="text">
      <style:text-properties fo:letter-spacing="-0.0016in" fo:font-weight="bold" officeooo:rsid="02595560" style:font-weight-asian="bold" style:font-weight-complex="bold"/>
    </style:style>
    <style:style style:name="T770" style:family="text">
      <style:text-properties officeooo:rsid="025a17f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text:span text:style-name="T1">PHP Notes Chapter </text:span><text:span text:style-name="T607">3</text:span><text:span text:style-name="T1">  </text:span><text:span text:style-name="T581">Strings and Patterns</text:span></text:p>
      <text:p text:style-name="P256">PHP strings are a series of bytes and do not contain any information about how those bytes should be translated to characters.</text:p>
      <text:p text:style-name="P262">On 32-bit systems a string can be as large as 2 GB. There is no particular limit on how long a string may be on a 64-bit PHP system.</text:p>
      <text:p text:style-name="P128">Declaring Strings</text:p>
      <text:p text:style-name="P260">In PHP, strings may be declared either as ‘simple type’ or “complex type”. <text:span text:style-name="T606">C</text:span>omplex strings will be evaluated with respect to control characters and variables</text:p>
      <text:p text:style-name="P99"/>
      <text:p text:style-name="P99">Example 1:</text:p>
      <text:p text:style-name="P271">&lt;?php</text:p>
      <text:p text:style-name="P271">$name = 'Bob';</text:p>
      <text:p text:style-name="P271">$a = 'Hello $name\n';</text:p>
      <text:p text:style-name="P271">$b = "Hello $name\n";</text:p>
      <text:p text:style-name="P271">echo $a;       <text:span text:style-name="T608">// Hello $name\n</text:span></text:p>
      <text:p text:style-name="P271">echo $b;       <text:span text:style-name="T608">// Hello Bob</text:span></text:p>
      <text:p text:style-name="P260"/>
      <text:p text:style-name="P128"/>
      <text:p text:style-name="P128">Embedding Variables</text:p>
      <text:p text:style-name="P100">Example <text:span text:style-name="T610">2</text:span>:</text:p>
      <text:p text:style-name="P271">&lt;?php</text:p>
      <text:p text:style-name="P272">$catfood = "Cheeseburgers";</text:p>
      <text:p text:style-name="P271">echo 'I can haz $catfood';         <text:span text:style-name="T608">// I can haz $catfood</text:span></text:p>
      <text:p text:style-name="P271">echo 'I can haz ' . $catfood;      <text:span text:style-name="T608">// I can haz Cheeseburgers</text:span></text:p>
      <text:p text:style-name="P271">echo "I can haz $catfood?";        <text:span text:style-name="T608">// I can haz Cheeseburgers?</text:span></text:p>
      <text:p text:style-name="P260"/>
      <text:p text:style-name="P263"><text:span text:style-name="T530">Note: </text:span>The question mark symbol is not permitted in variable names so PHP inserts the literal value of the variable $catfood into the string.</text:p>
      <text:p text:style-name="P260">It is possible to include <text:span text:style-name="T2">array</text:span> and <text:span text:style-name="T2">object syntax </text:span>with double quotes too:</text:p>
      <text:p text:style-name="P100">Example <text:span text:style-name="T610">3</text:span>:</text:p>
      <text:p text:style-name="P273">&lt;?php</text:p>
      <text:p text:style-name="P273">$dogfood = ['Pellets'];</text:p>
      <text:p text:style-name="P277">$catfood = new stdClass();</text:p>
      <text:p text:style-name="P273">$catfood-&gt;favorite = "Cheeseburger";</text:p>
      <text:p text:style-name="P271">echo "$dogfood[0]";           <text:span text:style-name="T608"> // Pellets</text:span></text:p>
      <text:p text:style-name="P271">echo "$catfood-&gt;favorite";    <text:span text:style-name="T608"> // Cheeseburger</text:span></text:p>
      <text:p text:style-name="P268"><text:soft-page-break/><text:span text:style-name="T232">C</text:span><text:span text:style-name="T231">urly </text:span><text:span text:style-name="T232">B</text:span><text:span text:style-name="T231">races</text:span></text:p>
      <text:p text:style-name="P256">PHP allows the use of curly braces for you to explicitly tell the parser that part of a string must be evaluated.</text:p>
      <text:p text:style-name="P258">This is necessary, for example, when outputting an element from an array where it might not be <text:span text:style-name="T611">if</text:span> clear that the square brackets are intended as punctuation or as syntax to reference an element in the array.</text:p>
      <text:p text:style-name="P266"><text:span text:style-name="T233">Example </text:span><text:span text:style-name="T234">4</text:span><text:span text:style-name="T233">:</text:span></text:p>
      <text:p text:style-name="P272">&lt;?php</text:p>
      <text:p text:style-name="P281">$burger = "Cheeseburger";</text:p>
      <text:p text:style-name="P281">echo "I can haz {$burger}";         <text:span text:style-name="T608">// I can haz Cheeseburger</text:span></text:p>
      <text:p text:style-name="P281">echo "I can haz ${burger}";         <text:span text:style-name="T608">// I can haz Cheeseburger</text:span></text:p>
      <text:p text:style-name="P281">echo "I can haz $burgers";          <text:span text:style-name="T572">// </text:span><text:span text:style-name="T373">Warning: Undefined variable $burgers</text:span></text:p>
      <text:p text:style-name="P281">echo "I can haz {$burger}s";        <text:span text:style-name="T608">// I can haz Cheeseburgers</text:span></text:p>
      <text:p text:style-name="P455">echo "I can haz { $burger }";       // I can haz { Cheeseburger }</text:p>
      <text:p text:style-name="P456">echo "I can haz { $burger}";        // I can haz { Cheeseburger}</text:p>
      <text:p text:style-name="P456">echo "I can haz {$burger }";        // I can haz Cheeseburger </text:p>
      <text:p text:style-name="P259"><text:span text:style-name="T530">Note:</text:span> <text:span text:style-name="T722">Y</text:span>ou cannot use spaces between the braces and the variable that you want to evaluate.</text:p>
      <text:p text:style-name="P265">Example 5 <text:span text:style-name="T613">(mix array and object property syntax)</text:span>:</text:p>
      <text:p text:style-name="P278">&lt;?php</text:p>
      <text:p text:style-name="P279">$array = ['zero', 'one', 'two'];</text:p>
      <text:p text:style-name="P279">echo "$array[0]";<text:tab/><text:tab/><text:tab/><text:tab/><text:span text:style-name="T393">// zero</text:span></text:p>
      <text:p text:style-name="P282"/>
      <text:p text:style-name="P282">$letters = new stdClass;</text:p>
      <text:p text:style-name="P282">$letters-&gt;a = 'A';</text:p>
      <text:p text:style-name="P283">echo "$letters-&gt;a ";<text:tab/><text:tab/><text:tab/><text:span text:style-name="T393">// a</text:span></text:p>
      <text:p text:style-name="P278"/>
      <text:p text:style-name="P278"/>
      <text:p text:style-name="P282">$catfood = new stdClass;</text:p>
      <text:p text:style-name="P282">$catfood-&gt;name = 'Cheeseburgers';</text:p>
      <text:p text:style-name="P282"/>
      <text:p text:style-name="P282">$cat = new stdClass;</text:p>
      <text:p text:style-name="P282">$cat-&gt;canhaz = [$catfood];</text:p>
      <text:p text:style-name="P282"/>
      <text:p text:style-name="P426"><text:span text:style-name="T3">echo "$cat-&gt;canhaz[0]-&gt;name";<text:tab/><text:tab/></text:span><text:span text:style-name="T475">// Warning: Array to string conversion</text:span></text:p>
      <text:p text:style-name="P288"><text:span text:style-name="T612">echo "</text:span><text:span text:style-name="T573">{</text:span><text:span text:style-name="T612">$cat-&gt;canhaz[0]-&gt;name</text:span><text:span text:style-name="T573">}</text:span><text:span text:style-name="T612">";<text:tab/></text:span><text:span text:style-name="T609">// </text:span><text:span text:style-name="T392">Cheeseburgers</text:span></text:p>
      <text:p text:style-name="P457"><text:span text:style-name="T340">A</text:span><text:span text:style-name="T339">lso Note, you need to use curly braces in nested arrays example: echo "{$a[1][0]}";</text:span></text:p>
      <text:p text:style-name="P264"/>
      <text:p text:style-name="P127">Control Characters</text:p>
      <text:p text:style-name="P255"><text:span text:style-name="T613">C</text:span>omplex string <text:span text:style-name="T613">(declared in double quotes) will be </text:span>evaluate it for variables and control characters.</text:p>
      <text:p text:style-name="P261">The control characters are marked by a backslash followed by the code. Using a backslash followed by anything other than a control character will result in the backslashbeing displayed.</text:p>
      <text:p text:style-name="P267">Example 6:</text:p>
      <text:p text:style-name="P272">&lt;?php</text:p>
      <text:p text:style-name="P270">echo "Hello \World"; <text:tab/><text:tab/><text:tab/><text:span text:style-name="T393">// Hello \World</text:span></text:p>
      <text:p text:style-name="P297"><text:soft-page-break/>Sequence <text:tab/><text:tab/><text:tab/><text:tab/>Meaning</text:p>
      <text:p text:style-name="P257">\n <text:tab/><text:tab/><text:tab/><text:tab/><text:tab/>Line feed</text:p>
      <text:p text:style-name="P257">\r <text:tab/><text:tab/><text:tab/><text:tab/><text:tab/>Carriage return</text:p>
      <text:p text:style-name="P257">\t <text:tab/><text:tab/><text:tab/><text:tab/><text:tab/>Tab</text:p>
      <text:p text:style-name="P257">\v <text:tab/><text:tab/><text:tab/><text:tab/><text:tab/>Vertical tab</text:p>
      <text:p text:style-name="P257">\e <text:tab/><text:tab/><text:tab/><text:tab/><text:tab/>Escape</text:p>
      <text:p text:style-name="P257">\f <text:tab/><text:tab/><text:tab/><text:tab/><text:tab/>Form feed</text:p>
      <text:p text:style-name="P257">\\ <text:tab/><text:tab/><text:tab/><text:tab/><text:tab/>Backslash</text:p>
      <text:p text:style-name="P257">\$ <text:tab/><text:tab/><text:tab/><text:tab/><text:tab/>Dollar symbol</text:p>
      <text:p text:style-name="P402">[0-7]{1,3} <text:tab/><text:tab/><text:tab/><text:tab/>Sequences matching this regular expression are in octal notation</text:p>
      <text:p text:style-name="P402">\x[0-9A-Fa-f]{1,2} <text:tab/><text:tab/><text:tab/>Matching sequences are in hexadecimal notation</text:p>
      <text:p text:style-name="P402">\u{{0-9a-f}{1,6}} <text:tab/><text:tab/><text:tab/>Matching sequences are a Unicode codepoint, which will be<text:tab/><text:tab/><text:tab/><text:tab/><text:tab/><text:tab/>output to the string as that codepoints UTF-8 representation</text:p>
      <text:p text:style-name="P257"/>
      <text:p text:style-name="P255">Emojis have Unicode endpoints, so we can output the elePHPant like this:</text:p>
      <text:p text:style-name="P290">Example <text:span text:style-name="T665">7</text:span>:</text:p>
      <text:p text:style-name="P270">&lt;?php</text:p>
      <text:p text:style-name="P274">echo "\u{1F418}"; <text:span text:style-name="T394"> <text:tab/><text:tab/></text:span><text:span text:style-name="T432">// </text:span><text:span text:style-name="T412">🐘</text:span></text:p>
      <text:p text:style-name="P270"/>
      <text:p text:style-name="P127">Heredoc and Nowdoc</text:p>
      <text:p text:style-name="P290">Example <text:span text:style-name="T665">8</text:span><text:span text:style-name="T614"> (Heredocs syntax)</text:span>:<text:span text:style-name="T615"><text:tab/><text:tab/><text:tab/></text:span><text:span text:style-name="T575">Here</text:span><text:span text:style-name="T574">docs are evaluated for special characters and variables</text:span></text:p>
      <text:p text:style-name="P272">&lt;?php</text:p>
      <text:p text:style-name="P272">echo &lt;&lt;&lt;HEREDOC</text:p>
      <text:p text:style-name="P272">  This is a heredoc string, note:</text:p>
      <text:p text:style-name="P272">  1) the capitalization of the tag</text:p>
      <text:p text:style-name="P272">  2) the tag name follows variable naming rules</text:p>
      <text:p text:style-name="P272">  3) where the closing tag is</text:p>
      <text:p text:style-name="P276">HEREDOC;</text:p>
      <text:p text:style-name="P296"><text:span text:style-name="T530">Note:</text:span> The closing tag must start on the first character of a newline.</text:p>
      <text:p text:style-name="P291">Example <text:span text:style-name="T665">9 </text:span><text:span text:style-name="T614">(Nowdocs syntax)</text:span>:<text:span text:style-name="T615"><text:tab/><text:tab/><text:tab/></text:span><text:span text:style-name="T575">N</text:span><text:span text:style-name="T574">owdocs are not evaluated for special characters and variables</text:span></text:p>
      <text:p text:style-name="P272">&lt;?php</text:p>
      <text:p text:style-name="P272">echo &lt;&lt;&lt;'NOWDOC'</text:p>
      <text:p text:style-name="P272">This is a nowdoc string, note:</text:p>
      <text:p text:style-name="P272">    1) Single quotes around the label</text:p>
      <text:p text:style-name="P272">    2) Variables will not be evaluated</text:p>
      <text:p text:style-name="P272">    3) Control characters will not be evaluated</text:p>
      <text:p text:style-name="P272">NOWDOC</text:p>
      <text:p text:style-name="P129"><text:soft-page-break/>Referencing Characters in Strings</text:p>
      <text:p text:style-name="P294">References a position in a string can <text:span text:style-name="T617">be</text:span> achieved <text:span text:style-name="T617">by </text:span>either using square brackets or <text:span text:style-name="T617">using</text:span> curly braces to denote the zero-based integer position <text:span text:style-name="T617">to the reference.</text:span></text:p>
      <text:p text:style-name="P292">Example <text:span text:style-name="T665">10</text:span>:<text:span text:style-name="T615"><text:tab/></text:span></text:p>
      <text:p text:style-name="P270">&lt;?php</text:p>
      <text:p text:style-name="P280">$hello = "world";</text:p>
      <text:p text:style-name="P280">echo $hello[0]; <text:tab/><text:tab/><text:span text:style-name="T619">// w</text:span></text:p>
      <text:p text:style-name="P270">echo $hello{1}; <text:tab/><text:tab/><text:span text:style-name="T619">// o</text:span></text:p>
      <text:p text:style-name="P295"><text:span text:style-name="T530">Caution:</text:span> Remember that strings are a series of bytes, and you are referencing the byte position. If your character set uses more than one byte per character, you won’t have the result you expect.</text:p>
      <text:p text:style-name="P270"/>
      <text:p text:style-name="P316"><text:span text:style-name="T536">In </text:span><text:span text:style-name="T538">php 7.</text:span><text:span text:style-name="T539">0</text:span><text:span text:style-name="T536">, <text:s/>PHP will issue a range warning if you attempt to write to a negative position of a string, or if you do not specify an integer position. </text:span><text:span text:style-name="T538">(</text:span><text:span text:style-name="T401">As of PHP 7.1.0</text:span><text:span text:style-name="T594"> </text:span><text:span text:style-name="T401"><text:s/> </text:span><text:span text:style-name="Emphasis"><text:span text:style-name="T401">negative</text:span></text:span><text:span text:style-name="T401"> numeric indices are supported</text:span><text:span text:style-name="T536"> )</text:span></text:p>
      <text:p text:style-name="P270"/>
      <text:p text:style-name="P293">Example <text:span text:style-name="T665">11</text:span>:</text:p>
      <text:p text:style-name="P285">&lt;?php<text:line-break/><text:line-break/>$s = '123';<text:line-break/>$s[-1] = 'v';<text:line-break/>echo $s;<text:tab/><text:tab/><text:tab/><text:span text:style-name="T620">//</text:span><text:span text:style-name="T619"> 12v</text:span></text:p>
      <text:p text:style-name="P286"><text:span text:style-name="T619"><text:tab/><text:tab/><text:tab/><text:tab/></text:span><text:span text:style-name="T620"> </text:span></text:p>
      <text:p text:style-name="P270"/>
      <text:p text:style-name="P270"/>
      <text:p text:style-name="P295">Writing to a position that is out of range will result in the string being padded with spaces to accommodate the missing section.</text:p>
      <text:p text:style-name="P293">Example <text:span text:style-name="T618">1</text:span><text:span text:style-name="T665">2</text:span>:</text:p>
      <text:p text:style-name="P284">&lt;?php</text:p>
      <text:p text:style-name="P287">$hello = "world";</text:p>
      <text:p text:style-name="P287">$hello[10] = "*";</text:p>
      <text:p text:style-name="P284">echo $hello; <text:tab/><text:tab/><text:span text:style-name="T620">// world <text:s text:c="4"/>*</text:span></text:p>
      <text:p text:style-name="P270"/>
      <text:p text:style-name="P270"/>
      <text:p text:style-name="P127">PHP and Multibyte Strings</text:p>
      <text:p text:style-name="P295">PHP implements strings as an array of bytes with an integer indicating the length of the buffer (not null terminated). PHP does not store information about how the string is encoded.</text:p>
      <text:p text:style-name="P295">One of the encoding schemes that you will commonly encounter in PHP is UTF-8.</text:p>
      <text:p text:style-name="P295">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315"><text:span text:style-name="T537">M</text:span><text:span text:style-name="T536">ultibyte equivalents of th</text:span><text:span text:style-name="T537">ese</text:span><text:span text:style-name="T536"> functions </text:span><text:span text:style-name="T537">are to be used as</text:span><text:span text:style-name="T4"> </text:span><text:span text:style-name="T10">mb_substr()</text:span><text:span text:style-name="T562">, </text:span><text:span text:style-name="T10">mb_strlen()</text:span><text:span text:style-name="T562">,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561">…</text:span><text:span text:style-name="T5"> </text:span><text:span text:style-name="T561">etc</text:span></text:p>
      <text:p text:style-name="P289"/>
      <text:p text:style-name="P127"><text:soft-page-break/>Unicode</text:p>
      <text:p text:style-name="P310">A Unicode codepoint represents a character, and is written like this: U+0041. That number is assigned to capital “A”. <text:span text:style-name="T396">There is no limit on the characters that Unicode can store.</text:span></text:p>
      <text:p text:style-name="P310"><text:span text:style-name="T396">Unicode can be implemented</text:span><text:span text:style-name="T320"> </text:span><text:span text:style-name="T321">by different character encodings. The Unicode standard defines Unicode Transformation Formats (UTF): </text:span><text:span text:style-name="T396">UTF-8</text:span><text:span text:style-name="T321">, </text:span><text:span text:style-name="T396">UTF-16</text:span><text:span text:style-name="T321">, and </text:span><text:span text:style-name="T396">UTF-32</text:span><text:span text:style-name="T321">, and several other encodings.</text:span></text:p>
      <text:p text:style-name="P132">The main difference between UTF-8, UTF-16, and UTF-32 character encoding is how many bytes it requires to represent a character in memory. UTF-8 uses a minimum of one byte, while UTF-16 uses a minimum of 2 bytes. </text:p>
      <text:p text:style-name="P311"><text:span text:style-name="T322">I</text:span><text:span text:style-name="T321">f the character's code point is greater than 127, the maximum value of byte then UTF-8 may take 2, 3 o</text:span><text:span text:style-name="T324">r</text:span><text:span text:style-name="T321"> 4 bytes but UTF-16 will only take either two or four bytes. On the other hand, UTF-32 is a fixed-width encoding scheme and always uses 4 bytes to encode a Unicode code point.</text:span> </text:p>
      <text:p text:style-name="P327"><text:span text:style-name="T227">Because the Unicode codepoints from 0-127 </text:span><text:span text:style-name="T228">it </text:span><text:span text:style-name="T227">match the ASCII table from 0-127. If </text:span><text:span text:style-name="T228">a</text:span><text:span text:style-name="T227"> Unicode character cannot be represented </text:span><text:span text:style-name="T228">and isn’t supported</text:span><text:span text:style-name="T227">, it will be </text:span><text:span text:style-name="T228">shown</text:span><text:span text:style-name="T227"> as a question mark or an empty box.</text:span></text:p>
      <text:p text:style-name="P93"/>
      <text:p text:style-name="P127">Telling Clients How a String Is Encoded</text:p>
      <text:p text:style-name="P93">You should specify the character-encoding scheme being used in the <text:span text:style-name="T2">Content-Type HTTP header</text:span>. This lets the client know how your output is encoded and therefore how to display it correctly.</text:p>
      <text:p text:style-name="P94"><text:span text:style-name="Source_20_Text"><text:span text:style-name="T19">header('Content-Type: text/html; charset=utf-8');</text:span></text:span></text:p>
      <text:p text:style-name="P93">Putting the content type in the HTML as a meta tag is slightly less satisfactory because unless the client knows the encoding type, it won’t be able to read the HTML to determine the encoding.</text:p>
      <text:p text:style-name="P95">PHP sends headers automatically if set up to use internal encoding: </text:p>
      <text:p text:style-name="P317"><text:span text:style-name="Source_20_Text"><text:span text:style-name="T132">ini_set('default_charset', 'utf-8');</text:span></text:span></text:p>
      <text:p text:style-name="P127">Changing Between Encoding Schemes</text:p>
      <text:p text:style-name="P96">The <text:span text:style-name="T2">mbstring extension in the php.ini</text:span> provides a number of functions that can be used to help detect and convert between encoding schemes.</text:p>
      <text:p text:style-name="P98">Example <text:span text:style-name="T618">1</text:span><text:span text:style-name="T665">3</text:span>:</text:p>
      <text:p text:style-name="P1">extension=curl</text:p>
      <text:p text:style-name="P38">extension=mbstring</text:p>
      <text:p text:style-name="P1">extension=pdo_mysql</text:p>
      <text:p text:style-name="P2"/>
      <text:h text:style-name="P321" text:outline-level="1"><text:span text:style-name="T214">mb_detect_encoding () </text:span><text:span text:style-name="T217">- Detects the most likely character encoding for string  from an ordered list of candidates. </text:span></text:h>
      <text:p text:style-name="P275"><text:span text:style-name="Strong_20_Emphasis"><text:span text:style-name="T58">mb_detect_encoding</text:span></text:span><text:span text:style-name="T28">(</text:span><text:span text:style-name="T101">string</text:span><text:span text:style-name="T28"> </text:span><text:span text:style-name="Source_20_Text"><text:span text:style-name="T57">$string</text:span></text:span><text:span text:style-name="T28">, </text:span><text:span text:style-name="T101">array|string|null</text:span><text:span text:style-name="T28"> </text:span><text:span text:style-name="Source_20_Text"><text:span text:style-name="T57">$encodings</text:span></text:span><text:span text:style-name="T341"> = </text:span><text:span text:style-name="T342">null</text:span><text:span text:style-name="T28">, </text:span><text:span text:style-name="T101">bool</text:span><text:span text:style-name="T28"> </text:span><text:span text:style-name="Source_20_Text"><text:span text:style-name="T57">$strict</text:span></text:span><text:span text:style-name="T341"> = </text:span><text:span text:style-name="T342">false</text:span><text:span text:style-name="T28">): </text:span><text:span text:style-name="T101">string|false</text:span><text:span text:style-name="T629"> </text:span></text:p>
      <text:p text:style-name="P53"/>
      <text:p text:style-name="P322"><text:span text:style-name="T215">mb_detect_order () </text:span><text:span text:style-name="T218">-</text:span><text:span text:style-name="T219"> </text:span><text:span text:style-name="T218">Set/Get </text:span><text:span text:style-name="T217">the automatic character encoding detection order to </text:span><text:span text:style-name="Source_20_Text"><text:span text:style-name="T128">encoding</text:span></text:span><text:span text:style-name="T217">. </text:span></text:p>
      <text:p text:style-name="P323"><text:span text:style-name="Strong_20_Emphasis"><text:span text:style-name="T69">mb_detect_order</text:span></text:span><text:span text:style-name="T36">(</text:span><text:span text:style-name="T107">array|string|null</text:span><text:span text:style-name="T36"> </text:span><text:span text:style-name="Source_20_Text"><text:span text:style-name="T70">$encoding</text:span></text:span><text:span text:style-name="T351"> = </text:span><text:span text:style-name="Source_20_Text"><text:span text:style-name="T352">null</text:span></text:span><text:span text:style-name="T36">): </text:span><text:span text:style-name="T107">array|bool</text:span><text:span text:style-name="T429"> </text:span></text:p>
      <text:p text:style-name="P324"><text:span text:style-name="T215">mb_convert_encoding () </text:span><text:span text:style-name="T218">- </text:span><text:span text:style-name="T217">Converts the character encoding of </text:span><text:span text:style-name="Source_20_Text"><text:span text:style-name="T217">string</text:span></text:span><text:span text:style-name="T217"> to </text:span><text:span text:style-name="Source_20_Text"><text:span text:style-name="T217">to_encoding</text:span></text:span><text:span text:style-name="T217"> from optionally </text:span><text:span text:style-name="Source_20_Text"><text:span text:style-name="T217">from_encoding</text:span></text:span><text:span text:style-name="T217">. If </text:span><text:span text:style-name="Source_20_Text"><text:span text:style-name="T217">string</text:span></text:span><text:span text:style-name="T217"> is an array, all its string values will be converted recursively. </text:span></text:p>
      <text:p text:style-name="P323"><text:span text:style-name="Strong_20_Emphasis"><text:span text:style-name="T71">mb_convert_encoding</text:span></text:span><text:span text:style-name="T37">(</text:span><text:span text:style-name="T108">array|string</text:span><text:span text:style-name="T37"> </text:span><text:span text:style-name="Source_20_Text"><text:span text:style-name="T72">$string</text:span></text:span><text:span text:style-name="T37">, </text:span><text:span text:style-name="T108">string</text:span><text:span text:style-name="T37"> </text:span><text:span text:style-name="Source_20_Text"><text:span text:style-name="T72">$to_encoding</text:span></text:span><text:span text:style-name="T37">, </text:span><text:span text:style-name="T108">array|string|null</text:span><text:span text:style-name="T37"> </text:span><text:span text:style-name="Source_20_Text"><text:span text:style-name="T72">$from_encoding</text:span></text:span><text:span text:style-name="T353"> = </text:span><text:span text:style-name="Source_20_Text"><text:span text:style-name="T354">null</text:span></text:span><text:span text:style-name="Source_20_Text"><text:span text:style-name="T355"> </text:span></text:span><text:span text:style-name="T37">):  </text:span><text:span text:style-name="T108">array|string|false</text:span><text:span text:style-name="T430"> </text:span></text:p>
      <text:p text:style-name="P118"><text:soft-page-break/>Practical Example</text:p>
      <text:p text:style-name="P101">Exa<text:span text:style-name="T618">mple 1</text:span><text:span text:style-name="T665">4</text:span><text:span text:style-name="T618"> :</text:span><text:span text:style-name="T616"><text:tab/>mb_detect_encoding ()</text:span></text:p>
      <text:p text:style-name="P14">&lt;?php</text:p>
      <text:p text:style-name="P25"><text:span text:style-name="T621">echo</text:span><text:span text:style-name="T630"> mb_detect_encoding('Christopher');<text:tab/><text:tab/><text:tab/><text:tab/><text:tab/><text:tab/><text:tab/></text:span><text:span text:style-name="T589">// ASCII</text:span></text:p>
      <text:p text:style-name="P20"><text:span text:style-name="T619">echo</text:span> mb_detect_encoding('Christopher', <text:span text:style-name="T582">'AUTO'</text:span>, False);<text:tab/><text:tab/><text:tab/><text:tab/><text:tab/><text:span text:style-name="T588">// ASCII</text:span></text:p>
      <text:p text:style-name="P26"><text:span text:style-name="T621">echo</text:span><text:span text:style-name="T630"> mb_detect_encoding('Christopher', </text:span><text:span text:style-name="T583">['utf-32', 'utf-16', 'utf-8']</text:span><text:span text:style-name="T630">, False);<text:tab/><text:tab/></text:span><text:span text:style-name="T589">// UTF-8</text:span></text:p>
      <text:p text:style-name="P22"><text:span text:style-name="T619">echo</text:span> mb_detect_encoding('Christopher', <text:span text:style-name="T582">'utf-32, utf-16, utf-8'</text:span>, False);<text:tab/><text:tab/><text:span text:style-name="T588">// UTF-8</text:span></text:p>
      <text:p text:style-name="P338"><text:span text:style-name="T397">// </text:span><text:span text:style-name="Strong_20_Emphasis"><text:span text:style-name="T397"> Effect of </text:span></text:span><text:span text:style-name="Strong_20_Emphasis"><text:span text:style-name="Source_20_Text"><text:span text:style-name="T397">strict</text:span></text:span></text:span><text:span text:style-name="Strong_20_Emphasis"><text:span text:style-name="T397"> parameter</text:span></text:span><text:span text:style-name="T397"> </text:span></text:p>
      <text:p text:style-name="P20">$str = "\xE1\xE9\xF3\xFA"; <text:tab/><text:span text:style-name="T619">// 'áéóú' encoded in ISO-8859-1</text:span></text:p>
      <text:p text:style-name="P19"/>
      <text:p text:style-name="P20"><text:span text:style-name="T619">echo</text:span> mb_detect_encoding($str, <text:span text:style-name="T582">['ASCII', 'UTF-8']</text:span>, false);<text:tab/><text:tab/><text:tab/><text:tab/><text:tab/><text:span text:style-name="T588">// UTF-8</text:span></text:p>
      <text:p text:style-name="P19"><text:span text:style-name="T619">echo</text:span> mb_detect_encoding($str, <text:span text:style-name="T582">['ASCII', 'UTF-8']</text:span>, true);<text:tab/><text:tab/><text:tab/><text:tab/><text:tab/><text:span text:style-name="T588">// FALSE</text:span></text:p>
      <text:p text:style-name="P25"><text:span text:style-name="T621">echo</text:span><text:span text:style-name="T630"> mb_detect_encoding($str, </text:span><text:span text:style-name="T583">['ASCII', 'UTF-8', 'ISO-8859-1']</text:span><text:span text:style-name="T630">, true);<text:tab/><text:tab/> <text:s/></text:span><text:span text:style-name="T589">// ISO-8859-1</text:span></text:p>
      <text:p text:style-name="P24">?&gt; <text:s/></text:p>
      <text:p text:style-name="P52"/>
      <text:p text:style-name="P101"><text:span text:style-name="T641">Example </text:span><text:span text:style-name="T642">1</text:span><text:span text:style-name="T644">5</text:span><text:span text:style-name="T641">:</text:span><text:span text:style-name="T643"><text:tab/></text:span><text:span text:style-name="T636">mb_detect_order ()</text:span></text:p>
      <text:p text:style-name="P15">&lt;?php</text:p>
      <text:p text:style-name="P18"><text:span text:style-name="T619">echo</text:span> implode(", ", <text:span text:style-name="T582">mb_detect_order()</text:span>);</text:p>
      <text:p text:style-name="P20"><text:span text:style-name="T582">mb_detect_order(</text:span>'eucjp-win, sjis-win, UTF-8, ASCII'<text:span text:style-name="T582">)</text:span>;</text:p>
      <text:p text:style-name="P20"><text:span text:style-name="T619">echo</text:span> implode(", ", <text:span text:style-name="T582">mb_detect_order()</text:span>);</text:p>
      <text:p text:style-name="P21">?&gt;</text:p>
      <text:p text:style-name="P44">// ASCII, UTF-8</text:p>
      <text:p text:style-name="P45">// eucJP-win, SJIS-win, UTF-8, ASCII</text:p>
      <text:p text:style-name="P14"/>
      <text:p text:style-name="P102"><text:span text:style-name="T641">Example </text:span><text:span text:style-name="T642">1</text:span><text:span text:style-name="T644">6</text:span><text:span text:style-name="T641">:</text:span><text:span text:style-name="T643"><text:tab/></text:span><text:span text:style-name="T636">mb_</text:span><text:span text:style-name="T637">convert</text:span><text:span text:style-name="T636">_</text:span><text:span text:style-name="T638">encoding</text:span><text:span text:style-name="T636"> ()</text:span></text:p>
      <text:p text:style-name="P14">&lt;?php</text:p>
      <text:p text:style-name="P19">header('Content-Type: text/html; charset=utf-8');</text:p>
      <text:p text:style-name="P163">// encoded in ISO-8859-1</text:p>
      <text:p text:style-name="P19">$str = "\xE1\xE9\xF3\xFA";      </text:p>
      <text:p text:style-name="P23">echo $str, nl2br("\n");<text:tab/><text:tab/><text:tab/><text:tab/><text:tab/><text:tab/><text:tab/><text:tab/><text:tab/><text:tab/><text:tab/></text:p>
      <text:p text:style-name="P19">$str = mb_convert_encoding($str, "UTF-8", 'ISO-8859-1');</text:p>
      <text:p text:style-name="P19">echo $str;<text:tab/><text:tab/><text:tab/><text:tab/></text:p>
      <text:p text:style-name="P19">?&gt;</text:p>
      <text:p text:style-name="P41">// ���� </text:p>
      <text:p text:style-name="P42">// áéóú </text:p>
      <text:p text:style-name="P73"><text:span text:style-name="T531">Note:</text:span><text:span text:style-name="T645"> </text:span><text:s/><text:span text:style-name="T645">T</text:span>he output from<text:span text:style-name="T12"> strlen() </text:span>function differs from<text:span text:style-name="T12"> mb_strlen</text:span><text:span text:style-name="T13">()</text:span>. The PHP function <text:span text:style-name="T12">strlen</text:span><text:span text:style-name="T13">()</text:span><text:span text:style-name="T12"> </text:span>returns how many bytes are in the string, not how many characters.</text:p>
      <text:p text:style-name="P117"><text:soft-page-break/>Matching Strings</text:p>
      <text:p text:style-name="P73">Using comparison operators like &gt; and &lt; might not always work as expected. Instead of using alphabetical sorting, PHP uses the ASCII value of the character to make the comparison. Lowercase letters have a higher ASCII value than capitals.</text:p>
      <text:p text:style-name="P73"/>
      <text:p text:style-name="P73"/>
      <text:p text:style-name="P73"/>
      <text:p text:style-name="P103"><text:span text:style-name="T641">Example </text:span><text:span text:style-name="T642">1</text:span><text:span text:style-name="T644">7</text:span><text:span text:style-name="T641">:</text:span></text:p>
      <text:p text:style-name="P3">&lt;?php</text:p>
      <text:p text:style-name="P3">$a = "PHP";</text:p>
      <text:p text:style-name="P3">$b = "developer";</text:p>
      <text:p text:style-name="P3">if ($a &gt; $b) {</text:p>
      <text:p text:style-name="P3">    echo "$a &gt; $b";</text:p>
      <text:p text:style-name="P3">} else {</text:p>
      <text:p text:style-name="P3">    echo "$a &lt; $b";</text:p>
      <text:p text:style-name="P3">}</text:p>
      <text:p text:style-name="P4">?&gt;</text:p>
      <text:p text:style-name="P41">// PHP &lt; developer</text:p>
      <text:p text:style-name="P41"/>
      <text:p text:style-name="P41"/>
      <text:p text:style-name="P3"/>
      <text:p text:style-name="P104">Example <text:span text:style-name="T618">1</text:span><text:span text:style-name="T665">8</text:span><text:span text:style-name="T646"> </text:span><text:span text:style-name="T647">(converting strings to integers)</text:span>:</text:p>
      <text:p text:style-name="P3">&lt;?php</text:p>
      <text:p text:style-name="P3">$examples = [</text:p>
      <text:p text:style-name="P3">    "12 o clock",</text:p>
      <text:p text:style-name="P3">    "Half past 12",</text:p>
      <text:p text:style-name="P3">    "12.30",</text:p>
      <text:p text:style-name="P5"><text:s text:c="4"/>"0123",</text:p>
      <text:p text:style-name="P16"><text:s text:c="4"/>"0x123",</text:p>
      <text:p text:style-name="P3">    "7.2e2 minutes after midnight"</text:p>
      <text:p text:style-name="P3">];</text:p>
      <text:p text:style-name="P3">foreach ($examples as $example) {</text:p>
      <text:p text:style-name="P3">    $result = 0 + $example;</text:p>
      <text:p text:style-name="P3">    var_dump($result);</text:p>
      <text:p text:style-name="P3">}</text:p>
      <text:p text:style-name="P41">/*</text:p>
      <text:p text:style-name="P41">This outputs:</text:p>
      <text:p text:style-name="P41">    int(12)</text:p>
      <text:p text:style-name="P41">    int(0)</text:p>
      <text:p text:style-name="P43">    float(12.3)</text:p>
      <text:p text:style-name="P43"><text:s text:c="4"/>int(<text:span text:style-name="T647">123</text:span>)</text:p>
      <text:p text:style-name="P43"><text:s text:c="4"/>int(0)</text:p>
      <text:p text:style-name="P43">    float(720)</text:p>
      <text:p text:style-name="P41">*/</text:p>
      <text:p text:style-name="P74"/>
      <text:p text:style-name="P74"/>
      <text:p text:style-name="P74"/>
      <text:p text:style-name="P82">Unless confident about the strings , you should <text:span text:style-name="T648">use </text:span>the identity operator === to make this sort of comparison.</text:p>
      <text:p text:style-name="P130"><text:soft-page-break/>Note the difference between Array and String:</text:p>
      <text:p text:style-name="P130"/>
      <text:p text:style-name="P131"/>
      <text:p text:style-name="P35">&lt;?php</text:p>
      <text:p text:style-name="P35"/>
      <text:p text:style-name="P35">var_dump(0 + "0.123");<text:tab/><text:tab/><text:tab/><text:tab/><text:span text:style-name="T729">// float(0.123)</text:span></text:p>
      <text:p text:style-name="P35"/>
      <text:p text:style-name="P35">$arr = ["0.123" =&gt; 5];</text:p>
      <text:p text:style-name="P35">var_dump($arr);<text:tab/><text:tab/><text:tab/><text:tab/><text:tab/><text:span text:style-name="T729">// array(1) {["0.123"] =&gt; int(5)}</text:span></text:p>
      <text:p text:style-name="P35"/>
      <text:p text:style-name="P35"/>
      <text:p text:style-name="P35"/>
      <text:p text:style-name="P35">var_dump(0 + "0123");<text:tab/><text:tab/><text:tab/><text:tab/><text:span text:style-name="T729">// int(123)</text:span></text:p>
      <text:p text:style-name="P35"/>
      <text:p text:style-name="P35">$arr = ["0123" =&gt; 5];</text:p>
      <text:p text:style-name="P35">var_dump($arr);<text:tab/><text:tab/><text:tab/><text:tab/><text:tab/><text:span text:style-name="T729">// array(1) {["0123"] =&gt; <text:s/>int(5)}</text:span></text:p>
      <text:p text:style-name="P35"/>
      <text:p text:style-name="P35"/>
      <text:p text:style-name="P35"/>
      <text:p text:style-name="P35">var_dump(0 + "Half past 12");<text:tab/><text:tab/><text:tab/><text:span text:style-name="T729">// Warning ... , int(0)</text:span></text:p>
      <text:p text:style-name="P35"/>
      <text:p text:style-name="P35">$arr = ["Half past 12" =&gt; 5];</text:p>
      <text:p text:style-name="P35">var_dump($arr);<text:tab/><text:tab/><text:tab/><text:tab/><text:tab/><text:span text:style-name="T729">// array(1) {["Half past 12"] =&gt; int(5)}</text:span></text:p>
      <text:p text:style-name="P35"/>
      <text:p text:style-name="P35"/>
      <text:p text:style-name="P35"/>
      <text:p text:style-name="P37">var_dump(0 + "0x123");<text:tab/><text:tab/><text:tab/><text:tab/><text:span text:style-name="T729">// Warning ... , int(0)</text:span></text:p>
      <text:p text:style-name="P35"/>
      <text:p text:style-name="P35">$arr = ["0x123" =&gt; 5];</text:p>
      <text:p text:style-name="P35">var_dump($arr);<text:tab/><text:tab/><text:tab/><text:tab/><text:tab/><text:span text:style-name="T729">// array(1) {["0x123"] =&gt; int(5)}</text:span></text:p>
      <text:p text:style-name="P35"/>
      <text:p text:style-name="P35"/>
      <text:p text:style-name="P35"/>
      <text:p text:style-name="P35">var_dump(0 + "7.2e2");<text:tab/><text:tab/><text:tab/><text:tab/><text:span text:style-name="T729">// float(720)</text:span></text:p>
      <text:p text:style-name="P35"/>
      <text:p text:style-name="P35">$arr = ["7.2e2" =&gt; 5];</text:p>
      <text:p text:style-name="P35">var_dump($arr);<text:tab/><text:tab/><text:tab/><text:tab/><text:tab/><text:span text:style-name="T729">// array(1) {["7.2e2"]=&gt; int(5)}</text:span></text:p>
      <text:p text:style-name="P83"/>
      <text:p text:style-name="P83"/>
      <text:p text:style-name="P83"/>
      <text:p text:style-name="P35">var_dump(0 + 0.123);<text:tab/><text:tab/><text:tab/><text:tab/><text:span text:style-name="T729">// float(0.123)</text:span></text:p>
      <text:p text:style-name="P35"/>
      <text:p text:style-name="P35">$arr = [0.123 =&gt; 5];</text:p>
      <text:p text:style-name="P35">var_dump($arr);<text:tab/><text:tab/><text:tab/><text:tab/><text:tab/><text:span text:style-name="T729">// array(1) {[0]=&gt;int(5)}</text:span></text:p>
      <text:p text:style-name="P82"/>
      <text:p text:style-name="P36">?&gt;</text:p>
      <text:p text:style-name="P335"><text:soft-page-break/><text:span text:style-name="Strong_20_Emphasis"><text:span text:style-name="T59">strcmp</text:span></text:span><text:span text:style-name="T38">(</text:span><text:span text:style-name="T109">string</text:span><text:span text:style-name="T38"> </text:span><text:span text:style-name="Source_20_Text"><text:span text:style-name="T73">$string1</text:span></text:span><text:span text:style-name="T38">, </text:span><text:span text:style-name="T109">string</text:span><text:span text:style-name="T38"> </text:span><text:span text:style-name="Source_20_Text"><text:span text:style-name="T73">$string2</text:span></text:span><text:span text:style-name="T38">): </text:span><text:span text:style-name="T109">int</text:span><text:span text:style-name="T224"> </text:span></text:p>
      <text:p text:style-name="P336"><text:span text:style-name="T223">strcmp()</text:span><text:span text:style-name="T224"> </text:span><text:span text:style-name="T399">— </text:span><text:span text:style-name="T224"> </text:span><text:span text:style-name="T225">Binary safe string compa</text:span><text:span text:style-name="T179">rison. Returns <text:s/></text:span><text:span text:style-name="T184">any number </text:span><text:span text:style-name="T179">&lt; 0 if </text:span><text:span text:style-name="Source_20_Text"><text:span text:style-name="T179">string1</text:span></text:span><text:span text:style-name="T179"> is less than </text:span><text:span text:style-name="Source_20_Text"><text:span text:style-name="T179">string2</text:span></text:span><text:span text:style-name="T179">; <text:s text:c="12"/>Returns <text:s/></text:span><text:span text:style-name="T184">any number</text:span><text:span text:style-name="T180"> </text:span><text:span text:style-name="T179">&gt; </text:span><text:span text:style-name="T180">0</text:span><text:span text:style-name="T179"> if </text:span><text:span text:style-name="Source_20_Text"><text:span text:style-name="T179">string1</text:span></text:span><text:span text:style-name="T179"> is greater than </text:span><text:span text:style-name="Source_20_Text"><text:span text:style-name="T179">string2</text:span></text:span><text:span text:style-name="T179">, and 0 if they are equal. </text:span></text:p>
      <text:p text:style-name="P334"><text:span text:style-name="T216">Tip:</text:span><text:span text:style-name="T220"> </text:span><text:span text:style-name="T179">The <text:s/>spaceship operator can be used on any variable types </text:span><text:span text:style-name="T182">and return only -1, 0 and 1</text:span><text:span text:style-name="T179">. <text:s text:c="25"/></text:span><text:span text:style-name="T191">B</text:span><text:span text:style-name="T188">ut strcmp is exclusively for strings.</text:span></text:p>
      <text:p text:style-name="P77"><text:span text:style-name="Strong_20_Emphasis"><text:span text:style-name="T499">strcasecmp</text:span></text:span><text:span text:style-name="T485">(</text:span><text:span text:style-name="T520">string</text:span><text:span text:style-name="T485"> </text:span><text:span text:style-name="Source_20_Text"><text:span text:style-name="T495">$string1</text:span></text:span><text:span text:style-name="T485">, </text:span><text:span text:style-name="T520">string</text:span><text:span text:style-name="T485"> </text:span><text:span text:style-name="Source_20_Text"><text:span text:style-name="T495">$string2</text:span></text:span><text:span text:style-name="T485">): </text:span><text:span text:style-name="T520">int</text:span><text:span text:style-name="T631"> </text:span></text:p>
      <text:p text:style-name="P76"><text:span text:style-name="T651">s</text:span><text:span text:style-name="T650">t</text:span><text:span text:style-name="T652">rcasec</text:span><text:span text:style-name="T650">mp</text:span><text:span text:style-name="T651">()</text:span><text:span text:style-name="T650"> </text:span><text:span text:style-name="T530">— </text:span>Same as<text:span text:style-name="T14"> strcmp() </text:span>but letters are compared in a case-insentive way. </text:p>
      <text:p text:style-name="P75"/>
      <text:p text:style-name="P78"><text:span text:style-name="Strong_20_Emphasis"><text:span text:style-name="T499">strncmp</text:span></text:span><text:span text:style-name="T486">(</text:span><text:span text:style-name="T521">string</text:span><text:span text:style-name="T486"> </text:span><text:span text:style-name="Source_20_Text"><text:span text:style-name="T496">$string1</text:span></text:span><text:span text:style-name="T486">, </text:span><text:span text:style-name="T521">string</text:span><text:span text:style-name="T486"> </text:span><text:span text:style-name="Source_20_Text"><text:span text:style-name="T496">$string2</text:span></text:span><text:span text:style-name="T486">, </text:span><text:span text:style-name="T521">int</text:span><text:span text:style-name="T486"> </text:span><text:span text:style-name="Source_20_Text"><text:span text:style-name="T496">$length</text:span></text:span><text:span text:style-name="T486">): </text:span><text:span text:style-name="T521">int</text:span><text:span text:style-name="T632"> </text:span></text:p>
      <text:p text:style-name="Standard"><text:span text:style-name="Strong_20_Emphasis"><text:span text:style-name="T60">strncasecmp</text:span></text:span><text:span text:style-name="T29">(</text:span><text:span text:style-name="T102">string</text:span><text:span text:style-name="T29"> </text:span><text:span text:style-name="Source_20_Text"><text:span text:style-name="T61">$string1</text:span></text:span><text:span text:style-name="T29">, </text:span><text:span text:style-name="T102">string</text:span><text:span text:style-name="T29"> </text:span><text:span text:style-name="Source_20_Text"><text:span text:style-name="T61">$string2</text:span></text:span><text:span text:style-name="T29">, </text:span><text:span text:style-name="T102">int</text:span><text:span text:style-name="T29"> </text:span><text:span text:style-name="Source_20_Text"><text:span text:style-name="T61">$length</text:span></text:span><text:span text:style-name="T29">): </text:span><text:span text:style-name="T102">int</text:span><text:span text:style-name="T235"> </text:span></text:p>
      <text:p text:style-name="P75"/>
      <text:p text:style-name="P79"><text:span text:style-name="T650">str</text:span><text:span text:style-name="T20">n</text:span><text:span text:style-name="T650">cmp()</text:span><text:span text:style-name="T649"> and </text:span><text:span text:style-name="T650">str</text:span><text:span text:style-name="T20">n</text:span><text:span text:style-name="T650">casecmp() </text:span><text:span text:style-name="T530">— </text:span><text:span text:style-name="T650"><text:s/></text:span><text:span text:style-name="T649">similar to the previous functions , with the difference that you can specify the (upper limit of the) number of characters from each string to be used in the comparison. </text:span></text:p>
      <text:p text:style-name="P80"/>
      <text:p text:style-name="P105"><text:span text:style-name="T649">Example </text:span><text:span text:style-name="T618">1</text:span><text:span text:style-name="T665">9</text:span><text:span text:style-name="T649">:</text:span></text:p>
      <text:p text:style-name="P7">&lt;?php </text:p>
      <text:p text:style-name="P17">echo strcmp('Zcde', 'ab');<text:tab/><text:tab/><text:tab/><text:span text:style-name="T593">// -7</text:span></text:p>
      <text:p text:style-name="P17">echo strcasecmp('Zcde', 'ab');<text:tab/><text:tab/><text:tab/><text:span text:style-name="T593">// 25</text:span></text:p>
      <text:p text:style-name="P17">echo strncmp('zAz', 'zzz', 1);<text:tab/><text:tab/><text:tab/><text:span text:style-name="T593">// 0</text:span></text:p>
      <text:p text:style-name="P17">echo strncasecmp('zZzA', 'zzzZZ', 3);<text:tab/><text:tab/><text:span text:style-name="T593">// 0</text:span></text:p>
      <text:p text:style-name="P9">?&gt;</text:p>
      <text:p text:style-name="P6"/>
      <text:p text:style-name="P6"/>
      <text:p text:style-name="P8"><text:span text:style-name="Strong_20_Emphasis"><text:span text:style-name="T501">similar_text</text:span></text:span><text:span text:style-name="T487">(</text:span><text:span text:style-name="T522">string</text:span><text:span text:style-name="T487"> </text:span><text:span text:style-name="Source_20_Text"><text:span text:style-name="T500">$string1</text:span></text:span><text:span text:style-name="T487">, </text:span><text:span text:style-name="T522">string</text:span><text:span text:style-name="T487"> </text:span><text:span text:style-name="Source_20_Text"><text:span text:style-name="T500">$string2</text:span></text:span><text:span text:style-name="T487">, </text:span><text:span text:style-name="T522">float</text:span><text:span text:style-name="T487"> </text:span><text:span text:style-name="Source_20_Text"><text:span text:style-name="T500">&amp;$percent</text:span></text:span><text:span text:style-name="T624"> = </text:span><text:span text:style-name="Strong_20_Emphasis"><text:span text:style-name="Source_20_Text"><text:span text:style-name="T625">null</text:span></text:span></text:span><text:span text:style-name="T487">): </text:span><text:span text:style-name="T522">int</text:span></text:p>
      <text:p text:style-name="P333"><text:span text:style-name="T188">similar_text() </text:span><text:span text:style-name="T179">— Calculate the similarity between two strings. </text:span><text:span text:style-name="T183">It </text:span><text:span text:style-name="T182">is</text:span><text:span text:style-name="T179"> computationally expensive procedure for long sections of text. <text:s/></text:span></text:p>
      <text:p text:style-name="P81">Also be aware that the order that you pass the arguments in is significant:</text:p>
      <text:p text:style-name="P10">similar_text($a, $b) != similar_text($b, $a)</text:p>
      <text:p text:style-name="P10"/>
      <text:p text:style-name="P10"/>
      <text:p text:style-name="P106">Example <text:span text:style-name="T665">20</text:span>:</text:p>
      <text:p text:style-name="P11">&lt;?php </text:p>
      <text:p text:style-name="P13">$sim = <text:span text:style-name="T582">similar_text(</text:span><text:span text:style-name="T656">'bafoobar'</text:span>,<text:span text:style-name="T656"> 'barfoo'</text:span>,<text:span text:style-name="T656"> $perc</text:span><text:span text:style-name="T582">)</text:span>; </text:p>
      <text:p text:style-name="P13">echo "similarity: $sim ($perc %)\n";</text:p>
      <text:p text:style-name="P13"> </text:p>
      <text:p text:style-name="P13"><text:line-break/>$sim = <text:span text:style-name="T582">similar_text(</text:span><text:span text:style-name="T656">'barfoo'</text:span>,<text:span text:style-name="T656"> 'bafoobar'</text:span>,<text:span text:style-name="T656"> $perc</text:span><text:span text:style-name="T582">)</text:span>; </text:p>
      <text:p text:style-name="P13">echo "similarity: $sim ($perc %)\n";</text:p>
      <text:p text:style-name="P11">?&gt;</text:p>
      <text:p text:style-name="P12"/>
      <text:p text:style-name="P47">similarity: 5 (71.428571428571 %)</text:p>
      <text:p text:style-name="P49">similarity: 3 (42.857142857143 %)</text:p>
      <text:p text:style-name="P318"><text:soft-page-break/><text:span text:style-name="T188">levenshtein()</text:span><text:span text:style-name="T179"> — Calculate Levenshtein distance is defined as the minimal number of characters you have to replace, insert or delete to transform </text:span><text:span text:style-name="Source_20_Text"><text:span text:style-name="T130">string1</text:span></text:span><text:span text:style-name="T179"> into </text:span><text:span text:style-name="Source_20_Text"><text:span text:style-name="T130">string2</text:span></text:span><text:span text:style-name="T179">.</text:span></text:p>
      <text:p text:style-name="P318"><text:span text:style-name="Strong_20_Emphasis"><text:span text:style-name="T80">levenshtein</text:span></text:span><text:span text:style-name="T42">(</text:span><text:span text:style-name="T244"><text:line-break/></text:span><text:span text:style-name="T42">    </text:span><text:span text:style-name="T113">string</text:span><text:span text:style-name="T42"> </text:span><text:span text:style-name="Source_20_Text"><text:span text:style-name="T82">$string1</text:span></text:span><text:span text:style-name="T42">,</text:span><text:span text:style-name="T244"><text:line-break/></text:span><text:span text:style-name="T42">    </text:span><text:span text:style-name="T113">string</text:span><text:span text:style-name="T42"> </text:span><text:span text:style-name="Source_20_Text"><text:span text:style-name="T82">$string2</text:span></text:span><text:span text:style-name="T42">,</text:span><text:span text:style-name="T244"><text:line-break/></text:span><text:span text:style-name="T42">    </text:span><text:span text:style-name="T113">int</text:span><text:span text:style-name="T42"> </text:span><text:span text:style-name="Source_20_Text"><text:span text:style-name="T82">$insertion_cost</text:span></text:span><text:span text:style-name="T356"> = 1</text:span><text:span text:style-name="T42">,</text:span><text:span text:style-name="T244"><text:line-break/></text:span><text:span text:style-name="T42">    </text:span><text:span text:style-name="T113">int</text:span><text:span text:style-name="T42"> </text:span><text:span text:style-name="Source_20_Text"><text:span text:style-name="T82">$replacement_cost</text:span></text:span><text:span text:style-name="T356"> = 1</text:span><text:span text:style-name="T42">,</text:span><text:span text:style-name="T244"><text:line-break/></text:span><text:span text:style-name="T42">    </text:span><text:span text:style-name="T113">int</text:span><text:span text:style-name="T42"> </text:span><text:span text:style-name="Source_20_Text"><text:span text:style-name="T82">$deletion_cost</text:span></text:span><text:span text:style-name="T356"> = 1</text:span><text:span text:style-name="T244"><text:line-break/></text:span><text:span text:style-name="T42">): </text:span><text:span text:style-name="T113">int</text:span></text:p>
      <text:p text:style-name="P147"/>
      <text:p text:style-name="P147"/>
      <text:p text:style-name="P107">Example <text:span text:style-name="T665">21</text:span>:</text:p>
      <text:p text:style-name="P401"><text:span text:style-name="T398">&lt;?php</text:span><text:span text:style-name="T125"><text:line-break/></text:span><text:span text:style-name="T437">echo</text:span><text:span text:style-name="T441"> levenshtein(</text:span><text:span text:style-name="T444">"Hello World"</text:span><text:span text:style-name="T441">,</text:span><text:span text:style-name="T444">"ello World"</text:span><text:span text:style-name="T441">);</text:span><text:span text:style-name="T125"><text:line-break/></text:span><text:span text:style-name="T437">echo</text:span><text:span text:style-name="T441"> </text:span><text:span text:style-name="T444">"&lt;br&gt;"</text:span><text:span text:style-name="T441">;</text:span><text:span text:style-name="T125"><text:line-break/></text:span><text:span text:style-name="T437">echo</text:span><text:span text:style-name="T441"> levenshtein(</text:span><text:span text:style-name="T444">"Hello World"</text:span><text:span text:style-name="T441">,</text:span><text:span text:style-name="T444">"ello World"</text:span><text:span text:style-name="T441">,</text:span><text:span text:style-name="T398">10</text:span><text:span text:style-name="T441">,</text:span><text:span text:style-name="T398">20</text:span><text:span text:style-name="T441">,</text:span><text:span text:style-name="T398">30</text:span><text:span text:style-name="T441">);</text:span><text:span text:style-name="T125"><text:line-break/></text:span><text:span text:style-name="T398">?&gt;</text:span></text:p>
      <text:p text:style-name="P46">// 1</text:p>
      <text:p text:style-name="P46">// 30</text:p>
      <text:p text:style-name="P46"/>
      <text:p text:style-name="P84"/>
      <text:p text:style-name="P84"/>
      <text:p text:style-name="P84"/>
      <text:p text:style-name="P48"><text:span text:style-name="Strong_20_Emphasis"><text:span text:style-name="T550">substr_compare()</text:span></text:span><text:span text:style-name="Strong_20_Emphasis"><text:span text:style-name="T540"> — </text:span></text:span><text:span text:style-name="Strong_20_Emphasis"><text:span text:style-name="T541">C</text:span></text:span><text:span text:style-name="T549">ompares</text:span><text:span text:style-name="Source_20_Text"><text:span text:style-name="T15"> haystack </text:span></text:span><text:span text:style-name="T549">from position</text:span><text:span text:style-name="Source_20_Text"><text:span text:style-name="T15"> offset </text:span></text:span><text:span text:style-name="T549">with</text:span><text:span text:style-name="Source_20_Text"><text:span text:style-name="T15"> needle </text:span></text:span><text:span text:style-name="T549">up to</text:span><text:span text:style-name="Source_20_Text"><text:span text:style-name="T15"> length </text:span></text:span><text:span text:style-name="T549">characters.</text:span></text:p>
      <text:p text:style-name="P86"/>
      <text:p text:style-name="P48"><text:span text:style-name="Strong_20_Emphasis"><text:span text:style-name="T502">substr_compare</text:span></text:span><text:span text:style-name="T488">(</text:span><text:span text:style-name="T564"><text:line-break/></text:span><text:span text:style-name="T488">    </text:span><text:span text:style-name="T523">string</text:span><text:span text:style-name="T488"> </text:span><text:span text:style-name="Source_20_Text"><text:span text:style-name="T503">$haystack</text:span></text:span><text:span text:style-name="T488">,</text:span><text:span text:style-name="T564"><text:line-break/></text:span><text:span text:style-name="T488">    </text:span><text:span text:style-name="T523">string</text:span><text:span text:style-name="T488"> </text:span><text:span text:style-name="Source_20_Text"><text:span text:style-name="T503">$needle</text:span></text:span><text:span text:style-name="T488">,</text:span><text:span text:style-name="T564"><text:line-break/></text:span><text:span text:style-name="T488">    </text:span><text:span text:style-name="T523">int</text:span><text:span text:style-name="T488"> </text:span><text:span text:style-name="Source_20_Text"><text:span text:style-name="T503">$offset</text:span></text:span><text:span text:style-name="T488">,</text:span><text:span text:style-name="T564"><text:line-break/></text:span><text:span text:style-name="T488">    </text:span><text:span text:style-name="T523">?int</text:span><text:span text:style-name="T488"> </text:span><text:span text:style-name="Source_20_Text"><text:span text:style-name="T503">$length</text:span></text:span><text:span text:style-name="T626"> = </text:span><text:span text:style-name="Source_20_Text"><text:span text:style-name="T627">null</text:span></text:span><text:span text:style-name="T488">,</text:span><text:span text:style-name="T564"><text:line-break/></text:span><text:span text:style-name="T488">    </text:span><text:span text:style-name="T523">bool</text:span><text:span text:style-name="T488"> </text:span><text:span text:style-name="Source_20_Text"><text:span text:style-name="T503">$case_insensitive</text:span></text:span><text:span text:style-name="T626"> = </text:span><text:span text:style-name="Source_20_Text"><text:span text:style-name="T627">false</text:span></text:span><text:span text:style-name="T564"><text:line-break/></text:span><text:span text:style-name="T488">): </text:span><text:span text:style-name="T523">int</text:span></text:p>
      <text:p text:style-name="P148"/>
      <text:p text:style-name="P148"/>
      <text:p text:style-name="P144"><text:span text:style-name="Source_20_Text"><text:span text:style-name="T18">offset <text:s/></text:span></text:span><text:span text:style-name="T549">Required. Specifies where to start comparing in </text:span><text:span text:style-name="Source_20_Text"><text:span text:style-name="T18">haystack</text:span></text:span><text:span text:style-name="T549">. If negative, it starts counting from the <text:tab/> <text:s text:c="4"/>end of the string.</text:span></text:p>
      <text:p text:style-name="P86"/>
      <text:p text:style-name="P85"><text:span text:style-name="Source_20_Text"><text:span text:style-name="T15">lengt</text:span></text:span><text:span text:style-name="Source_20_Text"><text:span text:style-name="T16">h</text:span></text:span><text:span text:style-name="Source_20_Text"><text:span text:style-name="T15"> <text:s/></text:span></text:span>Optional. Specifies how much of <text:span text:style-name="Source_20_Text"><text:span text:style-name="T15">haystack </text:span></text:span><text:span text:style-name="Source_20_Text"><text:span text:style-name="T671">and</text:span></text:span><text:span text:style-name="Source_20_Text"><text:span text:style-name="T17"> needle</text:span></text:span> to compare <text:span text:style-name="T533">(length is on BOTH)</text:span>.</text:p>
      <text:p text:style-name="P85"/>
      <text:p text:style-name="P85"/>
      <text:p text:style-name="P108">Example<text:span text:style-name="T665">s 22</text:span>:</text:p>
      <text:p text:style-name="P135"><text:span text:style-name="T587">&lt;?php</text:span><text:line-break/><text:span text:style-name="T653">echo</text:span><text:span text:style-name="T656"> </text:span><text:span text:style-name="T658">substr_compare(</text:span><text:span text:style-name="T663">"Hello world"</text:span><text:span text:style-name="T658">,</text:span><text:span text:style-name="T663">"Hello world"</text:span><text:span text:style-name="T658">,</text:span><text:span text:style-name="T587">0</text:span><text:span text:style-name="T658">);<text:tab/><text:tab/>// </text:span><text:span text:style-name="T659">0</text:span><text:line-break/><text:line-break/><text:span text:style-name="T653">echo</text:span><text:span text:style-name="T656"> </text:span><text:span text:style-name="T658">substr_compare(</text:span><text:span text:style-name="T663">"Hello world"</text:span><text:span text:style-name="T658">,</text:span><text:span text:style-name="T663">"world"</text:span><text:span text:style-name="T658">,</text:span><text:span text:style-name="T587">6</text:span><text:span text:style-name="T658">);<text:tab/><text:tab/><text:tab/>// </text:span><text:span text:style-name="T659">0</text:span><text:line-break/><text:span text:style-name="T587">?&gt;</text:span></text:p>
      <text:p text:style-name="P39"/>
      <text:p text:style-name="P134"><text:span text:style-name="T587">&lt;?php<text:line-break/></text:span><text:span text:style-name="T653">echo</text:span><text:span text:style-name="T658"> substr_compare(</text:span><text:span text:style-name="T663">"world"</text:span><text:span text:style-name="T658">,</text:span><text:span text:style-name="T663">"or"</text:span><text:span text:style-name="T658">,</text:span><text:span text:style-name="T587">1</text:span><text:span text:style-name="T658">,</text:span><text:span text:style-name="T587">2</text:span><text:span text:style-name="T658">);<text:tab/><text:tab/><text:tab/><text:tab/></text:span><text:span text:style-name="T659">// 0</text:span><text:span text:style-name="T587"><text:line-break/></text:span><text:span text:style-name="T653">echo</text:span><text:span text:style-name="T658"> substr_compare(</text:span><text:span text:style-name="T663">"world"</text:span><text:span text:style-name="T658">,</text:span><text:span text:style-name="T663">"ld"</text:span><text:span text:style-name="T658">,-</text:span><text:span text:style-name="T587">2</text:span><text:span text:style-name="T658">,</text:span><text:span text:style-name="T587">2</text:span><text:span text:style-name="T658">);<text:tab/><text:tab/><text:tab/><text:tab/>// </text:span><text:span text:style-name="T659">0</text:span><text:span text:style-name="T587"><text:line-break/></text:span><text:span text:style-name="T653">echo</text:span><text:span text:style-name="T658"> substr_compare(</text:span><text:span text:style-name="T663">"world"</text:span><text:span text:style-name="T658">,</text:span><text:span text:style-name="T663">"orl"</text:span><text:span text:style-name="T658">,</text:span><text:span text:style-name="T587">1</text:span><text:span text:style-name="T658">,</text:span><text:span text:style-name="T587">2</text:span><text:span text:style-name="T658">);<text:tab/><text:tab/><text:tab/><text:tab/></text:span><text:span text:style-name="T661">// </text:span><text:span text:style-name="T662">0 </text:span><text:span text:style-name="T587"><text:line-break/></text:span><text:span text:style-name="T653">echo</text:span><text:span text:style-name="T658"> substr_compare(</text:span><text:span text:style-name="T663">"world"</text:span><text:span text:style-name="T658">,</text:span><text:span text:style-name="T663">"OR"</text:span><text:span text:style-name="T658">,</text:span><text:span text:style-name="T587">1</text:span><text:span text:style-name="T658">,</text:span><text:span text:style-name="T587">2</text:span><text:span text:style-name="T658">,TRUE);<text:tab/><text:tab/><text:tab/>// </text:span><text:span text:style-name="T659">0</text:span><text:span text:style-name="T587"><text:line-break/></text:span><text:span text:style-name="T653">echo</text:span><text:span text:style-name="T658"> substr_compare(</text:span><text:span text:style-name="T663">"world"</text:span><text:span text:style-name="T658">,</text:span><text:span text:style-name="T663">"or"</text:span><text:span text:style-name="T658">,</text:span><text:span text:style-name="T587">1</text:span><text:span text:style-name="T658">,</text:span><text:span text:style-name="T587">3</text:span><text:span text:style-name="T658">);<text:tab/><text:tab/><text:tab/><text:tab/>// </text:span><text:span text:style-name="T660">1</text:span><text:span text:style-name="T587"><text:line-break/></text:span><text:span text:style-name="T653">echo</text:span><text:span text:style-name="T658"> substr_compare(</text:span><text:span text:style-name="T663">"world"</text:span><text:span text:style-name="T658">,</text:span><text:span text:style-name="T663">"rl"</text:span><text:span text:style-name="T658">,</text:span><text:span text:style-name="T587">1</text:span><text:span text:style-name="T658">,</text:span><text:span text:style-name="T587">2</text:span><text:span text:style-name="T658">);<text:tab/><text:tab/><text:tab/><text:tab/></text:span><text:span text:style-name="T659">// -3</text:span><text:span text:style-name="T587"><text:line-break/>?&gt;</text:span></text:p>
      <text:p text:style-name="P40"/>
      <text:p text:style-name="P119"><text:soft-page-break/><text:span text:style-name="T666">S</text:span>tring <text:span text:style-name="T666">S</text:span>ounds</text:p>
      <text:p text:style-name="P87">PHP has two functions that let you work with the way a string sounds</text:p>
      <text:p text:style-name="P87"/>
      <text:p text:style-name="P89"><text:span text:style-name="T530">soundex() </text:span><text:span text:style-name="Strong_20_Emphasis"><text:span text:style-name="T668">—</text:span></text:span> <text:s/>function calculates a key based on how the string sounds. Strings that sound the same</text:p>
      <text:p text:style-name="P87">will have the same soundex key.</text:p>
      <text:p text:style-name="P134"/>
      <text:p text:style-name="P88"><text:span text:style-name="Strong_20_Emphasis"><text:span text:style-name="T497">soundex</text:span></text:span><text:span text:style-name="T486">(</text:span><text:span text:style-name="T521">string</text:span><text:span text:style-name="T486"> </text:span><text:span text:style-name="Source_20_Text"><text:span text:style-name="T496">$string</text:span></text:span><text:span text:style-name="T486">): </text:span><text:span text:style-name="T521">string</text:span><text:span text:style-name="T632"> </text:span></text:p>
      <text:p text:style-name="P109">Examples 2<text:span text:style-name="T695">3</text:span> :</text:p>
      <text:p text:style-name="P137"><text:span text:style-name="T681">&lt;?php</text:span><text:line-break/><text:span text:style-name="T681">soundex</text:span><text:span text:style-name="T686">(</text:span><text:span text:style-name="T692">"Euler"</text:span><text:span text:style-name="T686">)    == <text:s/> </text:span><text:span text:style-name="T681">soundex</text:span><text:span text:style-name="T686">(</text:span><text:span text:style-name="T692">"Ellery"</text:span><text:span text:style-name="T686">);    </text:span><text:span text:style-name="T696">// E460</text:span><text:line-break/><text:span text:style-name="T681">soundex</text:span><text:span text:style-name="T686">(</text:span><text:span text:style-name="T692">"Gauss"</text:span><text:span text:style-name="T686">)    == <text:s/> </text:span><text:span text:style-name="T681">soundex</text:span><text:span text:style-name="T686">(</text:span><text:span text:style-name="T692">"Ghosh"</text:span><text:span text:style-name="T686">);     </text:span><text:span text:style-name="T696">// G200</text:span><text:line-break/><text:span text:style-name="T681">soundex</text:span><text:span text:style-name="T686">(</text:span><text:span text:style-name="T692">"Hilbert"</text:span><text:span text:style-name="T686">)  == <text:s/> </text:span><text:span text:style-name="T681">soundex</text:span><text:span text:style-name="T686">(</text:span><text:span text:style-name="T692">"Heilbronn"</text:span><text:span text:style-name="T686">); </text:span><text:span text:style-name="T696">// H416</text:span><text:line-break/><text:span text:style-name="T681">soundex</text:span><text:span text:style-name="T686">(</text:span><text:span text:style-name="T692">"Knuth"</text:span><text:span text:style-name="T686">)    == <text:s/> </text:span><text:span text:style-name="T681">soundex</text:span><text:span text:style-name="T686">(</text:span><text:span text:style-name="T692">"Kant"</text:span><text:span text:style-name="T686">);      </text:span><text:span text:style-name="T696">// K530</text:span><text:line-break/><text:span text:style-name="T681">?&gt;</text:span></text:p>
      <text:p text:style-name="P136"/>
      <text:p text:style-name="P136"/>
      <text:p text:style-name="P90"><text:span text:style-name="T530">metaphone()</text:span> <text:span text:style-name="Strong_20_Emphasis"><text:span text:style-name="T668">—</text:span></text:span> function <text:s/>creates the same key for similar sounding strings. It is more accurate than soundex(), as it is aware of the basic rules of English pronunciation.</text:p>
      <text:p text:style-name="P90"/>
      <text:p text:style-name="P90"><text:span text:style-name="Strong_20_Emphasis"><text:span text:style-name="T498">metaphone</text:span></text:span><text:span text:style-name="T486">(</text:span><text:span text:style-name="T521">string</text:span><text:span text:style-name="T486"> </text:span><text:span text:style-name="Source_20_Text"><text:span text:style-name="T496">$string</text:span></text:span><text:span text:style-name="T486">, </text:span><text:span text:style-name="T521">int</text:span><text:span text:style-name="T486"> </text:span><text:span text:style-name="Source_20_Text"><text:span text:style-name="T496">$max_phonemes</text:span></text:span><text:span text:style-name="T623"> = 0</text:span><text:span text:style-name="T486">): </text:span><text:span text:style-name="T521">string</text:span><text:span text:style-name="T632"> </text:span></text:p>
      <text:p text:style-name="P90"/>
      <text:p text:style-name="P319"><text:span text:style-name="Source_20_Text"><text:span text:style-name="T131">max_phonemes</text:span></text:span><text:span text:style-name="Source_20_Text"><text:span text:style-name="T179"> – </text:span></text:span><text:span text:style-name="Source_20_Text"><text:span text:style-name="T181">Optional. R</text:span></text:span><text:span text:style-name="T179">estricts the returned metaphone key </text:span><text:span text:style-name="Emphasis"><text:span text:style-name="T179">characters</text:span></text:span><text:span text:style-name="T179"> length. <text:s/></text:span><text:span text:style-name="T402">T</text:span><text:span text:style-name="T179">he default value <text:tab/><text:tab/> <text:s text:c="22"/>of </text:span><text:span text:style-name="Source_20_Text"><text:span text:style-name="T179">0</text:span></text:span><text:span text:style-name="T179"> means no restriction. </text:span></text:p>
      <text:p text:style-name="P90"/>
      <text:p text:style-name="P90"/>
      <text:p text:style-name="P329"><text:span text:style-name="T199">Examples 2</text:span><text:span text:style-name="T200">4</text:span><text:span text:style-name="T199"> :</text:span></text:p>
      <text:p text:style-name="P410"><text:span text:style-name="T681">&lt;?php</text:span><text:line-break/><text:span text:style-name="T681">var_dump</text:span><text:span text:style-name="T686">(</text:span><text:span text:style-name="T681">metaphone</text:span><text:span text:style-name="T686">(</text:span><text:span text:style-name="T692">'programming'</text:span><text:span text:style-name="T686">));</text:span><text:line-break/><text:span text:style-name="T681">var_dump</text:span><text:span text:style-name="T686">(</text:span><text:span text:style-name="T681">metaphone</text:span><text:span text:style-name="T686">(</text:span><text:span text:style-name="T692">'programmer'</text:span><text:span text:style-name="T686">));</text:span><text:line-break/><text:span text:style-name="T681">?&gt;</text:span></text:p>
      <text:p text:style-name="P165">string(7) "PRKRMNK"</text:p>
      <text:p text:style-name="P166">string(6) "PRKRMR"</text:p>
      <text:p text:style-name="P233"/>
      <text:p text:style-name="P329"><text:span text:style-name="T199">Examples 2</text:span><text:span text:style-name="T200">5</text:span><text:span text:style-name="T199"> </text:span><text:span text:style-name="T200">(</text:span><text:span text:style-name="Strong_20_Emphasis"><text:span text:style-name="T199">Using the </text:span></text:span><text:span text:style-name="Strong_20_Emphasis"><text:span text:style-name="Source_20_Text"><text:span text:style-name="T199">max_phonemes</text:span></text:span></text:span><text:span text:style-name="Strong_20_Emphasis"><text:span text:style-name="T199"> parameter</text:span></text:span><text:span text:style-name="Strong_20_Emphasis"><text:span text:style-name="T200">)</text:span></text:span><text:span text:style-name="T199"> :</text:span></text:p>
      <text:p text:style-name="P409"><text:span text:style-name="T681">&lt;?php</text:span><text:line-break/><text:span text:style-name="T681">var_dump</text:span><text:span text:style-name="T686">(</text:span><text:span text:style-name="T681">metaphone</text:span><text:span text:style-name="T686">(</text:span><text:span text:style-name="T692">'programming'</text:span><text:span text:style-name="T686">, </text:span><text:span text:style-name="T681">5</text:span><text:span text:style-name="T686">));</text:span><text:line-break/><text:span text:style-name="T681">var_dump</text:span><text:span text:style-name="T686">(</text:span><text:span text:style-name="T681">metaphone</text:span><text:span text:style-name="T686">(</text:span><text:span text:style-name="T692">'programmer'</text:span><text:span text:style-name="T686">, </text:span><text:span text:style-name="T681">5</text:span><text:span text:style-name="T686">));</text:span><text:line-break/><text:span text:style-name="T681">?&gt;</text:span></text:p>
      <text:p text:style-name="P168">string(5) "PRKRM"</text:p>
      <text:p text:style-name="P167">string(5) "PRKRM"</text:p>
      <text:p text:style-name="P91"/>
      <text:p text:style-name="P329"><text:span text:style-name="T199">Examples 2</text:span><text:span text:style-name="T200">6</text:span><text:span text:style-name="T199"> </text:span><text:span text:style-name="T200">(</text:span><text:span text:style-name="Strong_20_Emphasis"><text:span text:style-name="T199">Using the </text:span></text:span><text:span text:style-name="Source_20_Text"><text:span text:style-name="T199">max_phonemes</text:span></text:span><text:span text:style-name="Strong_20_Emphasis"><text:span text:style-name="T199"> parameter</text:span></text:span><text:span text:style-name="Strong_20_Emphasis"><text:span text:style-name="T200">)</text:span></text:span><text:span text:style-name="T199"> :</text:span></text:p>
      <text:p text:style-name="P409"><text:span text:style-name="T681">&lt;?php</text:span><text:line-break/><text:span text:style-name="T681">var_dump</text:span><text:span text:style-name="T686">(</text:span><text:span text:style-name="T681">metaphone</text:span><text:span text:style-name="T686">(</text:span><text:span text:style-name="T692">'Asterix'</text:span><text:span text:style-name="T686">, </text:span><text:span text:style-name="T681">5</text:span><text:span text:style-name="T686">));</text:span><text:line-break/><text:span text:style-name="T681">?&gt;</text:span></text:p>
      <text:p text:style-name="P168">string(6) "ASTRKS"</text:p>
      <text:p text:style-name="P168"/>
      <text:p text:style-name="P168"/>
      <text:p text:style-name="P411"><text:span text:style-name="T221">In </text:span><text:span text:style-name="T222">the last</text:span><text:span text:style-name="T221"> example, </text:span><text:span text:style-name="Strong"><text:span text:style-name="T221">metaphone()</text:span></text:span><text:span text:style-name="T221"> is advised to produce a string of five characters, but that would require to split the final phoneme (</text:span><text:span text:style-name="HTML_20_Code"><text:span text:style-name="T221">'x'</text:span></text:span><text:span text:style-name="T221"> is supposed to be transcribed to </text:span><text:span text:style-name="HTML_20_Code"><text:span text:style-name="T221">'KS'</text:span></text:span><text:span text:style-name="T221">), so the function returns a string with six characters.</text:span></text:p>
      <text:p text:style-name="P120"><text:soft-page-break/>Extracting Strings</text:p>
      <text:p text:style-name="P348"><text:span text:style-name="T246">substr(</text:span>) <text:span text:style-name="T247">—  </text:span><text:span text:style-name="T697">Returns the portion of</text:span><text:span text:style-name="T158"> </text:span><text:span text:style-name="Source_20_Text"><text:span text:style-name="T159">string</text:span></text:span><text:span text:style-name="T247"> specified by the </text:span><text:span text:style-name="Source_20_Text"><text:span text:style-name="T159">offset</text:span></text:span><text:span text:style-name="T247"> and</text:span><text:span text:style-name="T159"> </text:span><text:span text:style-name="Source_20_Text"><text:span text:style-name="T159">length</text:span></text:span><text:span text:style-name="T159"> </text:span><text:span text:style-name="T247">paramete</text:span><text:span text:style-name="T179">rs.</text:span><text:span text:style-name="T677"> </text:span></text:p>
      <text:p text:style-name="P346"><text:span text:style-name="Strong_20_Emphasis"><text:span text:style-name="T62">substr</text:span></text:span><text:span text:style-name="T30">(</text:span><text:span text:style-name="T103">string</text:span><text:span text:style-name="T30"> </text:span><text:span text:style-name="Source_20_Text"><text:span text:style-name="T62">$string</text:span></text:span><text:span text:style-name="T30">, </text:span><text:span text:style-name="T103">int</text:span><text:span text:style-name="T30"> </text:span><text:span text:style-name="Source_20_Text"><text:span text:style-name="T62">$offset</text:span></text:span><text:span text:style-name="T30">, </text:span><text:span text:style-name="T103">?int</text:span><text:span text:style-name="T30"> </text:span><text:span text:style-name="Source_20_Text"><text:span text:style-name="T62">$length</text:span></text:span><text:span text:style-name="T343"> = </text:span><text:span text:style-name="Strong_20_Emphasis"><text:span text:style-name="Source_20_Text"><text:span text:style-name="T345">null</text:span></text:span></text:span><text:span text:style-name="T30">): </text:span><text:span text:style-name="T103">string</text:span><text:span text:style-name="T682"> </text:span></text:p>
      <text:p text:style-name="P198"/>
      <text:p text:style-name="P350"><text:span text:style-name="Source_20_Text"><text:span text:style-name="T62">$offset<text:tab/></text:span></text:span><text:span text:style-name="T252">Required. Specifies where to start in the string</text:span></text:p>
      <text:p text:style-name="P138"><text:tab/><text:tab/>A negative number - Start at a specified position from the end of the string</text:p>
      <text:p text:style-name="P138"/>
      <text:p text:style-name="P350"><text:span text:style-name="Source_20_Text"><text:span text:style-name="T62">$length<text:tab/></text:span></text:span><text:span text:style-name="Source_20_Text"><text:span text:style-name="T252">Optional. Specifies the length of the returned string. Default is to the end of the string.</text:span></text:span></text:p>
      <text:p text:style-name="P349"><text:span text:style-name="Source_20_Text"><text:span text:style-name="T403"><text:tab/><text:tab/></text:span></text:span><text:span text:style-name="Source_20_Text"><text:span text:style-name="T253">If</text:span></text:span><text:span text:style-name="Source_20_Text"><text:span text:style-name="T252"> negative, then that many characters will be </text:span></text:span><text:span text:style-name="Source_20_Text"><text:span text:style-name="T253">truncated</text:span></text:span><text:span text:style-name="Source_20_Text"><text:span text:style-name="T252"> from the en</text:span></text:span><text:span text:style-name="Source_20_Text"><text:span text:style-name="T253">d.</text:span></text:span><text:span text:style-name="Source_20_Text"><text:span text:style-name="T252"><text:tab/><text:tab/></text:span></text:span></text:p>
      <text:p text:style-name="P330"><text:span text:style-name="T199">Examples 2</text:span><text:span text:style-name="T201">7:</text:span><text:span text:style-name="T199"> </text:span></text:p>
      <text:p text:style-name="P346"><text:span text:style-name="phptagcolor"><text:span text:style-name="T584">&lt;?php</text:span></text:span></text:p>
      <text:p text:style-name="P412">// Positive numbers:</text:p>
      <text:p text:style-name="P381"><text:span text:style-name="phpkeywordcolor"><text:span text:style-name="T654">echo</text:span></text:span><text:span text:style-name="T657"> substr(</text:span><text:span text:style-name="phpstringcolor"><text:span text:style-name="T664">"Hello world"</text:span></text:span><text:span text:style-name="T657">,</text:span><text:span text:style-name="phpnumbercolor"><text:span text:style-name="T584">6</text:span></text:span><text:span text:style-name="T657">);<text:tab/><text:tab/><text:tab/></text:span><text:span text:style-name="T591">// </text:span><text:span text:style-name="T590">world</text:span><text:span text:style-name="T632"><text:line-break/></text:span><text:span text:style-name="phpkeywordcolor"><text:span text:style-name="T654">echo</text:span></text:span><text:span text:style-name="T657"> substr(</text:span><text:span text:style-name="phpstringcolor"><text:span text:style-name="T664">"Hello world"</text:span></text:span><text:span text:style-name="T657">,</text:span><text:span text:style-name="phpnumbercolor"><text:span text:style-name="T584">3</text:span></text:span><text:span text:style-name="T657">,</text:span><text:span text:style-name="phpnumbercolor"><text:span text:style-name="T584">5</text:span></text:span><text:span text:style-name="T657">);<text:tab/><text:tab/></text:span><text:span text:style-name="T591">// </text:span><text:span text:style-name="T590">lo wo</text:span><text:span text:style-name="T632"><text:line-break/></text:span><text:span text:style-name="phpkeywordcolor"><text:span text:style-name="T654">echo</text:span></text:span><text:span text:style-name="T657"> substr(</text:span><text:span text:style-name="phpstringcolor"><text:span text:style-name="T664">"Hello world"</text:span></text:span><text:span text:style-name="T657">,</text:span><text:span text:style-name="phpnumbercolor"><text:span text:style-name="T584">0</text:span></text:span><text:span text:style-name="T657">,</text:span><text:span text:style-name="phpnumbercolor"><text:span text:style-name="T584">5</text:span></text:span><text:span text:style-name="T657">);<text:tab/><text:tab/></text:span><text:span text:style-name="T591">// Hello</text:span><text:span text:style-name="T632"><text:line-break/></text:span><text:span text:style-name="phpkeywordcolor"><text:span text:style-name="T654">echo</text:span></text:span><text:span text:style-name="T657"> substr(</text:span><text:span text:style-name="phpstringcolor"><text:span text:style-name="T664">"Hello world"</text:span></text:span><text:span text:style-name="T657">,</text:span><text:span text:style-name="phpnumbercolor"><text:span text:style-name="T584">6</text:span></text:span><text:span text:style-name="T657">,</text:span><text:span text:style-name="phpnumbercolor"><text:span text:style-name="T584">6</text:span></text:span><text:span text:style-name="T657">);<text:tab/><text:tab/></text:span><text:span text:style-name="T591">// world</text:span><text:span text:style-name="T632"><text:line-break/></text:span></text:p>
      <text:p text:style-name="P381"><text:span text:style-name="T622">// Negative numbers:</text:span><text:span text:style-name="T632"><text:line-break/></text:span><text:span text:style-name="phpkeywordcolor"><text:span text:style-name="T654">echo</text:span></text:span><text:span text:style-name="T657"> substr(</text:span><text:span text:style-name="phpstringcolor"><text:span text:style-name="T664">"Hello world"</text:span></text:span><text:span text:style-name="T657">,</text:span><text:span text:style-name="phpnumbercolor"><text:span text:style-name="T584">0</text:span></text:span><text:span text:style-name="T657">,-</text:span><text:span text:style-name="phpnumbercolor"><text:span text:style-name="T584">1</text:span></text:span><text:span text:style-name="T657">);<text:tab/><text:tab/></text:span><text:span text:style-name="T591">// Hello worl</text:span><text:span text:style-name="T632"><text:line-break/></text:span><text:span text:style-name="phpkeywordcolor"><text:span text:style-name="T654">echo</text:span></text:span><text:span text:style-name="T657"> substr(</text:span><text:span text:style-name="phpstringcolor"><text:span text:style-name="T664">"Hello world"</text:span></text:span><text:span text:style-name="T657">,-</text:span><text:span text:style-name="phpnumbercolor"><text:span text:style-name="T584">10</text:span></text:span><text:span text:style-name="T657">,-</text:span><text:span text:style-name="phpnumbercolor"><text:span text:style-name="T584">2</text:span></text:span><text:span text:style-name="T657">);<text:tab/><text:tab/></text:span><text:span text:style-name="T591">// ello wor</text:span><text:span text:style-name="T632"><text:line-break/></text:span><text:span text:style-name="phpkeywordcolor"><text:span text:style-name="T654">echo</text:span></text:span><text:span text:style-name="T657"> substr(</text:span><text:span text:style-name="phpstringcolor"><text:span text:style-name="T664">"Hello world"</text:span></text:span><text:span text:style-name="T657">,</text:span><text:span text:style-name="phpnumbercolor"><text:span text:style-name="T584">0</text:span></text:span><text:span text:style-name="T657">,-</text:span><text:span text:style-name="phpnumbercolor"><text:span text:style-name="T584">6</text:span></text:span><text:span text:style-name="T657">);<text:tab/><text:tab/></text:span><text:span text:style-name="T591">// Hello</text:span></text:p>
      <text:p text:style-name="P382"><text:span text:style-name="phpkeywordcolor"><text:span text:style-name="T654">echo</text:span></text:span><text:span text:style-name="T657"> substr(</text:span><text:span text:style-name="phpstringcolor"><text:span text:style-name="T664">"Hello world"</text:span></text:span><text:span text:style-name="T657">,</text:span><text:span text:style-name="phpnumbercolor"><text:span text:style-name="T584">6</text:span></text:span><text:span text:style-name="T657">,-</text:span><text:span text:style-name="phpnumbercolor"><text:span text:style-name="T584">6</text:span></text:span><text:span text:style-name="T657">);<text:tab/><text:tab/></text:span><text:span text:style-name="T591">// false; </text:span><text:span text:style-name="T592">from</text:span><text:span text:style-name="T591"> PHP 8.0.0, </text:span><text:span text:style-name="T592">it</text:span><text:span text:style-name="T591"> was returned ""</text:span><text:span text:style-name="T632"><text:line-break/></text:span><text:span text:style-name="phptagcolor"><text:span text:style-name="T584">?&gt;</text:span></text:span></text:p>
      <text:p text:style-name="P198"/>
      <text:p text:style-name="P121">Searching Strings</text:p>
      <text:p text:style-name="P355"><text:span text:style-name="Source_20_Text"><text:span text:style-name="T252">Because PHP was written for the web, it is particularly strong at processing strings. </text:span></text:span></text:p>
      <text:p text:style-name="P355"><text:span text:style-name="Source_20_Text"><text:span text:style-name="T254">(</text:span></text:span><text:span text:style-name="Source_20_Text"><text:span text:style-name="T252">You’ll be expected to know the ins and outs of the string-manipulation functions</text:span></text:span><text:span text:style-name="Source_20_Text"><text:span text:style-name="T254">)</text:span></text:span></text:p>
      <text:p text:style-name="P198"/>
      <text:p text:style-name="P97"><text:span text:style-name="T710">Useful </text:span><text:span text:style-name="T709">T</text:span>ips:</text:p>
      <text:p text:style-name="P198"/>
      <text:p text:style-name="P347"><text:span text:style-name="Source_20_Text"><text:span text:style-name="T252">PHP search parameters have a</text:span></text:span><text:span text:style-name="phpkeywordcolor"><text:span text:style-name="T438"> $haystack </text:span></text:span><text:span text:style-name="Source_20_Text"><text:span text:style-name="T252">and we are searching for a</text:span></text:span><text:span text:style-name="phpkeywordcolor"><text:span text:style-name="T438"> $needle</text:span></text:span><text:span text:style-name="Source_20_Text"><text:span text:style-name="T252">.</text:span></text:span></text:p>
      <text:p text:style-name="P345"><text:span text:style-name="Source_20_Text"><text:span text:style-name="T249">PHP is using underlying C libraries and the consistent rule is:</text:span></text:span></text:p>
      <text:list xml:id="list2581800219" text:style-name="L1">
        <text:list-item>
          <text:p text:style-name="P461"><text:span text:style-name="Source_20_Text"><text:span text:style-name="T249">For</text:span></text:span><text:span text:style-name="phpkeywordcolor"><text:span text:style-name="T438"> string </text:span></text:span><text:span text:style-name="Source_20_Text"><text:span text:style-name="T249">search functions, the order is always</text:span></text:span><text:span text:style-name="phpkeywordcolor"><text:span text:style-name="T438"> $haystack </text:span></text:span><text:span text:style-name="Source_20_Text"><text:span text:style-name="T249">then</text:span></text:span><text:span text:style-name="phpkeywordcolor"><text:span text:style-name="T438"> $needle</text:span></text:span></text:p>
        </text:list-item>
        <text:list-item>
          <text:p text:style-name="P462"><text:span text:style-name="Source_20_Text"><text:span text:style-name="T249">For </text:span></text:span><text:span text:style-name="Source_20_Text"><text:span text:style-name="T447">array </text:span></text:span><text:span text:style-name="Source_20_Text"><text:span text:style-name="T249">search functions, the order is always</text:span></text:span><text:span text:style-name="Source_20_Text"><text:span text:style-name="T447"> $needle </text:span></text:span><text:span text:style-name="Source_20_Text"><text:span text:style-name="T249">then</text:span></text:span><text:span text:style-name="phpkeywordcolor"><text:span text:style-name="T438"> $haystack</text:span></text:span></text:p>
        </text:list-item>
      </text:list>
      <text:p text:style-name="P346"/>
      <text:p text:style-name="P344"><text:span text:style-name="Source_20_Text"><text:span text:style-name="T252">The next useful tip is to remember the difference between</text:span></text:span><text:span text:style-name="Source_20_Text"><text:span text:style-name="T447"> 0 </text:span></text:span><text:span text:style-name="Source_20_Text"><text:span text:style-name="T252">and</text:span></text:span><text:span text:style-name="Source_20_Text"><text:span text:style-name="T447"> false</text:span></text:span><text:span text:style-name="Source_20_Text"><text:span text:style-name="T252">.</text:span></text:span><text:span text:style-name="Source_20_Text"><text:span text:style-name="T445"> </text:span></text:span><text:span text:style-name="Source_20_Text"><text:span text:style-name="T252">Although </text:span></text:span><text:span text:style-name="Source_20_Text"><text:span text:style-name="T255">a </text:span></text:span><text:span text:style-name="phpkeywordcolor"><text:span text:style-name="T438">Boolean false </text:span></text:span><text:span text:style-name="Source_20_Text"><text:span text:style-name="T252">if </text:span></text:span><text:span text:style-name="Source_20_Text"><text:span text:style-name="T257">it is</text:span></text:span><text:span text:style-name="Source_20_Text"><text:span text:style-name="T252"> cast it to integer </text:span></text:span><text:span text:style-name="Source_20_Text"><text:span text:style-name="T255">it will</text:span></text:span><text:span text:style-name="Source_20_Text"><text:span text:style-name="T252"> evaluates </text:span></text:span><text:span text:style-name="Source_20_Text"><text:span text:style-name="T255">in</text:span></text:span><text:span text:style-name="Source_20_Text"><text:span text:style-name="T252">to</text:span></text:span><text:span text:style-name="phpkeywordcolor"><text:span text:style-name="T438"> 0. </text:span></text:span><text:span text:style-name="Source_20_Text"><text:span text:style-name="T250">(</text:span></text:span><text:span text:style-name="Source_20_Text"><text:span text:style-name="T160">0 == false</text:span></text:span><text:span text:style-name="Source_20_Text"><text:span text:style-name="T250">)</text:span></text:span><text:span text:style-name="phpkeywordcolor"><text:span text:style-name="T438"> </text:span></text:span><text:span text:style-name="Source_20_Text"><text:span text:style-name="T252"><text:s text:c="2"/></text:span></text:span><text:span text:style-name="Source_20_Text"><text:span text:style-name="T263">However the</text:span></text:span><text:span text:style-name="Source_20_Text"><text:span text:style-name="T252"> number</text:span></text:span><text:span text:style-name="phpkeywordcolor"><text:span text:style-name="T438"> 0 </text:span></text:span><text:span text:style-name="Source_20_Text"><text:span text:style-name="T252">is not identical to a</text:span></text:span><text:span text:style-name="phpkeywordcolor"><text:span text:style-name="T438"> Boolean false</text:span></text:span><text:span text:style-name="Source_20_Text"><text:span text:style-name="T252">.</text:span></text:span></text:p>
      <text:p text:style-name="P331"><text:span text:style-name="T199">Examples 2</text:span><text:span text:style-name="T202">8</text:span><text:span text:style-name="T201">:</text:span><text:span text:style-name="T199"> </text:span></text:p>
      <text:p text:style-name="P346"><text:span text:style-name="phpkeywordcolor"><text:span text:style-name="T654">&lt;?php</text:span></text:span></text:p>
      <text:p text:style-name="P326"><text:span text:style-name="phpkeywordcolor"><text:span text:style-name="T654">$string = 'abcdef';</text:span></text:span></text:p>
      <text:p text:style-name="P325"><text:span text:style-name="phpkeywordcolor"><text:span text:style-name="T654">if (strpos($string, 'a') == false) {</text:span></text:span></text:p>
      <text:p text:style-name="P325"><text:span text:style-name="phpkeywordcolor"><text:span text:style-name="T654"><text:tab/>echo "False </text:span></text:span><text:span text:style-name="phpkeywordcolor"><text:span text:style-name="T655">not found</text:span></text:span><text:span text:style-name="phpkeywordcolor"><text:span text:style-name="T654">!" . PHP_EOL;</text:span></text:span></text:p>
      <text:p text:style-name="P348"><text:span text:style-name="phpkeywordcolor"><text:span text:style-name="T654">}</text:span></text:span></text:p>
      <text:p text:style-name="P343"><text:span text:style-name="phpkeywordcolor"><text:span text:style-name="T723">// </text:span></text:span><text:span text:style-name="phpkeywordcolor"><text:span text:style-name="T724">"False </text:span></text:span><text:span text:style-name="phpkeywordcolor"><text:span text:style-name="T725">not found</text:span></text:span><text:span text:style-name="phpkeywordcolor"><text:span text:style-name="T724">!"</text:span></text:span><text:span text:style-name="phpkeywordcolor"><text:span text:style-name="T584"><text:tab/></text:span></text:span><text:span text:style-name="phpkeywordcolor"><text:span text:style-name="T585">(not the expected result ‘a’ is in </text:span></text:span><text:span text:style-name="phpkeywordcolor"><text:span text:style-name="T586">the</text:span></text:span><text:span text:style-name="phpkeywordcolor"><text:span text:style-name="T585"> ‘abcdef’ string )</text:span></text:span></text:p>
      <text:p text:style-name="P346"><text:span text:style-name="Source_20_Text"><text:span text:style-name="T266">Tip:</text:span></text:span><text:span text:style-name="Source_20_Text"><text:span text:style-name="T258"> </text:span></text:span><text:span text:style-name="Source_20_Text"><text:span text:style-name="T252">To handle the case where the substring is genuinely not found, you should use the identity </text:span></text:span><text:span text:style-name="phpkeywordcolor"><text:span text:style-name="T439">===</text:span></text:span><text:span text:style-name="Source_20_Text"><text:span text:style-name="T252"> operator.</text:span></text:span></text:p>
      <text:p text:style-name="P122"><text:soft-page-break/>Quick Overview of Search Functions</text:p>
      <text:p text:style-name="P325"><text:span text:style-name="Source_20_Text"><text:span text:style-name="T300">PHP has several functions used to search strings. As a general rule, the case-insensitive functions have an “i” after the prefix.</text:span></text:span></text:p>
      <text:p text:style-name="P325"><text:span text:style-name="Source_20_Text"><text:span text:style-name="T252"/></text:span></text:p>
      <text:p text:style-name="P354"><text:span text:style-name="Strong_20_Emphasis"><text:span text:style-name="T269">substr_count()</text:span></text:span><text:span text:style-name="T275"> </text:span><text:span text:style-name="T265"> </text:span><text:span text:style-name="T252">—  returns the number of times the </text:span><text:span text:style-name="phpkeywordcolor"><text:span text:style-name="T440">needle</text:span></text:span><text:span text:style-name="T408"> </text:span><text:span text:style-name="T252">substring occurs in the</text:span><text:span text:style-name="T407"> </text:span><text:span text:style-name="phpkeywordcolor"><text:span text:style-name="T440">haystack</text:span></text:span><text:span text:style-name="T275"> </text:span><text:span text:style-name="T252">string.</text:span><text:span text:style-name="T407">  </text:span></text:p>
      <text:p text:style-name="P353"><text:span text:style-name="phpkeywordcolor"><text:span text:style-name="T409"><text:tab/><text:tab/> <text:s text:c="7"/></text:span></text:span><text:span text:style-name="phpkeywordcolor"><text:span text:style-name="T251">Note that the </text:span></text:span><text:span text:style-name="phpkeywordcolor"><text:span text:style-name="T440">needle</text:span></text:span><text:span text:style-name="T275"> </text:span><text:span text:style-name="T252">is case sensitive.</text:span><text:span text:style-name="T571"> </text:span></text:p>
      <text:p text:style-name="P359"><text:span text:style-name="Strong_20_Emphasis"><text:span text:style-name="T62">substr_count</text:span></text:span><text:span text:style-name="T30">(</text:span><text:span text:style-name="T682"><text:line-break/></text:span><text:span text:style-name="T31">    </text:span><text:span text:style-name="T103">string</text:span><text:span text:style-name="T30"> </text:span><text:span text:style-name="Source_20_Text"><text:span text:style-name="T62">$haystack</text:span></text:span><text:span text:style-name="T30">,</text:span><text:span text:style-name="T682"><text:line-break/></text:span><text:span text:style-name="T31">    </text:span><text:span text:style-name="T103">string</text:span><text:span text:style-name="T30"> </text:span><text:span text:style-name="Source_20_Text"><text:span text:style-name="T62">$needle</text:span></text:span><text:span text:style-name="T30">,</text:span><text:span text:style-name="T682"><text:line-break/></text:span><text:span text:style-name="T31">    </text:span><text:span text:style-name="T103">int</text:span><text:span text:style-name="T30"> </text:span><text:span text:style-name="Source_20_Text"><text:span text:style-name="T62">$offset</text:span></text:span><text:span text:style-name="T343"> = 0</text:span><text:span text:style-name="T30">,</text:span><text:span text:style-name="T682"><text:line-break/></text:span><text:span text:style-name="T31">    </text:span><text:span text:style-name="T103">?int</text:span><text:span text:style-name="T30"> </text:span><text:span text:style-name="Source_20_Text"><text:span text:style-name="T62">$length</text:span></text:span><text:span text:style-name="T343"> = </text:span><text:span text:style-name="Strong_20_Emphasis"><text:span text:style-name="Source_20_Text"><text:span text:style-name="T344">null</text:span></text:span></text:span><text:span text:style-name="Strong_20_Emphasis"><text:span text:style-name="Source_20_Text"><text:span text:style-name="T448"> </text:span></text:span></text:span></text:p>
      <text:p text:style-name="P359"><text:span text:style-name="T30">): </text:span><text:span text:style-name="T103">int</text:span><text:span text:style-name="T682"> </text:span></text:p>
      <text:p text:style-name="P240"/>
      <text:p text:style-name="P351"><text:span text:style-name="Source_20_Text"><text:span text:style-name="T62">$offset <text:s text:c="3"/></text:span></text:span><text:span text:style-name="Source_20_Text"><text:span text:style-name="T256">If</text:span></text:span><text:span text:style-name="Source_20_Text"><text:span text:style-name="T252"> negative number </text:span></text:span><text:span text:style-name="Source_20_Text"><text:span text:style-name="T256">it will s</text:span></text:span><text:span text:style-name="Source_20_Text"><text:span text:style-name="T252">tart at a specified position from the end of the</text:span></text:span><text:span text:style-name="Source_20_Text"><text:span text:style-name="T140"> $haystack</text:span></text:span></text:p>
      <text:p text:style-name="P352"><text:span text:style-name="Source_20_Text"><text:span text:style-name="T62">$length <text:s text:c="3"/></text:span></text:span><text:span text:style-name="Source_20_Text"><text:span text:style-name="T296">If</text:span></text:span><text:span text:style-name="Source_20_Text"><text:span text:style-name="T295"> negative </text:span></text:span><text:span text:style-name="Source_20_Text"><text:span text:style-name="T297">it will trancate the</text:span></text:span><text:span text:style-name="Source_20_Text"><text:span text:style-name="T295"> </text:span></text:span><text:span text:style-name="Source_20_Text"><text:span text:style-name="T141">$haystack</text:span></text:span><text:span text:style-name="Source_20_Text"><text:span text:style-name="T63"> </text:span></text:span><text:span text:style-name="Source_20_Text"><text:span text:style-name="T296">from the end.</text:span></text:span></text:p>
      <text:p text:style-name="P332"><text:span text:style-name="T199">Examples 2</text:span><text:span text:style-name="T203">9</text:span><text:span text:style-name="T201">:</text:span></text:p>
      <text:p text:style-name="P229">&lt;?php<text:line-break/><text:span text:style-name="T685">echo </text:span>substr_count<text:span text:style-name="T685">(</text:span><text:span text:style-name="T691">'This is a test'</text:span><text:span text:style-name="T685">, </text:span><text:span text:style-name="T691">'is'</text:span><text:span text:style-name="T685">);</text:span><text:line-break/><text:line-break/><text:span text:style-name="T711">// the string is reduced to 's is a test', so it prints 1</text:span><text:line-break/><text:span text:style-name="T685">echo </text:span>substr_count<text:span text:style-name="T685">(</text:span><text:span text:style-name="T691">'This is a test'</text:span><text:span text:style-name="T685">, </text:span><text:span text:style-name="T691">'is'</text:span><text:span text:style-name="T685">, </text:span><text:span text:style-name="T2">3</text:span><text:span text:style-name="T685">); <text:tab/><text:tab/> <text:s text:c="4"/></text:span><text:line-break/><text:line-break/><text:span text:style-name="T711">// the text is reduced to 's i', so it prints 0</text:span><text:line-break/><text:span text:style-name="T685">echo </text:span>substr_count<text:span text:style-name="T685">(</text:span><text:span text:style-name="T691">'This is a test'</text:span><text:span text:style-name="T685">, </text:span><text:span text:style-name="T691">'is'</text:span><text:span text:style-name="T685">, </text:span><text:span text:style-name="T2">3</text:span><text:span text:style-name="T685">, </text:span><text:span text:style-name="T2">3</text:span><text:span text:style-name="T685">);</text:span><text:line-break/><text:line-break/><text:span text:style-name="T711">// generates a warning because 5+10 &gt; 14</text:span><text:line-break/><text:span text:style-name="T685">echo </text:span>substr_count<text:span text:style-name="T685">(</text:span><text:span text:style-name="T691">'This is a test'</text:span><text:span text:style-name="T685">, </text:span><text:span text:style-name="T691">'is'</text:span><text:span text:style-name="T685">, </text:span><text:span text:style-name="T2">5</text:span><text:span text:style-name="T685">, </text:span><text:span text:style-name="T2">10</text:span><text:span text:style-name="T685">);</text:span></text:p>
      <text:p text:style-name="P413"/>
      <text:p text:style-name="P232"><text:span text:style-name="T687">echo </text:span><text:span text:style-name="T667">substr_count</text:span><text:span text:style-name="T687">(</text:span><text:span text:style-name="T693">'This is a test'</text:span><text:span text:style-name="T687">, </text:span><text:span text:style-name="T693">'is'</text:span><text:span text:style-name="T687">, </text:span><text:span text:style-name="T21">-</text:span><text:span text:style-name="T23">1</text:span><text:span text:style-name="T22">2</text:span><text:span text:style-name="T687">, </text:span><text:span text:style-name="T21">-</text:span><text:span text:style-name="T22">9</text:span><text:span text:style-name="T687">);</text:span></text:p>
      <text:p text:style-name="P230"><text:span text:style-name="T687">echo substr_count(</text:span><text:span text:style-name="T693">'This is a test'</text:span><text:span text:style-name="T687">, </text:span><text:span text:style-name="T693">'is'</text:span><text:span text:style-name="T687">, </text:span><text:span text:style-name="T21">-</text:span><text:span text:style-name="T23">3</text:span><text:span text:style-name="T687">, </text:span><text:span text:style-name="T21">-</text:span><text:span text:style-name="T22">9</text:span><text:span text:style-name="T687">);</text:span></text:p>
      <text:p text:style-name="P228">?&gt;</text:p>
      <text:p text:style-name="P170">/* <text:span text:style-name="T712">2 </text:span></text:p>
      <text:p text:style-name="P171"><text:s text:c="3"/>1 </text:p>
      <text:p text:style-name="P171"><text:s text:c="3"/>0 </text:p>
      <text:p text:style-name="P51"><text:s text:c="3"/>Warning: <text:s/>substr_count(): Offset not contained in string</text:p>
      <text:p text:style-name="P169"><text:span text:style-name="T669"><text:s text:c="3"/></text:span><text:span text:style-name="T670">1 </text:span></text:p>
      <text:p text:style-name="P50"><text:s text:c="3"/>WARNING substr_count(): Invalid length value */</text:p>
      <text:p text:style-name="P198"/>
      <text:p text:style-name="P197"><text:span text:style-name="Source_20_Text"><text:span text:style-name="T302">strstr</text:span></text:span><text:span text:style-name="Source_20_Text"><text:span text:style-name="T303">()</text:span></text:span><text:span text:style-name="Source_20_Text"><text:span text:style-name="T301"> —  </text:span></text:span><text:span text:style-name="Source_20_Text"><text:span text:style-name="T304">Returns part of </text:span></text:span><text:span text:style-name="Source_20_Text"><text:span text:style-name="T163">haystack</text:span></text:span><text:span text:style-name="Source_20_Text"><text:span text:style-name="T304"> string starting from and including the first occurrence of </text:span></text:span><text:span text:style-name="Source_20_Text"><text:span text:style-name="T163">needle</text:span></text:span><text:span text:style-name="Source_20_Text"><text:span text:style-name="T304"> to the end <text:s/>of </text:span></text:span><text:span text:style-name="Source_20_Text"><text:span text:style-name="T163">haystack</text:span></text:span><text:span text:style-name="Source_20_Text"><text:span text:style-name="T304">.</text:span></text:span><text:span text:style-name="T698"> </text:span></text:p>
      <text:p text:style-name="P198"><text:span text:style-name="Strong_20_Emphasis"><text:span text:style-name="T68">strstr</text:span></text:span><text:span text:style-name="T32">(</text:span><text:span text:style-name="T104">string</text:span><text:span text:style-name="T32"> </text:span><text:span text:style-name="Source_20_Text"><text:span text:style-name="T68">$haystack</text:span></text:span><text:span text:style-name="T32">, </text:span><text:span text:style-name="T104">string</text:span><text:span text:style-name="T32"> </text:span><text:span text:style-name="Source_20_Text"><text:span text:style-name="T68">$needle</text:span></text:span><text:span text:style-name="T32">, </text:span><text:span text:style-name="T104">bool</text:span><text:span text:style-name="T32"> </text:span><text:span text:style-name="Source_20_Text"><text:span text:style-name="T68">$before_needle</text:span></text:span><text:span text:style-name="T346"> = </text:span><text:span text:style-name="Strong_20_Emphasis"><text:span text:style-name="Source_20_Text"><text:span text:style-name="T347">false</text:span></text:span></text:span><text:span text:style-name="T32">): </text:span><text:span text:style-name="T104">string|false</text:span><text:span text:style-name="T628"> </text:span></text:p>
      <text:p text:style-name="P234"/>
      <text:p text:style-name="P212"><text:span text:style-name="Source_20_Text"><text:span text:style-name="T68">$before_needle </text:span></text:span><text:span text:style-name="T411">If </text:span><text:span text:style-name="Strong_20_Emphasis"><text:span text:style-name="Source_20_Text"><text:span text:style-name="T411">true</text:span></text:span></text:span><text:span text:style-name="T411">, </text:span><text:span text:style-name="Strong_20_Emphasis"><text:span text:style-name="T306">strstr()</text:span></text:span><text:span text:style-name="T305"> </text:span><text:span text:style-name="T307">return</text:span><text:span text:style-name="T411">s the part of the </text:span><text:span text:style-name="Source_20_Text"><text:span text:style-name="T164">haystack</text:span></text:span><text:span text:style-name="T410"> </text:span><text:span text:style-name="T411">before the first occurrence of the </text:span><text:span text:style-name="Source_20_Text"><text:span text:style-name="T164">needle</text:span></text:span><text:span text:style-name="T410"> </text:span><text:span text:style-name="T411">(excluding needle).</text:span><text:span text:style-name="T708"> </text:span></text:p>
      <text:p text:style-name="P214"><text:span text:style-name="T199">Examples </text:span><text:span text:style-name="T204">30</text:span><text:span text:style-name="T201">:</text:span></text:p>
      <text:p text:style-name="P231">&lt;?php<text:line-break/>$domain <text:span text:style-name="T685">= </text:span>strstr<text:span text:style-name="T685">(</text:span><text:span text:style-name="T691">'name@example.com'</text:span><text:span text:style-name="T685">, </text:span><text:span text:style-name="T691">'@'</text:span><text:span text:style-name="T685">);</text:span><text:line-break/><text:span text:style-name="T685">echo </text:span>$domain<text:span text:style-name="T685">; <text:tab/><text:tab/><text:tab/><text:tab/><text:tab/><text:tab/></text:span><text:span text:style-name="T588">// @example.com</text:span></text:p>
      <text:p text:style-name="P231">$user <text:span text:style-name="T685">= </text:span>strstr<text:span text:style-name="T685">(</text:span><text:span text:style-name="T691">'name@example.com'</text:span><text:span text:style-name="T685">, </text:span><text:span text:style-name="T691">'@'</text:span><text:span text:style-name="T685">, </text:span>true<text:span text:style-name="T685">);</text:span><text:line-break/><text:span text:style-name="T685">echo </text:span>$user<text:span text:style-name="T685">; <text:tab/><text:tab/><text:tab/><text:tab/><text:tab/><text:tab/><text:tab/></text:span><text:span text:style-name="T588">// name</text:span><text:line-break/>?&gt;</text:p>
      <text:p text:style-name="P377"><text:soft-page-break/><text:span text:style-name="Strong_20_Emphasis"><text:span text:style-name="T271">stristr</text:span></text:span><text:span text:style-name="Strong_20_Emphasis"><text:span text:style-name="T272">()</text:span></text:span><text:span text:style-name="Strong_20_Emphasis"><text:span text:style-name="T259"> — Case-insensitive </text:span></text:span><text:span text:style-name="Strong_20_Emphasis"><text:span text:style-name="T134">strstr() </text:span></text:span></text:p>
      <text:p text:style-name="P377"><text:span text:style-name="Strong_20_Emphasis"><text:span text:style-name="T271">strchr</text:span></text:span><text:span text:style-name="Strong_20_Emphasis"><text:span text:style-name="T273">()</text:span></text:span><text:span text:style-name="Strong_20_Emphasis"><text:span text:style-name="T413"> — </text:span></text:span><text:span text:style-name="Strong_20_Emphasis"><text:span text:style-name="T259">Alias of </text:span></text:span><text:span text:style-name="Strong_20_Emphasis"><text:span text:style-name="T134">strstr() </text:span></text:span></text:p>
      <text:p text:style-name="P246"><text:span text:style-name="Strong_20_Emphasis"><text:span text:style-name="T271">strpos</text:span></text:span><text:span text:style-name="Strong_20_Emphasis"><text:span text:style-name="T273">()</text:span></text:span><text:span text:style-name="Strong_20_Emphasis"><text:span text:style-name="T259"> — Find the numeric position of the first occurrence of</text:span></text:span><text:span text:style-name="Strong_20_Emphasis"><text:span text:style-name="T134"> needle </text:span></text:span><text:span text:style-name="Strong_20_Emphasis"><text:span text:style-name="T259">in the</text:span></text:span><text:span text:style-name="Strong_20_Emphasis"><text:span text:style-name="T134"> haystack </text:span></text:span><text:span text:style-name="Strong_20_Emphasis"><text:span text:style-name="T259">string. </text:span></text:span></text:p>
      <text:p text:style-name="P248"><text:span text:style-name="Strong_20_Emphasis"><text:span text:style-name="T64">strpos</text:span></text:span><text:span text:style-name="Strong_20_Emphasis"><text:span text:style-name="T34">(</text:span></text:span><text:span text:style-name="Strong_20_Emphasis"><text:span text:style-name="T106">string</text:span></text:span><text:span text:style-name="Strong_20_Emphasis"><text:span text:style-name="T34"> </text:span></text:span><text:span text:style-name="Strong_20_Emphasis"><text:span text:style-name="Source_20_Text"><text:span text:style-name="T66">$haystack</text:span></text:span></text:span><text:span text:style-name="Strong_20_Emphasis"><text:span text:style-name="T34">, </text:span></text:span><text:span text:style-name="Strong_20_Emphasis"><text:span text:style-name="T106">string</text:span></text:span><text:span text:style-name="Strong_20_Emphasis"><text:span text:style-name="T34"> </text:span></text:span><text:span text:style-name="Strong_20_Emphasis"><text:span text:style-name="Source_20_Text"><text:span text:style-name="T66">$needle</text:span></text:span></text:span><text:span text:style-name="Strong_20_Emphasis"><text:span text:style-name="T34">, </text:span></text:span><text:span text:style-name="Strong_20_Emphasis"><text:span text:style-name="T106">int</text:span></text:span><text:span text:style-name="Strong_20_Emphasis"><text:span text:style-name="T34"> </text:span></text:span><text:span text:style-name="Strong_20_Emphasis"><text:span text:style-name="Source_20_Text"><text:span text:style-name="T66">$offset</text:span></text:span></text:span><text:span text:style-name="Strong_20_Emphasis"><text:span text:style-name="T350"> = 0</text:span></text:span><text:span text:style-name="Strong_20_Emphasis"><text:span text:style-name="T34">): </text:span></text:span><text:span text:style-name="Strong_20_Emphasis"><text:span text:style-name="T106">int|false</text:span></text:span><text:span text:style-name="Strong_20_Emphasis"><text:span text:style-name="T240"> </text:span></text:span></text:p>
      <text:p text:style-name="P251"><text:span text:style-name="Strong_20_Emphasis"><text:span text:style-name="T271">str</text:span></text:span><text:span text:style-name="Strong_20_Emphasis"><text:span text:style-name="T274">r</text:span></text:span><text:span text:style-name="Strong_20_Emphasis"><text:span text:style-name="T271">pos</text:span></text:span><text:span text:style-name="Strong_20_Emphasis"><text:span text:style-name="T273">()</text:span></text:span><text:span text:style-name="Strong_20_Emphasis"><text:span text:style-name="T259"> — Find the position of the last occurrence of a substring in a string</text:span></text:span></text:p>
      <text:p text:style-name="P252"><text:span text:style-name="Strong_20_Emphasis"><text:span text:style-name="T64">st</text:span></text:span><text:span text:style-name="Strong_20_Emphasis"><text:span text:style-name="T65">r</text:span></text:span><text:span text:style-name="Strong_20_Emphasis"><text:span text:style-name="T64">rpos</text:span></text:span><text:span text:style-name="Strong_20_Emphasis"><text:span text:style-name="T34">(</text:span></text:span><text:span text:style-name="Strong_20_Emphasis"><text:span text:style-name="T106">string</text:span></text:span><text:span text:style-name="Strong_20_Emphasis"><text:span text:style-name="T34"> </text:span></text:span><text:span text:style-name="Source_20_Text"><text:span text:style-name="T66">$haystack</text:span></text:span><text:span text:style-name="Strong_20_Emphasis"><text:span text:style-name="T34">, </text:span></text:span><text:span text:style-name="Strong_20_Emphasis"><text:span text:style-name="T106">string</text:span></text:span><text:span text:style-name="Strong_20_Emphasis"><text:span text:style-name="T34"> </text:span></text:span><text:span text:style-name="Source_20_Text"><text:span text:style-name="T66">$needle</text:span></text:span><text:span text:style-name="Strong_20_Emphasis"><text:span text:style-name="T34">, </text:span></text:span><text:span text:style-name="Strong_20_Emphasis"><text:span text:style-name="T106">int</text:span></text:span><text:span text:style-name="Strong_20_Emphasis"><text:span text:style-name="T34"> </text:span></text:span><text:span text:style-name="Source_20_Text"><text:span text:style-name="T66">$offset</text:span></text:span><text:span text:style-name="Strong_20_Emphasis"><text:span text:style-name="T350"> = 0</text:span></text:span><text:span text:style-name="Strong_20_Emphasis"><text:span text:style-name="T34">): </text:span></text:span><text:span text:style-name="Strong_20_Emphasis"><text:span text:style-name="T106">int|false</text:span></text:span><text:span text:style-name="Strong_20_Emphasis"><text:span text:style-name="T240"> </text:span></text:span></text:p>
      <text:p text:style-name="P453"><text:span text:style-name="Strong_20_Emphasis"><text:span text:style-name="T271">str</text:span></text:span><text:span text:style-name="Strong_20_Emphasis"><text:span text:style-name="T273">i</text:span></text:span><text:span text:style-name="Strong_20_Emphasis"><text:span text:style-name="T271">pos</text:span></text:span><text:span text:style-name="Strong_20_Emphasis"><text:span text:style-name="T273">()</text:span></text:span><text:span text:style-name="Strong_20_Emphasis"><text:span text:style-name="T259"> — </text:span></text:span><text:span text:style-name="Strong_20_Emphasis"><text:span text:style-name="T260">Li</text:span></text:span><text:span text:style-name="Strong_20_Emphasis"><text:span text:style-name="T259">ke the </text:span></text:span><text:span text:style-name="Strong_20_Emphasis"><text:span text:style-name="T134">strpos()</text:span></text:span><text:span text:style-name="Strong_20_Emphasis"><text:span text:style-name="T259">, </text:span></text:span><text:span text:style-name="Strong_20_Emphasis"><text:span text:style-name="T260">but</text:span></text:span><text:span text:style-name="Strong_20_Emphasis"><text:span text:style-name="T259"> case-insensitive</text:span></text:span><text:span text:style-name="T716">. </text:span></text:p>
      <text:p text:style-name="Standard"><text:span text:style-name="Strong_20_Emphasis"><text:span text:style-name="T699">strspn() </text:span></text:span><text:span text:style-name="Strong_20_Emphasis"><text:span text:style-name="T700">— Finds the length of the initial segment of a string consisting entirely of characters contained within <text:tab/> <text:s text:c="6"/>a given mask</text:span></text:span><text:span text:style-name="T700"> </text:span></text:p>
      <text:p text:style-name="P201"><text:span text:style-name="Strong_20_Emphasis"><text:span text:style-name="T67">strspn</text:span></text:span><text:span text:style-name="T33">(</text:span><text:span text:style-name="T634"><text:line-break/></text:span><text:span text:style-name="T35">    </text:span><text:span text:style-name="T105">string</text:span><text:span text:style-name="T33"> </text:span><text:span text:style-name="Source_20_Text"><text:span text:style-name="T67">$string</text:span></text:span><text:span text:style-name="T33">,</text:span><text:span text:style-name="T634"><text:line-break/></text:span><text:span text:style-name="T35">    </text:span><text:span text:style-name="T105">string</text:span><text:span text:style-name="T33"> </text:span><text:span text:style-name="Source_20_Text"><text:span text:style-name="T67">$characters</text:span></text:span><text:span text:style-name="T33">,</text:span><text:span text:style-name="T634"><text:line-break/></text:span><text:span text:style-name="T35">    </text:span><text:span text:style-name="T105">int</text:span><text:span text:style-name="T33"> </text:span><text:span text:style-name="Source_20_Text"><text:span text:style-name="T67">$offset</text:span></text:span><text:span text:style-name="T348"> = 0</text:span><text:span text:style-name="T33">,</text:span><text:span text:style-name="T634"><text:line-break/></text:span><text:span text:style-name="T35">    </text:span><text:span text:style-name="T105">?int</text:span><text:span text:style-name="T33"> </text:span><text:span text:style-name="Source_20_Text"><text:span text:style-name="T67">$length</text:span></text:span><text:span text:style-name="T348"> = </text:span><text:span text:style-name="Strong_20_Emphasis"><text:span text:style-name="Source_20_Text"><text:span text:style-name="T349">null</text:span></text:span></text:span><text:span text:style-name="T634"><text:line-break/></text:span><text:span text:style-name="T33">): </text:span><text:span text:style-name="T105">int</text:span><text:span text:style-name="T634"> </text:span></text:p>
      <text:p text:style-name="P299"><text:span text:style-name="T327">Example </text:span><text:span text:style-name="T328">31:</text:span></text:p>
      <text:p text:style-name="P239">&lt;?php<text:line-break/>var_dump<text:span text:style-name="T685">(</text:span>strspn<text:span text:style-name="T685">(</text:span><text:span text:style-name="T691">"foo"</text:span><text:span text:style-name="T685">, </text:span><text:span text:style-name="T691">"o"</text:span><text:span text:style-name="T685">));</text:span></text:p>
      <text:p text:style-name="P239">var_dump<text:span text:style-name="T685">(</text:span>strspn<text:span text:style-name="T685">(</text:span><text:span text:style-name="T691">"foo"</text:span><text:span text:style-name="T685">, </text:span><text:span text:style-name="T691">"o"</text:span><text:span text:style-name="T685">, </text:span>1<text:span text:style-name="T685">, </text:span>2<text:span text:style-name="T685">));</text:span></text:p>
      <text:p text:style-name="P238">var_dump<text:span text:style-name="T685">(</text:span>strspn<text:span text:style-name="T685">(</text:span><text:span text:style-name="T691">"foo"</text:span><text:span text:style-name="T685">, </text:span><text:span text:style-name="T691">"o"</text:span><text:span text:style-name="T685">, </text:span>1<text:span text:style-name="T685">, </text:span>1<text:span text:style-name="T685">));</text:span><text:line-break/>?&gt;</text:p>
      <text:p text:style-name="P237"/>
      <text:p text:style-name="P415">/* <text:span text:style-name="T323">int(0)</text:span></text:p>
      <text:p text:style-name="P164"><text:s text:c="3"/>int(2)</text:p>
      <text:p text:style-name="P416"><text:span text:style-name="T323"><text:s text:c="3"/>int(1) </text:span><text:span text:style-name="T713">*/</text:span></text:p>
      <text:p text:style-name="P223"/>
      <text:p text:style-name="P436"><text:span text:style-name="Strong_20_Emphasis"><text:span text:style-name="T703">str</text:span></text:span><text:span text:style-name="Strong_20_Emphasis"><text:span text:style-name="T704">c</text:span></text:span><text:span text:style-name="Strong_20_Emphasis"><text:span text:style-name="T703">spn() </text:span></text:span><text:span text:style-name="Strong_20_Emphasis"><text:span text:style-name="T705">— Returns the length of the initial segment of string which does not contain any of the characters </text:span></text:span><text:span text:style-name="Strong_20_Emphasis"><text:span text:style-name="T706">i</text:span></text:span><text:span text:style-name="Strong_20_Emphasis"><text:span text:style-name="T705">n characters. </text:span></text:span></text:p>
      <text:p text:style-name="P198"><text:span text:style-name="Strong_20_Emphasis"><text:span text:style-name="T701"/></text:span></text:p>
      <text:p text:style-name="P198"><text:span text:style-name="Strong_20_Emphasis"><text:span text:style-name="T67">strcspn</text:span></text:span><text:span text:style-name="T33">(</text:span><text:span text:style-name="T634"><text:line-break/></text:span><text:span text:style-name="T35">    </text:span><text:span text:style-name="T105">string</text:span><text:span text:style-name="T33"> </text:span><text:span text:style-name="Source_20_Text"><text:span text:style-name="T67">$string</text:span></text:span><text:span text:style-name="T33">,</text:span><text:span text:style-name="T634"><text:line-break/></text:span><text:span text:style-name="T35">    </text:span><text:span text:style-name="T105">string</text:span><text:span text:style-name="T33"> </text:span><text:span text:style-name="Source_20_Text"><text:span text:style-name="T67">$characters</text:span></text:span><text:span text:style-name="T33">,</text:span><text:span text:style-name="T634"><text:line-break/></text:span><text:span text:style-name="T35">    </text:span><text:span text:style-name="T105">int</text:span><text:span text:style-name="T33"> </text:span><text:span text:style-name="Source_20_Text"><text:span text:style-name="T67">$offset</text:span></text:span><text:span text:style-name="T348"> = 0</text:span><text:span text:style-name="T33">,</text:span><text:span text:style-name="T634"><text:line-break/></text:span><text:span text:style-name="T35">    </text:span><text:span text:style-name="T105">?int</text:span><text:span text:style-name="T33"> </text:span><text:span text:style-name="Source_20_Text"><text:span text:style-name="T67">$length</text:span></text:span><text:span text:style-name="T348"> = </text:span><text:span text:style-name="Strong_20_Emphasis"><text:span text:style-name="Source_20_Text"><text:span text:style-name="T349">null</text:span></text:span></text:span><text:span text:style-name="T634"><text:line-break/></text:span><text:span text:style-name="T33">): </text:span><text:span text:style-name="T105">int</text:span><text:span text:style-name="T634"> </text:span></text:p>
      <text:p text:style-name="P223"/>
      <text:p text:style-name="P299"><text:span text:style-name="T327">Example </text:span><text:span text:style-name="T328">32:</text:span></text:p>
      <text:p text:style-name="P414"><text:span text:style-name="T683">&lt;?php<text:line-break/></text:span><text:span text:style-name="T684">var_dump</text:span><text:span text:style-name="T690">( </text:span><text:span text:style-name="T683">strcspn</text:span><text:span text:style-name="T689">(</text:span><text:span text:style-name="T694">'abcd'</text:span><text:span text:style-name="T689">,  </text:span><text:span text:style-name="T694">'apple'</text:span><text:span text:style-name="T689">)</text:span><text:span text:style-name="T449">);</text:span><text:span text:style-name="T688"> <text:tab/><text:tab/><text:tab/><text:tab/> <text:s/><text:tab/></text:span><text:span text:style-name="T451">// </text:span><text:span text:style-name="T452">int(0)</text:span><text:span text:style-name="T683"><text:line-break/></text:span><text:span text:style-name="T684">var_dump</text:span><text:span text:style-name="T690">( </text:span><text:span text:style-name="T683">strcspn</text:span><text:span text:style-name="T689">(</text:span><text:span text:style-name="T694">'hello'</text:span><text:span text:style-name="T689">, </text:span><text:span text:style-name="T694">'l'</text:span><text:span text:style-name="T689">)</text:span><text:span text:style-name="T450">);</text:span><text:span text:style-name="T689"> <text:tab/><text:tab/><text:tab/><text:tab/><text:tab/><text:tab/></text:span><text:span text:style-name="T452">// int(2)</text:span><text:span text:style-name="T683"><text:line-break/></text:span><text:span text:style-name="T684">var_dump</text:span><text:span text:style-name="T690">( </text:span><text:span text:style-name="T683">strcspn</text:span><text:span text:style-name="T689">(</text:span><text:span text:style-name="T694">'abcdhelloabcd'</text:span><text:span text:style-name="T689">, </text:span><text:span text:style-name="T694">'abcd'</text:span><text:span text:style-name="T689">, -</text:span><text:span text:style-name="T683">9</text:span><text:span text:style-name="T689">)</text:span><text:span text:style-name="T450">);</text:span><text:span text:style-name="T689"> <text:tab/><text:tab/><text:tab/>// </text:span><text:span text:style-name="T450">int(5)</text:span><text:span text:style-name="T683"><text:line-break/></text:span><text:span text:style-name="T684">var_dump</text:span><text:span text:style-name="T690">( </text:span><text:span text:style-name="T683">strcspn</text:span><text:span text:style-name="T689">(</text:span><text:span text:style-name="T694">'abcdhelloabcd'</text:span><text:span text:style-name="T689">, </text:span><text:span text:style-name="T694">'abcd'</text:span><text:span text:style-name="T689">, -</text:span><text:span text:style-name="T683">9</text:span><text:span text:style-name="T689">, -</text:span><text:span text:style-name="T683">5</text:span><text:span text:style-name="T689">)</text:span><text:span text:style-name="T450">);</text:span><text:span text:style-name="T689"> <text:tab/><text:tab/>// </text:span><text:span text:style-name="T450">int(4)</text:span></text:p>
      <text:p text:style-name="P235">?&gt;</text:p>
      <text:p text:style-name="P312"><text:soft-page-break/><text:span text:style-name="T334">Replacing String</text:span><text:span text:style-name="Strong_20_Emphasis"><text:span text:style-name="T334">s</text:span></text:span></text:p>
      <text:p text:style-name="P198"><text:span text:style-name="Strong_20_Emphasis"><text:span text:style-name="T259"/></text:span></text:p>
      <text:p text:style-name="P356"><text:span text:style-name="Strong_20_Emphasis"><text:span text:style-name="T259">PHP has three functions for replacing strings: </text:span></text:span><text:span text:style-name="Strong_20_Emphasis"><text:span text:style-name="T134"><text:s/>str_replace(), substr_replace() </text:span></text:span><text:span text:style-name="Strong_20_Emphasis"><text:span text:style-name="T261">and</text:span></text:span><text:span text:style-name="Strong_20_Emphasis"><text:span text:style-name="T134"> strtr()</text:span></text:span><text:span text:style-name="Strong_20_Emphasis"><text:span text:style-name="T259">.</text:span></text:span></text:p>
      <text:p text:style-name="P198"><text:span text:style-name="Strong_20_Emphasis"><text:span text:style-name="T565"/></text:span></text:p>
      <text:p text:style-name="Standard"><text:span text:style-name="Strong_20_Emphasis"><text:span text:style-name="T268">str_replace() </text:span></text:span><text:span text:style-name="Strong_20_Emphasis"><text:span text:style-name="T259">— This function returns a string or an array with all occurrences of </text:span></text:span><text:span text:style-name="Strong_20_Emphasis"><text:span text:style-name="T134">search </text:span></text:span><text:span text:style-name="Strong_20_Emphasis"><text:span text:style-name="T259">in</text:span></text:span><text:span text:style-name="Strong_20_Emphasis"><text:span text:style-name="T134"> subject</text:span></text:span><text:span text:style-name="Strong_20_Emphasis"><text:span text:style-name="T259"> replaced <text:tab/><text:tab/>with the given</text:span></text:span><text:span text:style-name="Strong_20_Emphasis"><text:span text:style-name="T134"> replace </text:span></text:span><text:span text:style-name="Strong_20_Emphasis"><text:span text:style-name="T259">value. </text:span></text:span><text:span text:style-name="T716"><text:s/></text:span></text:p>
      <text:p text:style-name="P224"/>
      <text:p text:style-name="P198"><text:span text:style-name="Strong_20_Emphasis"><text:span text:style-name="T67">str_replace</text:span></text:span><text:span text:style-name="T33">(</text:span><text:span text:style-name="T634"><text:line-break/></text:span><text:span text:style-name="T35">    </text:span><text:span text:style-name="T105">array|string</text:span><text:span text:style-name="T33"> </text:span><text:span text:style-name="Source_20_Text"><text:span text:style-name="T67">$search</text:span></text:span><text:span text:style-name="T33">,</text:span><text:span text:style-name="T634"><text:line-break/></text:span><text:span text:style-name="T35">    </text:span><text:span text:style-name="T105">array|string</text:span><text:span text:style-name="T33"> </text:span><text:span text:style-name="Source_20_Text"><text:span text:style-name="T67">$replace</text:span></text:span><text:span text:style-name="T33">,</text:span><text:span text:style-name="T634"><text:line-break/></text:span><text:span text:style-name="T35">    </text:span><text:span text:style-name="T105">string|array</text:span><text:span text:style-name="T33"> </text:span><text:span text:style-name="Source_20_Text"><text:span text:style-name="T67">$subject</text:span></text:span><text:span text:style-name="T33">,</text:span><text:span text:style-name="T634"><text:line-break/></text:span><text:span text:style-name="T35">    </text:span><text:span text:style-name="T105">int</text:span><text:span text:style-name="T33"> </text:span><text:span text:style-name="Source_20_Text"><text:span text:style-name="T67">&amp;$count</text:span></text:span><text:span text:style-name="T348"> = </text:span><text:span text:style-name="Strong_20_Emphasis"><text:span text:style-name="Source_20_Text"><text:span text:style-name="T349">null</text:span></text:span></text:span><text:span text:style-name="T634"><text:line-break/></text:span><text:span text:style-name="T33">): </text:span><text:span text:style-name="T105">string|array</text:span><text:span text:style-name="T634"> </text:span></text:p>
      <text:p text:style-name="P223"/>
      <text:p text:style-name="P223"/>
      <text:p text:style-name="P301"><text:span text:style-name="T327">Example </text:span><text:span text:style-name="T328">3</text:span><text:span text:style-name="T329">3</text:span><text:span text:style-name="T328">:</text:span></text:p>
      <text:p text:style-name="P179"><text:span text:style-name="Strong_20_Emphasis"><text:span text:style-name="T134">&lt;?php</text:span></text:span></text:p>
      <text:p text:style-name="P173"><text:span text:style-name="Strong_20_Emphasis"><text:span text:style-name="T134">header('Content-Type: application/json');</text:span></text:span></text:p>
      <text:p text:style-name="P337"><text:span text:style-name="Strong_20_Emphasis"><text:span text:style-name="T134"/></text:span></text:p>
      <text:p text:style-name="P173"><text:span text:style-name="Strong_20_Emphasis"><text:span text:style-name="T134">$bodytag = str_replace("%body%", "black", "&lt;body text='%body%'&gt;");</text:span></text:span></text:p>
      <text:p text:style-name="P177"><text:span text:style-name="Strong_20_Emphasis"><text:span text:style-name="T134">echo $bodytag;<text:tab/><text:tab/><text:tab/><text:tab/><text:tab/><text:tab/><text:tab/><text:tab/><text:tab/></text:span></text:span><text:span text:style-name="Strong_20_Emphasis"><text:span text:style-name="T413">// &lt;body text='black'&gt;</text:span></text:span><text:span text:style-name="Strong_20_Emphasis"><text:span text:style-name="T134"><text:tab/></text:span></text:span></text:p>
      <text:p text:style-name="P337"><text:span text:style-name="Strong_20_Emphasis"><text:span text:style-name="T134"/></text:span></text:p>
      <text:p text:style-name="P173"><text:span text:style-name="Strong_20_Emphasis"><text:span text:style-name="T134">$vowels = array("a", "e", "i", "o", "u", "A", "E", "I", "O", "U");</text:span></text:span></text:p>
      <text:p text:style-name="P173"><text:span text:style-name="Strong_20_Emphasis"><text:span text:style-name="T134">$onlyconsonants = str_replace($vowels, "", "Hello World of PHP");</text:span></text:span></text:p>
      <text:p text:style-name="P177"><text:span text:style-name="Strong_20_Emphasis"><text:span text:style-name="T134">echo $onlyconsonants;<text:tab/><text:tab/><text:tab/><text:tab/><text:tab/><text:tab/><text:tab/><text:tab/></text:span></text:span><text:span text:style-name="Strong_20_Emphasis"><text:span text:style-name="T413">// Hll Wrld f PHP</text:span></text:span></text:p>
      <text:p text:style-name="P173"><text:span text:style-name="Strong_20_Emphasis"><text:span text:style-name="T134"/></text:span></text:p>
      <text:p text:style-name="P174"><text:span text:style-name="Strong_20_Emphasis"><text:span text:style-name="T134">$str = str_replace("ll", "", "good golly miss molly!", $count);</text:span></text:span></text:p>
      <text:p text:style-name="P177"><text:span text:style-name="Strong_20_Emphasis"><text:span text:style-name="T134">echo $count;<text:tab/><text:tab/><text:tab/><text:tab/><text:tab/><text:tab/><text:tab/><text:tab/><text:tab/></text:span></text:span><text:span text:style-name="Strong_20_Emphasis"><text:span text:style-name="T413">// </text:span></text:span><text:span text:style-name="Strong_20_Emphasis"><text:span text:style-name="T414">2</text:span></text:span></text:p>
      <text:p text:style-name="P174"><text:span text:style-name="Strong_20_Emphasis"><text:span text:style-name="T395"/></text:span></text:p>
      <text:p text:style-name="P173"><text:span text:style-name="Strong_20_Emphasis"><text:span text:style-name="T134">$phrase  = "You should eat fruits, vegetables, and fiber every day.";</text:span></text:span></text:p>
      <text:p text:style-name="P173"><text:span text:style-name="Strong_20_Emphasis"><text:span text:style-name="T134">$healthy = array("fruits", "vegetables", "fiber");</text:span></text:span></text:p>
      <text:p text:style-name="P173"><text:span text:style-name="Strong_20_Emphasis"><text:span text:style-name="T134">$yummy   = array("pizza",  "beer",  <text:s text:c="5"/>"ice cream");</text:span></text:span></text:p>
      <text:p text:style-name="P337"><text:span text:style-name="Strong_20_Emphasis"><text:span text:style-name="T134"/></text:span></text:p>
      <text:p text:style-name="P173"><text:span text:style-name="Strong_20_Emphasis"><text:span text:style-name="T134">$newphrase = str_replace($healthy, $yummy, $phrase);</text:span></text:span></text:p>
      <text:p text:style-name="P173"><text:span text:style-name="Strong_20_Emphasis"><text:span text:style-name="T134">echo $newphrase;<text:tab/><text:tab/><text:tab/><text:tab/><text:tab/><text:tab/></text:span></text:span></text:p>
      <text:p text:style-name="P177"><text:span text:style-name="Strong_20_Emphasis"><text:span text:style-name="T413"><text:tab/><text:tab/><text:tab/><text:tab/><text:tab/>// You should eat pizza, beer, and ice cream every day.</text:span></text:span></text:p>
      <text:p text:style-name="P173"><text:span text:style-name="Strong_20_Emphasis"><text:span text:style-name="T134"/></text:span></text:p>
      <text:p text:style-name="P173"><text:span text:style-name="Strong_20_Emphasis"><text:span text:style-name="T134">$h = array('fruits', 'vegetables', 'fiber', <text:s text:c="4"/></text:span></text:span><text:span text:style-name="Strong_20_Emphasis"><text:span text:style-name="T376">' '</text:span></text:span><text:span text:style-name="Strong_20_Emphasis"><text:span text:style-name="T134">);</text:span></text:span></text:p>
      <text:p text:style-name="P173"><text:span text:style-name="Strong_20_Emphasis"><text:span text:style-name="T134">$y = array('pizza', <text:s/>'beer', <text:s text:c="6"/>'ice cream');</text:span></text:span></text:p>
      <text:p text:style-name="P175"><text:span text:style-name="Strong_20_Emphasis"><text:span text:style-name="T134">$p  = "You should eat fruits, vegetables, and fiber every day.";</text:span></text:span></text:p>
      <text:p text:style-name="P173"><text:span text:style-name="Strong_20_Emphasis"><text:span text:style-name="T134"/></text:span></text:p>
      <text:p text:style-name="P178"><text:span text:style-name="Strong_20_Emphasis"><text:span text:style-name="T134">echo str_replace($h, $y, $p, $count) . ' ' . $count;</text:span></text:span></text:p>
      <text:p text:style-name="P177"><text:span text:style-name="Strong_20_Emphasis"><text:span text:style-name="T134"><text:tab/><text:tab/><text:tab/><text:tab/><text:tab/></text:span></text:span><text:span text:style-name="Strong_20_Emphasis"><text:span text:style-name="T413">// </text:span></text:span><text:span text:style-name="Strong_20_Emphasis"><text:span text:style-name="T415">Youshouldeatpizza,beer,andicecreameveryday 1</text:span></text:span><text:span text:style-name="Strong_20_Emphasis"><text:span text:style-name="T416">1</text:span></text:span><text:span text:style-name="Strong_20_Emphasis"><text:span text:style-name="T377"> </text:span></text:span></text:p>
      <text:p text:style-name="P173"><text:span text:style-name="Strong_20_Emphasis"><text:span text:style-name="T134"/></text:span></text:p>
      <text:p text:style-name="P339"><text:span text:style-name="Strong_20_Emphasis"><text:span text:style-name="T134">$search  = array('A', 'B', 'C');<text:tab/>$replace = array('B', 'C', 'D');</text:span></text:span></text:p>
      <text:p text:style-name="P340"><text:span text:style-name="Strong_20_Emphasis"><text:span text:style-name="T134">echo str_replace($search, $replace, 'A');</text:span></text:span></text:p>
      <text:p text:style-name="P341"><text:span text:style-name="Strong_20_Emphasis"><text:span text:style-name="T178"><text:tab/><text:tab/><text:tab/><text:tab/><text:tab/></text:span></text:span><text:span text:style-name="Strong_20_Emphasis"><text:span text:style-name="T415">// </text:span></text:span><text:span text:style-name="Strong_20_Emphasis"><text:span text:style-name="T417">D</text:span></text:span></text:p>
      <text:p text:style-name="P176"><text:span text:style-name="Strong_20_Emphasis"><text:span text:style-name="T134">?&gt;</text:span></text:span></text:p>
      <text:p text:style-name="P459"><text:span text:style-name="Strong_20_Emphasis"><text:span text:style-name="T266">str_ireplace</text:span></text:span><text:span text:style-name="Strong_20_Emphasis"><text:span text:style-name="T267">()</text:span></text:span><text:span text:style-name="Strong_20_Emphasis"><text:span text:style-name="T259"> — Case-insensitive version of</text:span></text:span><text:span text:style-name="Strong_20_Emphasis"><text:span text:style-name="T134"> str_replace() </text:span></text:span></text:p>
      <text:p text:style-name="P449"><text:soft-page-break/><text:span text:style-name="Strong_20_Emphasis"><text:span text:style-name="T266">substr_replace() </text:span></text:span><text:span text:style-name="Strong_20_Emphasis"><text:span text:style-name="T259">— replaces a copy of string delimited by the offset and (optionally) <text:s/></text:span></text:span><text:span text:style-name="Strong_20_Emphasis"><text:span text:style-name="T262">l</text:span></text:span><text:span text:style-name="Strong_20_Emphasis"><text:span text:style-name="T259">ength parameters with <text:tab/><text:tab/> <text:s text:c="6"/>the string given in replace. </text:span></text:span></text:p>
      <text:p text:style-name="P213"><text:span text:style-name="Strong_20_Emphasis"><text:span text:style-name="T67">substr_replace</text:span></text:span><text:span text:style-name="T33">(</text:span><text:span text:style-name="T634"><text:line-break/></text:span><text:span text:style-name="T35">   <text:tab/></text:span><text:span text:style-name="T105">array|string</text:span><text:span text:style-name="T33"> </text:span><text:span text:style-name="Source_20_Text"><text:span text:style-name="T67">$string</text:span></text:span><text:span text:style-name="T33">,</text:span><text:span text:style-name="T35"> </text:span></text:p>
      <text:p text:style-name="P213"><text:span text:style-name="T33"><text:tab/></text:span><text:span text:style-name="T105">array|string</text:span><text:span text:style-name="T33"> </text:span><text:span text:style-name="Source_20_Text"><text:span text:style-name="T67">$replace</text:span></text:span><text:span text:style-name="T33">,</text:span><text:span text:style-name="T35"> </text:span></text:p>
      <text:p text:style-name="P213"><text:span text:style-name="T33"><text:tab/></text:span><text:span text:style-name="T105">array|int</text:span><text:span text:style-name="T33"> </text:span><text:span text:style-name="Source_20_Text"><text:span text:style-name="T67">$offset</text:span></text:span><text:span text:style-name="T33">,</text:span><text:span text:style-name="T105">array|int|null</text:span><text:span text:style-name="T33"> </text:span></text:p>
      <text:p text:style-name="P213"><text:span text:style-name="Source_20_Text"><text:span text:style-name="T33"><text:tab/></text:span></text:span><text:span text:style-name="Source_20_Text">$length</text:span><text:span text:style-name="T348"> = </text:span><text:span text:style-name="Strong_20_Emphasis"><text:span text:style-name="Source_20_Text"><text:span text:style-name="T349">null</text:span></text:span></text:span><text:span text:style-name="T634"><text:line-break/></text:span><text:span text:style-name="T33">): </text:span><text:span text:style-name="T105">string|array</text:span><text:span text:style-name="T634"> </text:span></text:p>
      <text:p text:style-name="P236"/>
      <text:p text:style-name="P360"><text:span text:style-name="Strong_20_Emphasis"><text:span text:style-name="T134">length </text:span></text:span><text:span text:style-name="Strong_20_Emphasis"><text:span text:style-name="T135">Optional:</text:span></text:span></text:p>
      <text:list xml:id="list2256308775" text:style-name="L2">
        <text:list-item>
          <text:p text:style-name="P460"><text:span text:style-name="Strong_20_Emphasis"><text:span text:style-name="T259">If given and is positive, it represents the length of the portion of string which is to be replaced. </text:span></text:span></text:p>
        </text:list-item>
        <text:list-item>
          <text:p text:style-name="P460"><text:span text:style-name="Strong_20_Emphasis"><text:span text:style-name="T276">If it is negative, it represents the number of characters from the end of string at which to stop replacing.</text:span></text:span></text:p>
        </text:list-item>
      </text:list>
      <text:p text:style-name="P236"/>
      <text:p text:style-name="P300"><text:span text:style-name="T327">Example </text:span><text:span text:style-name="T328">3</text:span><text:span text:style-name="T330">4</text:span><text:span text:style-name="T328">:</text:span></text:p>
      <text:p text:style-name="P180"><text:span text:style-name="Strong_20_Emphasis"><text:span text:style-name="T149">&lt;?php </text:span></text:span></text:p>
      <text:p text:style-name="P182"><text:span text:style-name="Strong_20_Emphasis"><text:span text:style-name="T151">header('Content-Type: application/json');</text:span></text:span></text:p>
      <text:p text:style-name="P420"><text:span text:style-name="Strong_20_Emphasis"><text:span text:style-name="T142"/></text:span></text:p>
      <text:p text:style-name="P182"><text:span text:style-name="Strong_20_Emphasis"><text:span text:style-name="T151">$var = 'ABCDEFGH:/MNRPQR/';</text:span></text:span></text:p>
      <text:p text:style-name="P420"><text:span text:style-name="Strong_20_Emphasis"><text:span text:style-name="T142"/></text:span></text:p>
      <text:p text:style-name="P421"><text:span text:style-name="Strong_20_Emphasis"><text:span text:style-name="T142">echo $var;<text:tab/><text:tab/><text:tab/><text:tab/><text:tab/><text:tab/><text:tab/><text:tab/><text:tab/></text:span></text:span><text:span text:style-name="Strong_20_Emphasis"><text:span text:style-name="T458">// ABCDEFGH:/MNRPQR/</text:span></text:span></text:p>
      <text:p text:style-name="P328"/>
      <text:p text:style-name="P421"><text:span text:style-name="Strong_20_Emphasis"><text:span text:style-name="T142">echo substr_replace($var, 'bob', 0);<text:tab/><text:tab/><text:tab/><text:tab/> <text:s text:c="5"/></text:span></text:span><text:span text:style-name="Strong_20_Emphasis"><text:span text:style-name="T458">// bob</text:span></text:span></text:p>
      <text:p text:style-name="P421"><text:span text:style-name="Strong_20_Emphasis"><text:span text:style-name="T142">echo substr_replace($var, 'bob', 0 , strlen($var));<text:tab/><text:tab/></text:span></text:span><text:span text:style-name="Strong_20_Emphasis"><text:span text:style-name="T458">// bob</text:span></text:span></text:p>
      <text:p text:style-name="P420"><text:span text:style-name="Strong_20_Emphasis"><text:span text:style-name="T142"/></text:span></text:p>
      <text:p text:style-name="P421"><text:span text:style-name="Strong_20_Emphasis"><text:span text:style-name="T142">echo substr_replace($var, 'bob', 0, 3);<text:tab/><text:tab/><text:tab/><text:tab/></text:span></text:span><text:span text:style-name="Strong_20_Emphasis"><text:span text:style-name="T458">// bobDEFGH:/MNRPQR/</text:span></text:span></text:p>
      <text:p text:style-name="P421"><text:span text:style-name="Strong_20_Emphasis"><text:span text:style-name="T142">echo substr_replace($var, 'bob ', 0, 0);<text:tab/><text:tab/><text:tab/><text:tab/></text:span></text:span><text:span text:style-name="Strong_20_Emphasis"><text:span text:style-name="T458">// bob ABCDEFGH:/MNRPQR/</text:span></text:span><text:span text:style-name="Strong_20_Emphasis"><text:span text:style-name="T142"><text:tab/><text:tab/></text:span></text:span></text:p>
      <text:p text:style-name="P420"><text:span text:style-name="Strong_20_Emphasis"><text:span text:style-name="T142"/></text:span></text:p>
      <text:p text:style-name="P421"><text:span text:style-name="Strong_20_Emphasis"><text:span text:style-name="T142">echo substr_replace($var, 'bob', 10, -1);<text:tab/><text:tab/><text:tab/><text:tab/></text:span></text:span><text:span text:style-name="Strong_20_Emphasis"><text:span text:style-name="T458">// ABCDEFGH:/bob/</text:span></text:span></text:p>
      <text:p text:style-name="P421"><text:span text:style-name="Strong_20_Emphasis"><text:span text:style-name="T142">echo substr_replace($var, 'bob', -7, -1);<text:tab/><text:tab/><text:tab/><text:tab/></text:span></text:span><text:span text:style-name="Strong_20_Emphasis"><text:span text:style-name="T458">// ABCDEFGH:/bob/</text:span></text:span></text:p>
      <text:p text:style-name="P420"><text:span text:style-name="Strong_20_Emphasis"><text:span text:style-name="T142"/></text:span></text:p>
      <text:p text:style-name="P421"><text:span text:style-name="Strong_20_Emphasis"><text:span text:style-name="T142">echo substr_replace($var, '', 10, -1);<text:tab/><text:tab/><text:tab/><text:tab/></text:span></text:span><text:span text:style-name="Strong_20_Emphasis"><text:span text:style-name="T458">// ABCDEFGH://</text:span></text:span></text:p>
      <text:p text:style-name="P198"><text:span text:style-name="Strong_20_Emphasis"><text:span text:style-name="T147">/&gt;</text:span></text:span></text:p>
      <text:p text:style-name="P196"/>
      <text:p text:style-name="P195"><text:span text:style-name="Strong_20_Emphasis"><text:span text:style-name="T270">strtr()</text:span></text:span><text:span text:style-name="Strong_20_Emphasis"><text:span text:style-name="T264">— Translate characters or replace substrings</text:span></text:span></text:p>
      <text:p text:style-name="P198"><text:span text:style-name="Strong_20_Emphasis"><text:span text:style-name="T97">strtr</text:span></text:span><text:span text:style-name="Strong_20_Emphasis"><text:span text:style-name="T55">(</text:span></text:span><text:span text:style-name="Strong_20_Emphasis"><text:span text:style-name="T124">string</text:span></text:span><text:span text:style-name="Strong_20_Emphasis"><text:span text:style-name="T55"> </text:span></text:span><text:span text:style-name="Strong_20_Emphasis"><text:span text:style-name="Source_20_Text"><text:span text:style-name="T98">$string</text:span></text:span></text:span><text:span text:style-name="Strong_20_Emphasis"><text:span text:style-name="T55">, </text:span></text:span><text:span text:style-name="Strong_20_Emphasis"><text:span text:style-name="T124">string</text:span></text:span><text:span text:style-name="Strong_20_Emphasis"><text:span text:style-name="T55"> </text:span></text:span><text:span text:style-name="Strong_20_Emphasis"><text:span text:style-name="Source_20_Text"><text:span text:style-name="T98">$from</text:span></text:span></text:span><text:span text:style-name="Strong_20_Emphasis"><text:span text:style-name="T55">, </text:span></text:span><text:span text:style-name="Strong_20_Emphasis"><text:span text:style-name="T124">string</text:span></text:span><text:span text:style-name="Strong_20_Emphasis"><text:span text:style-name="T55"> </text:span></text:span><text:span text:style-name="Strong_20_Emphasis"><text:span text:style-name="Source_20_Text"><text:span text:style-name="T98">$to</text:span></text:span></text:span><text:span text:style-name="Strong_20_Emphasis"><text:span text:style-name="T55">): </text:span></text:span><text:span text:style-name="Strong_20_Emphasis"><text:span text:style-name="T124">string</text:span></text:span></text:p>
      <text:p text:style-name="P198"><text:span text:style-name="Strong_20_Emphasis"><text:span text:style-name="T276"/></text:span></text:p>
      <text:p text:style-name="P196"><text:span text:style-name="Strong_20_Emphasis"><text:span text:style-name="T264">If </text:span></text:span><text:span text:style-name="Strong_20_Emphasis"><text:span text:style-name="T138">from</text:span></text:span><text:span text:style-name="Strong_20_Emphasis"><text:span text:style-name="T264"> and </text:span></text:span><text:span text:style-name="Strong_20_Emphasis"><text:span text:style-name="T138">to</text:span></text:span><text:span text:style-name="Strong_20_Emphasis"><text:span text:style-name="T264"> have different lengths, the extra characters in the longer of the two are ignored. </text:span></text:span></text:p>
      <text:p text:style-name="P195"><text:span text:style-name="Strong_20_Emphasis"><text:span text:style-name="T278">If only two parameters are supplied, the second parameter should be an array of replacement pairs:</text:span></text:span></text:p>
      <text:p text:style-name="P195"><text:span text:style-name="Strong_20_Emphasis"><text:span text:style-name="T138">array</text:span></text:span><text:span text:style-name="Strong_20_Emphasis"><text:span text:style-name="T137">('from' =&gt; 'to', …)</text:span></text:span></text:p>
      <text:p text:style-name="P357"><text:span text:style-name="Strong_20_Emphasis"><text:span text:style-name="T276">In this case, the keys and the values may have any length, provided that there is no empty key.</text:span></text:span></text:p>
      <text:p text:style-name="P357"><text:span text:style-name="Strong_20_Emphasis"><text:span text:style-name="T277">If a key is empty </text:span></text:span><text:span text:style-name="Strong_20_Emphasis"><text:span text:style-name="T136">("")</text:span></text:span><text:span text:style-name="Strong_20_Emphasis"><text:span text:style-name="T277"> <text:s/>an </text:span></text:span><text:span text:style-name="Strong_20_Emphasis"><text:span text:style-name="T136">E_WARNING</text:span></text:span><text:span text:style-name="Strong_20_Emphasis"><text:span text:style-name="T277"> is raised and element is ignored.</text:span></text:span></text:p>
      <text:p text:style-name="P198"><text:span text:style-name="Strong_20_Emphasis"><text:span text:style-name="T137"/></text:span></text:p>
      <text:p text:style-name="P298"><text:span text:style-name="Strong_20_Emphasis"><text:span text:style-name="T199">Example </text:span></text:span><text:span text:style-name="Strong_20_Emphasis"><text:span text:style-name="T205">3</text:span></text:span><text:span text:style-name="Strong_20_Emphasis"><text:span text:style-name="T331">5</text:span></text:span><text:span text:style-name="Strong_20_Emphasis"><text:span text:style-name="T205">:</text:span></text:span></text:p>
      <text:p text:style-name="P241"><text:span text:style-name="Strong_20_Emphasis"><text:span text:style-name="T147">&lt;?php</text:span></text:span></text:p>
      <text:p text:style-name="P241"><text:span text:style-name="Strong_20_Emphasis"><text:span text:style-name="T147">$address = "09479 Huopainenkylä, Pöhjois-Karjala";</text:span></text:span></text:p>
      <text:p text:style-name="P241"><text:span text:style-name="Strong_20_Emphasis"><text:span text:style-name="T147">$address = strtr($address, "äåö", "aao");</text:span></text:span></text:p>
      <text:p text:style-name="P241"><text:span text:style-name="Strong_20_Emphasis"><text:span text:style-name="T147">echo $address; <text:tab/><text:tab/><text:tab/><text:tab/><text:tab/><text:tab/> </text:span></text:span><text:span text:style-name="Strong_20_Emphasis"><text:span text:style-name="T455">// 09479 Huopainenkyloa, Pohjois-Karjala</text:span></text:span></text:p>
      <text:p text:style-name="P378"><text:span text:style-name="Strong_20_Emphasis"><text:span text:style-name="T386">echo echo strtr('abc', ['a'=&gt;'zzz', 'c'=&gt;'d']);</text:span></text:span><text:span text:style-name="Strong_20_Emphasis"><text:span text:style-name="T460"><text:tab/> // zzzbd</text:span></text:span></text:p>
      <text:p text:style-name="P123"><text:soft-page-break/>Formatting Strings</text:p>
      <text:p text:style-name="P121"><text:span text:style-name="Strong_20_Emphasis"><text:span text:style-name="T707">printf()</text:span></text:span><text:span text:style-name="Strong_20_Emphasis"><text:span text:style-name="T702"> — Output a formatted string</text:span></text:span></text:p>
      <text:p text:style-name="P216"/>
      <text:p text:style-name="Standard"><text:span text:style-name="Strong_20_Emphasis"><text:span text:style-name="T89">printf</text:span></text:span><text:span text:style-name="T46">(</text:span><text:span text:style-name="T117">string</text:span><text:span text:style-name="T46"> </text:span><text:span text:style-name="Source_20_Text"><text:span text:style-name="T89">$format, mixed ...$values</text:span></text:span><text:span text:style-name="T46">): </text:span><text:span text:style-name="T117">int</text:span></text:p>
      <text:p text:style-name="P151"/>
      <text:p text:style-name="P217"><text:span text:style-name="Strong_20_Emphasis"><text:span text:style-name="T199">Example 36:</text:span></text:span></text:p>
      <text:p text:style-name="P198"/>
      <text:p text:style-name="P198"><text:span text:style-name="Strong_20_Emphasis"><text:span text:style-name="T147">&lt;?php</text:span></text:span></text:p>
      <text:p text:style-name="P198"><text:span text:style-name="Strong_20_Emphasis"><text:span text:style-name="T147">$minutes = 60;</text:span></text:span></text:p>
      <text:p text:style-name="P200"><text:span text:style-name="Strong_20_Emphasis"><text:span text:style-name="T147">$timeUnit = "an hour";</text:span></text:span></text:p>
      <text:p text:style-name="P198"><text:span text:style-name="Strong_20_Emphasis"><text:span text:style-name="T147">printf("There are %u minutes in %s.", $minutes, $timeUnit);</text:span></text:span></text:p>
      <text:p text:style-name="P200"><text:span text:style-name="Strong_20_Emphasis"><text:span text:style-name="T147">?&gt;</text:span></text:span></text:p>
      <text:p text:style-name="P198"><text:span text:style-name="Strong_20_Emphasis"><text:span text:style-name="T418">// There are 60 minutes in an hour.</text:span></text:span></text:p>
      <text:p text:style-name="P198"/>
      <text:p text:style-name="P198"/>
      <text:p text:style-name="P209"><text:span text:style-name="Strong_20_Emphasis"><text:span text:style-name="T280">A conversion specification follows this prototype:  <text:s text:c="2"/></text:span></text:span><text:span text:style-name="Strong_20_Emphasis"><text:span text:style-name="T133">%</text:span></text:span><text:span text:style-name="Strong_20_Emphasis"><text:span text:style-name="T374">[argnum$]</text:span></text:span><text:span text:style-name="Strong_20_Emphasis"><text:span text:style-name="T133">[flags]</text:span></text:span><text:span text:style-name="Strong_20_Emphasis"><text:span text:style-name="T374">[width]</text:span></text:span><text:span text:style-name="Strong_20_Emphasis"><text:span text:style-name="T133">[.precision]</text:span></text:span><text:span text:style-name="Strong_20_Emphasis"><text:span text:style-name="T374">specifier</text:span></text:span></text:p>
      <text:h text:style-name="P362" text:outline-level="5"><text:span text:style-name="Strong_20_Emphasis"><text:span text:style-name="T375">argnum$</text:span></text:span><text:span text:style-name="Strong_20_Emphasis"><text:span text:style-name="T279"><text:tab/>An integer followed by a dollar sign $, to specify which number argument to treat in the conversion.</text:span></text:span></text:h>
      <text:p text:style-name="P193"/>
      <text:p text:style-name="P215"><text:span text:style-name="Strong_20_Emphasis"><text:span text:style-name="T199">Example 3</text:span></text:span><text:span text:style-name="Strong_20_Emphasis"><text:span text:style-name="T206">7</text:span></text:span><text:span text:style-name="Strong_20_Emphasis"><text:span text:style-name="T199">:</text:span></text:span></text:p>
      <text:p text:style-name="P243"><text:span text:style-name="Strong_20_Emphasis"><text:span text:style-name="T149">&lt;?php</text:span></text:span></text:p>
      <text:p text:style-name="P182"><text:span text:style-name="Strong_20_Emphasis"><text:span text:style-name="T151">$minutes = 60;</text:span></text:span></text:p>
      <text:p text:style-name="P189"><text:span text:style-name="Strong_20_Emphasis"><text:span text:style-name="T151">$timeUnit = "an hour";</text:span></text:span></text:p>
      <text:p text:style-name="P182"><text:span text:style-name="Strong_20_Emphasis"><text:span text:style-name="T151">printf("There are </text:span></text:span><text:span text:style-name="Strong_20_Emphasis"><text:span text:style-name="T378">%1$ s</text:span></text:span><text:span text:style-name="Strong_20_Emphasis"><text:span text:style-name="T151"> minutes in </text:span></text:span><text:span text:style-name="Strong_20_Emphasis"><text:span text:style-name="T378">%s</text:span></text:span><text:span text:style-name="Strong_20_Emphasis"><text:span text:style-name="T151">", $minutes, $timeUnit);</text:span></text:span></text:p>
      <text:p text:style-name="P182"><text:span text:style-name="Strong_20_Emphasis"><text:span text:style-name="T151">printf("There are </text:span></text:span><text:span text:style-name="Strong_20_Emphasis"><text:span text:style-name="T378">%2$ s</text:span></text:span><text:span text:style-name="Strong_20_Emphasis"><text:span text:style-name="T151"> minutes in </text:span></text:span><text:span text:style-name="Strong_20_Emphasis"><text:span text:style-name="T378">%s</text:span></text:span><text:span text:style-name="Strong_20_Emphasis"><text:span text:style-name="T151">.", $minutes, $timeUnit);</text:span></text:span></text:p>
      <text:p text:style-name="P183"><text:span text:style-name="Strong_20_Emphasis"><text:span text:style-name="T151">printf("There are </text:span></text:span><text:span text:style-name="Strong_20_Emphasis"><text:span text:style-name="T378">%2$ </text:span></text:span><text:span text:style-name="Strong_20_Emphasis"><text:span text:style-name="T379">u</text:span></text:span><text:span text:style-name="Strong_20_Emphasis"><text:span text:style-name="T151"> minutes in </text:span></text:span><text:span text:style-name="Strong_20_Emphasis"><text:span text:style-name="T378">%s</text:span></text:span><text:span text:style-name="Strong_20_Emphasis"><text:span text:style-name="T151">.", $minutes, $timeUnit);</text:span></text:span></text:p>
      <text:p text:style-name="P190"><text:span text:style-name="Strong_20_Emphasis"><text:span text:style-name="T151">?&gt;</text:span></text:span></text:p>
      <text:p text:style-name="P198"><text:span text:style-name="Strong_20_Emphasis"><text:span text:style-name="T418">// There are 60 minutes in 60.<text:line-break/>// There are an hour minutes in 60.</text:span></text:span></text:p>
      <text:p text:style-name="P210"><text:span text:style-name="Strong_20_Emphasis"><text:span text:style-name="T418">// There are an </text:span></text:span><text:span text:style-name="Strong_20_Emphasis"><text:span text:style-name="T419">0</text:span></text:span><text:span text:style-name="Strong_20_Emphasis"><text:span text:style-name="T418"> minutes in 60.<text:tab/><text:tab/></text:span></text:span><text:span text:style-name="Strong_20_Emphasis"><text:span text:style-name="T419">(since ‘u’ should be an integer)</text:span></text:span></text:p>
      <text:p text:style-name="P194"/>
      <text:p text:style-name="P202"><text:span text:style-name="Strong_20_Emphasis"><text:span text:style-name="T156">flags</text:span></text:span></text:p>
      <text:p text:style-name="P219"><text:span text:style-name="Strong_20_Emphasis"><text:span text:style-name="T155">-</text:span></text:span><text:span text:style-name="T714"><text:tab/></text:span><text:span text:style-name="Strong_20_Emphasis"><text:span text:style-name="T279">Left-justify within the given field width; Right justification is the default</text:span></text:span></text:p>
      <text:p text:style-name="P198"/>
      <text:p text:style-name="P358"><text:span text:style-name="Strong_20_Emphasis"><text:span text:style-name="T155">+<text:tab/></text:span></text:span><text:span text:style-name="Strong_20_Emphasis"><text:span text:style-name="T281">Prefix positive numbers with a plus sign + Default only negative are prefixed with a negative sign</text:span></text:span><text:span text:style-name="Strong_20_Emphasis"><text:span text:style-name="T404">.</text:span></text:span><text:span text:style-name="Strong_20_Emphasis"><text:span text:style-name="T139"> <text:s text:c="2"/><text:tab/></text:span></text:span><text:span text:style-name="Strong_20_Emphasis"><text:span text:style-name="T281">Numbers </text:span></text:span><text:span text:style-name="Strong_20_Emphasis"><text:span text:style-name="T282">Only</text:span></text:span></text:p>
      <text:p text:style-name="P198"/>
      <text:p text:style-name="P221"><text:span text:style-name="T715">(space)<text:tab/></text:span><text:span text:style-name="Strong_20_Emphasis"><text:span text:style-name="T282">Pads the result with spaces. This is the default.</text:span></text:span></text:p>
      <text:p text:style-name="P198"/>
      <text:p text:style-name="P358"><text:span text:style-name="T678">0<text:tab/><text:tab/></text:span><text:span text:style-name="Strong_20_Emphasis"><text:span text:style-name="T282">Only left-pads numbers with zeros. With s specifiers this can also right-pad with zeros.</text:span></text:span></text:p>
      <text:p text:style-name="P198"/>
      <text:p text:style-name="P220"><text:span text:style-name="Source_20_Text"><text:span text:style-name="T717">'</text:span></text:span><text:span text:style-name="T476">(char)</text:span><text:span text:style-name="T730"><text:tab/></text:span><text:span text:style-name="T714"><text:tab/></text:span><text:span text:style-name="Strong_20_Emphasis"><text:span text:style-name="T282">Pads the result with the character (char). <text:s/></text:span></text:span><text:span text:style-name="Strong_20_Emphasis"><text:span text:style-name="T284">(char) is for any character , example:</text:span></text:span></text:p>
      <text:p text:style-name="P219"><text:span text:style-name="Strong_20_Emphasis"><text:span text:style-name="T154">printf(" %1$'*+5s ____ %s", 'one', 'two');<text:tab/> <text:s text:c="3"/></text:span></text:span><text:span text:style-name="Strong_20_Emphasis"><text:span text:style-name="T457">// **one ____ in one</text:span></text:span></text:p>
      <text:p text:style-name="P198"/>
      <text:p text:style-name="P222"><text:span text:style-name="Strong_20_Emphasis"><text:span text:style-name="T388">width</text:span></text:span><text:span text:style-name="T714"><text:tab/></text:span><text:span text:style-name="Strong_20_Emphasis"><text:span text:style-name="T282">An integer that says how many characters (minimum) this conversion should result in.</text:span></text:span></text:p>
      <text:p text:style-name="P204"><text:soft-page-break/><text:span text:style-name="Strong_20_Emphasis"><text:span text:style-name="T156">.precision</text:span></text:span><text:span text:style-name="Strong_20_Emphasis"><text:span text:style-name="T387"> </text:span></text:span><text:span text:style-name="Strong_20_Emphasis"><text:span text:style-name="T133"><text:tab/></text:span></text:span><text:span text:style-name="Strong_20_Emphasis"><text:span text:style-name="T286">A period . followed by an integer who's meaning depends on the specifier:</text:span></text:span></text:p>
      <text:list xml:id="list396572161" text:style-name="L3">
        <text:list-item>
          <text:p text:style-name="P467"><text:span text:style-name="Strong_20_Emphasis"><text:span text:style-name="T286">For </text:span></text:span><text:span text:style-name="Strong_20_Emphasis"><text:span text:style-name="T161">e</text:span></text:span><text:span text:style-name="Strong_20_Emphasis"><text:span text:style-name="T286">, </text:span></text:span><text:span text:style-name="Strong_20_Emphasis"><text:span text:style-name="T161">E</text:span></text:span><text:span text:style-name="Strong_20_Emphasis"><text:span text:style-name="T286">, </text:span></text:span><text:span text:style-name="Strong_20_Emphasis"><text:span text:style-name="T161">f</text:span></text:span><text:span text:style-name="Strong_20_Emphasis"><text:span text:style-name="T286"> and </text:span></text:span><text:span text:style-name="Strong_20_Emphasis"><text:span text:style-name="T161">F</text:span></text:span><text:span text:style-name="Strong_20_Emphasis"><text:span text:style-name="T286"> specifiers: this is the number of digits to be printed after the decimal point (by default, this is 6).</text:span></text:span></text:p>
        </text:list-item>
        <text:list-item>
          <text:p text:style-name="P468"><text:span text:style-name="Strong_20_Emphasis"><text:span text:style-name="T282">For </text:span></text:span><text:span text:style-name="Strong_20_Emphasis"><text:span text:style-name="T162">g</text:span></text:span><text:span text:style-name="Strong_20_Emphasis"><text:span text:style-name="T282">, </text:span></text:span><text:span text:style-name="Strong_20_Emphasis"><text:span text:style-name="T162">G</text:span></text:span><text:span text:style-name="Strong_20_Emphasis"><text:span text:style-name="T282">, </text:span></text:span><text:span text:style-name="Strong_20_Emphasis"><text:span text:style-name="T162">h</text:span></text:span><text:span text:style-name="Strong_20_Emphasis"><text:span text:style-name="T282"> and </text:span></text:span><text:span text:style-name="Strong_20_Emphasis"><text:span text:style-name="T162">H</text:span></text:span><text:span text:style-name="Strong_20_Emphasis"><text:span text:style-name="T282"> specifiers: this is the maximum number of significant digits to be printed.</text:span></text:span></text:p>
        </text:list-item>
        <text:list-item>
          <text:p text:style-name="P469"><text:span text:style-name="Strong_20_Emphasis"><text:span text:style-name="T282">For s specifier: it acts as a cutoff point, setting a maximum character limit to the string.</text:span></text:span></text:p>
        </text:list-item>
      </text:list>
      <text:p text:style-name="P203"><text:span text:style-name="Strong_20_Emphasis"><text:span text:style-name="T199">Example 3</text:span></text:span><text:span text:style-name="Strong_20_Emphasis"><text:span text:style-name="T207">8</text:span></text:span><text:span text:style-name="Strong_20_Emphasis"><text:span text:style-name="T199">:</text:span></text:span></text:p>
      <text:p text:style-name="P199"><text:span text:style-name="Strong_20_Emphasis"><text:span text:style-name="T147">&lt;?php</text:span></text:span><text:span text:style-name="Strong_20_Emphasis"><text:span text:style-name="T455"><text:line-break/></text:span></text:span><text:span text:style-name="Strong_20_Emphasis"><text:span text:style-name="T147">$s</text:span></text:span><text:span text:style-name="Strong_20_Emphasis"><text:span text:style-name="T455"> = </text:span></text:span><text:span text:style-name="Strong_20_Emphasis"><text:span text:style-name="T383">'monkey'</text:span></text:span><text:span text:style-name="Strong_20_Emphasis"><text:span text:style-name="T455">;<text:line-break/></text:span></text:span><text:span text:style-name="Strong_20_Emphasis"><text:span text:style-name="T147">$t</text:span></text:span><text:span text:style-name="Strong_20_Emphasis"><text:span text:style-name="T455"> = </text:span></text:span><text:span text:style-name="Strong_20_Emphasis"><text:span text:style-name="T383">'many monkeys'</text:span></text:span><text:span text:style-name="Strong_20_Emphasis"><text:span text:style-name="T455">;<text:line-break/><text:line-break/></text:span></text:span><text:span text:style-name="Strong_20_Emphasis"><text:span text:style-name="T147">printf</text:span></text:span><text:span text:style-name="Strong_20_Emphasis"><text:span text:style-name="T455">(</text:span></text:span><text:span text:style-name="Strong_20_Emphasis"><text:span text:style-name="T383">"[%s]\n"</text:span></text:span><text:span text:style-name="Strong_20_Emphasis"><text:span text:style-name="T455">,      </text:span></text:span><text:span text:style-name="Strong_20_Emphasis"><text:span text:style-name="T147">$s</text:span></text:span><text:span text:style-name="Strong_20_Emphasis"><text:span text:style-name="T455">); <text:tab/>// standard string output<text:line-break/></text:span></text:span><text:span text:style-name="Strong_20_Emphasis"><text:span text:style-name="T147">printf</text:span></text:span><text:span text:style-name="Strong_20_Emphasis"><text:span text:style-name="T455">(</text:span></text:span><text:span text:style-name="Strong_20_Emphasis"><text:span text:style-name="T383">"[%10s]\n"</text:span></text:span><text:span text:style-name="Strong_20_Emphasis"><text:span text:style-name="T455">,    </text:span></text:span><text:span text:style-name="Strong_20_Emphasis"><text:span text:style-name="T147">$s</text:span></text:span><text:span text:style-name="Strong_20_Emphasis"><text:span text:style-name="T455">); <text:tab/>// right-justification with spaces<text:line-break/></text:span></text:span><text:span text:style-name="Strong_20_Emphasis"><text:span text:style-name="T147">printf</text:span></text:span><text:span text:style-name="Strong_20_Emphasis"><text:span text:style-name="T455">(</text:span></text:span><text:span text:style-name="Strong_20_Emphasis"><text:span text:style-name="T383">"[%-10s]\n"</text:span></text:span><text:span text:style-name="Strong_20_Emphasis"><text:span text:style-name="T455">,   </text:span></text:span><text:span text:style-name="Strong_20_Emphasis"><text:span text:style-name="T147">$s</text:span></text:span><text:span text:style-name="Strong_20_Emphasis"><text:span text:style-name="T455">); <text:tab/>// left-justification with spaces<text:line-break/></text:span></text:span><text:span text:style-name="Strong_20_Emphasis"><text:span text:style-name="T147">printf</text:span></text:span><text:span text:style-name="Strong_20_Emphasis"><text:span text:style-name="T455">(</text:span></text:span><text:span text:style-name="Strong_20_Emphasis"><text:span text:style-name="T383">"[%010s]\n"</text:span></text:span><text:span text:style-name="Strong_20_Emphasis"><text:span text:style-name="T455">,   </text:span></text:span><text:span text:style-name="Strong_20_Emphasis"><text:span text:style-name="T147">$s</text:span></text:span><text:span text:style-name="Strong_20_Emphasis"><text:span text:style-name="T455">); <text:tab/>// zero-padding works on strings too<text:line-break/></text:span></text:span><text:span text:style-name="Strong_20_Emphasis"><text:span text:style-name="T147">printf</text:span></text:span><text:span text:style-name="Strong_20_Emphasis"><text:span text:style-name="T455">(</text:span></text:span><text:span text:style-name="Strong_20_Emphasis"><text:span text:style-name="T383">"[%'#10s]\n"</text:span></text:span><text:span text:style-name="Strong_20_Emphasis"><text:span text:style-name="T455">,  </text:span></text:span><text:span text:style-name="Strong_20_Emphasis"><text:span text:style-name="T147">$s</text:span></text:span><text:span text:style-name="Strong_20_Emphasis"><text:span text:style-name="T455">); <text:tab/>// use the custom padding character '#'<text:line-break/></text:span></text:span><text:span text:style-name="Strong_20_Emphasis"><text:span text:style-name="T147">printf</text:span></text:span><text:span text:style-name="Strong_20_Emphasis"><text:span text:style-name="T455">(</text:span></text:span><text:span text:style-name="Strong_20_Emphasis"><text:span text:style-name="T383">"[%10.9s]\n"</text:span></text:span><text:span text:style-name="Strong_20_Emphasis"><text:span text:style-name="T455">,  </text:span></text:span><text:span text:style-name="Strong_20_Emphasis"><text:span text:style-name="T147">$t</text:span></text:span><text:span text:style-name="Strong_20_Emphasis"><text:span text:style-name="T455">); <text:tab/>// right-justification but with a cutoff of 8 characters<text:line-break/></text:span></text:span><text:span text:style-name="Strong_20_Emphasis"><text:span text:style-name="T147">printf</text:span></text:span><text:span text:style-name="Strong_20_Emphasis"><text:span text:style-name="T455">(</text:span></text:span><text:span text:style-name="Strong_20_Emphasis"><text:span text:style-name="T383">"[%-10.9s]\n"</text:span></text:span><text:span text:style-name="Strong_20_Emphasis"><text:span text:style-name="T455">, </text:span></text:span><text:span text:style-name="Strong_20_Emphasis"><text:span text:style-name="T147">$t</text:span></text:span><text:span text:style-name="Strong_20_Emphasis"><text:span text:style-name="T455">); <text:tab/>// left-justification but with a cutoff of 8 characters<text:line-break/>?&gt;</text:span></text:span></text:p>
      <text:p text:style-name="P417"><text:span text:style-name="Strong_20_Emphasis"><text:span text:style-name="T418">[monkey]</text:span></text:span></text:p>
      <text:p text:style-name="P58"><text:span text:style-name="Strong_20_Emphasis"><text:span text:style-name="T633">[ <text:s text:c="3"/>monkey]</text:span></text:span></text:p>
      <text:p text:style-name="P58"><text:span text:style-name="Strong_20_Emphasis"><text:span text:style-name="T633">[monkey <text:s text:c="3"/>]</text:span></text:span></text:p>
      <text:p text:style-name="P58"><text:span text:style-name="Strong_20_Emphasis"><text:span text:style-name="T633">[0000monkey]</text:span></text:span></text:p>
      <text:p text:style-name="P58"><text:span text:style-name="Strong_20_Emphasis"><text:span text:style-name="T633">[####monkey]</text:span></text:span></text:p>
      <text:p text:style-name="P58"><text:span text:style-name="Strong_20_Emphasis"><text:span text:style-name="T633">[ many monk]</text:span></text:span></text:p>
      <text:p text:style-name="P172"><text:span text:style-name="Strong_20_Emphasis"><text:span text:style-name="T470">[many monk ] <text:s text:c="2"/>*/</text:span></text:span></text:p>
      <text:p text:style-name="P198"/>
      <text:p text:style-name="P208"><text:span text:style-name="Strong_20_Emphasis"><text:span text:style-name="T387">specifier</text:span></text:span></text:p>
      <text:p text:style-name="Standard"><text:span text:style-name="Strong_20_Emphasis"><text:span text:style-name="T189">Symbol<text:tab/>Format</text:span></text:span></text:p>
      <text:p text:style-name="P227">%% <text:tab/><text:tab/>A literal percent character. No argument is required.</text:p>
      <text:p text:style-name="P225">%b <text:tab/><text:tab/>The argument is treated as an integer and presented as a binary number.</text:p>
      <text:p text:style-name="P225">%c <text:tab/><text:tab/>The argument is treated as an integer and presented as the characterwith that ASCII value.</text:p>
      <text:p text:style-name="P225">%d <text:tab/><text:tab/>The argument is treated as an integer and presented as a (signed)decimal number.</text:p>
      <text:p text:style-name="P225">%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225">%E <text:tab/><text:tab/>Like %e but uses an uppercase letter (e.g., 1.2E+2).</text:p>
      <text:p text:style-name="P225">%f <text:tab/><text:tab/>The argument is treated as a float and presented as a floating-point number (locale-aware).</text:p>
      <text:p text:style-name="P225">%F <text:tab/><text:tab/>The argument is treated as a float and presented as a floating-point number (non-locale-<text:tab/><text:tab/><text:tab/>aware). Available since PHP 4.3.10 and PHP 5.0.3.</text:p>
      <text:p text:style-name="P225">%g <text:tab/><text:tab/>Shorter of %e and %f.</text:p>
      <text:p text:style-name="P225">%G <text:tab/><text:tab/>Shorter of %E and %f.</text:p>
      <text:p text:style-name="P225"><text:soft-page-break/>%o <text:tab/><text:tab/>The argument is treated as an integer and presented as an octal number.</text:p>
      <text:p text:style-name="P225">%s <text:tab/><text:tab/>The argument is treated as and presented as a string.</text:p>
      <text:p text:style-name="P225">%u <text:tab/><text:tab/>The argument is treated as an integer and presented as an unsigned decimal number.</text:p>
      <text:p text:style-name="P225">%x <text:tab/><text:tab/>The argument is treated as an integer and presented as a hexadecimalnumber (with lowercase <text:tab/><text:tab/>letters).</text:p>
      <text:p text:style-name="P226">%X <text:tab/><text:tab/>The argument is treated as an integer and presented as a hexadecimalnumber (with uppercase <text:tab/><text:tab/>letters).</text:p>
      <text:p text:style-name="P211"><text:span text:style-name="Strong_20_Emphasis"><text:span text:style-name="T190">Type</text:span></text:span><text:span text:style-name="Strong_20_Emphasis"><text:span text:style-name="T189"><text:tab/><text:tab/></text:span></text:span><text:span text:style-name="Strong_20_Emphasis"><text:span text:style-name="T190">Specifiers</text:span></text:span></text:p>
      <text:p text:style-name="P218">string<text:tab/><text:tab/>s</text:p>
      <text:p text:style-name="P361"><text:span text:style-name="T679">int<text:tab/><text:tab/></text:span><text:span text:style-name="Source_20_Text"><text:span text:style-name="T680">d</text:span></text:span><text:span text:style-name="T446">, </text:span><text:span text:style-name="Source_20_Text"><text:span text:style-name="T680">u</text:span></text:span><text:span text:style-name="T446">, </text:span><text:span text:style-name="Source_20_Text"><text:span text:style-name="T680">c</text:span></text:span><text:span text:style-name="T446">, </text:span><text:span text:style-name="Source_20_Text"><text:span text:style-name="T680">o</text:span></text:span><text:span text:style-name="T446">, </text:span><text:span text:style-name="Source_20_Text"><text:span text:style-name="T680">x</text:span></text:span><text:span text:style-name="T446">, </text:span><text:span text:style-name="Source_20_Text"><text:span text:style-name="T680">X</text:span></text:span><text:span text:style-name="T446">, </text:span><text:span text:style-name="Source_20_Text"><text:span text:style-name="T680">b</text:span></text:span><text:span text:style-name="T679"><text:tab/></text:span></text:p>
      <text:p text:style-name="P361"><text:span text:style-name="T679">float<text:tab/><text:tab/></text:span><text:span text:style-name="Source_20_Text"><text:span text:style-name="T446">e</text:span></text:span><text:span text:style-name="T446">, </text:span><text:span text:style-name="Source_20_Text"><text:span text:style-name="T446">E</text:span></text:span><text:span text:style-name="T446">, </text:span><text:span text:style-name="Source_20_Text"><text:span text:style-name="T446">f</text:span></text:span><text:span text:style-name="T446">, </text:span><text:span text:style-name="Source_20_Text"><text:span text:style-name="T446">F</text:span></text:span><text:span text:style-name="T446">, </text:span><text:span text:style-name="Source_20_Text"><text:span text:style-name="T446">g</text:span></text:span><text:span text:style-name="T446">, </text:span><text:span text:style-name="Source_20_Text"><text:span text:style-name="T446">G</text:span></text:span><text:span text:style-name="T446">, </text:span><text:span text:style-name="Source_20_Text"><text:span text:style-name="T446">h</text:span></text:span><text:span text:style-name="T446">, </text:span><text:span text:style-name="Source_20_Text"><text:span text:style-name="T446">H</text:span></text:span></text:p>
      <text:p text:style-name="P198"/>
      <text:p text:style-name="P126">Set locale information</text:p>
      <text:p text:style-name="P198"><text:span text:style-name="Strong_20_Emphasis"><text:span text:style-name="T280">PHP formats are locale-aware, which affects how they represent numbers and dates.</text:span></text:span></text:p>
      <text:p text:style-name="P198"><text:span text:style-name="Strong_20_Emphasis"><text:span text:style-name="T280">For example, if you set the locale to Dutch then the date would be output in Dutch.</text:span></text:span></text:p>
      <text:p text:style-name="P198"/>
      <text:p text:style-name="P198"/>
      <text:p text:style-name="P205"><text:span text:style-name="Strong_20_Emphasis"><text:span text:style-name="T199">Example 3</text:span></text:span><text:span text:style-name="Strong_20_Emphasis"><text:span text:style-name="T208">9</text:span></text:span><text:span text:style-name="Strong_20_Emphasis"><text:span text:style-name="T199">:</text:span></text:span></text:p>
      <text:p text:style-name="P198"><text:span text:style-name="Strong_20_Emphasis"><text:span text:style-name="T148">&lt;?php</text:span></text:span></text:p>
      <text:p text:style-name="P437"><text:span text:style-name="Strong_20_Emphasis"><text:span text:style-name="T454">// Set locale to Dutch</text:span></text:span></text:p>
      <text:p text:style-name="P181"><text:span text:style-name="Strong_20_Emphasis"><text:span text:style-name="T149">var_</text:span></text:span><text:span text:style-name="Strong_20_Emphasis"><text:span text:style-name="T150">export</text:span></text:span><text:span text:style-name="Strong_20_Emphasis"><text:span text:style-name="T149">(</text:span></text:span><text:span text:style-name="Strong_20_Emphasis"><text:span text:style-name="T382">setlocale(</text:span></text:span><text:span text:style-name="Strong_20_Emphasis"><text:span text:style-name="T469">LC_ALL, 'nl_NL.UTF-8'</text:span></text:span><text:span text:style-name="Strong_20_Emphasis"><text:span text:style-name="T382">)</text:span></text:span><text:span text:style-name="Strong_20_Emphasis"><text:span text:style-name="T149">);<text:tab/><text:tab/></text:span></text:span></text:p>
      <text:p text:style-name="P181"><text:span text:style-name="Strong_20_Emphasis"><text:span text:style-name="T149">echo </text:span></text:span><text:span text:style-name="Strong_20_Emphasis"><text:span text:style-name="T382">strftime(</text:span></text:span><text:span text:style-name="Strong_20_Emphasis"><text:span text:style-name="T469">"%A %e %B %Y"</text:span></text:span><text:span text:style-name="Strong_20_Emphasis"><text:span text:style-name="T443">,</text:span></text:span><text:span text:style-name="Strong_20_Emphasis"><text:span text:style-name="T382"> time())</text:span></text:span><text:span text:style-name="Strong_20_Emphasis"><text:span text:style-name="T149">;<text:tab/><text:tab/><text:tab/></text:span></text:span></text:p>
      <text:p text:style-name="P195"><text:span text:style-name="Strong_20_Emphasis"><text:span text:style-name="T148">?&gt;</text:span></text:span></text:p>
      <text:p text:style-name="P181"><text:span text:style-name="Strong_20_Emphasis"><text:span text:style-name="T421">// 'nl_NL.UTF-8'</text:span></text:span></text:p>
      <text:p text:style-name="P191"><text:span text:style-name="Strong_20_Emphasis"><text:span text:style-name="T421">// zaterdag 18 september 2021</text:span></text:span></text:p>
      <text:p text:style-name="P121"/>
      <text:p text:style-name="P387"/>
      <text:p text:style-name="P418"><text:span text:style-name="Strong_20_Emphasis"><text:span text:style-name="T289">setlocale() </text:span></text:span><text:span text:style-name="Strong_20_Emphasis"><text:span text:style-name="T280"> — </text:span></text:span><text:span text:style-name="Strong_20_Emphasis"><text:span text:style-name="T286">function sets locale information</text:span></text:span></text:p>
      <text:p text:style-name="P388"><text:span text:style-name="Strong_20_Emphasis"><text:span text:style-name="T92">setlocale</text:span></text:span><text:span text:style-name="T48">(</text:span><text:span text:style-name="T119">int</text:span><text:span text:style-name="T48"> </text:span><text:span text:style-name="Source_20_Text"><text:span text:style-name="T92">$category</text:span></text:span><text:span text:style-name="T48">, </text:span><text:span text:style-name="T119">string</text:span><text:span text:style-name="T48"> </text:span><text:span text:style-name="Source_20_Text"><text:span text:style-name="T92">$locales</text:span></text:span><text:span text:style-name="T48">, </text:span><text:span text:style-name="T119">string</text:span><text:span text:style-name="T48"> </text:span><text:span text:style-name="Source_20_Text"><text:span text:style-name="T92">...$rest</text:span></text:span><text:span text:style-name="T48">): </text:span><text:span text:style-name="T119">string|false</text:span></text:p>
      <text:p text:style-name="P55"><text:span text:style-name="Strong_20_Emphasis"><text:span text:style-name="T566">Alternative signature (not supported with named arguments):</text:span></text:span></text:p>
      <text:p text:style-name="P393"><text:span text:style-name="Strong_20_Emphasis"><text:span text:style-name="T92">setlocale</text:span></text:span><text:span text:style-name="T48">(</text:span><text:span text:style-name="T119">int</text:span><text:span text:style-name="T48"> </text:span><text:span text:style-name="Source_20_Text"><text:span text:style-name="T92">$category</text:span></text:span><text:span text:style-name="T48">, </text:span><text:span text:style-name="T119">array</text:span><text:span text:style-name="T48"> </text:span><text:span text:style-name="Source_20_Text"><text:span text:style-name="T92">$locale_array</text:span></text:span><text:span text:style-name="T48">): </text:span><text:span text:style-name="T119">string|false</text:span></text:p>
      <text:p text:style-name="P419"><text:span text:style-name="Strong_20_Emphasis"><text:span text:style-name="T286">Locale information is language, monetary, time and other information specific for a geographical area.</text:span></text:span></text:p>
      <text:p text:style-name="P145"><text:span text:style-name="Strong_20_Emphasis"><text:span text:style-name="T570">Note: <text:tab/></text:span></text:span><text:span text:style-name="Strong_20_Emphasis"><text:span text:style-name="T567">The setlocale() function changes the locale only for the current script.</text:span></text:span></text:p>
      <text:p text:style-name="P146"><text:span text:style-name="Strong_20_Emphasis"><text:span text:style-name="T570">Tip: <text:tab/></text:span></text:span><text:span text:style-name="Strong_20_Emphasis"><text:span text:style-name="T567">The locale information can be set to system default with </text:span></text:span><text:span text:style-name="Strong_20_Emphasis"><text:span text:style-name="T11">setlocale(LC_ALL,NULL)</text:span></text:span></text:p>
      <text:p text:style-name="P146"><text:span text:style-name="Strong_20_Emphasis"><text:span text:style-name="T569">The </text:span></text:span><text:span text:style-name="Strong_20_Emphasis"><text:span text:style-name="T567">default locale can be set in </text:span></text:span><text:span text:style-name="Strong_20_Emphasis"><text:span text:style-name="T568">php from </text:span></text:span><text:span text:style-name="Strong_20_Emphasis"><text:span text:style-name="T567"><text:s/>php.ini </text:span></text:span><text:span text:style-name="Strong_20_Emphasis"><text:span text:style-name="T568">file </text:span></text:span><text:span text:style-name="Strong_20_Emphasis"><text:span text:style-name="T563"><text:s/></text:span></text:span><text:span text:style-name="Strong_20_Emphasis"><text:span text:style-name="T580">intl.default_locale = mt_MT</text:span></text:span><text:span text:style-name="Strong_20_Emphasis"><text:span text:style-name="T568">,</text:span></text:span><text:span text:style-name="Strong_20_Emphasis"><text:span text:style-name="T731"> <text:s/></text:span></text:span><text:span text:style-name="Strong_20_Emphasis"><text:span text:style-name="T732">and on</text:span></text:span><text:span text:style-name="Strong_20_Emphasis"><text:span text:style-name="T731"> linux system, by using the</text:span></text:span><text:span text:style-name="Strong_20_Emphasis"><text:span text:style-name="T733"> </text:span></text:span><text:span text:style-name="Strong_20_Emphasis"><text:span text:style-name="T580">locale</text:span></text:span><text:span text:style-name="Strong_20_Emphasis"><text:span text:style-name="T733"> </text:span></text:span><text:span text:style-name="Strong_20_Emphasis"><text:span text:style-name="T731">command</text:span></text:span><text:span text:style-name="Strong_20_Emphasis"><text:span text:style-name="T734">.</text:span></text:span></text:p>
      <text:p text:style-name="P247"><text:span text:style-name="Strong_20_Emphasis"><text:span text:style-name="T291">Tip:</text:span></text:span><text:span text:style-name="Strong_20_Emphasis"><text:span text:style-name="T282"> <text:tab/>To get numeric formatting information, see the </text:span></text:span><text:span text:style-name="Strong_20_Emphasis"><text:span text:style-name="T145">localeconv()</text:span></text:span><text:span text:style-name="Strong_20_Emphasis"><text:span text:style-name="T162"> </text:span></text:span><text:span text:style-name="Strong_20_Emphasis"><text:span text:style-name="T282">function.</text:span></text:span></text:p>
      <text:p text:style-name="P395"><text:soft-page-break/><text:span text:style-name="Strong_20_Emphasis"><text:span text:style-name="T157">$category <text:tab/><text:tab/><text:tab/></text:span></text:span><text:span text:style-name="Strong_20_Emphasis"><text:span text:style-name="T471">(extra not for exam)</text:span></text:span></text:p>
      <text:p text:style-name="P439"><text:span text:style-name="Strong_20_Emphasis"><text:span text:style-name="T298">LC_ALL <text:tab/><text:tab/><text:tab/>for all of the below</text:span></text:span></text:p>
      <text:list xml:id="list3278322881" text:style-name="L4">
        <text:list-header>
          <text:p text:style-name="P471"><text:span text:style-name="Strong_20_Emphasis"><text:span text:style-name="T298">LC_COLLATE <text:tab/><text:tab/><text:tab/>for string comparison, see </text:span></text:span><text:span text:style-name="Strong_20_Emphasis"><text:span text:style-name="T145">strcoll()</text:span></text:span></text:p>
          <text:p text:style-name="P471"><text:span text:style-name="Strong_20_Emphasis"><text:span text:style-name="T298">LC_CTYPE <text:tab/><text:tab/><text:tab/>for character classification and conversion, for example </text:span></text:span><text:span text:style-name="Strong_20_Emphasis"><text:span text:style-name="T145">strtoupper()</text:span></text:span></text:p>
          <text:p text:style-name="P472"><text:span text:style-name="Strong_20_Emphasis"><text:span text:style-name="T298">LC_MONETARY <text:tab/><text:tab/>Monetary/currency formatting  (See also </text:span></text:span><text:span text:style-name="Strong_20_Emphasis"><text:span text:style-name="T145">localeconv()</text:span></text:span><text:span text:style-name="Strong_20_Emphasis"><text:span text:style-name="T298">)</text:span></text:span></text:p>
          <text:p text:style-name="P471"><text:span text:style-name="Strong_20_Emphasis"><text:span text:style-name="T298">LC_NUMERIC <text:tab/><text:tab/><text:tab/>for decimal separator (See also </text:span></text:span><text:span text:style-name="Strong_20_Emphasis"><text:span text:style-name="T145">localeconv()</text:span></text:span><text:span text:style-name="Strong_20_Emphasis"><text:span text:style-name="T298">)</text:span></text:span></text:p>
          <text:p text:style-name="P471"><text:span text:style-name="Strong_20_Emphasis"><text:span text:style-name="T298">LC_TIME <text:tab/><text:tab/><text:tab/>for date and time formatting with </text:span></text:span><text:span text:style-name="Strong_20_Emphasis"><text:span text:style-name="T145">strftime()</text:span></text:span></text:p>
          <text:p text:style-name="P472"><text:span text:style-name="Strong_20_Emphasis"><text:span text:style-name="T298">LC_MESSAGES <text:tab/><text:tab/>for system responses/</text:span></text:span><text:span text:style-name="Strong_20_Emphasis"><text:span text:style-name="T299">message</text:span></text:span><text:span text:style-name="Strong_20_Emphasis"><text:span text:style-name="T298"> format (available if PHP was compiled with libintl)</text:span></text:span></text:p>
        </text:list-header>
      </text:list>
      <text:p text:style-name="P441"><text:span text:style-name="Strong_20_Emphasis"><text:span text:style-name="T282"/></text:span></text:p>
      <text:p text:style-name="P441"><text:span text:style-name="Strong_20_Emphasis"><text:span text:style-name="T282"/></text:span></text:p>
      <text:p text:style-name="P440"><text:span text:style-name="Strong_20_Emphasis"><text:span text:style-name="T672">strftime() </text:span></text:span><text:span text:style-name="Strong_20_Emphasis"><text:span text:style-name="T400">—</text:span></text:span><text:span text:style-name="T186"> Format a local time/date </text:span><text:span text:style-name="T389">according to locale settings.</text:span></text:p>
      <text:p text:style-name="P441"><text:span text:style-name="Strong_20_Emphasis"><text:span text:style-name="T93">strftime</text:span></text:span><text:span text:style-name="Strong_20_Emphasis"><text:span text:style-name="T50">(</text:span></text:span><text:span text:style-name="Strong_20_Emphasis"><text:span text:style-name="T120">string</text:span></text:span><text:span text:style-name="Strong_20_Emphasis"><text:span text:style-name="T50"> </text:span></text:span><text:span text:style-name="Strong_20_Emphasis"><text:span text:style-name="Source_20_Text"><text:span text:style-name="T94">$format</text:span></text:span></text:span><text:span text:style-name="Strong_20_Emphasis"><text:span text:style-name="T50">, </text:span></text:span><text:span text:style-name="Strong_20_Emphasis"><text:span text:style-name="T120">?int</text:span></text:span><text:span text:style-name="Strong_20_Emphasis"><text:span text:style-name="T50"> </text:span></text:span><text:span text:style-name="Strong_20_Emphasis"><text:span text:style-name="Source_20_Text"><text:span text:style-name="T94">$timestamp</text:span></text:span></text:span><text:span text:style-name="Strong_20_Emphasis"><text:span text:style-name="T364"> = </text:span></text:span><text:span text:style-name="Strong_20_Emphasis"><text:span text:style-name="Source_20_Text"><text:span text:style-name="T365">null</text:span></text:span></text:span><text:span text:style-name="Strong_20_Emphasis"><text:span text:style-name="T50">): </text:span></text:span><text:span text:style-name="Strong_20_Emphasis"><text:span text:style-name="T120">string|false</text:span></text:span></text:p>
      <text:p text:style-name="P441"><text:span text:style-name="Strong_20_Emphasis"><text:span text:style-name="T120"/></text:span></text:p>
      <text:p text:style-name="P206"><text:span text:style-name="Strong_20_Emphasis"><text:span text:style-name="T199">Example </text:span></text:span><text:span text:style-name="Strong_20_Emphasis"><text:span text:style-name="T209">40</text:span></text:span><text:span text:style-name="Strong_20_Emphasis"><text:span text:style-name="T199">:</text:span></text:span></text:p>
      <text:p text:style-name="P445"><text:span text:style-name="Strong_20_Emphasis"><text:span text:style-name="T146">&lt;?php </text:span></text:span></text:p>
      <text:p text:style-name="P422"><text:span text:style-name="Strong_20_Emphasis"><text:span text:style-name="T143">if (</text:span></text:span><text:span text:style-name="Strong_20_Emphasis"><text:span text:style-name="T385">setlocale(</text:span></text:span><text:span text:style-name="Strong_20_Emphasis"><text:span text:style-name="T143">LC_ALL, 'fr_FR.UTF-8'</text:span></text:span><text:span text:style-name="Strong_20_Emphasis"><text:span text:style-name="T385">)</text:span></text:span><text:span text:style-name="Strong_20_Emphasis"><text:span text:style-name="T143">){</text:span></text:span></text:p>
      <text:p text:style-name="P184"><text:span text:style-name="Strong_20_Emphasis"><text:span text:style-name="T152"><text:tab/>echo </text:span></text:span><text:span text:style-name="Strong_20_Emphasis"><text:span text:style-name="T380">strftime(</text:span></text:span><text:span text:style-name="Strong_20_Emphasis"><text:span text:style-name="T152">'In French to day is %A'</text:span></text:span><text:span text:style-name="Strong_20_Emphasis"><text:span text:style-name="T380">)</text:span></text:span><text:span text:style-name="Strong_20_Emphasis"><text:span text:style-name="T152">, '&lt;br&gt;';</text:span></text:span></text:p>
      <text:p text:style-name="P184"><text:span text:style-name="Strong_20_Emphasis"><text:span text:style-name="T152"><text:tab/>echo </text:span></text:span><text:span text:style-name="Strong_20_Emphasis"><text:span text:style-name="T380">strftime(</text:span></text:span><text:span text:style-name="Strong_20_Emphasis"><text:span text:style-name="T152">'</text:span></text:span><text:span text:style-name="Strong_20_Emphasis"><text:span text:style-name="T153">Today date is</text:span></text:span><text:span text:style-name="Strong_20_Emphasis"><text:span text:style-name="T152"> %d-%m-%Y', </text:span></text:span><text:span text:style-name="Strong_20_Emphasis"><text:span text:style-name="T380">time())</text:span></text:span><text:span text:style-name="Strong_20_Emphasis"><text:span text:style-name="T152">;</text:span></text:span></text:p>
      <text:p text:style-name="P184"><text:span text:style-name="Strong_20_Emphasis"><text:span text:style-name="T152">}</text:span></text:span></text:p>
      <text:p text:style-name="P422"><text:span text:style-name="Strong_20_Emphasis"><text:span text:style-name="T143">?&gt;</text:span></text:span></text:p>
      <text:p text:style-name="P184"><text:span text:style-name="Strong_20_Emphasis"><text:span text:style-name="T422">// In French to day is mardi</text:span></text:span></text:p>
      <text:p text:style-name="P184"><text:span text:style-name="Strong_20_Emphasis"><text:span text:style-name="T424">// </text:span></text:span><text:span text:style-name="Strong_20_Emphasis"><text:span text:style-name="T426">Today date is</text:span></text:span><text:span text:style-name="Strong_20_Emphasis"><text:span text:style-name="T425"> 21-09-2021</text:span></text:span></text:p>
      <text:p text:style-name="P184"><text:span text:style-name="Strong_20_Emphasis"><text:span text:style-name="T428"/></text:span></text:p>
      <text:p text:style-name="P184"><text:span text:style-name="Strong_20_Emphasis"><text:span text:style-name="T428"/></text:span></text:p>
      <text:p text:style-name="P184"><text:span text:style-name="Strong_20_Emphasis"><text:span text:style-name="T428"/></text:span></text:p>
      <text:p text:style-name="P184"><text:span text:style-name="Strong_20_Emphasis"><text:span text:style-name="T428"/></text:span></text:p>
      <text:p text:style-name="P451"><text:span text:style-name="Strong_20_Emphasis"><text:span text:style-name="T195">date</text:span></text:span><text:span text:style-name="Strong_20_Emphasis"><text:span text:style-name="T196">()</text:span></text:span><text:span text:style-name="Strong_20_Emphasis"><text:span text:style-name="T195"> —</text:span></text:span><text:span text:style-name="Strong_20_Emphasis"><text:span text:style-name="T248"> </text:span></text:span><text:span text:style-name="Strong_20_Emphasis"><text:span text:style-name="T282">Returns a string formatted according to the given format string using the given integer timestamp or the current time if no timestamp is given. <text:s/></text:span></text:span><text:span text:style-name="Strong_20_Emphasis"><text:span text:style-name="T175">$timestamp</text:span></text:span><text:span text:style-name="Strong_20_Emphasis"><text:span text:style-name="T311"> has</text:span></text:span><text:span text:style-name="Strong_20_Emphasis"><text:span text:style-name="T282"> defaults value of </text:span></text:span><text:span text:style-name="Strong_20_Emphasis"><text:span text:style-name="T145">time()</text:span></text:span></text:p>
      <text:p text:style-name="P441"><text:span text:style-name="Strong_20_Emphasis"><text:span text:style-name="T99">date</text:span></text:span><text:span text:style-name="Strong_20_Emphasis"><text:span text:style-name="T56">(</text:span></text:span><text:span text:style-name="Strong_20_Emphasis"><text:span text:style-name="T126">string</text:span></text:span><text:span text:style-name="Strong_20_Emphasis"><text:span text:style-name="T56"> </text:span></text:span><text:span text:style-name="Strong_20_Emphasis"><text:span text:style-name="Source_20_Text"><text:span text:style-name="T100">$format</text:span></text:span></text:span><text:span text:style-name="Strong_20_Emphasis"><text:span text:style-name="T56">, </text:span></text:span><text:span text:style-name="Strong_20_Emphasis"><text:span text:style-name="T126">?int</text:span></text:span><text:span text:style-name="Strong_20_Emphasis"><text:span text:style-name="T56"> </text:span></text:span><text:span text:style-name="Strong_20_Emphasis"><text:span text:style-name="Source_20_Text"><text:span text:style-name="T100">$timestamp</text:span></text:span></text:span><text:span text:style-name="Strong_20_Emphasis"><text:span text:style-name="T371"> = </text:span></text:span><text:span text:style-name="Strong_20_Emphasis"><text:span text:style-name="Source_20_Text"><text:span text:style-name="T372">null</text:span></text:span></text:span><text:span text:style-name="Strong_20_Emphasis"><text:span text:style-name="T56">): </text:span></text:span><text:span text:style-name="Strong_20_Emphasis"><text:span text:style-name="T126">string</text:span></text:span></text:p>
      <text:p text:style-name="P452"><text:span text:style-name="Strong_20_Emphasis"><text:span text:style-name="T313">Note:</text:span></text:span><text:span text:style-name="Strong_20_Emphasis"><text:span text:style-name="T312"> </text:span></text:span><text:span text:style-name="Strong_20_Emphasis"><text:span text:style-name="T175">date()</text:span></text:span><text:span text:style-name="Strong_20_Emphasis"><text:span text:style-name="T311"> is only able to return month/day names in English.</text:span></text:span></text:p>
      <text:p text:style-name="P452"><text:span text:style-name="Strong_20_Emphasis"><text:span text:style-name="T311"/></text:span></text:p>
      <text:p text:style-name="P207"><text:span text:style-name="Strong_20_Emphasis"><text:span text:style-name="T314">Example </text:span></text:span><text:span text:style-name="Strong_20_Emphasis"><text:span text:style-name="T315">4</text:span></text:span><text:span text:style-name="Strong_20_Emphasis"><text:span text:style-name="T316">1</text:span></text:span><text:span text:style-name="Strong_20_Emphasis"><text:span text:style-name="T314">:</text:span></text:span></text:p>
      <text:p text:style-name="P446"><text:span text:style-name="Strong_20_Emphasis"><text:span text:style-name="T176">&lt;?php<text:line-break/></text:span></text:span><text:span text:style-name="Strong_20_Emphasis"><text:span text:style-name="T466">// set the default timezone to use.</text:span></text:span><text:span text:style-name="Strong_20_Emphasis"><text:span text:style-name="T176"><text:line-break/>date_default_timezone_set('UTC');</text:span></text:span></text:p>
      <text:p text:style-name="P447"><text:span text:style-name="Strong_20_Emphasis"><text:span text:style-name="T176">echo date('l jS \of F Y h:i:s A');<text:tab/></text:span></text:span></text:p>
      <text:p text:style-name="P447"><text:span text:style-name="Strong_20_Emphasis"><text:span text:style-name="T176">?&gt;</text:span></text:span></text:p>
      <text:p text:style-name="P447"><text:span text:style-name="Strong_20_Emphasis"><text:span text:style-name="T431">// Monday 8th of August 2005 03:12:46 PM</text:span></text:span></text:p>
      <text:p text:style-name="P447"><text:span text:style-name="Strong_20_Emphasis"><text:span text:style-name="T431"/></text:span></text:p>
      <text:p text:style-name="P444"><text:soft-page-break/><text:span text:style-name="Strong_20_Emphasis"><text:span text:style-name="T195">time()</text:span></text:span><text:span text:style-name="Strong_20_Emphasis"><text:span text:style-name="T186"> — Return current Unix timestamp</text:span></text:span></text:p>
      <text:p text:style-name="P443"><text:span text:style-name="Strong_20_Emphasis"><text:span text:style-name="T87">time</text:span></text:span><text:span text:style-name="Strong_20_Emphasis"><text:span text:style-name="T44">(): </text:span></text:span><text:span text:style-name="Strong_20_Emphasis"><text:span text:style-name="T115">int</text:span></text:span></text:p>
      <text:p text:style-name="P448"><text:span text:style-name="Strong_20_Emphasis"><text:span text:style-name="T192">mktime()</text:span></text:span><text:span text:style-name="Strong_20_Emphasis"><text:span text:style-name="T186"> — Returns the Unix timestamp corresponding to the arguments given.</text:span></text:span></text:p>
      <text:p text:style-name="P442"><text:span text:style-name="Strong_20_Emphasis"><text:span text:style-name="T87">mktime</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hour</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minute</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second</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month</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day</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44">,</text:span></text:span><text:span text:style-name="Strong_20_Emphasis"><text:span text:style-name="T245"><text:line-break/></text:span></text:span><text:span text:style-name="Strong_20_Emphasis"><text:span text:style-name="T44">    </text:span></text:span><text:span text:style-name="Strong_20_Emphasis"><text:span text:style-name="T115">?int</text:span></text:span><text:span text:style-name="Strong_20_Emphasis"><text:span text:style-name="T44"> </text:span></text:span><text:span text:style-name="Strong_20_Emphasis"><text:span text:style-name="Source_20_Text"><text:span text:style-name="T84">$year</text:span></text:span></text:span><text:span text:style-name="Strong_20_Emphasis"><text:span text:style-name="T359"> = </text:span></text:span><text:span text:style-name="Strong_20_Emphasis"><text:span text:style-name="Source_20_Text"><text:span text:style-name="T361">null</text:span></text:span></text:span><text:span text:style-name="Strong_20_Emphasis"><text:span text:style-name="T245"><text:line-break/></text:span></text:span><text:span text:style-name="Strong_20_Emphasis"><text:span text:style-name="T44">): </text:span></text:span><text:span text:style-name="Strong_20_Emphasis"><text:span text:style-name="T115">int|false</text:span></text:span></text:p>
      <text:p text:style-name="P342"><text:span text:style-name="Strong_20_Emphasis"><text:span text:style-name="T199">Example </text:span></text:span><text:span text:style-name="Strong_20_Emphasis"><text:span text:style-name="T210">42</text:span></text:span><text:span text:style-name="Strong_20_Emphasis"><text:span text:style-name="T199">:</text:span></text:span></text:p>
      <text:p text:style-name="P242"><text:span text:style-name="Strong_20_Emphasis"><text:span text:style-name="T149">&lt;?php</text:span></text:span></text:p>
      <text:p text:style-name="P425"><text:span text:style-name="Strong_20_Emphasis"><text:span text:style-name="T458">// </text:span></text:span><text:span text:style-name="Strong_20_Emphasis"><text:span text:style-name="T459">Check Local Current</text:span></text:span></text:p>
      <text:p text:style-name="P425"><text:span text:style-name="Strong_20_Emphasis"><text:span text:style-name="T142">var_</text:span></text:span><text:span text:style-name="Strong_20_Emphasis"><text:span text:style-name="T143">export</text:span></text:span><text:span text:style-name="Strong_20_Emphasis"><text:span text:style-name="T142">(</text:span></text:span><text:span text:style-name="Strong_20_Emphasis"><text:span text:style-name="T384">locale_get_default()</text:span></text:span><text:span text:style-name="Strong_20_Emphasis"><text:span text:style-name="T142">);<text:tab/><text:tab/><text:tab/><text:tab/></text:span></text:span><text:span text:style-name="Strong_20_Emphasis"><text:span text:style-name="T427">// 'en_US_POSIX'</text:span></text:span></text:p>
      <text:p text:style-name="P424"><text:span text:style-name="Strong_20_Emphasis"><text:span text:style-name="T142"/></text:span></text:p>
      <text:p text:style-name="P438"><text:span text:style-name="Strong_20_Emphasis"><text:span text:style-name="T454">// Set locale to Dutch</text:span></text:span></text:p>
      <text:p text:style-name="P187"><text:span text:style-name="Strong_20_Emphasis"><text:span text:style-name="T151">var_</text:span></text:span><text:span text:style-name="Strong_20_Emphasis"><text:span text:style-name="T152">export</text:span></text:span><text:span text:style-name="Strong_20_Emphasis"><text:span text:style-name="T151">(</text:span></text:span><text:span text:style-name="Strong_20_Emphasis"><text:span text:style-name="T378">setlocale(</text:span></text:span><text:span text:style-name="Strong_20_Emphasis"><text:span text:style-name="T467">LC_ALL, 'nl_NL.UTF-8'</text:span></text:span><text:span text:style-name="Strong_20_Emphasis"><text:span text:style-name="T378">)</text:span></text:span><text:span text:style-name="Strong_20_Emphasis"><text:span text:style-name="T151">);<text:tab/><text:tab/></text:span></text:span><text:span text:style-name="Strong_20_Emphasis"><text:span text:style-name="T420">// 'nl_NL.UTF-8'</text:span></text:span></text:p>
      <text:p text:style-name="P186"><text:span text:style-name="Strong_20_Emphasis"><text:span text:style-name="T151"/></text:span></text:p>
      <text:p text:style-name="P185"><text:span text:style-name="Strong_20_Emphasis"><text:span text:style-name="T151">echo </text:span></text:span><text:span text:style-name="Strong_20_Emphasis"><text:span text:style-name="T378">strftime(</text:span></text:span><text:span text:style-name="Strong_20_Emphasis"><text:span text:style-name="T467">"%A %e %B %Y"</text:span></text:span><text:span text:style-name="Strong_20_Emphasis"><text:span text:style-name="T442">,</text:span></text:span><text:span text:style-name="Strong_20_Emphasis"><text:span text:style-name="T378"> </text:span></text:span><text:span text:style-name="Strong_20_Emphasis"><text:span text:style-name="T381">mk</text:span></text:span><text:span text:style-name="Strong_20_Emphasis"><text:span text:style-name="T378">time(0, 0, 0, 12, 22, 1978))</text:span></text:span><text:span text:style-name="Strong_20_Emphasis"><text:span text:style-name="T151">;<text:tab/><text:tab/><text:tab/></text:span></text:span></text:p>
      <text:p text:style-name="P423"><text:span text:style-name="Strong_20_Emphasis"><text:span text:style-name="T144"><text:tab/><text:tab/><text:tab/><text:tab/><text:tab/><text:tab/><text:tab/><text:tab/><text:tab/></text:span></text:span><text:span text:style-name="Strong_20_Emphasis"><text:span text:style-name="T427">// vrijdag 22 december 1978</text:span></text:span></text:p>
      <text:p text:style-name="P424"><text:span text:style-name="Strong_20_Emphasis"><text:span text:style-name="T458">// Set locale to an unknown language</text:span></text:span></text:p>
      <text:p text:style-name="P187"><text:span text:style-name="Strong_20_Emphasis"><text:span text:style-name="T151">var_</text:span></text:span><text:span text:style-name="Strong_20_Emphasis"><text:span text:style-name="T152">export</text:span></text:span><text:span text:style-name="Strong_20_Emphasis"><text:span text:style-name="T151">(</text:span></text:span><text:span text:style-name="Strong_20_Emphasis"><text:span text:style-name="T378">setlocale(</text:span></text:span><text:span text:style-name="Strong_20_Emphasis"><text:span text:style-name="T467">LC_ALL, '</text:span></text:span><text:span text:style-name="Strong_20_Emphasis"><text:span text:style-name="T468">aa_AA</text:span></text:span><text:span text:style-name="Strong_20_Emphasis"><text:span text:style-name="T467">')</text:span></text:span><text:span text:style-name="Strong_20_Emphasis"><text:span text:style-name="T151">);<text:tab/><text:tab/><text:tab/></text:span></text:span><text:span text:style-name="Strong_20_Emphasis"><text:span text:style-name="T420">// false</text:span></text:span></text:p>
      <text:p text:style-name="P424"><text:span text:style-name="Strong_20_Emphasis"><text:span text:style-name="T142"/></text:span></text:p>
      <text:p text:style-name="P438"><text:span text:style-name="Strong_20_Emphasis"><text:span text:style-name="T454">// Set locale to Maltese</text:span></text:span></text:p>
      <text:p text:style-name="P188"><text:span text:style-name="Strong_20_Emphasis"><text:span text:style-name="T151">var_</text:span></text:span><text:span text:style-name="Strong_20_Emphasis"><text:span text:style-name="T152">export</text:span></text:span><text:span text:style-name="Strong_20_Emphasis"><text:span text:style-name="T151">(</text:span></text:span><text:span text:style-name="Strong_20_Emphasis"><text:span text:style-name="T378">setlocale(</text:span></text:span><text:span text:style-name="Strong_20_Emphasis"><text:span text:style-name="T467">LC_ALL, 'mt_MT.UTF-8'</text:span></text:span><text:span text:style-name="Strong_20_Emphasis"><text:span text:style-name="T378">)</text:span></text:span><text:span text:style-name="Strong_20_Emphasis"><text:span text:style-name="T151">);<text:tab/><text:tab/></text:span></text:span><text:span text:style-name="Strong_20_Emphasis"><text:span text:style-name="T420">// 'mt_MT.UTF-8'</text:span></text:span></text:p>
      <text:p text:style-name="P186"><text:span text:style-name="Strong_20_Emphasis"><text:span text:style-name="T151"/></text:span></text:p>
      <text:p text:style-name="P192"><text:span text:style-name="Strong_20_Emphasis"><text:span text:style-name="T151">echo </text:span></text:span><text:span text:style-name="Strong_20_Emphasis"><text:span text:style-name="T378">strftime(</text:span></text:span><text:span text:style-name="Strong_20_Emphasis"><text:span text:style-name="T467">"%A %e %B %Y"</text:span></text:span><text:span text:style-name="Strong_20_Emphasis"><text:span text:style-name="T442">,</text:span></text:span><text:span text:style-name="Strong_20_Emphasis"><text:span text:style-name="T378"> time())</text:span></text:span><text:span text:style-name="Strong_20_Emphasis"><text:span text:style-name="T151">;<text:tab/><text:tab/><text:tab/></text:span></text:span><text:span text:style-name="Strong_20_Emphasis"><text:span text:style-name="T420">// is-Sibt 18 Settembru 2021</text:span></text:span></text:p>
      <text:p text:style-name="P385"><text:span text:style-name="Strong_20_Emphasis"><text:span text:style-name="T147">?&gt;</text:span></text:span></text:p>
      <text:p text:style-name="P387"><text:span text:style-name="Strong_20_Emphasis"><text:span text:style-name="T427"/></text:span></text:p>
      <text:p text:style-name="P400"><text:span text:style-name="Strong_20_Emphasis"><text:span text:style-name="T292">Tip:</text:span></text:span><text:span text:style-name="Strong_20_Emphasis"><text:span text:style-name="T283"> </text:span></text:span><text:span text:style-name="Strong_20_Emphasis"><text:span text:style-name="T282">If setlocale() returns False you might need to install the language on your system.</text:span></text:span></text:p>
      <text:p text:style-name="P383"><text:span text:style-name="Strong_20_Emphasis"><text:span text:style-name="T308">To install a language package on </text:span></text:span><text:span text:style-name="Strong_20_Emphasis"><text:span text:style-name="T309">U</text:span></text:span><text:span text:style-name="Strong_20_Emphasis"><text:span text:style-name="T308">buntu form the terminal</text:span></text:span><text:span text:style-name="Strong_20_Emphasis"><text:span text:style-name="T310"> (not for exam)</text:span></text:span><text:span text:style-name="Strong_20_Emphasis"><text:span text:style-name="T308">:</text:span></text:span></text:p>
      <text:p text:style-name="P384"><text:span text:style-name="Strong_20_Emphasis"><text:span text:style-name="T288"/></text:span></text:p>
      <text:p text:style-name="P384"><text:span text:style-name="Strong_20_Emphasis"><text:span text:style-name="T461"><text:tab/></text:span></text:span><text:span text:style-name="Strong_20_Emphasis"><text:span text:style-name="T462">// install a new language, example: German (de) </text:span></text:span></text:p>
      <text:p text:style-name="P392"><text:span text:style-name="Strong_20_Emphasis"><text:span text:style-name="T165"><text:tab/></text:span></text:span><text:span text:style-name="Strong_20_Emphasis"><text:span text:style-name="T166">$ </text:span></text:span><text:span text:style-name="Strong_20_Emphasis"><text:span text:style-name="T165">sudo apt install language-pack-de</text:span></text:span></text:p>
      <text:p text:style-name="P392"><text:span text:style-name="Strong_20_Emphasis"><text:span text:style-name="T165"/></text:span></text:p>
      <text:p text:style-name="P392"><text:span text:style-name="Strong_20_Emphasis"><text:span text:style-name="T165"><text:tab/></text:span></text:span><text:span text:style-name="Strong_20_Emphasis"><text:span text:style-name="T463">// restart apache and php-fpm</text:span></text:span></text:p>
      <text:p text:style-name="P392"><text:span text:style-name="Strong_20_Emphasis"><text:span text:style-name="T166"><text:tab/>$</text:span></text:span><text:span text:style-name="Strong_20_Emphasis"><text:span text:style-name="T165">sudo service apache2 start</text:span></text:span></text:p>
      <text:p text:style-name="P392"><text:span text:style-name="Strong_20_Emphasis"><text:span text:style-name="T166"><text:tab/>$</text:span></text:span><text:span text:style-name="Strong_20_Emphasis"><text:span text:style-name="T165">sudo systemctl restart php8.0-fpm.service</text:span></text:span></text:p>
      <text:p text:style-name="P392"><text:span text:style-name="Strong_20_Emphasis"><text:span text:style-name="T165"/></text:span></text:p>
      <text:p text:style-name="P398"><text:span text:style-name="Strong_20_Emphasis"><text:span text:style-name="T464"><text:tab/>// </text:span></text:span><text:span text:style-name="Strong_20_Emphasis"><text:span text:style-name="T465">If it doesn’t work</text:span></text:span></text:p>
      <text:p text:style-name="P398"><text:span text:style-name="Strong_20_Emphasis"><text:span text:style-name="T464"><text:tab/>// </text:span></text:span><text:span text:style-name="Strong_20_Emphasis"><text:span text:style-name="T465">Check if the language is commented out in this file</text:span></text:span></text:p>
      <text:p text:style-name="P398"><text:span text:style-name="Strong_20_Emphasis"><text:span text:style-name="T165"><text:tab/></text:span></text:span><text:span text:style-name="Strong_20_Emphasis"><text:span text:style-name="T166">$ </text:span></text:span><text:span text:style-name="Strong_20_Emphasis"><text:span text:style-name="T165">sudo nano /etc/locale.gen</text:span></text:span></text:p>
      <text:p text:style-name="P398"><text:span text:style-name="Strong_20_Emphasis"><text:span text:style-name="T165"/></text:span></text:p>
      <text:p text:style-name="P398"><text:span text:style-name="Strong_20_Emphasis"><text:span text:style-name="T166"><text:tab/>$</text:span></text:span><text:span text:style-name="Strong_20_Emphasis"><text:span text:style-name="T165">sudo service apache2 start</text:span></text:span></text:p>
      <text:p text:style-name="P398"><text:span text:style-name="Strong_20_Emphasis"><text:span text:style-name="T166"><text:tab/>$</text:span></text:span><text:span text:style-name="Strong_20_Emphasis"><text:span text:style-name="T165">sudo systemctl restart php8.0-fpm.service</text:span></text:span></text:p>
      <text:p text:style-name="P121"><text:soft-page-break/></text:p>
      <text:p text:style-name="P121">Formatting Numbers</text:p>
      <text:p text:style-name="P387"/>
      <text:p text:style-name="P450"><text:span text:style-name="Strong_20_Emphasis"><text:span text:style-name="T291">number_format() </text:span></text:span><text:span text:style-name="Strong_20_Emphasis"><text:span text:style-name="T282">— Formats a number with grouped thousands and optionally decimal digits.</text:span></text:span></text:p>
      <text:p text:style-name="P387"/>
      <text:p text:style-name="P387"><text:span text:style-name="Strong_20_Emphasis"><text:span text:style-name="T92">number_format</text:span></text:span><text:span text:style-name="T48">(</text:span><text:span text:style-name="T718"><text:line-break/></text:span><text:span text:style-name="T49">    </text:span><text:span text:style-name="T119">float</text:span><text:span text:style-name="T48"> </text:span><text:span text:style-name="Source_20_Text"><text:span text:style-name="T92">$num</text:span></text:span><text:span text:style-name="T48">,</text:span><text:span text:style-name="T718"><text:line-break/></text:span><text:span text:style-name="T49">    </text:span><text:span text:style-name="T119">int</text:span><text:span text:style-name="T48"> </text:span><text:span text:style-name="Source_20_Text"><text:span text:style-name="T92">$decimals</text:span></text:span><text:span text:style-name="T363"> = 0</text:span><text:span text:style-name="T48">,</text:span><text:span text:style-name="T718"><text:line-break/></text:span><text:span text:style-name="T49">    </text:span><text:span text:style-name="T119">?string</text:span><text:span text:style-name="T48"> </text:span><text:span text:style-name="Source_20_Text"><text:span text:style-name="T92">$decimal_separator</text:span></text:span><text:span text:style-name="T363"> = "."</text:span><text:span text:style-name="T48">,</text:span><text:span text:style-name="T718"><text:line-break/></text:span><text:span text:style-name="T49">    </text:span><text:span text:style-name="T119">?string</text:span><text:span text:style-name="T48"> </text:span><text:span text:style-name="Source_20_Text"><text:span text:style-name="T92">$thousands_separator</text:span></text:span><text:span text:style-name="T363"> = ","</text:span><text:span text:style-name="T718"><text:line-break/></text:span><text:span text:style-name="T48">): </text:span><text:span text:style-name="T119">string</text:span></text:p>
      <text:p text:style-name="P385"/>
      <text:p text:style-name="P397"><text:span text:style-name="Strong_20_Emphasis"><text:span text:style-name="T199">Example </text:span></text:span><text:span text:style-name="Strong_20_Emphasis"><text:span text:style-name="T210">43</text:span></text:span><text:span text:style-name="Strong_20_Emphasis"><text:span text:style-name="T199">:</text:span></text:span></text:p>
      <text:p text:style-name="P396"><text:span text:style-name="Strong_20_Emphasis"><text:span text:style-name="T148">&lt;?php<text:line-break/><text:line-break/>$number = 1234.56;<text:line-break/><text:line-break/></text:span></text:span><text:span text:style-name="Strong_20_Emphasis"><text:span text:style-name="T456">// english notation (default)</text:span></text:span><text:span text:style-name="Strong_20_Emphasis"><text:span text:style-name="T148"><text:line-break/>$english_format_number = number_format($number);<text:line-break/><text:line-break/></text:span></text:span><text:span text:style-name="Strong_20_Emphasis"><text:span text:style-name="T456">// French notation</text:span></text:span><text:span text:style-name="Strong_20_Emphasis"><text:span text:style-name="T148"><text:line-break/>$nombre_format_francais = number_format($number, 2, ',', ' ');<text:line-break/>?&gt;</text:span></text:span></text:p>
      <text:p text:style-name="P396"><text:span text:style-name="Strong_20_Emphasis"><text:span text:style-name="T148"/></text:span></text:p>
      <text:p text:style-name="P396"><text:span text:style-name="Strong_20_Emphasis"><text:span text:style-name="T423">// 1,235</text:span></text:span></text:p>
      <text:p text:style-name="P396"><text:span text:style-name="Strong_20_Emphasis"><text:span text:style-name="T423">// 1 234,56</text:span></text:span></text:p>
      <text:p text:style-name="P387"/>
      <text:p text:style-name="P387"/>
      <text:p text:style-name="P387"/>
      <text:p text:style-name="P390"><text:span text:style-name="Strong_20_Emphasis"><text:span text:style-name="T289">money_format</text:span></text:span><text:span text:style-name="Strong_20_Emphasis"><text:span text:style-name="T290">()</text:span></text:span><text:span text:style-name="Strong_20_Emphasis"><text:span text:style-name="T289"> </text:span></text:span><text:span text:style-name="Strong_20_Emphasis"><text:span text:style-name="T286">— Formats a number as a currency string. </text:span></text:span><text:span text:style-name="Strong_20_Emphasis"><text:span text:style-name="T287">I</text:span></text:span><text:span text:style-name="Strong_20_Emphasis"><text:span text:style-name="T286">t is locale-aware and uses the information set by the <text:tab/><text:tab/> <text:s text:c="6"/>host system.</text:span></text:span></text:p>
      <text:p text:style-name="P387"><text:span text:style-name="Strong_20_Emphasis"><text:span text:style-name="T92">money_format</text:span></text:span><text:span text:style-name="T48">(</text:span><text:span text:style-name="T119">string</text:span><text:span text:style-name="T48"> </text:span><text:span text:style-name="Source_20_Text"><text:span text:style-name="T92">$format</text:span></text:span><text:span text:style-name="T48">, </text:span><text:span text:style-name="T119">float</text:span><text:span text:style-name="T48"> </text:span><text:span text:style-name="Source_20_Text"><text:span text:style-name="T92">$number</text:span></text:span><text:span text:style-name="T48">): </text:span><text:span text:style-name="T119">string</text:span></text:p>
      <text:p text:style-name="P387"/>
      <text:p text:style-name="P385"><text:span text:style-name="Strong_20_Emphasis"><text:span text:style-name="T148">&lt;?php</text:span></text:span></text:p>
      <text:p text:style-name="P391"><text:span text:style-name="Strong_20_Emphasis"><text:span text:style-name="T456">// Locale is British English</text:span></text:span></text:p>
      <text:p text:style-name="P391"><text:span text:style-name="Strong_20_Emphasis"><text:span text:style-name="T148">setlocale(LC_MONETARY, 'en_GB');</text:span></text:span></text:p>
      <text:p text:style-name="P389"><text:span text:style-name="Strong_20_Emphasis"><text:span text:style-name="T148">echo money_format('%.2n', "5000000.123");</text:span></text:span></text:p>
      <text:p text:style-name="P391"><text:span text:style-name="Strong_20_Emphasis"><text:span text:style-name="T456">// Locale is Denmark</text:span></text:span></text:p>
      <text:p text:style-name="P391"><text:span text:style-name="Strong_20_Emphasis"><text:span text:style-name="T148">setlocale(LC_MONETARY, 'da_DK');</text:span></text:span></text:p>
      <text:p text:style-name="P386"><text:span text:style-name="Strong_20_Emphasis"><text:span text:style-name="T148">echo money_format('%.2n', "5000000.123");</text:span></text:span></text:p>
      <text:p text:style-name="P386"><text:span text:style-name="Strong_20_Emphasis"><text:span text:style-name="T148">?&gt;</text:span></text:span></text:p>
      <text:p text:style-name="P391"><text:span text:style-name="Strong_20_Emphasis"><text:span text:style-name="T423">£5,000,000.12</text:span></text:span></text:p>
      <text:p text:style-name="P391"><text:span text:style-name="Strong_20_Emphasis"><text:span text:style-name="T423">kr 5.000.000,12</text:span></text:span></text:p>
      <text:p text:style-name="P391"/>
      <text:p text:style-name="P394"><text:span text:style-name="Strong_20_Emphasis"><text:span text:style-name="T289">Warning</text:span></text:span></text:p>
      <text:p text:style-name="P244"><text:span text:style-name="Strong_20_Emphasis"><text:span text:style-name="T282">This function has been DEPRECATED as of PHP 7.4.0, and REMOVED as of PHP 8.0.0. Relying on this function is highly discouraged.</text:span></text:span></text:p>
      <text:p text:style-name="P313"><text:soft-page-break/><text:span text:style-name="T332">O</text:span><text:span text:style-name="T333">ther </text:span><text:span text:style-name="T332">f</text:span><text:span text:style-name="T333">unction and </text:span><text:span text:style-name="T332">c</text:span><text:span text:style-name="T333">lasses </text:span><text:span text:style-name="T332">mentioned but not covered:</text:span></text:p>
      <text:p text:style-name="P139"/>
      <text:p text:style-name="P373"><text:span text:style-name="Strong_20_Emphasis"><text:span text:style-name="T293">quotemeta()</text:span></text:span><text:span text:style-name="Strong_20_Emphasis"><text:span text:style-name="T282"> — Returns a version of str with a backslash character (\) before every character that is among these:</text:span></text:span><text:span text:style-name="Strong_20_Emphasis"><text:span text:style-name="T146"><text:tab/><text:tab/>. \ + * ? [ ^ ] ( $ )</text:span></text:span></text:p>
      <text:p text:style-name="P372"><text:span text:style-name="Strong_20_Emphasis"><text:span text:style-name="T74">quotemeta</text:span></text:span><text:span text:style-name="Strong_20_Emphasis"><text:span text:style-name="T39">(</text:span></text:span><text:span text:style-name="Strong_20_Emphasis"><text:span text:style-name="T110">string</text:span></text:span><text:span text:style-name="Strong_20_Emphasis"><text:span text:style-name="T39"> </text:span></text:span><text:span text:style-name="Strong_20_Emphasis"><text:span text:style-name="Source_20_Text"><text:span text:style-name="T76">$string</text:span></text:span></text:span><text:span text:style-name="Strong_20_Emphasis"><text:span text:style-name="T39">): </text:span></text:span><text:span text:style-name="Strong_20_Emphasis"><text:span text:style-name="T110">string</text:span></text:span></text:p>
      <text:p text:style-name="P372"><text:span text:style-name="Strong_20_Emphasis"><text:span text:style-name="T282"/></text:span></text:p>
      <text:p text:style-name="P458"><text:span text:style-name="Strong_20_Emphasis"><text:span text:style-name="T282">(used to prep</text:span></text:span><text:span text:style-name="Strong_20_Emphasis"><text:span text:style-name="T285">a</text:span></text:span><text:span text:style-name="Strong_20_Emphasis"><text:span text:style-name="T282">r</text:span></text:span><text:span text:style-name="Strong_20_Emphasis"><text:span text:style-name="T285">e</text:span></text:span><text:span text:style-name="Strong_20_Emphasis"><text:span text:style-name="T282"> a string for regex)</text:span></text:span></text:p>
      <text:p text:style-name="P372"/>
      <text:p text:style-name="P366"><text:span text:style-name="Strong_20_Emphasis"><text:span text:style-name="T294">addslashes()</text:span></text:span><text:span text:style-name="Strong_20_Emphasis"><text:span text:style-name="T282"> — Quote string with slashes. Returns a string with backslashes added before characters that need to be escaped. These characters are: <text:tab/></text:span></text:span></text:p>
      <text:p text:style-name="P366"><text:span text:style-name="Strong_20_Emphasis"><text:span text:style-name="T146">single quote ('), double quote ("), backslash (\) and NUL (the NUL byte)</text:span></text:span></text:p>
      <text:p text:style-name="P366"><text:span text:style-name="Strong_20_Emphasis"><text:span text:style-name="T146"/></text:span></text:p>
      <text:p text:style-name="P366"><text:span text:style-name="Strong_20_Emphasis"><text:span text:style-name="T75">addslashes</text:span></text:span><text:span text:style-name="Strong_20_Emphasis"><text:span text:style-name="T40">(</text:span></text:span><text:span text:style-name="Strong_20_Emphasis"><text:span text:style-name="T111">string</text:span></text:span><text:span text:style-name="Strong_20_Emphasis"><text:span text:style-name="T40"> </text:span></text:span><text:span text:style-name="Strong_20_Emphasis"><text:span text:style-name="Source_20_Text"><text:span text:style-name="T77">$string</text:span></text:span></text:span><text:span text:style-name="Strong_20_Emphasis"><text:span text:style-name="T40">): </text:span></text:span><text:span text:style-name="Strong_20_Emphasis"><text:span text:style-name="T111">string</text:span></text:span></text:p>
      <text:p text:style-name="P366"><text:span text:style-name="Strong_20_Emphasis"><text:span text:style-name="T146"/></text:span></text:p>
      <text:p text:style-name="P366"><text:span text:style-name="Strong_20_Emphasis"><text:span text:style-name="T146"/></text:span></text:p>
      <text:p text:style-name="P366"/>
      <text:p text:style-name="P374"><text:span text:style-name="Strong_20_Emphasis"><text:span text:style-name="T294">htmlspecialchars()</text:span></text:span><text:span text:style-name="Strong_20_Emphasis"><text:span text:style-name="T282"> — Convert special characters to HTML entities. </text:span></text:span></text:p>
      <text:p text:style-name="P374"><text:span text:style-name="Strong_20_Emphasis"><text:span text:style-name="T282">Certain characters have special significance in HTML, and should be represented by HTML entities if they are to preserve their meanings.</text:span></text:span></text:p>
      <text:p text:style-name="P366"/>
      <text:p text:style-name="P371"><text:span text:style-name="Strong_20_Emphasis"><text:span text:style-name="T95">htmlspecialchars</text:span></text:span><text:span text:style-name="T51">(</text:span><text:span text:style-name="T719"><text:line-break/></text:span><text:span text:style-name="T52">    </text:span><text:span text:style-name="T121">string</text:span><text:span text:style-name="T51"> </text:span><text:span text:style-name="Source_20_Text"><text:span text:style-name="T95">$string</text:span></text:span><text:span text:style-name="T51">,</text:span><text:span text:style-name="T719"><text:line-break/></text:span><text:span text:style-name="T52">    </text:span><text:span text:style-name="T121">int</text:span><text:span text:style-name="T51"> </text:span><text:span text:style-name="Source_20_Text"><text:span text:style-name="T95">$flags</text:span></text:span><text:span text:style-name="T366"> = </text:span><text:span text:style-name="Strong_20_Emphasis"><text:span text:style-name="Source_20_Text"><text:span text:style-name="T366">ENT_QUOTES</text:span></text:span></text:span><text:span text:style-name="T366"> | </text:span><text:span text:style-name="Strong_20_Emphasis"><text:span text:style-name="Source_20_Text"><text:span text:style-name="T366">ENT_SUBSTITUTE</text:span></text:span></text:span><text:span text:style-name="T51">,</text:span><text:span text:style-name="T719"><text:line-break/></text:span><text:span text:style-name="T52">    </text:span><text:span text:style-name="T121">?string</text:span><text:span text:style-name="T51"> </text:span><text:span text:style-name="Source_20_Text"><text:span text:style-name="T95">$encoding</text:span></text:span><text:span text:style-name="T366"> = </text:span><text:span text:style-name="Strong_20_Emphasis"><text:span text:style-name="Source_20_Text"><text:span text:style-name="T366">null</text:span></text:span></text:span><text:span text:style-name="T51">,</text:span><text:span text:style-name="T719"><text:line-break/></text:span><text:span text:style-name="T52">    </text:span><text:span text:style-name="T121">bool</text:span><text:span text:style-name="T51"> </text:span><text:span text:style-name="Source_20_Text"><text:span text:style-name="T95">$double_encode</text:span></text:span><text:span text:style-name="T366"> = </text:span><text:span text:style-name="Strong_20_Emphasis"><text:span text:style-name="Source_20_Text"><text:span text:style-name="T366">true</text:span></text:span></text:span><text:span text:style-name="T719"><text:line-break/></text:span><text:span text:style-name="T51">): </text:span><text:span text:style-name="T121">string</text:span></text:p>
      <text:p text:style-name="P366"/>
      <text:p text:style-name="P366"/>
      <text:p text:style-name="P365"><text:span text:style-name="Strong_20_Emphasis"><text:span text:style-name="T239">Character<text:tab/><text:tab/><text:tab/>Replacement</text:span></text:span></text:p>
      <text:p text:style-name="P367"><text:span text:style-name="Strong_20_Emphasis"><text:span text:style-name="T236">&amp; (ampersand)<text:tab/><text:tab/>&amp;amp;</text:span></text:span></text:p>
      <text:p text:style-name="P367"><text:span text:style-name="Strong_20_Emphasis"><text:span text:style-name="T236">" (double quote)<text:tab/><text:tab/>&amp;quot;, unless ENT_NOQUOTES is set</text:span></text:span></text:p>
      <text:p text:style-name="P367"><text:span text:style-name="Strong_20_Emphasis"><text:span text:style-name="T236">' (single quote)<text:tab/><text:tab/>&amp;#039; (for ENT_HTML401) or &amp;apos; (for ENT_XML1, ENT_XHTML or <text:tab/><text:tab/><text:tab/><text:tab/>ENT_HTML5), but only when ENT_QUOTES is set</text:span></text:span></text:p>
      <text:p text:style-name="P367"><text:span text:style-name="Strong_20_Emphasis"><text:span text:style-name="T236">&lt; (less than)<text:tab/><text:tab/>&amp;lt;</text:span></text:span></text:p>
      <text:p text:style-name="P367"><text:span text:style-name="Strong_20_Emphasis"><text:span text:style-name="T236">&gt; (greater than)<text:tab/><text:tab/>&amp;gt;</text:span></text:span></text:p>
      <text:p text:style-name="P366"><text:span text:style-name="Strong_20_Emphasis"><text:span text:style-name="T146"/></text:span></text:p>
      <text:p text:style-name="P366"><text:span text:style-name="Strong_20_Emphasis"><text:span text:style-name="T146"/></text:span></text:p>
      <text:p text:style-name="P366"/>
      <text:p text:style-name="P368"><text:span text:style-name="Strong_20_Emphasis"><text:span text:style-name="T237">Constant </text:span></text:span><text:span text:style-name="Strong_20_Emphasis"><text:span text:style-name="T238">Flags</text:span></text:span><text:span text:style-name="Strong_20_Emphasis"><text:span text:style-name="T237"><text:tab/>Description</text:span></text:span></text:p>
      <text:p text:style-name="P369"><text:span text:style-name="Strong_20_Emphasis"><text:span text:style-name="T236">ENT_COMPAT<text:tab/><text:tab/></text:span></text:span><text:span text:style-name="Strong_20_Emphasis"><text:span text:style-name="T226">Will convert double-quotes and leave single-quotes alone.</text:span></text:span></text:p>
      <text:p text:style-name="P369"><text:span text:style-name="Strong_20_Emphasis"><text:span text:style-name="T236">ENT_QUOTES<text:tab/><text:tab/></text:span></text:span><text:span text:style-name="Strong_20_Emphasis"><text:span text:style-name="T226">Will convert both double and single quotes.</text:span></text:span></text:p>
      <text:p text:style-name="P369"><text:span text:style-name="Strong_20_Emphasis"><text:span text:style-name="T236">ENT_NOQUOTES<text:tab/><text:tab/>Will leave both double and single quotes unconverted.</text:span></text:span></text:p>
      <text:p text:style-name="P369"><text:span text:style-name="Strong_20_Emphasis"><text:span text:style-name="T236">ENT_IGNORE<text:tab/><text:tab/></text:span></text:span><text:span text:style-name="Strong_20_Emphasis"><text:span text:style-name="T226">Silently discard invalid code unit sequences instead of returning an empty string. Using this <text:tab/><text:tab/><text:tab/>flag is discouraged as it » may have security implications.</text:span></text:span></text:p>
      <text:p text:style-name="P369"><text:span text:style-name="Strong_20_Emphasis"><text:span text:style-name="T236">ENT_SUBSTITUTE<text:tab/></text:span></text:span><text:span text:style-name="Strong_20_Emphasis"><text:span text:style-name="T226">Replace invalid code unit sequences with a Unicode Replacement Character U+FFFD <text:tab/><text:tab/><text:tab/>(UTF-8) or &amp;#xFFFD; (otherwise) instead of returning an empty string.</text:span></text:span></text:p>
      <text:p text:style-name="P369"><text:soft-page-break/><text:span text:style-name="Strong_20_Emphasis"><text:span text:style-name="T236">ENT_DISALLOWED<text:tab/></text:span></text:span><text:span text:style-name="Strong_20_Emphasis"><text:span text:style-name="T226">Replace invalid code points for the given document type with a Unicode Replacement <text:tab/><text:tab/><text:tab/>Character U+FFFD (UTF-8) or &amp;#xFFFD; (otherwise) instead of leaving them as is. This <text:tab/><text:tab/><text:tab/>may be useful, for instance, to ensure the well-formedness of XML documents with <text:tab/><text:tab/><text:tab/><text:tab/>embedded external content.</text:span></text:span></text:p>
      <text:p text:style-name="P369"><text:span text:style-name="Strong_20_Emphasis"><text:span text:style-name="T236">ENT_HTML401<text:tab/><text:tab/></text:span></text:span><text:span text:style-name="Strong_20_Emphasis"><text:span text:style-name="T226">Handle code as HTML 4.01.</text:span></text:span></text:p>
      <text:p text:style-name="P369"><text:span text:style-name="Strong_20_Emphasis"><text:span text:style-name="T236">ENT_XML1<text:tab/><text:tab/></text:span></text:span><text:span text:style-name="Strong_20_Emphasis"><text:span text:style-name="T226">Handle code as XML 1.</text:span></text:span></text:p>
      <text:p text:style-name="P369"><text:span text:style-name="Strong_20_Emphasis"><text:span text:style-name="T236">ENT_XHTML<text:tab/><text:tab/></text:span></text:span><text:span text:style-name="Strong_20_Emphasis"><text:span text:style-name="T226">Handle code as XHTML.</text:span></text:span></text:p>
      <text:p text:style-name="P369"><text:span text:style-name="Strong_20_Emphasis"><text:span text:style-name="T236">ENT_HTML5<text:tab/><text:tab/></text:span></text:span><text:span text:style-name="Strong_20_Emphasis"><text:span text:style-name="T226">Handle code as HTML 5.</text:span></text:span></text:p>
      <text:p text:style-name="P369"><text:span text:style-name="Strong_20_Emphasis"><text:span text:style-name="T226"/></text:span></text:p>
      <text:p text:style-name="P363"><text:span text:style-name="Strong_20_Emphasis"><text:span text:style-name="T193">encoding</text:span></text:span></text:p>
      <text:p text:style-name="P454"><text:span text:style-name="Strong_20_Emphasis"><text:span text:style-name="T187">An optional argument defining the encoding used when converting characters. If omitted, </text:span></text:span><text:span text:style-name="Strong_20_Emphasis"><text:span text:style-name="T129">encoding </text:span></text:span><text:span text:style-name="Strong_20_Emphasis"><text:span text:style-name="T187">defaults to the value of the </text:span></text:span><text:a xlink:type="simple" xlink:href="https://www.php.net/manual/en/ini.core.php#ini.default-charset" text:style-name="Internet_20_link" text:visited-style-name="Visited_20_Internet_20_Link"><text:span text:style-name="Strong_20_Emphasis"><text:span text:style-name="T177">default_charset</text:span></text:span></text:a><text:span text:style-name="Strong_20_Emphasis"><text:span text:style-name="T187"> configuration option.<text:tab/></text:span></text:span><text:span text:style-name="Strong_20_Emphasis"><text:span text:style-name="T391">default_charset = "UTF-8"</text:span></text:span></text:p>
      <text:p text:style-name="P364"><text:span text:style-name="Strong_20_Emphasis"><text:span text:style-name="T236"/></text:span></text:p>
      <text:p text:style-name="P366"><text:span text:style-name="Strong_20_Emphasis"><text:span text:style-name="T187"/></text:span></text:p>
      <text:p text:style-name="P364"><text:span text:style-name="Strong_20_Emphasis"><text:span text:style-name="T197">double_encode</text:span></text:span></text:p>
      <text:p text:style-name="P366"><text:span text:style-name="Strong_20_Emphasis"><text:span text:style-name="T187">When </text:span></text:span><text:span text:style-name="Strong_20_Emphasis"><text:span text:style-name="T177">double_encode</text:span></text:span><text:span text:style-name="Strong_20_Emphasis"><text:span text:style-name="T187"> is turned off PHP will not encode existing html entities, the default is to convert everything.</text:span></text:span></text:p>
      <text:p text:style-name="P366"><text:span text:style-name="Strong_20_Emphasis"><text:span text:style-name="T146"/></text:span></text:p>
      <text:p text:style-name="P366"><text:span text:style-name="Strong_20_Emphasis"><text:span text:style-name="T146"/></text:span></text:p>
      <text:p text:style-name="P370"><text:span text:style-name="Strong_20_Emphasis"><text:span text:style-name="T241">8.1.0<text:tab/></text:span></text:span><text:span text:style-name="Strong_20_Emphasis"><text:span text:style-name="T242">default </text:span></text:span><text:span text:style-name="Strong_20_Emphasis"><text:span text:style-name="T241">flags changed from </text:span></text:span><text:span text:style-name="Strong_20_Emphasis"><text:span text:style-name="T243">ENT_COMPAT</text:span></text:span><text:span text:style-name="Strong_20_Emphasis"><text:span text:style-name="T241"> to </text:span></text:span><text:span text:style-name="Strong_20_Emphasis"><text:span text:style-name="T243">ENT_QUOTES | ENT_SUBSTITUTE</text:span></text:span><text:span text:style-name="Strong_20_Emphasis"><text:span text:style-name="T241">.</text:span></text:span></text:p>
      <text:p text:style-name="P366"><text:span text:style-name="Strong_20_Emphasis"><text:span text:style-name="T146"/></text:span></text:p>
      <text:p text:style-name="P366"><text:span text:style-name="Strong_20_Emphasis"><text:span text:style-name="T146"/></text:span></text:p>
      <text:p text:style-name="P375"><text:span text:style-name="Strong_20_Emphasis"><text:span text:style-name="T194">htmlentities()</text:span></text:span><text:span text:style-name="Strong_20_Emphasis"><text:span text:style-name="T187"> — Convert all applicable characters to HTML entities</text:span></text:span></text:p>
      <text:p text:style-name="P372"><text:span text:style-name="Strong_20_Emphasis"><text:span text:style-name="T146"/></text:span></text:p>
      <text:p text:style-name="P372"><text:span text:style-name="Strong_20_Emphasis"><text:span text:style-name="T78">htmlentities</text:span></text:span><text:span text:style-name="Strong_20_Emphasis"><text:span text:style-name="T41">(<text:line-break/>    </text:span></text:span><text:span text:style-name="Strong_20_Emphasis"><text:span text:style-name="T112">string</text:span></text:span><text:span text:style-name="Strong_20_Emphasis"><text:span text:style-name="T41"> </text:span></text:span><text:span text:style-name="Strong_20_Emphasis"><text:span text:style-name="Source_20_Text"><text:span text:style-name="T79">$string</text:span></text:span></text:span><text:span text:style-name="Strong_20_Emphasis"><text:span text:style-name="T41">,<text:line-break/>    </text:span></text:span><text:span text:style-name="Strong_20_Emphasis"><text:span text:style-name="T112">int</text:span></text:span><text:span text:style-name="Strong_20_Emphasis"><text:span text:style-name="T41"> </text:span></text:span><text:span text:style-name="Strong_20_Emphasis"><text:span text:style-name="Source_20_Text"><text:span text:style-name="T79">$flags</text:span></text:span></text:span><text:span text:style-name="Strong_20_Emphasis"><text:span text:style-name="T368"> = </text:span></text:span><text:span text:style-name="Strong_20_Emphasis"><text:span text:style-name="Source_20_Text"><text:span text:style-name="T369">ENT_QUOTES</text:span></text:span></text:span><text:span text:style-name="Strong_20_Emphasis"><text:span text:style-name="T368"> | </text:span></text:span><text:span text:style-name="Strong_20_Emphasis"><text:span text:style-name="Source_20_Text"><text:span text:style-name="T369">ENT_SUBSTITUTE</text:span></text:span></text:span><text:span text:style-name="Strong_20_Emphasis"><text:span text:style-name="T41">,<text:line-break/>    </text:span></text:span><text:span text:style-name="Strong_20_Emphasis"><text:span text:style-name="T112">?string</text:span></text:span><text:span text:style-name="Strong_20_Emphasis"><text:span text:style-name="T41"> </text:span></text:span><text:span text:style-name="Strong_20_Emphasis"><text:span text:style-name="Source_20_Text"><text:span text:style-name="T79">$encoding</text:span></text:span></text:span><text:span text:style-name="Strong_20_Emphasis"><text:span text:style-name="T368"> = </text:span></text:span><text:span text:style-name="Strong_20_Emphasis"><text:span text:style-name="Source_20_Text"><text:span text:style-name="T369">null</text:span></text:span></text:span><text:span text:style-name="Strong_20_Emphasis"><text:span text:style-name="T41">,<text:line-break/>    </text:span></text:span><text:span text:style-name="Strong_20_Emphasis"><text:span text:style-name="T112">bool</text:span></text:span><text:span text:style-name="Strong_20_Emphasis"><text:span text:style-name="T41"> </text:span></text:span><text:span text:style-name="Strong_20_Emphasis"><text:span text:style-name="Source_20_Text"><text:span text:style-name="T79">$double_encode</text:span></text:span></text:span><text:span text:style-name="Strong_20_Emphasis"><text:span text:style-name="T368"> = </text:span></text:span><text:span text:style-name="Strong_20_Emphasis"><text:span text:style-name="Source_20_Text"><text:span text:style-name="T369">true</text:span></text:span></text:span><text:span text:style-name="Strong_20_Emphasis"><text:span text:style-name="T41"><text:line-break/>): </text:span></text:span><text:span text:style-name="Strong_20_Emphasis"><text:span text:style-name="T112">string</text:span></text:span></text:p>
      <text:p text:style-name="P372"><text:span text:style-name="Strong_20_Emphasis"><text:span text:style-name="T127"/></text:span></text:p>
      <text:p text:style-name="P372"><text:span text:style-name="Strong_20_Emphasis"><text:span text:style-name="T127"/></text:span></text:p>
      <text:p text:style-name="Text_20_body"><text:span text:style-name="Strong_20_Emphasis"><text:span text:style-name="T187">This function is identical to </text:span></text:span><text:span text:style-name="Strong_20_Emphasis"><text:span text:style-name="T172">htmlspecialchars()</text:span></text:span><text:span text:style-name="Strong_20_Emphasis"><text:span text:style-name="T187"> in all ways, except with </text:span></text:span><text:span text:style-name="Strong_20_Emphasis"><text:span text:style-name="T172">htmlentities()</text:span></text:span><text:span text:style-name="Strong_20_Emphasis"><text:span text:style-name="T187">, all characters which have HTML character entity equivalents are translated into these entities.</text:span></text:span></text:p>
      <text:p text:style-name="P372"><text:span text:style-name="Strong_20_Emphasis"><text:span text:style-name="T146"/></text:span></text:p>
      <text:p text:style-name="P399"><text:span text:style-name="Strong_20_Emphasis"><text:span text:style-name="T199">Example </text:span></text:span><text:span text:style-name="Strong_20_Emphasis"><text:span text:style-name="T210">4</text:span></text:span><text:span text:style-name="Strong_20_Emphasis"><text:span text:style-name="T211">4</text:span></text:span><text:span text:style-name="Strong_20_Emphasis"><text:span text:style-name="T199">:</text:span></text:span></text:p>
      <text:p text:style-name="P376"><text:span text:style-name="Strong_20_Emphasis"><text:span text:style-name="T174">&lt;?php </text:span></text:span></text:p>
      <text:p text:style-name="P376"><text:span text:style-name="Strong_20_Emphasis"><text:span text:style-name="T174">$str = ' " &amp; + £ $';</text:span></text:span></text:p>
      <text:p text:style-name="P376"><text:span text:style-name="Strong_20_Emphasis"><text:span text:style-name="T174"/></text:span></text:p>
      <text:p text:style-name="P427"><text:span text:style-name="Strong_20_Emphasis"><text:span text:style-name="T174">echo quotemeta($str);<text:tab/><text:tab/><text:tab/></text:span></text:span><text:span text:style-name="Strong_20_Emphasis"><text:span text:style-name="T433">// <text:s/>" &amp; \+ £ \$</text:span></text:span></text:p>
      <text:p text:style-name="P427"><text:span text:style-name="Strong_20_Emphasis"><text:span text:style-name="T174">echo addslashes($str);<text:tab/><text:tab/><text:tab/></text:span></text:span><text:span text:style-name="Strong_20_Emphasis"><text:span text:style-name="T433">// <text:s/>\" &amp; + £ $</text:span></text:span></text:p>
      <text:p text:style-name="P427"><text:span text:style-name="Strong_20_Emphasis"><text:span text:style-name="T174">echo htmlspecialchars($str);<text:tab/><text:tab/></text:span></text:span><text:span text:style-name="Strong_20_Emphasis"><text:span text:style-name="T433">// <text:s/>&amp;quot; &amp;amp; + £ $</text:span></text:span></text:p>
      <text:p text:style-name="P427"><text:span text:style-name="Strong_20_Emphasis"><text:span text:style-name="T174">echo htmlentities($str);<text:tab/><text:tab/><text:tab/></text:span></text:span><text:span text:style-name="Strong_20_Emphasis"><text:span text:style-name="T433">// <text:s/>&amp;quot; &amp;amp; + &amp;pound; $</text:span></text:span></text:p>
      <text:p text:style-name="P427"><text:span text:style-name="Strong_20_Emphasis"><text:span text:style-name="T174">?&gt;</text:span></text:span></text:p>
      <text:p text:style-name="P152"><text:soft-page-break/><text:span text:style-name="Strong_20_Emphasis"><text:span text:style-name="T551">str_repeat()</text:span></text:span><text:span text:style-name="Strong_20_Emphasis"><text:span text:style-name="T552"> — Returns string repeated times times.</text:span></text:span></text:p>
      <text:p text:style-name="P152"><text:span text:style-name="Strong_20_Emphasis"><text:span text:style-name="T577"/></text:span></text:p>
      <text:p text:style-name="P152"><text:span text:style-name="Strong_20_Emphasis"><text:span text:style-name="T504">str_repeat</text:span></text:span><text:span text:style-name="Strong_20_Emphasis"><text:span text:style-name="T489">(</text:span></text:span><text:span text:style-name="Strong_20_Emphasis"><text:span text:style-name="T524">string</text:span></text:span><text:span text:style-name="Strong_20_Emphasis"><text:span text:style-name="T489"> </text:span></text:span><text:span text:style-name="Strong_20_Emphasis"><text:span text:style-name="Source_20_Text"><text:span text:style-name="T505">$string</text:span></text:span></text:span><text:span text:style-name="Strong_20_Emphasis"><text:span text:style-name="T489">, </text:span></text:span><text:span text:style-name="Strong_20_Emphasis"><text:span text:style-name="T524">int</text:span></text:span><text:span text:style-name="Strong_20_Emphasis"><text:span text:style-name="T489"> </text:span></text:span><text:span text:style-name="Strong_20_Emphasis"><text:span text:style-name="Source_20_Text"><text:span text:style-name="T505">$times</text:span></text:span></text:span><text:span text:style-name="Strong_20_Emphasis"><text:span text:style-name="T489">): </text:span></text:span><text:span text:style-name="Strong_20_Emphasis"><text:span text:style-name="T524">string</text:span></text:span></text:p>
      <text:p text:style-name="P152"><text:span text:style-name="Strong_20_Emphasis"><text:span text:style-name="T578"/></text:span></text:p>
      <text:p text:style-name="P152"><text:span text:style-name="Strong_20_Emphasis"><text:span text:style-name="T24">times</text:span></text:span><text:span text:style-name="Strong_20_Emphasis"><text:span text:style-name="T552"> has to be greater than or equal to 0. If the </text:span></text:span><text:span text:style-name="Strong_20_Emphasis"><text:span text:style-name="T24">times</text:span></text:span><text:span text:style-name="Strong_20_Emphasis"><text:span text:style-name="T552"> is set to 0, the function will return an empty string.</text:span></text:span></text:p>
      <text:p text:style-name="P152"><text:span text:style-name="Strong_20_Emphasis"><text:span text:style-name="T578"/></text:span></text:p>
      <text:p text:style-name="P154"><text:span text:style-name="Strong_20_Emphasis"><text:span text:style-name="T542">Example </text:span></text:span><text:span text:style-name="Strong_20_Emphasis"><text:span text:style-name="T543">4</text:span></text:span><text:span text:style-name="Strong_20_Emphasis"><text:span text:style-name="T544">5</text:span></text:span><text:span text:style-name="Strong_20_Emphasis"><text:span text:style-name="T542">:</text:span></text:span></text:p>
      <text:p text:style-name="P152"><text:span text:style-name="Strong_20_Emphasis"><text:span text:style-name="T24">&lt;?php<text:line-break/>echo str_repeat("-=", 10);<text:line-break/>?&gt;</text:span></text:span></text:p>
      <text:p text:style-name="P153"><text:span text:style-name="Strong_20_Emphasis"><text:span text:style-name="T595">-=-=-=-=-=-=-=-=-=-=</text:span></text:span></text:p>
      <text:p text:style-name="P152"><text:span text:style-name="Strong_20_Emphasis"><text:span text:style-name="T24"/></text:span></text:p>
      <text:p text:style-name="P152"><text:span text:style-name="Strong_20_Emphasis"><text:span text:style-name="T577"/></text:span></text:p>
      <text:p text:style-name="P152"><text:span text:style-name="Strong_20_Emphasis"><text:span text:style-name="T577"/></text:span></text:p>
      <text:p text:style-name="P152"><text:span text:style-name="Strong_20_Emphasis"><text:span text:style-name="T577"/></text:span></text:p>
      <text:p text:style-name="P429"><text:span text:style-name="Strong_20_Emphasis"><text:span text:style-name="T198">str_pad()</text:span></text:span><text:span text:style-name="Strong_20_Emphasis"><text:span text:style-name="T187"> — Pad a string to a certain length with another string</text:span></text:span></text:p>
      <text:p text:style-name="P429"><text:span text:style-name="Strong_20_Emphasis"><text:span text:style-name="T390"/></text:span></text:p>
      <text:p text:style-name="P429"><text:span text:style-name="Strong_20_Emphasis"><text:span text:style-name="T86">str_pad</text:span></text:span><text:span text:style-name="Strong_20_Emphasis"><text:span text:style-name="T45">(</text:span></text:span><text:span text:style-name="Strong_20_Emphasis"><text:span text:style-name="T390"><text:line-break/></text:span></text:span><text:span text:style-name="Strong_20_Emphasis"><text:span text:style-name="T45">    </text:span></text:span><text:span text:style-name="Strong_20_Emphasis"><text:span text:style-name="T116">string</text:span></text:span><text:span text:style-name="Strong_20_Emphasis"><text:span text:style-name="T45"> </text:span></text:span><text:span text:style-name="Strong_20_Emphasis"><text:span text:style-name="Source_20_Text"><text:span text:style-name="T85">$string</text:span></text:span></text:span><text:span text:style-name="Strong_20_Emphasis"><text:span text:style-name="T45">,</text:span></text:span><text:span text:style-name="Strong_20_Emphasis"><text:span text:style-name="T390"><text:line-break/></text:span></text:span><text:span text:style-name="Strong_20_Emphasis"><text:span text:style-name="T45">    </text:span></text:span><text:span text:style-name="Strong_20_Emphasis"><text:span text:style-name="T116">int</text:span></text:span><text:span text:style-name="Strong_20_Emphasis"><text:span text:style-name="T45"> </text:span></text:span><text:span text:style-name="Strong_20_Emphasis"><text:span text:style-name="Source_20_Text"><text:span text:style-name="T85">$length</text:span></text:span></text:span><text:span text:style-name="Strong_20_Emphasis"><text:span text:style-name="T45">,</text:span></text:span><text:span text:style-name="Strong_20_Emphasis"><text:span text:style-name="T390"><text:line-break/></text:span></text:span><text:span text:style-name="Strong_20_Emphasis"><text:span text:style-name="T45">    </text:span></text:span><text:span text:style-name="Strong_20_Emphasis"><text:span text:style-name="T116">string</text:span></text:span><text:span text:style-name="Strong_20_Emphasis"><text:span text:style-name="T45"> </text:span></text:span><text:span text:style-name="Strong_20_Emphasis"><text:span text:style-name="Source_20_Text"><text:span text:style-name="T85">$pad_string</text:span></text:span></text:span><text:span text:style-name="Strong_20_Emphasis"><text:span text:style-name="T360"> = " "</text:span></text:span><text:span text:style-name="Strong_20_Emphasis"><text:span text:style-name="T45">,</text:span></text:span><text:span text:style-name="Strong_20_Emphasis"><text:span text:style-name="T390"><text:line-break/></text:span></text:span><text:span text:style-name="Strong_20_Emphasis"><text:span text:style-name="T45">    </text:span></text:span><text:span text:style-name="Strong_20_Emphasis"><text:span text:style-name="T116">int</text:span></text:span><text:span text:style-name="Strong_20_Emphasis"><text:span text:style-name="T45"> </text:span></text:span><text:span text:style-name="Strong_20_Emphasis"><text:span text:style-name="Source_20_Text"><text:span text:style-name="T85">$pad_type</text:span></text:span></text:span><text:span text:style-name="Strong_20_Emphasis"><text:span text:style-name="T360"> = </text:span></text:span><text:span text:style-name="Source_20_Text"><text:span text:style-name="T362">ST</text:span></text:span><text:span text:style-name="Strong_20_Emphasis"><text:span text:style-name="Source_20_Text"><text:span text:style-name="T362">R_PAD_RIGHT</text:span></text:span></text:span><text:span text:style-name="Strong_20_Emphasis"><text:span text:style-name="T390"><text:line-break/></text:span></text:span><text:span text:style-name="Strong_20_Emphasis"><text:span text:style-name="T45">): </text:span></text:span><text:span text:style-name="Strong_20_Emphasis"><text:span text:style-name="T116">string</text:span></text:span></text:p>
      <text:p text:style-name="P429"><text:span text:style-name="Strong_20_Emphasis"><text:span text:style-name="T390"/></text:span></text:p>
      <text:p text:style-name="P433"><text:span text:style-name="Strong_20_Emphasis"><text:span text:style-name="T174">length</text:span></text:span><text:span text:style-name="Strong_20_Emphasis"><text:span text:style-name="T187"> <text:tab/>If the value of </text:span></text:span><text:span text:style-name="Strong_20_Emphasis"><text:span text:style-name="T174">length</text:span></text:span><text:span text:style-name="Strong_20_Emphasis"><text:span text:style-name="T187"> is negative, less than, or equal to the length of the input </text:span></text:span><text:span text:style-name="Strong_20_Emphasis"><text:span text:style-name="T174">string</text:span></text:span><text:span text:style-name="Strong_20_Emphasis"><text:span text:style-name="T187">, </text:span></text:span></text:p>
      <text:p text:style-name="P433"><text:span text:style-name="Strong_20_Emphasis"><text:span text:style-name="T187"><text:tab/><text:tab/>no padding takes place, and </text:span></text:span><text:span text:style-name="Strong_20_Emphasis"><text:span text:style-name="T174">string</text:span></text:span><text:span text:style-name="Strong_20_Emphasis"><text:span text:style-name="T187"> will be returned.</text:span></text:span></text:p>
      <text:p text:style-name="P428"><text:span text:style-name="Strong_20_Emphasis"><text:span text:style-name="T187"/></text:span></text:p>
      <text:p text:style-name="P428"><text:span text:style-name="Strong_20_Emphasis"><text:span text:style-name="T187"/></text:span></text:p>
      <text:p text:style-name="P430"><text:span text:style-name="Strong_20_Emphasis"><text:span text:style-name="T193">Note: </text:span></text:span><text:span text:style-name="Strong_20_Emphasis"><text:span text:style-name="T187"><text:tab/>The </text:span></text:span><text:span text:style-name="Strong_20_Emphasis"><text:span text:style-name="T174">pad_string </text:span></text:span><text:span text:style-name="Strong_20_Emphasis"><text:span text:style-name="T187">may be truncated if the required number of padding characters can't be evenly divided by the </text:span></text:span><text:span text:style-name="Strong_20_Emphasis"><text:span text:style-name="T174">pad_string</text:span></text:span><text:span text:style-name="Strong_20_Emphasis"><text:span text:style-name="T187">'s length.</text:span></text:span></text:p>
      <text:p text:style-name="P429"><text:span text:style-name="Strong_20_Emphasis"><text:span text:style-name="T390"/></text:span></text:p>
      <text:p text:style-name="P433"><text:span text:style-name="Strong_20_Emphasis"><text:span text:style-name="T174">pad_type</text:span></text:span><text:span text:style-name="Strong_20_Emphasis"><text:span text:style-name="T187"><text:tab/>Optional argument pad_type can be: <text:tab/>STR_PAD_RIGHT, </text:span></text:span></text:p>
      <text:p text:style-name="P433"><text:span text:style-name="Strong_20_Emphasis"><text:span text:style-name="T187"><text:tab/><text:tab/><text:tab/><text:tab/><text:tab/><text:tab/><text:tab/><text:tab/>STR_PAD_LEFT, or </text:span></text:span></text:p>
      <text:p text:style-name="P433"><text:span text:style-name="Strong_20_Emphasis"><text:span text:style-name="T187"><text:tab/><text:tab/><text:tab/><text:tab/><text:tab/><text:tab/><text:tab/><text:tab/>STR_PAD_BOTH. </text:span></text:span></text:p>
      <text:p text:style-name="P433"><text:span text:style-name="Strong_20_Emphasis"><text:span text:style-name="T187"><text:tab/><text:tab/></text:span></text:span></text:p>
      <text:p text:style-name="P432"><text:span text:style-name="Strong_20_Emphasis"><text:span text:style-name="T187"/></text:span></text:p>
      <text:p text:style-name="P155"><text:span text:style-name="Strong_20_Emphasis"><text:span text:style-name="T542">Example </text:span></text:span><text:span text:style-name="Strong_20_Emphasis"><text:span text:style-name="T543">4</text:span></text:span><text:span text:style-name="Strong_20_Emphasis"><text:span text:style-name="T545">6</text:span></text:span><text:span text:style-name="Strong_20_Emphasis"><text:span text:style-name="T542">:</text:span></text:span></text:p>
      <text:p text:style-name="P320"><text:span text:style-name="Strong_20_Emphasis"><text:span text:style-name="T174">&lt;?php</text:span></text:span></text:p>
      <text:p text:style-name="P320"><text:span text:style-name="Strong_20_Emphasis"><text:span text:style-name="T174">$input = "Alien";</text:span></text:span></text:p>
      <text:p text:style-name="P320"><text:span text:style-name="Strong_20_Emphasis"><text:span text:style-name="T174">echo str_pad($input, 10);                      </text:span></text:span><text:span text:style-name="Strong_20_Emphasis"><text:span text:style-name="T433">// produces "Alien     "</text:span></text:span></text:p>
      <text:p text:style-name="P320"><text:span text:style-name="Strong_20_Emphasis"><text:span text:style-name="T174">echo str_pad($input, 10, "-=", STR_PAD_LEFT);  </text:span></text:span><text:span text:style-name="Strong_20_Emphasis"><text:span text:style-name="T433">// produces "-=-=-Alien"</text:span></text:span></text:p>
      <text:p text:style-name="P320"><text:span text:style-name="Strong_20_Emphasis"><text:span text:style-name="T174">echo str_pad($input, 10, "_", STR_PAD_BOTH);   </text:span></text:span><text:span text:style-name="Strong_20_Emphasis"><text:span text:style-name="T433">// produces "__Alien___"</text:span></text:span></text:p>
      <text:p text:style-name="P320"><text:span text:style-name="Strong_20_Emphasis"><text:span text:style-name="T174">echo str_pad($input,  6, "___");               </text:span></text:span><text:span text:style-name="Strong_20_Emphasis"><text:span text:style-name="T433">// produces "Alien_"</text:span></text:span></text:p>
      <text:p text:style-name="P320"><text:span text:style-name="Strong_20_Emphasis"><text:span text:style-name="T174">echo str_pad($input,  3, "*");                 </text:span></text:span><text:span text:style-name="Strong_20_Emphasis"><text:span text:style-name="T433">// produces "Alien"</text:span></text:span></text:p>
      <text:p text:style-name="P320"><text:span text:style-name="Strong_20_Emphasis"><text:span text:style-name="T174">?&gt;</text:span></text:span></text:p>
      <text:p text:style-name="P432"/>
      <text:p text:style-name="P431"><text:soft-page-break/><text:span text:style-name="Strong_20_Emphasis"><text:span text:style-name="T193">strlen()</text:span></text:span><text:span text:style-name="Strong_20_Emphasis"><text:span text:style-name="T187"> — Returns the length of the given </text:span></text:span><text:span text:style-name="Strong_20_Emphasis"><text:span text:style-name="T174">string</text:span></text:span><text:span text:style-name="Strong_20_Emphasis"><text:span text:style-name="T187">.</text:span></text:span></text:p>
      <text:p text:style-name="P156"><text:span text:style-name="Strong_20_Emphasis"><text:span text:style-name="T199">Example </text:span></text:span><text:span text:style-name="Strong_20_Emphasis"><text:span text:style-name="T210">4</text:span></text:span><text:span text:style-name="Strong_20_Emphasis"><text:span text:style-name="T546">7</text:span></text:span><text:span text:style-name="Strong_20_Emphasis"><text:span text:style-name="T199">:</text:span></text:span></text:p>
      <text:p text:style-name="P434"><text:span text:style-name="Strong_20_Emphasis"><text:span text:style-name="T174">&lt;?php<text:line-break/>$str = 'abcdef';<text:line-break/>echo strlen($str); <text:tab/></text:span></text:span><text:span text:style-name="Strong_20_Emphasis"><text:span text:style-name="T474">// 6</text:span></text:span><text:span text:style-name="Strong_20_Emphasis"><text:span text:style-name="T174"><text:line-break/><text:line-break/>$str = ' ab cd ';<text:line-break/>echo strlen($str); <text:tab/></text:span></text:span><text:span text:style-name="Strong_20_Emphasis"><text:span text:style-name="T474">// 7</text:span></text:span></text:p>
      <text:p text:style-name="P435"><text:span text:style-name="Strong_20_Emphasis"><text:span text:style-name="T174">?&gt;</text:span></text:span></text:p>
      <text:p text:style-name="P124"/>
      <text:p text:style-name="P450"><text:span text:style-name="Strong_20_Emphasis"><text:span text:style-name="T674">Locale::setDefault()</text:span></text:span><text:span text:style-name="Strong_20_Emphasis"><text:span text:style-name="T675">  </text:span></text:span><text:span text:style-name="Strong_20_Emphasis"><text:span text:style-name="T676">| </text:span></text:span><text:span text:style-name="Strong_20_Emphasis"><text:span text:style-name="T675"> </text:span></text:span><text:span text:style-name="Strong_20_Emphasis"><text:span text:style-name="T674">locale_set_default() </text:span></text:span><text:span text:style-name="Strong_20_Emphasis"><text:span text:style-name="T675">— </text:span></text:span><text:span text:style-name="Strong_20_Emphasis"><text:span text:style-name="T226">Sets the default runtime locale to </text:span></text:span><text:span text:style-name="Strong_20_Emphasis"><text:span text:style-name="T174">locale</text:span></text:span><text:span text:style-name="Strong_20_Emphasis"><text:span text:style-name="T226">. This changes the <text:tab/><text:tab/><text:tab/><text:tab/><text:tab/><text:tab/> <text:s text:c="8"/>value of </text:span></text:span><text:span text:style-name="Strong_20_Emphasis"><text:span text:style-name="T174">INTL global 'default_locale'</text:span></text:span><text:span text:style-name="Strong_20_Emphasis"><text:span text:style-name="T226"> locale identifier.</text:span></text:span></text:p>
      <text:p text:style-name="P124"/>
      <text:p text:style-name="P141">Object-oriented style</text:p>
      <text:p text:style-name="P245"><text:span text:style-name="T367">public</text:span><text:span text:style-name="T53"> </text:span><text:span text:style-name="T367">static</text:span><text:span text:style-name="T53"> </text:span><text:span text:style-name="Strong_20_Emphasis"><text:span text:style-name="T96">Locale::setDefault</text:span></text:span><text:span text:style-name="T53">(</text:span><text:span text:style-name="T122">string</text:span><text:span text:style-name="T53"> </text:span><text:span text:style-name="Source_20_Text"><text:span text:style-name="T96">$locale</text:span></text:span><text:span text:style-name="T53">): </text:span><text:span text:style-name="T122">bool</text:span></text:p>
      <text:p text:style-name="P149"/>
      <text:p text:style-name="P140">Procedural style</text:p>
      <text:p text:style-name="P245"><text:span text:style-name="Strong_20_Emphasis"><text:span text:style-name="T96">locale_set_default</text:span></text:span><text:span text:style-name="T53">(</text:span><text:span text:style-name="T122">string</text:span><text:span text:style-name="T53"> </text:span><text:span text:style-name="Source_20_Text"><text:span text:style-name="T96">$locale</text:span></text:span><text:span text:style-name="T53">): </text:span><text:span text:style-name="T122">bool</text:span></text:p>
      <text:p text:style-name="P124"/>
      <text:p text:style-name="P157"><text:span text:style-name="Strong_20_Emphasis"><text:span text:style-name="T542">Example </text:span></text:span><text:span text:style-name="Strong_20_Emphasis"><text:span text:style-name="T543">4</text:span></text:span><text:span text:style-name="Strong_20_Emphasis"><text:span text:style-name="T547">8</text:span></text:span><text:span text:style-name="Strong_20_Emphasis"><text:span text:style-name="T542">:</text:span></text:span></text:p>
      <text:p text:style-name="P27">&lt;?php</text:p>
      <text:p text:style-name="P27">locale_set_default('de-DE');</text:p>
      <text:p text:style-name="P27">echo locale_get_default();</text:p>
      <text:p text:style-name="P27">?&gt;</text:p>
      <text:p text:style-name="P61">// de-DE</text:p>
      <text:p text:style-name="P27"/>
      <text:p text:style-name="P27"/>
      <text:p text:style-name="P157"><text:span text:style-name="Strong_20_Emphasis"><text:span text:style-name="T542">Example </text:span></text:span><text:span text:style-name="Strong_20_Emphasis"><text:span text:style-name="T543">4</text:span></text:span><text:span text:style-name="Strong_20_Emphasis"><text:span text:style-name="T547">9</text:span></text:span><text:span text:style-name="Strong_20_Emphasis"><text:span text:style-name="T542">:</text:span></text:span></text:p>
      <text:p text:style-name="P27">&lt;?php</text:p>
      <text:p text:style-name="P27">Locale::setDefault('de-DE');</text:p>
      <text:p text:style-name="P27">echo Locale::getDefault();</text:p>
      <text:p text:style-name="P27">?&gt;</text:p>
      <text:p text:style-name="P60">// de-DE</text:p>
      <text:p text:style-name="P124"/>
      <text:p text:style-name="P124"/>
      <text:p text:style-name="P269"><text:span text:style-name="T530">Locale::getDefault</text:span><text:span text:style-name="T532">()</text:span><text:span text:style-name="T530"> </text:span> <text:span text:style-name="T727">| <text:s/></text:span><text:span text:style-name="T530">locale_get_default</text:span><text:span text:style-name="T532">()</text:span> —<text:span text:style-name="T735"> Gets the default locale value from the INTL global 'default_locale'</text:span></text:p>
      <text:p text:style-name="P133"/>
      <text:p text:style-name="P142">Object-oriented style</text:p>
      <text:p text:style-name="P249"><text:span text:style-name="T367">public</text:span><text:span text:style-name="T53"> </text:span><text:span text:style-name="T367">static</text:span><text:span text:style-name="T53"> </text:span><text:span text:style-name="Strong_20_Emphasis"><text:span text:style-name="T96">Locale::getDefault</text:span></text:span><text:span text:style-name="T53">(): </text:span><text:span text:style-name="T122">string</text:span></text:p>
      <text:p text:style-name="P149"/>
      <text:p text:style-name="P143">Procedural style</text:p>
      <text:p text:style-name="P245"><text:span text:style-name="Strong_20_Emphasis"><text:span text:style-name="T96">locale_get_default</text:span></text:span><text:span text:style-name="T53">(): </text:span><text:span text:style-name="T122">string</text:span></text:p>
      <text:p text:style-name="P150"/>
      <text:p text:style-name="P125"><text:span text:style-name="T673">At the PHP initialization this value is set to </text:span><text:span text:style-name="T25">'intl.default_locale' </text:span><text:span text:style-name="T673">value from</text:span><text:span text:style-name="T25"> </text:span><text:span text:style-name="Variable"><text:span text:style-name="T26">php.ini</text:span></text:span><text:span text:style-name="T25"> </text:span><text:span text:style-name="T673">if that value exists or from ICU's function </text:span><text:span text:style-name="T25">uloc_getDefault()</text:span><text:span text:style-name="T673">.</text:span></text:p>
      <text:p text:style-name="P157"><text:soft-page-break/><text:span text:style-name="Strong_20_Emphasis"><text:span text:style-name="T542">Example </text:span></text:span><text:span text:style-name="Strong_20_Emphasis"><text:span text:style-name="T547">50</text:span></text:span><text:span text:style-name="Strong_20_Emphasis"><text:span text:style-name="T542">:</text:span></text:span></text:p>
      <text:p text:style-name="P27">&lt;?php</text:p>
      <text:p text:style-name="P27"><text:span text:style-name="T726">ini_set(</text:span><text:span text:style-name="T728">'intl.default_locale'</text:span><text:span text:style-name="T726">,</text:span> <text:span text:style-name="T728">'de-DE'</text:span><text:span text:style-name="T726">);</text:span></text:p>
      <text:p text:style-name="P28">echo <text:span text:style-name="T572">locale_get_default()</text:span>, '; ';</text:p>
      <text:p text:style-name="P27"/>
      <text:p text:style-name="P27">locale_set_default('fr');</text:p>
      <text:p text:style-name="P27">echo <text:span text:style-name="T572">locale_get_default()</text:span>;</text:p>
      <text:p text:style-name="P27">?&gt;</text:p>
      <text:p text:style-name="P59">de-DE; fr</text:p>
      <text:p text:style-name="P27"/>
      <text:p text:style-name="P157"><text:span text:style-name="Strong_20_Emphasis"><text:span text:style-name="T542">Example </text:span></text:span><text:span text:style-name="Strong_20_Emphasis"><text:span text:style-name="T547">51</text:span></text:span><text:span text:style-name="Strong_20_Emphasis"><text:span text:style-name="T542">:</text:span></text:span></text:p>
      <text:p text:style-name="P27">&lt;?php</text:p>
      <text:p text:style-name="P27"><text:span text:style-name="T726">ini_set(</text:span><text:span text:style-name="T728">'intl.default_locale'</text:span><text:span text:style-name="T726">,</text:span> <text:span text:style-name="T728">'de-DE'</text:span><text:span text:style-name="T726">);</text:span></text:p>
      <text:p text:style-name="P28">echo <text:span text:style-name="T572">Locale::getDefault()</text:span>, '; ';</text:p>
      <text:p text:style-name="P27"/>
      <text:p text:style-name="P27">Locale::setDefault('fr');</text:p>
      <text:p text:style-name="P27">echo <text:span text:style-name="T572">Locale::getDefault()</text:span>;</text:p>
      <text:p text:style-name="P27">?&gt;</text:p>
      <text:p text:style-name="P59">de-DE; fr</text:p>
      <text:p text:style-name="P27"/>
      <text:p text:style-name="P124"/>
      <text:p text:style-name="P302"><text:span text:style-name="T338">strtok()</text:span><text:span text:style-name="T335"> — Tokenize string</text:span></text:p>
      <text:p text:style-name="P406"><text:span text:style-name="Strong_20_Emphasis"><text:span text:style-name="T97">strtok</text:span></text:span><text:span text:style-name="T54">(</text:span><text:span text:style-name="T123">string</text:span><text:span text:style-name="T54"> </text:span><text:span text:style-name="Source_20_Text"><text:span text:style-name="T97">$string</text:span></text:span><text:span text:style-name="T54">, </text:span><text:span text:style-name="T123">string</text:span><text:span text:style-name="T54"> </text:span><text:span text:style-name="Source_20_Text"><text:span text:style-name="T97">$token</text:span></text:span><text:span text:style-name="T54">): </text:span><text:span text:style-name="T123">string|false</text:span></text:p>
      <text:p text:style-name="P406"><text:span text:style-name="Strong_20_Emphasis"><text:span text:style-name="T97">strtok</text:span></text:span><text:span text:style-name="T54">(</text:span><text:span text:style-name="T123">string</text:span><text:span text:style-name="T54"> </text:span><text:span text:style-name="Source_20_Text"><text:span text:style-name="T97">$token</text:span></text:span><text:span text:style-name="T54">): </text:span><text:span text:style-name="T123">string|false</text:span></text:p>
      <text:p text:style-name="P405"/>
      <text:p text:style-name="P92">strtok() splits a string (string) into smaller strings (tokens), with each token being delimited by any character from token. </text:p>
      <text:p text:style-name="P303"><text:span text:style-name="T335">That is, if you have a string like </text:span><text:span text:style-name="T453">"This is an example string"</text:span><text:span text:style-name="T335"> you could tokenize this string into its individual words by using the space character as the </text:span><text:span text:style-name="Source_20_Text"><text:span text:style-name="T477">token</text:span></text:span><text:span text:style-name="T335">.</text:span></text:p>
      <text:p text:style-name="P254"><text:span text:style-name="T185">Note that only the first call to strtok uses the </text:span><text:span text:style-name="Source_20_Text"><text:span text:style-name="T185">string</text:span></text:span><text:span text:style-name="T185"> argument. </text:span></text:p>
      <text:p text:style-name="P254"><text:span text:style-name="T185">Every subsequent call to strtok only needs the </text:span><text:span text:style-name="Source_20_Text"><text:span text:style-name="T185">token</text:span></text:span><text:span text:style-name="T185"> to use, as it keeps track of where it is in the current string.</text:span></text:p>
      <text:p text:style-name="P254"><text:span text:style-name="T185">To start over, or to tokenize a new string you simply call strtok with the </text:span><text:span text:style-name="Source_20_Text"><text:span text:style-name="T185">string</text:span></text:span><text:span text:style-name="T185"> argument again to initialize it. </text:span></text:p>
      <text:p text:style-name="P253"><text:span text:style-name="T185">Note that you may put multiple tokens in the </text:span><text:span text:style-name="Source_20_Text"><text:span text:style-name="T185">token</text:span></text:span><text:span text:style-name="T185"> parameter. The string will be tokenized when any one of the characters in the </text:span><text:span text:style-name="Source_20_Text"><text:span text:style-name="T185">token</text:span></text:span><text:span text:style-name="T185"> argument is found.</text:span></text:p>
      <text:p text:style-name="P158"><text:span text:style-name="Strong_20_Emphasis"><text:span text:style-name="T542">Example </text:span></text:span><text:span text:style-name="Strong_20_Emphasis"><text:span text:style-name="T547">5</text:span></text:span><text:span text:style-name="Strong_20_Emphasis"><text:span text:style-name="T548">2</text:span></text:span><text:span text:style-name="Strong_20_Emphasis"><text:span text:style-name="T542">:</text:span></text:span></text:p>
      <table:table table:name="Table1" table:style-name="Table1">
        <table:table-column table:style-name="Table1.A"/>
        <table:table-column table:style-name="Table1.B"/>
        <table:table-row table:style-name="TableLine94388393738816">
          <table:table-cell table:style-name="Table1.A1" office:value-type="string">
            <text:p text:style-name="P29">&lt;?php</text:p>
            <text:p text:style-name="P29"><text:span text:style-name="T736">$string</text:span> = <text:span text:style-name="T736">"This is\tan example\nstring"</text:span>;</text:p>
            <text:p text:style-name="P30">$tok = <text:span text:style-name="T572">strtok(</text:span><text:span text:style-name="T736">$string</text:span>, " \n\t"<text:span text:style-name="T572">)</text:span>;</text:p>
            <text:p text:style-name="P29">while ($tok !== false) {</text:p>
            <text:p text:style-name="P29"><text:s text:c="4"/>echo "$tok &lt;br /&gt;";</text:p>
            <text:p text:style-name="P29"><text:s text:c="4"/>$tok = <text:span text:style-name="T572">strtok(</text:span>" \n\t"<text:span text:style-name="T572">)</text:span>; </text:p>
            <text:p text:style-name="P29">}</text:p>
            <text:p text:style-name="P29">?&gt;</text:p>
          </table:table-cell>
          <table:table-cell table:style-name="Table1.A1" office:value-type="string">
            <text:p text:style-name="P67">This<text:line-break/>is<text:line-break/>an<text:line-break/>example<text:line-break/>string</text:p>
          </table:table-cell>
        </table:table-row>
      </table:table>
      <text:p text:style-name="P159"><text:soft-page-break/><text:span text:style-name="Strong_20_Emphasis"><text:span text:style-name="T559">Example </text:span></text:span><text:span text:style-name="Strong_20_Emphasis"><text:span text:style-name="T560">5</text:span></text:span><text:span text:style-name="Strong_20_Emphasis"><text:span text:style-name="T554">3 ( behavior on empty part found )</text:span></text:span><text:span text:style-name="Strong_20_Emphasis"><text:span text:style-name="T559">:</text:span></text:span></text:p>
      <text:p text:style-name="P32">&lt;?php </text:p>
      <text:p text:style-name="P32">$first_token  = strtok('/something', '/');</text:p>
      <text:p text:style-name="P32">$second_token = strtok('/');</text:p>
      <text:p text:style-name="P32">var_dump($first_token, $second_token);</text:p>
      <text:p text:style-name="P31">?&gt;</text:p>
      <text:p text:style-name="P64">string(9) "something"</text:p>
      <text:p text:style-name="P66">bool(false)</text:p>
      <text:p text:style-name="P405"/>
      <text:p text:style-name="P405"/>
      <text:p text:style-name="P405"/>
      <text:p text:style-name="P309">Note:</text:p>
      <text:p text:style-name="P304">This function behaves slightly different from what one may expect being familiar with <text:span text:style-name="T167">explode()</text:span>. </text:p>
      <text:p text:style-name="P304"><text:span text:style-name="T738">In </text:span><text:span text:style-name="T167">explode()</text:span>, a sequence of two or more contiguous <text:span text:style-name="T167">token</text:span> characters in the parsed string is considered to be a <text:span text:style-name="T167">single delimiter </text:span><text:span text:style-name="T336">while in</text:span><text:span text:style-name="T168"> </text:span><text:span text:style-name="T167">strtok</text:span><text:span text:style-name="T168">() </text:span><text:span text:style-name="T337">are consider as</text:span><text:span text:style-name="T169"> multiple delimiters</text:span>. </text:p>
      <text:p text:style-name="P304"/>
      <text:p text:style-name="P305">Also, a token situated at the start or end of the string is ignored. For example, if a string <text:span text:style-name="T737">";aaa;;bbb;"</text:span> is used, successive calls to <text:span text:style-name="T167">strtok()</text:span> with ";" as a token would return strings <text:span text:style-name="T737">"aaa"</text:span> and <text:span text:style-name="T737">"bbb"</text:span>, and then false. As a result, the string will be split into only two elements</text:p>
      <text:p text:style-name="P305"><text:span text:style-name="T739">W</text:span>hile <text:span text:style-name="T167">explode(";", $string)</text:span> would return an array of 5 elements.</text:p>
      <text:p text:style-name="P405"/>
      <text:p text:style-name="P405"/>
      <text:p text:style-name="P405"/>
      <text:p text:style-name="P160"><text:span text:style-name="Strong_20_Emphasis"><text:span text:style-name="T553">Example </text:span></text:span><text:span text:style-name="Strong_20_Emphasis"><text:span text:style-name="T555">5</text:span></text:span><text:span text:style-name="Strong_20_Emphasis"><text:span text:style-name="T556">4</text:span></text:span><text:span text:style-name="Strong_20_Emphasis"><text:span text:style-name="T554"> ( The difference between strtok() and explode())</text:span></text:span><text:span text:style-name="Strong_20_Emphasis"><text:span text:style-name="T553">:</text:span></text:span></text:p>
      <text:p text:style-name="P33">&lt;?php<text:line-break/>$string = ";aaa;;bbb;";<text:line-break/><text:line-break/>$parts = [];<text:line-break/>$tok = strtok($string, ";");</text:p>
      <text:p text:style-name="P33"><text:line-break/>while ($tok !== false) {<text:line-break/>    $parts[] = $tok;<text:line-break/>    $tok = strtok(";");<text:line-break/>}</text:p>
      <text:p text:style-name="P34"><text:line-break/>echo json_encode($parts),"\n";</text:p>
      <text:p text:style-name="P34">$parts = explode(";", $string);</text:p>
      <text:p text:style-name="P34">echo json_encode($parts),"\n"; </text:p>
      <text:p text:style-name="P33">?&gt;</text:p>
      <text:p text:style-name="P62">["aaa","bbb"]</text:p>
      <text:p text:style-name="P62">["","aaa","","bbb",""]</text:p>
      <text:p text:style-name="P62"/>
      <text:p text:style-name="P62"/>
      <text:p text:style-name="P62"/>
      <text:p text:style-name="P62"/>
      <text:p text:style-name="P62"/>
      <text:p text:style-name="P62"/>
      <text:p text:style-name="P110"><text:soft-page-break/><text:span text:style-name="T741">wordwrap</text:span><text:span text:style-name="T742">()</text:span><text:span text:style-name="T740"> — </text:span>Wraps a string to a given number of characters using a string break character.</text:p>
      <text:p text:style-name="P56"/>
      <text:p text:style-name="P379"><text:span text:style-name="Strong_20_Emphasis"><text:span text:style-name="T81">wordwrap</text:span></text:span><text:span text:style-name="T43">(</text:span><text:span text:style-name="T434"><text:line-break/></text:span><text:span text:style-name="T43">    </text:span><text:span text:style-name="T114">string</text:span><text:span text:style-name="T43"> </text:span><text:span text:style-name="Source_20_Text"><text:span text:style-name="T83">$string</text:span></text:span><text:span text:style-name="T43">,</text:span><text:span text:style-name="T434"><text:line-break/></text:span><text:span text:style-name="T43">    </text:span><text:span text:style-name="T114">int</text:span><text:span text:style-name="T43"> </text:span><text:span text:style-name="Source_20_Text"><text:span text:style-name="T83">$width</text:span></text:span><text:span text:style-name="T357"> = 75</text:span><text:span text:style-name="T43">,<text:tab/><text:tab/> <text:s text:c="5"/>← number of characters at which the string will be wrapped.</text:span><text:span text:style-name="T434"><text:line-break/></text:span><text:span text:style-name="T43">    </text:span><text:span text:style-name="T114">string</text:span><text:span text:style-name="T43"> </text:span><text:span text:style-name="Source_20_Text"><text:span text:style-name="T83">$break</text:span></text:span><text:span text:style-name="T357"> = "\n"</text:span><text:span text:style-name="T43">,</text:span><text:span text:style-name="T434"><text:line-break/></text:span><text:span text:style-name="T43">    </text:span><text:span text:style-name="T114">bool</text:span><text:span text:style-name="T43"> </text:span><text:span text:style-name="Source_20_Text"><text:span text:style-name="T83">$cut_long_words</text:span></text:span><text:span text:style-name="T357"> = </text:span><text:span text:style-name="T358">false<text:tab/> <text:s text:c="5"/></text:span><text:span text:style-name="T43">← If the </text:span><text:span text:style-name="Source_20_Text"><text:span text:style-name="T43">cut_long_words</text:span></text:span><text:span text:style-name="T43"> </text:span><text:span text:style-name="T478">is set to </text:span><text:span text:style-name="Strong_20_Emphasis"><text:span text:style-name="Source_20_Text"><text:span text:style-name="T478">true</text:span></text:span></text:span><text:span text:style-name="T43">, the string is </text:span><text:span text:style-name="T434"><text:line-break/></text:span><text:span text:style-name="T43">): </text:span><text:span text:style-name="T114">string<text:tab/><text:tab/><text:tab/><text:tab/><text:tab/> <text:s/></text:span><text:span text:style-name="T43">always wrapped at or before the specified </text:span><text:span text:style-name="Source_20_Text"><text:span text:style-name="T43">width</text:span></text:span><text:span text:style-name="T43">. So if <text:tab/><text:tab/><text:tab/><text:tab/><text:tab/><text:tab/> <text:s/>you have a word that is </text:span><text:span text:style-name="T478">larger than the given width</text:span><text:span text:style-name="T43">, it <text:tab/><text:tab/><text:tab/><text:tab/><text:tab/><text:tab/> <text:s/>is broken apart. </text:span></text:p>
      <text:p text:style-name="P161"><text:span text:style-name="Strong_20_Emphasis"><text:span text:style-name="T553">Example </text:span></text:span><text:span text:style-name="Strong_20_Emphasis"><text:span text:style-name="T555">5</text:span></text:span><text:span text:style-name="Strong_20_Emphasis"><text:span text:style-name="T557">5</text:span></text:span><text:span text:style-name="Strong_20_Emphasis"><text:span text:style-name="T553">:</text:span></text:span></text:p>
      <text:p text:style-name="P33">&lt;?php<text:line-break/>$text = "The quick brown fox jumped over the lazy dog.";<text:line-break/>$newtext = wordwrap($text, 20, "&lt;br /&gt;\n");<text:line-break/><text:line-break/>echo $newtext;<text:line-break/>?&gt;</text:p>
      <text:p text:style-name="P62"/>
      <text:p text:style-name="P63">The quick brown fox&lt;br /&gt;</text:p>
      <text:p text:style-name="P68">jumped over the lazy&lt;br /&gt;</text:p>
      <text:p text:style-name="P68">dog.</text:p>
      <text:p text:style-name="P62"/>
      <text:p text:style-name="P62"/>
      <text:p text:style-name="P161"><text:span text:style-name="Strong_20_Emphasis"><text:span text:style-name="T553">Example </text:span></text:span><text:span text:style-name="Strong_20_Emphasis"><text:span text:style-name="T555">5</text:span></text:span><text:span text:style-name="Strong_20_Emphasis"><text:span text:style-name="T557">6</text:span></text:span><text:span text:style-name="Strong_20_Emphasis"><text:span text:style-name="T553">:</text:span></text:span></text:p>
      <text:p text:style-name="P33">&lt;?php<text:line-break/>$text = "A very long woooooooooooord.";<text:line-break/>$newtext = wordwrap($text, 8, "\n", <text:span text:style-name="T572">true</text:span>);<text:line-break/><text:line-break/>echo "$newtext\n";<text:line-break/>?&gt;</text:p>
      <text:p text:style-name="P62"/>
      <text:p text:style-name="P63">A very</text:p>
      <text:p text:style-name="P68">long</text:p>
      <text:p text:style-name="P68">wooooooo</text:p>
      <text:p text:style-name="P68">ooooord.</text:p>
      <text:p text:style-name="P62"/>
      <text:p text:style-name="P62"/>
      <text:p text:style-name="P161"><text:span text:style-name="Strong_20_Emphasis"><text:span text:style-name="T553">Example </text:span></text:span><text:span text:style-name="Strong_20_Emphasis"><text:span text:style-name="T555">5</text:span></text:span><text:span text:style-name="Strong_20_Emphasis"><text:span text:style-name="T557">7</text:span></text:span><text:span text:style-name="Strong_20_Emphasis"><text:span text:style-name="T553">:</text:span></text:span></text:p>
      <text:p text:style-name="P62"><text:span text:style-name="Source_20_Text"><text:span text:style-name="T27">&lt;?php<text:line-break/>$text = "A very long woooooooooooooooooord. and something";<text:line-break/>$newtext = wordwrap($text, 8, "\n", </text:span></text:span><text:span text:style-name="Source_20_Text"><text:span text:style-name="T579">false</text:span></text:span><text:span text:style-name="Source_20_Text"><text:span text:style-name="T27">);<text:line-break/><text:line-break/>echo "$newtext\n";<text:line-break/>?&gt;</text:span></text:span></text:p>
      <text:p text:style-name="P69"/>
      <text:p text:style-name="P70">A very</text:p>
      <text:p text:style-name="P71">long</text:p>
      <text:p text:style-name="P71">woooooooooooooooooord.</text:p>
      <text:p text:style-name="P71">and</text:p>
      <text:p text:style-name="P71">something</text:p>
      <text:p text:style-name="P72"/>
      <text:p text:style-name="P162"><text:soft-page-break/><text:span text:style-name="Strong_20_Emphasis"><text:span text:style-name="T553">Example </text:span></text:span><text:span text:style-name="Strong_20_Emphasis"><text:span text:style-name="T555">5</text:span></text:span><text:span text:style-name="Strong_20_Emphasis"><text:span text:style-name="T558">8</text:span></text:span><text:span text:style-name="Strong_20_Emphasis"><text:span text:style-name="T553">:</text:span></text:span></text:p>
      <text:p text:style-name="P65"><text:span text:style-name="Source_20_Text"><text:span text:style-name="T170">&lt;?php</text:span></text:span></text:p>
      <text:p text:style-name="P306"><text:span text:style-name="Source_20_Text"><text:span text:style-name="T170">$text = "The quick brown fox jumped over the llazzzzzzzzzyyyyyyyyy dog.";</text:span></text:span></text:p>
      <text:p text:style-name="P306"><text:span text:style-name="Source_20_Text"><text:span text:style-name="T171">echo</text:span></text:span><text:span text:style-name="Source_20_Text"><text:span text:style-name="T170"> wordwrap($text, 8, "*", true);</text:span></text:span></text:p>
      <text:p text:style-name="P65"><text:span text:style-name="Source_20_Text"><text:span text:style-name="T27">?&gt;</text:span></text:span></text:p>
      <text:p text:style-name="P65"><text:span text:style-name="Source_20_Text"><text:span text:style-name="T720">The*quick*brown*fox*jumped*over the*llazzzzz*zzzzyyyy*yyyyy*dog.</text:span></text:span></text:p>
      <text:p text:style-name="P116"/>
      <text:p text:style-name="P116"/>
      <text:h text:style-name="P115" text:outline-level="1">pack<text:span text:style-name="T743">()</text:span> — <text:span text:style-name="T667">Pack data into binary string</text:span></text:h>
      <text:p text:style-name="P380"><text:span text:style-name="Strong_20_Emphasis"><text:span text:style-name="T88">pack</text:span></text:span><text:span text:style-name="T47">(</text:span><text:span text:style-name="T118">string</text:span><text:span text:style-name="T47"> </text:span><text:span text:style-name="Source_20_Text"><text:span text:style-name="T90">$format</text:span></text:span><text:span text:style-name="T47">, </text:span><text:span text:style-name="Source_20_Text"><text:span text:style-name="T91">mixed</text:span></text:span><text:span text:style-name="T47"> </text:span><text:span text:style-name="Source_20_Text"><text:span text:style-name="T90">...$values</text:span></text:span><text:span text:style-name="T47">): </text:span><text:span text:style-name="T118">string</text:span></text:p>
      <text:p text:style-name="P114">The pack() function is an inbuilt function in PHP which is used to pack the given parameter into a binary string in a given format.</text:p>
      <text:p text:style-name="P116"/>
      <text:p text:style-name="P116"/>
      <text:p text:style-name="P307"><text:span text:style-name="Strong_20_Emphasis"><text:span text:style-name="T479">Example </text:span></text:span><text:span text:style-name="Strong_20_Emphasis"><text:span text:style-name="T480">5</text:span></text:span><text:span text:style-name="Strong_20_Emphasis"><text:span text:style-name="T481">9</text:span></text:span><text:span text:style-name="Strong_20_Emphasis"><text:span text:style-name="T479"> </text:span></text:span><text:span text:style-name="Strong_20_Emphasis"><text:span text:style-name="T481">(</text:span></text:span><text:span text:style-name="Strong_20_Emphasis"><text:span text:style-name="T479">This program uses C format to format the input parameter</text:span></text:span><text:span text:style-name="Strong_20_Emphasis"><text:span text:style-name="T481">)</text:span></text:span><text:span text:style-name="Strong_20_Emphasis"><text:span text:style-name="T479">.</text:span></text:span></text:p>
      <text:p text:style-name="P306"><text:span text:style-name="Source_20_Text"><text:span text:style-name="T173"/></text:span></text:p>
      <text:p text:style-name="P306"><text:span text:style-name="Source_20_Text"><text:span text:style-name="T170">&lt;?php</text:span></text:span></text:p>
      <text:p text:style-name="P306"><text:span text:style-name="Source_20_Text"><text:span text:style-name="T170">echo pack("C13", 71, 69, 69, 75, 83, 70, 79, 82, 71, 69, 69, 75, 83);</text:span></text:span></text:p>
      <text:p text:style-name="P306"><text:span text:style-name="Source_20_Text"><text:span text:style-name="T170">?&gt;</text:span></text:span></text:p>
      <text:p text:style-name="P306"><text:span text:style-name="Source_20_Text"><text:span text:style-name="T483">GEEKSFORGEEKS</text:span></text:span></text:p>
      <text:p text:style-name="P306"><text:span text:style-name="Source_20_Text"><text:span text:style-name="T170"/></text:span></text:p>
      <text:p text:style-name="P306"><text:span text:style-name="Source_20_Text"><text:span text:style-name="T170"/></text:span></text:p>
      <text:p text:style-name="P307"><text:span text:style-name="Strong_20_Emphasis"><text:span text:style-name="T479">Example </text:span></text:span><text:span text:style-name="Strong_20_Emphasis"><text:span text:style-name="T481">60 (</text:span></text:span><text:span text:style-name="Strong_20_Emphasis"><text:span text:style-name="T479">This program uses A format to format the input parameter</text:span></text:span><text:span text:style-name="Strong_20_Emphasis"><text:span text:style-name="T481">)</text:span></text:span><text:span text:style-name="Strong_20_Emphasis"><text:span text:style-name="T479">.</text:span></text:span></text:p>
      <text:p text:style-name="P306"><text:span text:style-name="Source_20_Text"><text:span text:style-name="T173"/></text:span></text:p>
      <text:p text:style-name="P306"><text:span text:style-name="Source_20_Text"><text:span text:style-name="T170">&lt;?php</text:span></text:span></text:p>
      <text:p text:style-name="P306"><text:span text:style-name="Source_20_Text"><text:span text:style-name="T170">echo pack("A3", 71898);</text:span></text:span></text:p>
      <text:p text:style-name="P306"><text:span text:style-name="Source_20_Text"><text:span text:style-name="T170">?&gt;</text:span></text:span></text:p>
      <text:p text:style-name="P306"><text:span text:style-name="Source_20_Text"><text:span text:style-name="T483">718</text:span></text:span></text:p>
      <text:p text:style-name="P306"><text:span text:style-name="Source_20_Text"><text:span text:style-name="T170"/></text:span></text:p>
      <text:p text:style-name="P308"><text:span text:style-name="Strong_20_Emphasis"><text:span text:style-name="T479">Example </text:span></text:span><text:span text:style-name="Strong_20_Emphasis"><text:span text:style-name="T481">6</text:span></text:span><text:span text:style-name="Strong_20_Emphasis"><text:span text:style-name="T482">1</text:span></text:span><text:span text:style-name="Strong_20_Emphasis"><text:span text:style-name="T481"> </text:span></text:span><text:span text:style-name="Strong_20_Emphasis"><text:span text:style-name="T482">(</text:span></text:span><text:span text:style-name="Strong_20_Emphasis"><text:span text:style-name="T479">This program uses i format to format the input parameter</text:span></text:span><text:span text:style-name="Strong_20_Emphasis"><text:span text:style-name="T482">)</text:span></text:span><text:span text:style-name="Strong_20_Emphasis"><text:span text:style-name="T479">.</text:span></text:span></text:p>
      <text:p text:style-name="P306"><text:span text:style-name="Source_20_Text"><text:span text:style-name="T173"/></text:span></text:p>
      <text:p text:style-name="P306"><text:span text:style-name="Source_20_Text"><text:span text:style-name="T173"/></text:span></text:p>
      <text:p text:style-name="P306"><text:span text:style-name="Source_20_Text"><text:span text:style-name="T170">&lt;?php</text:span></text:span></text:p>
      <text:p text:style-name="P306"><text:span text:style-name="Source_20_Text"><text:span text:style-name="T170">echo pack("i3", 56, 49, 54);</text:span></text:span></text:p>
      <text:p text:style-name="P306"><text:span text:style-name="Source_20_Text"><text:span text:style-name="T170">?&gt;</text:span></text:span></text:p>
      <text:p text:style-name="P306"><text:span text:style-name="Source_20_Text"><text:span text:style-name="T170">816</text:span></text:span></text:p>
      <text:p text:style-name="P306"/>
      <text:p text:style-name="P116"/>
      <text:p text:style-name="P116"/>
      <text:p text:style-name="P306"><text:span text:style-name="T325">trim</text:span><text:span text:style-name="T326">()</text:span><text:span text:style-name="T320"> — </text:span><text:span text:style-name="T323">Strip whitespace (or other characters) from the beginning and end of a string</text:span></text:p>
      <text:p text:style-name="P57"/>
      <text:p text:style-name="P405"><text:span text:style-name="Strong_20_Emphasis"><text:span text:style-name="T97">trim</text:span></text:span><text:span text:style-name="T54">(</text:span><text:span text:style-name="T123">string</text:span><text:span text:style-name="T54"> </text:span><text:span text:style-name="Source_20_Text"><text:span text:style-name="T97">$string</text:span></text:span><text:span text:style-name="T54">, </text:span><text:span text:style-name="T123">string</text:span><text:span text:style-name="T54"> </text:span><text:span text:style-name="Source_20_Text"><text:span text:style-name="T97">$characters</text:span></text:span><text:span text:style-name="T370"> = " \n\r\t\v\0"</text:span><text:span text:style-name="T54">): </text:span><text:span text:style-name="T123">string</text:span></text:p>
      <text:p text:style-name="P54"/>
      <text:p text:style-name="P405"><text:span text:style-name="T229">This function returns a string with whitespace stripped from the beginning and end of </text:span><text:span text:style-name="Source_20_Text"><text:span text:style-name="T230">string</text:span></text:span><text:span text:style-name="T229">. Without the second parameter, </text:span><text:span text:style-name="Strong_20_Emphasis"><text:span text:style-name="T230">trim()</text:span></text:span><text:span text:style-name="T229"> will strip these characters:</text:span></text:p>
      <text:p text:style-name="P111"/>
      <text:p text:style-name="P112">" ", <text:s text:c="2"/>an ordinary space, <text:s/><text:tab/>"\t", <text:s/>a tab,<text:tab/>"\n" , a new line (line feed),<text:tab/>"\r" , a carriage return.</text:p>
      <text:p text:style-name="P250"><text:span text:style-name="T212">"\0", the </text:span><text:span text:style-name="Source_20_Text"><text:span text:style-name="T212">NUL</text:span></text:span><text:span text:style-name="T212">-byte<text:tab/></text:span><text:span text:style-name="T213">and<text:tab/></text:span><text:span text:style-name="T212">"\v", a vertical tab.</text:span></text:p>
      <text:p text:style-name="P111"><text:soft-page-break/></text:p>
      <text:p text:style-name="P113">Also:</text:p>
      <text:p text:style-name="P407"><text:span text:style-name="Strong_20_Emphasis"><text:span text:style-name="T97">ltrim()</text:span></text:span><text:span text:style-name="T229"> - Strip whitespace (or other characters) from the beginning of a string</text:span></text:p>
      <text:p text:style-name="P407"><text:span text:style-name="Strong_20_Emphasis"><text:span text:style-name="T97">rtrim()</text:span></text:span><text:span text:style-name="T229"> - Strip whitespace (or other characters) from the end of a string</text:span></text:p>
      <text:p text:style-name="P407"/>
      <text:p text:style-name="P111"/>
      <text:p text:style-name="P111"><text:span text:style-name="T530">stripslashes</text:span><text:span text:style-name="T535">()</text:span><text:span text:style-name="T530"> </text:span>— Un-quotes a quoted string</text:p>
      <text:p text:style-name="P111"><text:span text:style-name="Strong_20_Emphasis"><text:span text:style-name="T519">stripslashes</text:span></text:span><text:span text:style-name="T494">(</text:span><text:span text:style-name="T529">string</text:span><text:span text:style-name="T494"> </text:span><text:span text:style-name="Source_20_Text"><text:span text:style-name="T518">$string</text:span></text:span><text:span text:style-name="T494">): </text:span><text:span text:style-name="T529">string</text:span></text:p>
      <text:p text:style-name="P111"><text:span text:style-name="T529"/></text:p>
      <text:p text:style-name="P111"><text:span text:style-name="T529"/></text:p>
      <text:p text:style-name="P111"><text:span text:style-name="T530">addslashes</text:span><text:span text:style-name="T535">()</text:span> — Quote string with slashes</text:p>
      <text:p text:style-name="P111"><text:span text:style-name="Strong_20_Emphasis"><text:span text:style-name="T519">addslashes</text:span></text:span><text:span text:style-name="T494">(</text:span><text:span text:style-name="T529">string</text:span><text:span text:style-name="T494"> </text:span><text:span text:style-name="Source_20_Text"><text:span text:style-name="T518">$string</text:span></text:span><text:span text:style-name="T494">): </text:span><text:span text:style-name="T529">string</text:span></text:p>
      <text:p text:style-name="P466"><text:span text:style-name="T527"/></text:p>
      <text:p text:style-name="P465">Returns a string with backslashes added before characters that need to be escaped. These characters are:</text:p>
      <text:p text:style-name="P473"><text:span text:style-name="T748">single quote (</text:span><text:span text:style-name="Source_20_Text"><text:span text:style-name="T748">'</text:span></text:span><text:span text:style-name="T748">)</text:span></text:p>
      <text:p text:style-name="P470"><text:span text:style-name="T319">double quote (</text:span><text:span text:style-name="Source_20_Text"><text:span text:style-name="T319">"</text:span></text:span><text:span text:style-name="T319">)</text:span></text:p>
      <text:p text:style-name="P470"><text:span text:style-name="T319">backslash (</text:span><text:span text:style-name="Source_20_Text"><text:span text:style-name="T319">\</text:span></text:span><text:span text:style-name="T319">)</text:span></text:p>
      <text:p text:style-name="P474">NUL (the NUL byte)</text:p>
      <text:p text:style-name="P111"/>
      <text:p text:style-name="P111"/>
      <text:p text:style-name="P111"><text:span text:style-name="T530">addcslashes</text:span><text:span text:style-name="T534">()</text:span> — Quote string with slashes in a C style</text:p>
      <text:p text:style-name="P111"><text:span text:style-name="T588"/></text:p>
      <text:p text:style-name="P111"><text:span text:style-name="Strong_20_Emphasis"><text:span text:style-name="T519">addcslashes</text:span></text:span><text:span text:style-name="T494">(</text:span><text:span text:style-name="T529">string</text:span><text:span text:style-name="T494"> </text:span><text:span text:style-name="Source_20_Text"><text:span text:style-name="T518">$string</text:span></text:span><text:span text:style-name="T494">, </text:span><text:span text:style-name="T529">string</text:span><text:span text:style-name="T494"> </text:span><text:span text:style-name="Source_20_Text"><text:span text:style-name="T518">$characters</text:span></text:span><text:span text:style-name="T494">): </text:span><text:span text:style-name="T529">string</text:span></text:p>
      <text:p text:style-name="P111"><text:span text:style-name="T529"/></text:p>
      <text:p text:style-name="P111"><text:span text:style-name="T748">Returns a string with backslashes before characters that are listed in </text:span><text:span text:style-name="Source_20_Text"><text:span text:style-name="T749">characters</text:span></text:span><text:span text:style-name="T748"> parameter.</text:span></text:p>
      <text:p text:style-name="P111"><text:span text:style-name="T603"/></text:p>
      <text:p text:style-name="P111"><text:span text:style-name="T603"/></text:p>
      <text:p text:style-name="P111"><text:span text:style-name="T530">stripcslashes</text:span><text:span text:style-name="T534">()</text:span><text:span text:style-name="T744"> — </text:span>Un-quote string quoted with addcslashes()</text:p>
      <text:p text:style-name="P111"><text:span text:style-name="T603"/></text:p>
      <text:p text:style-name="P111"><text:span text:style-name="Strong_20_Emphasis"><text:span text:style-name="T519">stripcslashes</text:span></text:span><text:span text:style-name="T494">(</text:span><text:span text:style-name="T529">string</text:span><text:span text:style-name="T494"> </text:span><text:span text:style-name="Source_20_Text"><text:span text:style-name="T518">$string</text:span></text:span><text:span text:style-name="T494">): </text:span><text:span text:style-name="T529">string</text:span></text:p>
      <text:p text:style-name="P111"><text:span text:style-name="T529"/></text:p>
      <text:p text:style-name="P111"><text:span text:style-name="T748">Returns a string with backslashes stripped off. Recognizes C-like </text:span><text:span text:style-name="Source_20_Text"><text:span text:style-name="T748">\n</text:span></text:span><text:span text:style-name="T748">, </text:span><text:span text:style-name="Source_20_Text"><text:span text:style-name="T748">\r</text:span></text:span><text:span text:style-name="T748"> ..., octal and hexadecimal representation.</text:span></text:p>
      <text:p text:style-name="P111"/>
      <text:p text:style-name="P403">password_verify()</text:p>
      <text:p text:style-name="P403"/>
      <text:p text:style-name="P403">hash_equals<text:span text:style-name="T721">()</text:span></text:p>
      <text:p text:style-name="P403"/>
      <text:p text:style-name="P404"/>
      <text:p text:style-name="P404"/>
      <text:p text:style-name="P408"><text:span text:style-name="Source_20_Text"><text:span text:style-name="T472">new </text:span></text:span><text:span text:style-name="Source_20_Text"><text:span text:style-name="T473">NumberFormatter</text:span></text:span></text:p>
      <text:p text:style-name="P404"/>
      <text:p text:style-name="Preformatted_20_Text"><text:span text:style-name="Source_20_Text"><text:span text:style-name="T576">$amount = new \NumberFormatter( 'de_DE', \NumberFormatter::CURRENCY );</text:span></text:span></text:p>
      <text:p text:style-name="Preformatted_20_Text"><text:span text:style-name="Source_20_Text"><text:span text:style-name="T576">$amount-&gt;setAttribute( \NumberFormatter::MAX_FRACTION_DIGITS, 0 ) ;</text:span></text:span></text:p>
      <text:p text:style-name="Preformatted_20_Text"><text:span text:style-name="Source_20_Text"><text:span text:style-name="T576">return $amount-&gt;format(2499);</text:span></text:span></text:p>
      <text:p text:style-name="Preformatted_20_Text"><text:span text:style-name="Source_20_Text"><text:span text:style-name="T576">// 2.499 €</text:span></text:span></text:p>
      <text:p text:style-name="P319"/>
      <text:p text:style-name="P3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solas2"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Mono" svg:font-family="'DejaVu Sans Mono'" style:font-family-generic="modern" style:font-pitch="fixed"/>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style:font-face style:name="Times New Roman" svg:font-family="'Times New Roman'" style:font-family-generic="system" style:font-pitch="variable"/>
    <style:font-face style:name="Verdana" svg:font-family="Verdana, sans-serif"/>
    <style:font-face style:name="rem" svg:font-family="rem, 'Fira Mono', 'Source Code Pr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1"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19T13:32:28.374931095</dc:date>
    <meta:editing-duration>P1DT4H3M52S</meta:editing-duration>
    <meta:editing-cycles>166</meta:editing-cycles>
    <meta:generator>LibreOffice/7.2.3.2$Linux_X86_64 LibreOffice_project/20$Build-2</meta:generator>
    <meta:document-statistic meta:table-count="1" meta:image-count="0" meta:object-count="0" meta:page-count="31" meta:paragraph-count="825" meta:word-count="6457" meta:character-count="43658" meta:non-whitespace-character-count="36547"/>
  </office:meta>
</office:document-meta>
</file>